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2783in" svg:height="8.5858in" svg:x="7.9945in" svg:y="0.6902in">
            <draw:object draw:notify-on-update-of-ranges="Sheet1.A1:Sheet1.A1 Sheet1.A2:Sheet1.A289 Sheet1.F1:Sheet1.F1 Sheet1.F2:Sheet1.F289 Sheet1.G1:Sheet1.G1 Sheet1.G2:Sheet1.G289 Sheet1.I1:Sheet1.I1 Sheet1.I2:Sheet1.I28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648in" svg:height="5.7398in" svg:x="9.4409in" svg:y="10.6287in">
            <draw:object draw:notify-on-update-of-ranges="Sheet1.A1:Sheet1.A1 Sheet1.A2:Sheet1.A289 Sheet1.E1:Sheet1.E1 Sheet1.E2:Sheet1.E289 Sheet1.G1:Sheet1.G1 Sheet1.G2:Sheet1.G28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hour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<text:s/>tx_mv</text:p>
          </table:table-cell>
          <table:table-cell office:value-type="string" calcext:value-type="string">
            <text:p><text:s/>tx_adc_vcc</text:p>
          </table:table-cell>
          <table:table-cell office:value-type="string" calcext:value-type="string">
            <text:p><text:s/>tx_adc_vref</text:p>
          </table:table-cell>
          <table:table-cell office:value-type="string" calcext:value-type="string">
            <text:p><text:s/>Vbatt</text:p>
          </table:table-cell>
          <table:table-cell office:value-type="string" calcext:value-type="string">
            <text:p><text:s/>Vcc</text:p>
          </table:table-cell>
          <table:table-cell/>
          <table:table-cell office:value-type="string" calcext:value-type="string">
            <text:p>tx_v</text:p>
          </table:table-cell>
          <table:table-cell table:number-columns-repeated="17"/>
        </table:table-row>
        <table:table-row table:style-name="ro1">
          <table:table-cell table:formula="of:=[.B2]/36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48" calcext:value-type="float">
            <text:p>3648</text:p>
          </table:table-cell>
          <table:table-cell office:value-type="float" office:value="2707" calcext:value-type="float">
            <text:p>2707</text:p>
          </table:table-cell>
          <table:table-cell office:value-type="float" office:value="1484" calcext:value-type="float">
            <text:p>1484</text:p>
          </table:table-cell>
          <table:table-cell office:value-type="float" office:value="3.65167761" calcext:value-type="float">
            <text:p>3.65167761</text:p>
          </table:table-cell>
          <table:table-cell office:value-type="float" office:value="3.30906153" calcext:value-type="float">
            <text:p>3.30906153</text:p>
          </table:table-cell>
          <table:table-cell/>
          <table:table-cell table:formula="of:=[.C2]/1000" office:value-type="float" office:value="3.648" calcext:value-type="float">
            <text:p>3.648</text:p>
          </table:table-cell>
          <table:table-cell table:number-columns-repeated="17"/>
        </table:table-row>
        <table:table-row table:style-name="ro1">
          <table:table-cell table:formula="of:=[.B3]/3600" office:value-type="float" office:value="0.0166666666666667" calcext:value-type="float">
            <text:p>0.0166666667</text:p>
          </table:table-cell>
          <table:table-cell office:value-type="float" office:value="60" calcext:value-type="float">
            <text:p>60</text:p>
          </table:table-cell>
          <table:table-cell office:value-type="float" office:value="3631" calcext:value-type="float">
            <text:p>3631</text:p>
          </table:table-cell>
          <table:table-cell office:value-type="float" office:value="2693" calcext:value-type="float">
            <text:p>2693</text:p>
          </table:table-cell>
          <table:table-cell office:value-type="float" office:value="1483" calcext:value-type="float">
            <text:p>1483</text:p>
          </table:table-cell>
          <table:table-cell office:value-type="float" office:value="3.63366747" calcext:value-type="float">
            <text:p>3.63366747</text:p>
          </table:table-cell>
          <table:table-cell office:value-type="float" office:value="3.31014204" calcext:value-type="float">
            <text:p>3.31014204</text:p>
          </table:table-cell>
          <table:table-cell/>
          <table:table-cell table:formula="of:=[.C3]/1000" office:value-type="float" office:value="3.631" calcext:value-type="float">
            <text:p>3.631</text:p>
          </table:table-cell>
          <table:table-cell table:number-columns-repeated="17"/>
        </table:table-row>
        <table:table-row table:style-name="ro1">
          <table:table-cell table:formula="of:=[.B4]/3600" office:value-type="float" office:value="0.0336111111111111" calcext:value-type="float">
            <text:p>0.0336111111</text:p>
          </table:table-cell>
          <table:table-cell office:value-type="float" office:value="121" calcext:value-type="float">
            <text:p>121</text:p>
          </table:table-cell>
          <table:table-cell office:value-type="float" office:value="3626" calcext:value-type="float">
            <text:p>3626</text:p>
          </table:table-cell>
          <table:table-cell office:value-type="float" office:value="2689" calcext:value-type="float">
            <text:p>2689</text:p>
          </table:table-cell>
          <table:table-cell office:value-type="float" office:value="1483" calcext:value-type="float">
            <text:p>1483</text:p>
          </table:table-cell>
          <table:table-cell office:value-type="float" office:value="3.6275363" calcext:value-type="float">
            <text:p>3.6275363</text:p>
          </table:table-cell>
          <table:table-cell office:value-type="float" office:value="3.31023908" calcext:value-type="float">
            <text:p>3.31023908</text:p>
          </table:table-cell>
          <table:table-cell/>
          <table:table-cell table:formula="of:=[.C4]/1000" office:value-type="float" office:value="3.626" calcext:value-type="float">
            <text:p>3.626</text:p>
          </table:table-cell>
          <table:table-cell table:number-columns-repeated="17"/>
        </table:table-row>
        <table:table-row table:style-name="ro1">
          <table:table-cell table:formula="of:=[.B5]/3600" office:value-type="float" office:value="0.0502777777777778" calcext:value-type="float">
            <text:p>0.0502777778</text:p>
          </table:table-cell>
          <table:table-cell office:value-type="float" office:value="181" calcext:value-type="float">
            <text:p>181</text:p>
          </table:table-cell>
          <table:table-cell office:value-type="float" office:value="3622" calcext:value-type="float">
            <text:p>3622</text:p>
          </table:table-cell>
          <table:table-cell office:value-type="float" office:value="2686" calcext:value-type="float">
            <text:p>2686</text:p>
          </table:table-cell>
          <table:table-cell office:value-type="float" office:value="1483" calcext:value-type="float">
            <text:p>1483</text:p>
          </table:table-cell>
          <table:table-cell office:value-type="float" office:value="3.62382746" calcext:value-type="float">
            <text:p>3.62382746</text:p>
          </table:table-cell>
          <table:table-cell office:value-type="float" office:value="3.31036282" calcext:value-type="float">
            <text:p>3.31036282</text:p>
          </table:table-cell>
          <table:table-cell/>
          <table:table-cell table:formula="of:=[.C5]/1000" office:value-type="float" office:value="3.622" calcext:value-type="float">
            <text:p>3.622</text:p>
          </table:table-cell>
          <table:table-cell table:number-columns-repeated="17"/>
        </table:table-row>
        <table:table-row table:style-name="ro1">
          <table:table-cell table:formula="of:=[.B6]/3600" office:value-type="float" office:value="0.0669444444444444" calcext:value-type="float">
            <text:p>0.0669444444</text:p>
          </table:table-cell>
          <table:table-cell office:value-type="float" office:value="241" calcext:value-type="float">
            <text:p>241</text:p>
          </table:table-cell>
          <table:table-cell office:value-type="float" office:value="3618" calcext:value-type="float">
            <text:p>3618</text:p>
          </table:table-cell>
          <table:table-cell office:value-type="float" office:value="2683" calcext:value-type="float">
            <text:p>2683</text:p>
          </table:table-cell>
          <table:table-cell office:value-type="float" office:value="1483" calcext:value-type="float">
            <text:p>1483</text:p>
          </table:table-cell>
          <table:table-cell office:value-type="float" office:value="3.62096715" calcext:value-type="float">
            <text:p>3.62096715</text:p>
          </table:table-cell>
          <table:table-cell office:value-type="float" office:value="3.31043124" calcext:value-type="float">
            <text:p>3.31043124</text:p>
          </table:table-cell>
          <table:table-cell/>
          <table:table-cell table:formula="of:=[.C6]/1000" office:value-type="float" office:value="3.618" calcext:value-type="float">
            <text:p>3.618</text:p>
          </table:table-cell>
          <table:table-cell table:number-columns-repeated="17"/>
        </table:table-row>
        <table:table-row table:style-name="ro1">
          <table:table-cell table:formula="of:=[.B7]/3600" office:value-type="float" office:value="0.0838888888888889" calcext:value-type="float">
            <text:p>0.0838888889</text:p>
          </table:table-cell>
          <table:table-cell office:value-type="float" office:value="302" calcext:value-type="float">
            <text:p>302</text:p>
          </table:table-cell>
          <table:table-cell office:value-type="float" office:value="3616" calcext:value-type="float">
            <text:p>3616</text:p>
          </table:table-cell>
          <table:table-cell office:value-type="float" office:value="2682" calcext:value-type="float">
            <text:p>2682</text:p>
          </table:table-cell>
          <table:table-cell office:value-type="float" office:value="1483" calcext:value-type="float">
            <text:p>1483</text:p>
          </table:table-cell>
          <table:table-cell office:value-type="float" office:value="3.61852503" calcext:value-type="float">
            <text:p>3.61852503</text:p>
          </table:table-cell>
          <table:table-cell office:value-type="float" office:value="3.31031871" calcext:value-type="float">
            <text:p>3.31031871</text:p>
          </table:table-cell>
          <table:table-cell/>
          <table:table-cell table:formula="of:=[.C7]/1000" office:value-type="float" office:value="3.616" calcext:value-type="float">
            <text:p>3.616</text:p>
          </table:table-cell>
          <table:table-cell table:number-columns-repeated="17"/>
        </table:table-row>
        <table:table-row table:style-name="ro1">
          <table:table-cell table:formula="of:=[.B8]/3600" office:value-type="float" office:value="0.100555555555556" calcext:value-type="float">
            <text:p>0.1005555556</text:p>
          </table:table-cell>
          <table:table-cell office:value-type="float" office:value="362" calcext:value-type="float">
            <text:p>362</text:p>
          </table:table-cell>
          <table:table-cell office:value-type="float" office:value="3614" calcext:value-type="float">
            <text:p>3614</text:p>
          </table:table-cell>
          <table:table-cell office:value-type="float" office:value="2680" calcext:value-type="float">
            <text:p>2680</text:p>
          </table:table-cell>
          <table:table-cell office:value-type="float" office:value="1483" calcext:value-type="float">
            <text:p>1483</text:p>
          </table:table-cell>
          <table:table-cell office:value-type="float" office:value="3.61645699" calcext:value-type="float">
            <text:p>3.61645699</text:p>
          </table:table-cell>
          <table:table-cell office:value-type="float" office:value="3.31037068" calcext:value-type="float">
            <text:p>3.31037068</text:p>
          </table:table-cell>
          <table:table-cell/>
          <table:table-cell table:formula="of:=[.C8]/1000" office:value-type="float" office:value="3.614" calcext:value-type="float">
            <text:p>3.614</text:p>
          </table:table-cell>
          <table:table-cell table:number-columns-repeated="17"/>
        </table:table-row>
        <table:table-row table:style-name="ro1">
          <table:table-cell table:formula="of:=[.B9]/3600" office:value-type="float" office:value="0.117222222222222" calcext:value-type="float">
            <text:p>0.1172222222</text:p>
          </table:table-cell>
          <table:table-cell office:value-type="float" office:value="422" calcext:value-type="float">
            <text:p>422</text:p>
          </table:table-cell>
          <table:table-cell office:value-type="float" office:value="3612" calcext:value-type="float">
            <text:p>3612</text:p>
          </table:table-cell>
          <table:table-cell office:value-type="float" office:value="2679" calcext:value-type="float">
            <text:p>2679</text:p>
          </table:table-cell>
          <table:table-cell office:value-type="float" office:value="1483" calcext:value-type="float">
            <text:p>1483</text:p>
          </table:table-cell>
          <table:table-cell office:value-type="float" office:value="3.614573" calcext:value-type="float">
            <text:p>3.614573</text:p>
          </table:table-cell>
          <table:table-cell office:value-type="float" office:value="3.31032896" calcext:value-type="float">
            <text:p>3.31032896</text:p>
          </table:table-cell>
          <table:table-cell/>
          <table:table-cell table:formula="of:=[.C9]/1000" office:value-type="float" office:value="3.612" calcext:value-type="float">
            <text:p>3.612</text:p>
          </table:table-cell>
          <table:table-cell table:number-columns-repeated="17"/>
        </table:table-row>
        <table:table-row table:style-name="ro1">
          <table:table-cell table:formula="of:=[.B10]/3600" office:value-type="float" office:value="0.134166666666667" calcext:value-type="float">
            <text:p>0.1341666667</text:p>
          </table:table-cell>
          <table:table-cell office:value-type="float" office:value="483" calcext:value-type="float">
            <text:p>483</text:p>
          </table:table-cell>
          <table:table-cell office:value-type="float" office:value="3610" calcext:value-type="float">
            <text:p>3610</text:p>
          </table:table-cell>
          <table:table-cell office:value-type="float" office:value="2677" calcext:value-type="float">
            <text:p>2677</text:p>
          </table:table-cell>
          <table:table-cell office:value-type="float" office:value="1483" calcext:value-type="float">
            <text:p>1483</text:p>
          </table:table-cell>
          <table:table-cell office:value-type="float" office:value="3.61275458" calcext:value-type="float">
            <text:p>3.61275458</text:p>
          </table:table-cell>
          <table:table-cell office:value-type="float" office:value="3.31029153" calcext:value-type="float">
            <text:p>3.31029153</text:p>
          </table:table-cell>
          <table:table-cell/>
          <table:table-cell table:formula="of:=[.C10]/1000" office:value-type="float" office:value="3.61" calcext:value-type="float">
            <text:p>3.61</text:p>
          </table:table-cell>
          <table:table-cell table:number-columns-repeated="17"/>
        </table:table-row>
        <table:table-row table:style-name="ro1">
          <table:table-cell table:formula="of:=[.B11]/3600" office:value-type="float" office:value="0.150833333333333" calcext:value-type="float">
            <text:p>0.1508333333</text:p>
          </table:table-cell>
          <table:table-cell office:value-type="float" office:value="543" calcext:value-type="float">
            <text:p>543</text:p>
          </table:table-cell>
          <table:table-cell office:value-type="float" office:value="3608" calcext:value-type="float">
            <text:p>3608</text:p>
          </table:table-cell>
          <table:table-cell office:value-type="float" office:value="2676" calcext:value-type="float">
            <text:p>2676</text:p>
          </table:table-cell>
          <table:table-cell office:value-type="float" office:value="1483" calcext:value-type="float">
            <text:p>1483</text:p>
          </table:table-cell>
          <table:table-cell office:value-type="float" office:value="3.61116648" calcext:value-type="float">
            <text:p>3.61116648</text:p>
          </table:table-cell>
          <table:table-cell office:value-type="float" office:value="3.31035805" calcext:value-type="float">
            <text:p>3.31035805</text:p>
          </table:table-cell>
          <table:table-cell/>
          <table:table-cell table:formula="of:=[.C11]/1000" office:value-type="float" office:value="3.608" calcext:value-type="float">
            <text:p>3.608</text:p>
          </table:table-cell>
          <table:table-cell table:number-columns-repeated="17"/>
        </table:table-row>
        <table:table-row table:style-name="ro1">
          <table:table-cell table:formula="of:=[.B12]/3600" office:value-type="float" office:value="0.167777777777778" calcext:value-type="float">
            <text:p>0.1677777778</text:p>
          </table:table-cell>
          <table:table-cell office:value-type="float" office:value="604" calcext:value-type="float">
            <text:p>604</text:p>
          </table:table-cell>
          <table:table-cell office:value-type="float" office:value="3607" calcext:value-type="float">
            <text:p>3607</text:p>
          </table:table-cell>
          <table:table-cell office:value-type="float" office:value="2675" calcext:value-type="float">
            <text:p>2675</text:p>
          </table:table-cell>
          <table:table-cell office:value-type="float" office:value="1483" calcext:value-type="float">
            <text:p>1483</text:p>
          </table:table-cell>
          <table:table-cell office:value-type="float" office:value="3.60955596" calcext:value-type="float">
            <text:p>3.60955596</text:p>
          </table:table-cell>
          <table:table-cell office:value-type="float" office:value="3.31036854" calcext:value-type="float">
            <text:p>3.31036854</text:p>
          </table:table-cell>
          <table:table-cell/>
          <table:table-cell table:formula="of:=[.C12]/1000" office:value-type="float" office:value="3.607" calcext:value-type="float">
            <text:p>3.607</text:p>
          </table:table-cell>
          <table:table-cell table:number-columns-repeated="17"/>
        </table:table-row>
        <table:table-row table:style-name="ro1">
          <table:table-cell table:formula="of:=[.B13]/3600" office:value-type="float" office:value="0.184444444444444" calcext:value-type="float">
            <text:p>0.1844444444</text:p>
          </table:table-cell>
          <table:table-cell office:value-type="float" office:value="664" calcext:value-type="float">
            <text:p>664</text:p>
          </table:table-cell>
          <table:table-cell office:value-type="float" office:value="3606" calcext:value-type="float">
            <text:p>3606</text:p>
          </table:table-cell>
          <table:table-cell office:value-type="float" office:value="2674" calcext:value-type="float">
            <text:p>2674</text:p>
          </table:table-cell>
          <table:table-cell office:value-type="float" office:value="1483" calcext:value-type="float">
            <text:p>1483</text:p>
          </table:table-cell>
          <table:table-cell office:value-type="float" office:value="3.60804296" calcext:value-type="float">
            <text:p>3.60804296</text:p>
          </table:table-cell>
          <table:table-cell office:value-type="float" office:value="3.31042433" calcext:value-type="float">
            <text:p>3.31042433</text:p>
          </table:table-cell>
          <table:table-cell/>
          <table:table-cell table:formula="of:=[.C13]/1000" office:value-type="float" office:value="3.606" calcext:value-type="float">
            <text:p>3.606</text:p>
          </table:table-cell>
          <table:table-cell table:number-columns-repeated="17"/>
        </table:table-row>
        <table:table-row table:style-name="ro1">
          <table:table-cell table:formula="of:=[.B14]/3600" office:value-type="float" office:value="0.201111111111111" calcext:value-type="float">
            <text:p>0.2011111111</text:p>
          </table:table-cell>
          <table:table-cell office:value-type="float" office:value="724" calcext:value-type="float">
            <text:p>724</text:p>
          </table:table-cell>
          <table:table-cell office:value-type="float" office:value="3604" calcext:value-type="float">
            <text:p>3604</text:p>
          </table:table-cell>
          <table:table-cell office:value-type="float" office:value="2673" calcext:value-type="float">
            <text:p>2673</text:p>
          </table:table-cell>
          <table:table-cell office:value-type="float" office:value="1483" calcext:value-type="float">
            <text:p>1483</text:p>
          </table:table-cell>
          <table:table-cell office:value-type="float" office:value="3.60658455" calcext:value-type="float">
            <text:p>3.60658455</text:p>
          </table:table-cell>
          <table:table-cell office:value-type="float" office:value="3.31029034" calcext:value-type="float">
            <text:p>3.31029034</text:p>
          </table:table-cell>
          <table:table-cell/>
          <table:table-cell table:formula="of:=[.C14]/1000" office:value-type="float" office:value="3.604" calcext:value-type="float">
            <text:p>3.604</text:p>
          </table:table-cell>
          <table:table-cell table:number-columns-repeated="17"/>
        </table:table-row>
        <table:table-row table:style-name="ro1">
          <table:table-cell table:formula="of:=[.B15]/3600" office:value-type="float" office:value="0.218055555555556" calcext:value-type="float">
            <text:p>0.2180555556</text:p>
          </table:table-cell>
          <table:table-cell office:value-type="float" office:value="785" calcext:value-type="float">
            <text:p>785</text:p>
          </table:table-cell>
          <table:table-cell office:value-type="float" office:value="3603" calcext:value-type="float">
            <text:p>3603</text:p>
          </table:table-cell>
          <table:table-cell office:value-type="float" office:value="2672" calcext:value-type="float">
            <text:p>2672</text:p>
          </table:table-cell>
          <table:table-cell office:value-type="float" office:value="1483" calcext:value-type="float">
            <text:p>1483</text:p>
          </table:table-cell>
          <table:table-cell office:value-type="float" office:value="3.60518909" calcext:value-type="float">
            <text:p>3.60518909</text:p>
          </table:table-cell>
          <table:table-cell office:value-type="float" office:value="3.31035161" calcext:value-type="float">
            <text:p>3.31035161</text:p>
          </table:table-cell>
          <table:table-cell/>
          <table:table-cell table:formula="of:=[.C15]/1000" office:value-type="float" office:value="3.603" calcext:value-type="float">
            <text:p>3.603</text:p>
          </table:table-cell>
          <table:table-cell table:number-columns-repeated="17"/>
        </table:table-row>
        <table:table-row table:style-name="ro1">
          <table:table-cell table:formula="of:=[.B16]/3600" office:value-type="float" office:value="0.234722222222222" calcext:value-type="float">
            <text:p>0.2347222222</text:p>
          </table:table-cell>
          <table:table-cell office:value-type="float" office:value="845" calcext:value-type="float">
            <text:p>845</text:p>
          </table:table-cell>
          <table:table-cell office:value-type="float" office:value="3602" calcext:value-type="float">
            <text:p>3602</text:p>
          </table:table-cell>
          <table:table-cell office:value-type="float" office:value="2671" calcext:value-type="float">
            <text:p>2671</text:p>
          </table:table-cell>
          <table:table-cell office:value-type="float" office:value="1483" calcext:value-type="float">
            <text:p>1483</text:p>
          </table:table-cell>
          <table:table-cell office:value-type="float" office:value="3.60375047" calcext:value-type="float">
            <text:p>3.60375047</text:p>
          </table:table-cell>
          <table:table-cell office:value-type="float" office:value="3.31032586" calcext:value-type="float">
            <text:p>3.31032586</text:p>
          </table:table-cell>
          <table:table-cell/>
          <table:table-cell table:formula="of:=[.C16]/1000" office:value-type="float" office:value="3.602" calcext:value-type="float">
            <text:p>3.602</text:p>
          </table:table-cell>
          <table:table-cell table:number-columns-repeated="17"/>
        </table:table-row>
        <table:table-row table:style-name="ro1">
          <table:table-cell table:formula="of:=[.B17]/3600" office:value-type="float" office:value="0.251666666666667" calcext:value-type="float">
            <text:p>0.2516666667</text:p>
          </table:table-cell>
          <table:table-cell office:value-type="float" office:value="906" calcext:value-type="float">
            <text:p>906</text:p>
          </table:table-cell>
          <table:table-cell office:value-type="float" office:value="3600" calcext:value-type="float">
            <text:p>3600</text:p>
          </table:table-cell>
          <table:table-cell office:value-type="float" office:value="2670" calcext:value-type="float">
            <text:p>2670</text:p>
          </table:table-cell>
          <table:table-cell office:value-type="float" office:value="1483" calcext:value-type="float">
            <text:p>1483</text:p>
          </table:table-cell>
          <table:table-cell office:value-type="float" office:value="3.60254288" calcext:value-type="float">
            <text:p>3.60254288</text:p>
          </table:table-cell>
          <table:table-cell office:value-type="float" office:value="3.31046534" calcext:value-type="float">
            <text:p>3.31046534</text:p>
          </table:table-cell>
          <table:table-cell/>
          <table:table-cell table:formula="of:=[.C17]/1000" office:value-type="float" office:value="3.6" calcext:value-type="float">
            <text:p>3.6</text:p>
          </table:table-cell>
          <table:table-cell table:number-columns-repeated="17"/>
        </table:table-row>
        <table:table-row table:style-name="ro1">
          <table:table-cell table:formula="of:=[.B18]/3600" office:value-type="float" office:value="0.268333333333333" calcext:value-type="float">
            <text:p>0.2683333333</text:p>
          </table:table-cell>
          <table:table-cell office:value-type="float" office:value="966" calcext:value-type="float">
            <text:p>966</text:p>
          </table:table-cell>
          <table:table-cell office:value-type="float" office:value="3598" calcext:value-type="float">
            <text:p>3598</text:p>
          </table:table-cell>
          <table:table-cell office:value-type="float" office:value="2668" calcext:value-type="float">
            <text:p>2668</text:p>
          </table:table-cell>
          <table:table-cell office:value-type="float" office:value="1483" calcext:value-type="float">
            <text:p>1483</text:p>
          </table:table-cell>
          <table:table-cell office:value-type="float" office:value="3.60116172" calcext:value-type="float">
            <text:p>3.60116172</text:p>
          </table:table-cell>
          <table:table-cell office:value-type="float" office:value="3.31038117" calcext:value-type="float">
            <text:p>3.31038117</text:p>
          </table:table-cell>
          <table:table-cell/>
          <table:table-cell table:formula="of:=[.C18]/1000" office:value-type="float" office:value="3.598" calcext:value-type="float">
            <text:p>3.598</text:p>
          </table:table-cell>
          <table:table-cell table:number-columns-repeated="17"/>
        </table:table-row>
        <table:table-row table:style-name="ro1">
          <table:table-cell table:formula="of:=[.B19]/3600" office:value-type="float" office:value="0.285" calcext:value-type="float">
            <text:p>0.285</text:p>
          </table:table-cell>
          <table:table-cell office:value-type="float" office:value="1026" calcext:value-type="float">
            <text:p>1026</text:p>
          </table:table-cell>
          <table:table-cell office:value-type="float" office:value="3596" calcext:value-type="float">
            <text:p>3596</text:p>
          </table:table-cell>
          <table:table-cell office:value-type="float" office:value="2667" calcext:value-type="float">
            <text:p>2667</text:p>
          </table:table-cell>
          <table:table-cell office:value-type="float" office:value="1483" calcext:value-type="float">
            <text:p>1483</text:p>
          </table:table-cell>
          <table:table-cell office:value-type="float" office:value="3.59969091" calcext:value-type="float">
            <text:p>3.59969091</text:p>
          </table:table-cell>
          <table:table-cell office:value-type="float" office:value="3.31045127" calcext:value-type="float">
            <text:p>3.31045127</text:p>
          </table:table-cell>
          <table:table-cell/>
          <table:table-cell table:formula="of:=[.C19]/1000" office:value-type="float" office:value="3.596" calcext:value-type="float">
            <text:p>3.596</text:p>
          </table:table-cell>
          <table:table-cell table:number-columns-repeated="17"/>
        </table:table-row>
        <table:table-row table:style-name="ro1">
          <table:table-cell table:formula="of:=[.B20]/3600" office:value-type="float" office:value="0.301944444444444" calcext:value-type="float">
            <text:p>0.3019444444</text:p>
          </table:table-cell>
          <table:table-cell office:value-type="float" office:value="1087" calcext:value-type="float">
            <text:p>1087</text:p>
          </table:table-cell>
          <table:table-cell office:value-type="float" office:value="3594" calcext:value-type="float">
            <text:p>3594</text:p>
          </table:table-cell>
          <table:table-cell office:value-type="float" office:value="2665" calcext:value-type="float">
            <text:p>2665</text:p>
          </table:table-cell>
          <table:table-cell office:value-type="float" office:value="1483" calcext:value-type="float">
            <text:p>1483</text:p>
          </table:table-cell>
          <table:table-cell office:value-type="float" office:value="3.59825826" calcext:value-type="float">
            <text:p>3.59825826</text:p>
          </table:table-cell>
          <table:table-cell office:value-type="float" office:value="3.31046319" calcext:value-type="float">
            <text:p>3.31046319</text:p>
          </table:table-cell>
          <table:table-cell/>
          <table:table-cell table:formula="of:=[.C20]/1000" office:value-type="float" office:value="3.594" calcext:value-type="float">
            <text:p>3.594</text:p>
          </table:table-cell>
          <table:table-cell table:number-columns-repeated="17"/>
        </table:table-row>
        <table:table-row table:style-name="ro1">
          <table:table-cell table:formula="of:=[.B21]/3600" office:value-type="float" office:value="0.318611111111111" calcext:value-type="float">
            <text:p>0.3186111111</text:p>
          </table:table-cell>
          <table:table-cell office:value-type="float" office:value="1147" calcext:value-type="float">
            <text:p>1147</text:p>
          </table:table-cell>
          <table:table-cell office:value-type="float" office:value="3592" calcext:value-type="float">
            <text:p>3592</text:p>
          </table:table-cell>
          <table:table-cell office:value-type="float" office:value="2664" calcext:value-type="float">
            <text:p>2664</text:p>
          </table:table-cell>
          <table:table-cell office:value-type="float" office:value="1483" calcext:value-type="float">
            <text:p>1483</text:p>
          </table:table-cell>
          <table:table-cell office:value-type="float" office:value="3.58005047" calcext:value-type="float">
            <text:p>3.58005047</text:p>
          </table:table-cell>
          <table:table-cell office:value-type="float" office:value="3.31049275" calcext:value-type="float">
            <text:p>3.31049275</text:p>
          </table:table-cell>
          <table:table-cell/>
          <table:table-cell table:formula="of:=[.C21]/1000" office:value-type="float" office:value="3.592" calcext:value-type="float">
            <text:p>3.592</text:p>
          </table:table-cell>
          <table:table-cell table:number-columns-repeated="17"/>
        </table:table-row>
        <table:table-row table:style-name="ro1">
          <table:table-cell table:formula="of:=[.B22]/3600" office:value-type="float" office:value="0.335277777777778" calcext:value-type="float">
            <text:p>0.3352777778</text:p>
          </table:table-cell>
          <table:table-cell office:value-type="float" office:value="1207" calcext:value-type="float">
            <text:p>1207</text:p>
          </table:table-cell>
          <table:table-cell office:value-type="float" office:value="3592" calcext:value-type="float">
            <text:p>3592</text:p>
          </table:table-cell>
          <table:table-cell office:value-type="float" office:value="2664" calcext:value-type="float">
            <text:p>2664</text:p>
          </table:table-cell>
          <table:table-cell office:value-type="float" office:value="1483" calcext:value-type="float">
            <text:p>1483</text:p>
          </table:table-cell>
          <table:table-cell office:value-type="float" office:value="3.59539175" calcext:value-type="float">
            <text:p>3.59539175</text:p>
          </table:table-cell>
          <table:table-cell office:value-type="float" office:value="3.31043553" calcext:value-type="float">
            <text:p>3.31043553</text:p>
          </table:table-cell>
          <table:table-cell/>
          <table:table-cell table:formula="of:=[.C22]/1000" office:value-type="float" office:value="3.592" calcext:value-type="float">
            <text:p>3.592</text:p>
          </table:table-cell>
          <table:table-cell table:number-columns-repeated="17"/>
        </table:table-row>
        <table:table-row table:style-name="ro1">
          <table:table-cell table:formula="of:=[.B23]/3600" office:value-type="float" office:value="0.352222222222222" calcext:value-type="float">
            <text:p>0.3522222222</text:p>
          </table:table-cell>
          <table:table-cell office:value-type="float" office:value="1268" calcext:value-type="float">
            <text:p>1268</text:p>
          </table:table-cell>
          <table:table-cell office:value-type="float" office:value="3590" calcext:value-type="float">
            <text:p>3590</text:p>
          </table:table-cell>
          <table:table-cell office:value-type="float" office:value="2662" calcext:value-type="float">
            <text:p>2662</text:p>
          </table:table-cell>
          <table:table-cell office:value-type="float" office:value="1483" calcext:value-type="float">
            <text:p>1483</text:p>
          </table:table-cell>
          <table:table-cell office:value-type="float" office:value="3.59408927" calcext:value-type="float">
            <text:p>3.59408927</text:p>
          </table:table-cell>
          <table:table-cell office:value-type="float" office:value="3.3104291" calcext:value-type="float">
            <text:p>3.3104291</text:p>
          </table:table-cell>
          <table:table-cell/>
          <table:table-cell table:formula="of:=[.C23]/1000" office:value-type="float" office:value="3.59" calcext:value-type="float">
            <text:p>3.59</text:p>
          </table:table-cell>
          <table:table-cell table:number-columns-repeated="17"/>
        </table:table-row>
        <table:table-row table:style-name="ro1">
          <table:table-cell table:formula="of:=[.B24]/3600" office:value-type="float" office:value="0.368888888888889" calcext:value-type="float">
            <text:p>0.3688888889</text:p>
          </table:table-cell>
          <table:table-cell office:value-type="float" office:value="1328" calcext:value-type="float">
            <text:p>1328</text:p>
          </table:table-cell>
          <table:table-cell office:value-type="float" office:value="3590" calcext:value-type="float">
            <text:p>3590</text:p>
          </table:table-cell>
          <table:table-cell office:value-type="float" office:value="2662" calcext:value-type="float">
            <text:p>2662</text:p>
          </table:table-cell>
          <table:table-cell office:value-type="float" office:value="1483" calcext:value-type="float">
            <text:p>1483</text:p>
          </table:table-cell>
          <table:table-cell office:value-type="float" office:value="3.59262896" calcext:value-type="float">
            <text:p>3.59262896</text:p>
          </table:table-cell>
          <table:table-cell office:value-type="float" office:value="3.31039047" calcext:value-type="float">
            <text:p>3.31039047</text:p>
          </table:table-cell>
          <table:table-cell/>
          <table:table-cell table:formula="of:=[.C24]/1000" office:value-type="float" office:value="3.59" calcext:value-type="float">
            <text:p>3.59</text:p>
          </table:table-cell>
          <table:table-cell table:number-columns-repeated="17"/>
        </table:table-row>
        <table:table-row table:style-name="ro1">
          <table:table-cell table:formula="of:=[.B25]/3600" office:value-type="float" office:value="0.385833333333333" calcext:value-type="float">
            <text:p>0.3858333333</text:p>
          </table:table-cell>
          <table:table-cell office:value-type="float" office:value="1389" calcext:value-type="float">
            <text:p>1389</text:p>
          </table:table-cell>
          <table:table-cell office:value-type="float" office:value="3587" calcext:value-type="float">
            <text:p>3587</text:p>
          </table:table-cell>
          <table:table-cell office:value-type="float" office:value="2660" calcext:value-type="float">
            <text:p>2660</text:p>
          </table:table-cell>
          <table:table-cell office:value-type="float" office:value="1483" calcext:value-type="float">
            <text:p>1483</text:p>
          </table:table-cell>
          <table:table-cell office:value-type="float" office:value="3.59123325" calcext:value-type="float">
            <text:p>3.59123325</text:p>
          </table:table-cell>
          <table:table-cell office:value-type="float" office:value="3.31048274" calcext:value-type="float">
            <text:p>3.31048274</text:p>
          </table:table-cell>
          <table:table-cell/>
          <table:table-cell table:formula="of:=[.C25]/1000" office:value-type="float" office:value="3.587" calcext:value-type="float">
            <text:p>3.587</text:p>
          </table:table-cell>
          <table:table-cell table:number-columns-repeated="17"/>
        </table:table-row>
        <table:table-row table:style-name="ro1">
          <table:table-cell table:formula="of:=[.B26]/3600" office:value-type="float" office:value="0.4025" calcext:value-type="float">
            <text:p>0.4025</text:p>
          </table:table-cell>
          <table:table-cell office:value-type="float" office:value="1449" calcext:value-type="float">
            <text:p>1449</text:p>
          </table:table-cell>
          <table:table-cell office:value-type="float" office:value="3587" calcext:value-type="float">
            <text:p>3587</text:p>
          </table:table-cell>
          <table:table-cell office:value-type="float" office:value="2660" calcext:value-type="float">
            <text:p>2660</text:p>
          </table:table-cell>
          <table:table-cell office:value-type="float" office:value="1483" calcext:value-type="float">
            <text:p>1483</text:p>
          </table:table-cell>
          <table:table-cell office:value-type="float" office:value="3.58990717" calcext:value-type="float">
            <text:p>3.58990717</text:p>
          </table:table-cell>
          <table:table-cell office:value-type="float" office:value="3.31058288" calcext:value-type="float">
            <text:p>3.31058288</text:p>
          </table:table-cell>
          <table:table-cell/>
          <table:table-cell table:formula="of:=[.C26]/1000" office:value-type="float" office:value="3.587" calcext:value-type="float">
            <text:p>3.587</text:p>
          </table:table-cell>
          <table:table-cell table:number-columns-repeated="17"/>
        </table:table-row>
        <table:table-row table:style-name="ro1">
          <table:table-cell table:formula="of:=[.B27]/3600" office:value-type="float" office:value="0.419166666666667" calcext:value-type="float">
            <text:p>0.4191666667</text:p>
          </table:table-cell>
          <table:table-cell office:value-type="float" office:value="1509" calcext:value-type="float">
            <text:p>1509</text:p>
          </table:table-cell>
          <table:table-cell office:value-type="float" office:value="3584" calcext:value-type="float">
            <text:p>3584</text:p>
          </table:table-cell>
          <table:table-cell office:value-type="float" office:value="2658" calcext:value-type="float">
            <text:p>2658</text:p>
          </table:table-cell>
          <table:table-cell office:value-type="float" office:value="1483" calcext:value-type="float">
            <text:p>1483</text:p>
          </table:table-cell>
          <table:table-cell office:value-type="float" office:value="3.58858871" calcext:value-type="float">
            <text:p>3.58858871</text:p>
          </table:table-cell>
          <table:table-cell office:value-type="float" office:value="3.31056094" calcext:value-type="float">
            <text:p>3.31056094</text:p>
          </table:table-cell>
          <table:table-cell/>
          <table:table-cell table:formula="of:=[.C27]/1000" office:value-type="float" office:value="3.584" calcext:value-type="float">
            <text:p>3.584</text:p>
          </table:table-cell>
          <table:table-cell table:number-columns-repeated="17"/>
        </table:table-row>
        <table:table-row table:style-name="ro1">
          <table:table-cell table:formula="of:=[.B28]/3600" office:value-type="float" office:value="0.436111111111111" calcext:value-type="float">
            <text:p>0.4361111111</text:p>
          </table:table-cell>
          <table:table-cell office:value-type="float" office:value="1570" calcext:value-type="float">
            <text:p>1570</text:p>
          </table:table-cell>
          <table:table-cell office:value-type="float" office:value="3583" calcext:value-type="float">
            <text:p>3583</text:p>
          </table:table-cell>
          <table:table-cell office:value-type="float" office:value="2657" calcext:value-type="float">
            <text:p>2657</text:p>
          </table:table-cell>
          <table:table-cell office:value-type="float" office:value="1483" calcext:value-type="float">
            <text:p>1483</text:p>
          </table:table-cell>
          <table:table-cell office:value-type="float" office:value="3.58712745" calcext:value-type="float">
            <text:p>3.58712745</text:p>
          </table:table-cell>
          <table:table-cell office:value-type="float" office:value="3.31049371" calcext:value-type="float">
            <text:p>3.31049371</text:p>
          </table:table-cell>
          <table:table-cell/>
          <table:table-cell table:formula="of:=[.C28]/1000" office:value-type="float" office:value="3.583" calcext:value-type="float">
            <text:p>3.583</text:p>
          </table:table-cell>
          <table:table-cell table:number-columns-repeated="17"/>
        </table:table-row>
        <table:table-row table:style-name="ro1">
          <table:table-cell table:formula="of:=[.B29]/3600" office:value-type="float" office:value="0.452777777777778" calcext:value-type="float">
            <text:p>0.4527777778</text:p>
          </table:table-cell>
          <table:table-cell office:value-type="float" office:value="1630" calcext:value-type="float">
            <text:p>1630</text:p>
          </table:table-cell>
          <table:table-cell office:value-type="float" office:value="3581" calcext:value-type="float">
            <text:p>3581</text:p>
          </table:table-cell>
          <table:table-cell office:value-type="float" office:value="2656" calcext:value-type="float">
            <text:p>2656</text:p>
          </table:table-cell>
          <table:table-cell office:value-type="float" office:value="1483" calcext:value-type="float">
            <text:p>1483</text:p>
          </table:table-cell>
          <table:table-cell office:value-type="float" office:value="3.58580899" calcext:value-type="float">
            <text:p>3.58580899</text:p>
          </table:table-cell>
          <table:table-cell office:value-type="float" office:value="3.31039834" calcext:value-type="float">
            <text:p>3.31039834</text:p>
          </table:table-cell>
          <table:table-cell/>
          <table:table-cell table:formula="of:=[.C29]/1000" office:value-type="float" office:value="3.581" calcext:value-type="float">
            <text:p>3.581</text:p>
          </table:table-cell>
          <table:table-cell table:number-columns-repeated="17"/>
        </table:table-row>
        <table:table-row table:style-name="ro1">
          <table:table-cell table:formula="of:=[.B30]/3600" office:value-type="float" office:value="0.469722222222222" calcext:value-type="float">
            <text:p>0.4697222222</text:p>
          </table:table-cell>
          <table:table-cell office:value-type="float" office:value="1691" calcext:value-type="float">
            <text:p>1691</text:p>
          </table:table-cell>
          <table:table-cell office:value-type="float" office:value="3582" calcext:value-type="float">
            <text:p>3582</text:p>
          </table:table-cell>
          <table:table-cell office:value-type="float" office:value="2655" calcext:value-type="float">
            <text:p>2655</text:p>
          </table:table-cell>
          <table:table-cell office:value-type="float" office:value="1482" calcext:value-type="float">
            <text:p>1482</text:p>
          </table:table-cell>
          <table:table-cell office:value-type="float" office:value="3.58446097" calcext:value-type="float">
            <text:p>3.58446097</text:p>
          </table:table-cell>
          <table:table-cell office:value-type="float" office:value="3.31039524" calcext:value-type="float">
            <text:p>3.31039524</text:p>
          </table:table-cell>
          <table:table-cell/>
          <table:table-cell table:formula="of:=[.C30]/1000" office:value-type="float" office:value="3.582" calcext:value-type="float">
            <text:p>3.582</text:p>
          </table:table-cell>
          <table:table-cell table:number-columns-repeated="17"/>
        </table:table-row>
        <table:table-row table:style-name="ro1">
          <table:table-cell table:formula="of:=[.B31]/3600" office:value-type="float" office:value="0.486388888888889" calcext:value-type="float">
            <text:p>0.4863888889</text:p>
          </table:table-cell>
          <table:table-cell office:value-type="float" office:value="1751" calcext:value-type="float">
            <text:p>1751</text:p>
          </table:table-cell>
          <table:table-cell office:value-type="float" office:value="3580" calcext:value-type="float">
            <text:p>3580</text:p>
          </table:table-cell>
          <table:table-cell office:value-type="float" office:value="2655" calcext:value-type="float">
            <text:p>2655</text:p>
          </table:table-cell>
          <table:table-cell office:value-type="float" office:value="1483" calcext:value-type="float">
            <text:p>1483</text:p>
          </table:table-cell>
          <table:table-cell office:value-type="float" office:value="3.58316565" calcext:value-type="float">
            <text:p>3.58316565</text:p>
          </table:table-cell>
          <table:table-cell office:value-type="float" office:value="3.31044436" calcext:value-type="float">
            <text:p>3.31044436</text:p>
          </table:table-cell>
          <table:table-cell/>
          <table:table-cell table:formula="of:=[.C31]/1000" office:value-type="float" office:value="3.58" calcext:value-type="float">
            <text:p>3.58</text:p>
          </table:table-cell>
          <table:table-cell table:number-columns-repeated="17"/>
        </table:table-row>
        <table:table-row table:style-name="ro1">
          <table:table-cell table:formula="of:=[.B32]/3600" office:value-type="float" office:value="0.503055555555556" calcext:value-type="float">
            <text:p>0.5030555556</text:p>
          </table:table-cell>
          <table:table-cell office:value-type="float" office:value="1811" calcext:value-type="float">
            <text:p>1811</text:p>
          </table:table-cell>
          <table:table-cell office:value-type="float" office:value="3580" calcext:value-type="float">
            <text:p>3580</text:p>
          </table:table-cell>
          <table:table-cell office:value-type="float" office:value="2653" calcext:value-type="float">
            <text:p>2653</text:p>
          </table:table-cell>
          <table:table-cell office:value-type="float" office:value="1482" calcext:value-type="float">
            <text:p>1482</text:p>
          </table:table-cell>
          <table:table-cell office:value-type="float" office:value="3.58187509" calcext:value-type="float">
            <text:p>3.58187509</text:p>
          </table:table-cell>
          <table:table-cell office:value-type="float" office:value="3.31027722" calcext:value-type="float">
            <text:p>3.31027722</text:p>
          </table:table-cell>
          <table:table-cell/>
          <table:table-cell table:formula="of:=[.C32]/1000" office:value-type="float" office:value="3.58" calcext:value-type="float">
            <text:p>3.58</text:p>
          </table:table-cell>
          <table:table-cell table:number-columns-repeated="17"/>
        </table:table-row>
        <table:table-row table:style-name="ro1">
          <table:table-cell table:formula="of:=[.B33]/3600" office:value-type="float" office:value="0.52" calcext:value-type="float">
            <text:p>0.52</text:p>
          </table:table-cell>
          <table:table-cell office:value-type="float" office:value="1872" calcext:value-type="float">
            <text:p>1872</text:p>
          </table:table-cell>
          <table:table-cell office:value-type="float" office:value="3580" calcext:value-type="float">
            <text:p>3580</text:p>
          </table:table-cell>
          <table:table-cell office:value-type="float" office:value="2653" calcext:value-type="float">
            <text:p>2653</text:p>
          </table:table-cell>
          <table:table-cell office:value-type="float" office:value="1482" calcext:value-type="float">
            <text:p>1482</text:p>
          </table:table-cell>
          <table:table-cell office:value-type="float" office:value="3.5806582" calcext:value-type="float">
            <text:p>3.5806582</text:p>
          </table:table-cell>
          <table:table-cell office:value-type="float" office:value="3.31032848" calcext:value-type="float">
            <text:p>3.31032848</text:p>
          </table:table-cell>
          <table:table-cell/>
          <table:table-cell table:formula="of:=[.C33]/1000" office:value-type="float" office:value="3.58" calcext:value-type="float">
            <text:p>3.58</text:p>
          </table:table-cell>
          <table:table-cell table:number-columns-repeated="17"/>
        </table:table-row>
        <table:table-row table:style-name="ro1">
          <table:table-cell table:formula="of:=[.B34]/3600" office:value-type="float" office:value="0.536666666666667" calcext:value-type="float">
            <text:p>0.5366666667</text:p>
          </table:table-cell>
          <table:table-cell office:value-type="float" office:value="1932" calcext:value-type="float">
            <text:p>1932</text:p>
          </table:table-cell>
          <table:table-cell office:value-type="float" office:value="3577" calcext:value-type="float">
            <text:p>3577</text:p>
          </table:table-cell>
          <table:table-cell office:value-type="float" office:value="2653" calcext:value-type="float">
            <text:p>2653</text:p>
          </table:table-cell>
          <table:table-cell office:value-type="float" office:value="1483" calcext:value-type="float">
            <text:p>1483</text:p>
          </table:table-cell>
          <table:table-cell office:value-type="float" office:value="3.57947922" calcext:value-type="float">
            <text:p>3.57947922</text:p>
          </table:table-cell>
          <table:table-cell office:value-type="float" office:value="3.31032372" calcext:value-type="float">
            <text:p>3.31032372</text:p>
          </table:table-cell>
          <table:table-cell/>
          <table:table-cell table:formula="of:=[.C34]/1000" office:value-type="float" office:value="3.577" calcext:value-type="float">
            <text:p>3.577</text:p>
          </table:table-cell>
          <table:table-cell table:number-columns-repeated="17"/>
        </table:table-row>
        <table:table-row table:style-name="ro1">
          <table:table-cell table:formula="of:=[.B35]/3600" office:value-type="float" office:value="0.553611111111111" calcext:value-type="float">
            <text:p>0.5536111111</text:p>
          </table:table-cell>
          <table:table-cell office:value-type="float" office:value="1993" calcext:value-type="float">
            <text:p>1993</text:p>
          </table:table-cell>
          <table:table-cell office:value-type="float" office:value="3576" calcext:value-type="float">
            <text:p>3576</text:p>
          </table:table-cell>
          <table:table-cell office:value-type="float" office:value="2652" calcext:value-type="float">
            <text:p>2652</text:p>
          </table:table-cell>
          <table:table-cell office:value-type="float" office:value="1483" calcext:value-type="float">
            <text:p>1483</text:p>
          </table:table-cell>
          <table:table-cell office:value-type="float" office:value="3.57833076" calcext:value-type="float">
            <text:p>3.57833076</text:p>
          </table:table-cell>
          <table:table-cell office:value-type="float" office:value="3.31022286" calcext:value-type="float">
            <text:p>3.31022286</text:p>
          </table:table-cell>
          <table:table-cell/>
          <table:table-cell table:formula="of:=[.C35]/1000" office:value-type="float" office:value="3.576" calcext:value-type="float">
            <text:p>3.576</text:p>
          </table:table-cell>
          <table:table-cell table:number-columns-repeated="17"/>
        </table:table-row>
        <table:table-row table:style-name="ro1">
          <table:table-cell table:formula="of:=[.B36]/3600" office:value-type="float" office:value="0.570277777777778" calcext:value-type="float">
            <text:p>0.5702777778</text:p>
          </table:table-cell>
          <table:table-cell office:value-type="float" office:value="2053" calcext:value-type="float">
            <text:p>2053</text:p>
          </table:table-cell>
          <table:table-cell office:value-type="float" office:value="3575" calcext:value-type="float">
            <text:p>3575</text:p>
          </table:table-cell>
          <table:table-cell office:value-type="float" office:value="2651" calcext:value-type="float">
            <text:p>2651</text:p>
          </table:table-cell>
          <table:table-cell office:value-type="float" office:value="1483" calcext:value-type="float">
            <text:p>1483</text:p>
          </table:table-cell>
          <table:table-cell office:value-type="float" office:value="3.57708192" calcext:value-type="float">
            <text:p>3.57708192</text:p>
          </table:table-cell>
          <table:table-cell office:value-type="float" office:value="3.31022525" calcext:value-type="float">
            <text:p>3.31022525</text:p>
          </table:table-cell>
          <table:table-cell/>
          <table:table-cell table:formula="of:=[.C36]/1000" office:value-type="float" office:value="3.575" calcext:value-type="float">
            <text:p>3.575</text:p>
          </table:table-cell>
          <table:table-cell table:number-columns-repeated="17"/>
        </table:table-row>
        <table:table-row table:style-name="ro1">
          <table:table-cell table:formula="of:=[.B37]/3600" office:value-type="float" office:value="0.586944444444444" calcext:value-type="float">
            <text:p>0.5869444444</text:p>
          </table:table-cell>
          <table:table-cell office:value-type="float" office:value="2113" calcext:value-type="float">
            <text:p>2113</text:p>
          </table:table-cell>
          <table:table-cell office:value-type="float" office:value="3576" calcext:value-type="float">
            <text:p>3576</text:p>
          </table:table-cell>
          <table:table-cell office:value-type="float" office:value="2650" calcext:value-type="float">
            <text:p>2650</text:p>
          </table:table-cell>
          <table:table-cell office:value-type="float" office:value="1482" calcext:value-type="float">
            <text:p>1482</text:p>
          </table:table-cell>
          <table:table-cell office:value-type="float" office:value="3.57585931" calcext:value-type="float">
            <text:p>3.57585931</text:p>
          </table:table-cell>
          <table:table-cell office:value-type="float" office:value="3.31022382" calcext:value-type="float">
            <text:p>3.31022382</text:p>
          </table:table-cell>
          <table:table-cell/>
          <table:table-cell table:formula="of:=[.C37]/1000" office:value-type="float" office:value="3.576" calcext:value-type="float">
            <text:p>3.576</text:p>
          </table:table-cell>
          <table:table-cell table:number-columns-repeated="17"/>
        </table:table-row>
        <table:table-row table:style-name="ro1">
          <table:table-cell table:formula="of:=[.B38]/3600" office:value-type="float" office:value="0.603888888888889" calcext:value-type="float">
            <text:p>0.6038888889</text:p>
          </table:table-cell>
          <table:table-cell office:value-type="float" office:value="2174" calcext:value-type="float">
            <text:p>2174</text:p>
          </table:table-cell>
          <table:table-cell office:value-type="float" office:value="3572" calcext:value-type="float">
            <text:p>3572</text:p>
          </table:table-cell>
          <table:table-cell office:value-type="float" office:value="2649" calcext:value-type="float">
            <text:p>2649</text:p>
          </table:table-cell>
          <table:table-cell office:value-type="float" office:value="1483" calcext:value-type="float">
            <text:p>1483</text:p>
          </table:table-cell>
          <table:table-cell office:value-type="float" office:value="3.57470179" calcext:value-type="float">
            <text:p>3.57470179</text:p>
          </table:table-cell>
          <table:table-cell office:value-type="float" office:value="3.31022191" calcext:value-type="float">
            <text:p>3.31022191</text:p>
          </table:table-cell>
          <table:table-cell/>
          <table:table-cell table:formula="of:=[.C38]/1000" office:value-type="float" office:value="3.572" calcext:value-type="float">
            <text:p>3.572</text:p>
          </table:table-cell>
          <table:table-cell table:number-columns-repeated="17"/>
        </table:table-row>
        <table:table-row table:style-name="ro1">
          <table:table-cell table:formula="of:=[.B39]/3600" office:value-type="float" office:value="0.620555555555556" calcext:value-type="float">
            <text:p>0.6205555556</text:p>
          </table:table-cell>
          <table:table-cell office:value-type="float" office:value="2234" calcext:value-type="float">
            <text:p>2234</text:p>
          </table:table-cell>
          <table:table-cell office:value-type="float" office:value="3571" calcext:value-type="float">
            <text:p>3571</text:p>
          </table:table-cell>
          <table:table-cell office:value-type="float" office:value="2648" calcext:value-type="float">
            <text:p>2648</text:p>
          </table:table-cell>
          <table:table-cell office:value-type="float" office:value="1483" calcext:value-type="float">
            <text:p>1483</text:p>
          </table:table-cell>
          <table:table-cell office:value-type="float" office:value="3.57356358" calcext:value-type="float">
            <text:p>3.57356358</text:p>
          </table:table-cell>
          <table:table-cell office:value-type="float" office:value="3.31020999" calcext:value-type="float">
            <text:p>3.31020999</text:p>
          </table:table-cell>
          <table:table-cell/>
          <table:table-cell table:formula="of:=[.C39]/1000" office:value-type="float" office:value="3.571" calcext:value-type="float">
            <text:p>3.571</text:p>
          </table:table-cell>
          <table:table-cell table:number-columns-repeated="17"/>
        </table:table-row>
        <table:table-row table:style-name="ro1">
          <table:table-cell table:formula="of:=[.B40]/3600" office:value-type="float" office:value="0.6375" calcext:value-type="float">
            <text:p>0.6375</text:p>
          </table:table-cell>
          <table:table-cell office:value-type="float" office:value="2295" calcext:value-type="float">
            <text:p>2295</text:p>
          </table:table-cell>
          <table:table-cell office:value-type="float" office:value="3569" calcext:value-type="float">
            <text:p>3569</text:p>
          </table:table-cell>
          <table:table-cell office:value-type="float" office:value="2647" calcext:value-type="float">
            <text:p>2647</text:p>
          </table:table-cell>
          <table:table-cell office:value-type="float" office:value="1483" calcext:value-type="float">
            <text:p>1483</text:p>
          </table:table-cell>
          <table:table-cell office:value-type="float" office:value="3.57231998" calcext:value-type="float">
            <text:p>3.57231998</text:p>
          </table:table-cell>
          <table:table-cell office:value-type="float" office:value="3.31025124" calcext:value-type="float">
            <text:p>3.31025124</text:p>
          </table:table-cell>
          <table:table-cell/>
          <table:table-cell table:formula="of:=[.C40]/1000" office:value-type="float" office:value="3.569" calcext:value-type="float">
            <text:p>3.569</text:p>
          </table:table-cell>
          <table:table-cell table:number-columns-repeated="17"/>
        </table:table-row>
        <table:table-row table:style-name="ro1">
          <table:table-cell table:formula="of:=[.B41]/3600" office:value-type="float" office:value="0.654166666666667" calcext:value-type="float">
            <text:p>0.6541666667</text:p>
          </table:table-cell>
          <table:table-cell office:value-type="float" office:value="2355" calcext:value-type="float">
            <text:p>2355</text:p>
          </table:table-cell>
          <table:table-cell office:value-type="float" office:value="3570" calcext:value-type="float">
            <text:p>3570</text:p>
          </table:table-cell>
          <table:table-cell office:value-type="float" office:value="2646" calcext:value-type="float">
            <text:p>2646</text:p>
          </table:table-cell>
          <table:table-cell office:value-type="float" office:value="1482" calcext:value-type="float">
            <text:p>1482</text:p>
          </table:table-cell>
          <table:table-cell office:value-type="float" office:value="3.57117677" calcext:value-type="float">
            <text:p>3.57117677</text:p>
          </table:table-cell>
          <table:table-cell office:value-type="float" office:value="3.31022334" calcext:value-type="float">
            <text:p>3.31022334</text:p>
          </table:table-cell>
          <table:table-cell/>
          <table:table-cell table:formula="of:=[.C41]/1000" office:value-type="float" office:value="3.57" calcext:value-type="float">
            <text:p>3.57</text:p>
          </table:table-cell>
          <table:table-cell table:number-columns-repeated="17"/>
        </table:table-row>
        <table:table-row table:style-name="ro1">
          <table:table-cell table:formula="of:=[.B42]/3600" office:value-type="float" office:value="0.670833333333333" calcext:value-type="float">
            <text:p>0.6708333333</text:p>
          </table:table-cell>
          <table:table-cell office:value-type="float" office:value="2415" calcext:value-type="float">
            <text:p>2415</text:p>
          </table:table-cell>
          <table:table-cell office:value-type="float" office:value="3568" calcext:value-type="float">
            <text:p>3568</text:p>
          </table:table-cell>
          <table:table-cell office:value-type="float" office:value="2646" calcext:value-type="float">
            <text:p>2646</text:p>
          </table:table-cell>
          <table:table-cell office:value-type="float" office:value="1483" calcext:value-type="float">
            <text:p>1483</text:p>
          </table:table-cell>
          <table:table-cell office:value-type="float" office:value="3.57001305" calcext:value-type="float">
            <text:p>3.57001305</text:p>
          </table:table-cell>
          <table:table-cell office:value-type="float" office:value="3.31006145" calcext:value-type="float">
            <text:p>3.31006145</text:p>
          </table:table-cell>
          <table:table-cell/>
          <table:table-cell table:formula="of:=[.C42]/1000" office:value-type="float" office:value="3.568" calcext:value-type="float">
            <text:p>3.568</text:p>
          </table:table-cell>
          <table:table-cell table:number-columns-repeated="17"/>
        </table:table-row>
        <table:table-row table:style-name="ro1">
          <table:table-cell table:formula="of:=[.B43]/3600" office:value-type="float" office:value="0.687777777777778" calcext:value-type="float">
            <text:p>0.6877777778</text:p>
          </table:table-cell>
          <table:table-cell office:value-type="float" office:value="2476" calcext:value-type="float">
            <text:p>2476</text:p>
          </table:table-cell>
          <table:table-cell office:value-type="float" office:value="3567" calcext:value-type="float">
            <text:p>3567</text:p>
          </table:table-cell>
          <table:table-cell office:value-type="float" office:value="2645" calcext:value-type="float">
            <text:p>2645</text:p>
          </table:table-cell>
          <table:table-cell office:value-type="float" office:value="1483" calcext:value-type="float">
            <text:p>1483</text:p>
          </table:table-cell>
          <table:table-cell office:value-type="float" office:value="3.56900811" calcext:value-type="float">
            <text:p>3.56900811</text:p>
          </table:table-cell>
          <table:table-cell office:value-type="float" office:value="3.31024814" calcext:value-type="float">
            <text:p>3.31024814</text:p>
          </table:table-cell>
          <table:table-cell/>
          <table:table-cell table:formula="of:=[.C43]/1000" office:value-type="float" office:value="3.567" calcext:value-type="float">
            <text:p>3.567</text:p>
          </table:table-cell>
          <table:table-cell table:number-columns-repeated="17"/>
        </table:table-row>
        <table:table-row table:style-name="ro1">
          <table:table-cell table:formula="of:=[.B44]/3600" office:value-type="float" office:value="0.704444444444444" calcext:value-type="float">
            <text:p>0.7044444444</text:p>
          </table:table-cell>
          <table:table-cell office:value-type="float" office:value="2536" calcext:value-type="float">
            <text:p>2536</text:p>
          </table:table-cell>
          <table:table-cell office:value-type="float" office:value="3565" calcext:value-type="float">
            <text:p>3565</text:p>
          </table:table-cell>
          <table:table-cell office:value-type="float" office:value="2644" calcext:value-type="float">
            <text:p>2644</text:p>
          </table:table-cell>
          <table:table-cell office:value-type="float" office:value="1483" calcext:value-type="float">
            <text:p>1483</text:p>
          </table:table-cell>
          <table:table-cell office:value-type="float" office:value="3.56796074" calcext:value-type="float">
            <text:p>3.56796074</text:p>
          </table:table-cell>
          <table:table-cell office:value-type="float" office:value="3.31022406" calcext:value-type="float">
            <text:p>3.31022406</text:p>
          </table:table-cell>
          <table:table-cell/>
          <table:table-cell table:formula="of:=[.C44]/1000" office:value-type="float" office:value="3.565" calcext:value-type="float">
            <text:p>3.565</text:p>
          </table:table-cell>
          <table:table-cell table:number-columns-repeated="17"/>
        </table:table-row>
        <table:table-row table:style-name="ro1">
          <table:table-cell table:formula="of:=[.B45]/3600" office:value-type="float" office:value="0.721111111111111" calcext:value-type="float">
            <text:p>0.7211111111</text:p>
          </table:table-cell>
          <table:table-cell office:value-type="float" office:value="2596" calcext:value-type="float">
            <text:p>2596</text:p>
          </table:table-cell>
          <table:table-cell office:value-type="float" office:value="3564" calcext:value-type="float">
            <text:p>3564</text:p>
          </table:table-cell>
          <table:table-cell office:value-type="float" office:value="2643" calcext:value-type="float">
            <text:p>2643</text:p>
          </table:table-cell>
          <table:table-cell office:value-type="float" office:value="1483" calcext:value-type="float">
            <text:p>1483</text:p>
          </table:table-cell>
          <table:table-cell office:value-type="float" office:value="3.56685305" calcext:value-type="float">
            <text:p>3.56685305</text:p>
          </table:table-cell>
          <table:table-cell office:value-type="float" office:value="3.31026268" calcext:value-type="float">
            <text:p>3.31026268</text:p>
          </table:table-cell>
          <table:table-cell/>
          <table:table-cell table:formula="of:=[.C45]/1000" office:value-type="float" office:value="3.564" calcext:value-type="float">
            <text:p>3.564</text:p>
          </table:table-cell>
          <table:table-cell table:number-columns-repeated="17"/>
        </table:table-row>
        <table:table-row table:style-name="ro1">
          <table:table-cell table:formula="of:=[.B46]/3600" office:value-type="float" office:value="0.738055555555556" calcext:value-type="float">
            <text:p>0.7380555556</text:p>
          </table:table-cell>
          <table:table-cell office:value-type="float" office:value="2657" calcext:value-type="float">
            <text:p>2657</text:p>
          </table:table-cell>
          <table:table-cell office:value-type="float" office:value="3563" calcext:value-type="float">
            <text:p>3563</text:p>
          </table:table-cell>
          <table:table-cell office:value-type="float" office:value="2642" calcext:value-type="float">
            <text:p>2642</text:p>
          </table:table-cell>
          <table:table-cell office:value-type="float" office:value="1483" calcext:value-type="float">
            <text:p>1483</text:p>
          </table:table-cell>
          <table:table-cell office:value-type="float" office:value="3.56572127" calcext:value-type="float">
            <text:p>3.56572127</text:p>
          </table:table-cell>
          <table:table-cell office:value-type="float" office:value="3.31025195" calcext:value-type="float">
            <text:p>3.31025195</text:p>
          </table:table-cell>
          <table:table-cell/>
          <table:table-cell table:formula="of:=[.C46]/1000" office:value-type="float" office:value="3.563" calcext:value-type="float">
            <text:p>3.563</text:p>
          </table:table-cell>
          <table:table-cell table:number-columns-repeated="17"/>
        </table:table-row>
        <table:table-row table:style-name="ro1">
          <table:table-cell table:formula="of:=[.B47]/3600" office:value-type="float" office:value="0.754722222222222" calcext:value-type="float">
            <text:p>0.7547222222</text:p>
          </table:table-cell>
          <table:table-cell office:value-type="float" office:value="2717" calcext:value-type="float">
            <text:p>2717</text:p>
          </table:table-cell>
          <table:table-cell office:value-type="float" office:value="3561" calcext:value-type="float">
            <text:p>3561</text:p>
          </table:table-cell>
          <table:table-cell office:value-type="float" office:value="2641" calcext:value-type="float">
            <text:p>2641</text:p>
          </table:table-cell>
          <table:table-cell office:value-type="float" office:value="1483" calcext:value-type="float">
            <text:p>1483</text:p>
          </table:table-cell>
          <table:table-cell office:value-type="float" office:value="3.56453466" calcext:value-type="float">
            <text:p>3.56453466</text:p>
          </table:table-cell>
          <table:table-cell office:value-type="float" office:value="3.31031799" calcext:value-type="float">
            <text:p>3.31031799</text:p>
          </table:table-cell>
          <table:table-cell/>
          <table:table-cell table:formula="of:=[.C47]/1000" office:value-type="float" office:value="3.561" calcext:value-type="float">
            <text:p>3.561</text:p>
          </table:table-cell>
          <table:table-cell table:number-columns-repeated="17"/>
        </table:table-row>
        <table:table-row table:style-name="ro1">
          <table:table-cell table:formula="of:=[.B48]/3600" office:value-type="float" office:value="0.771666666666667" calcext:value-type="float">
            <text:p>0.7716666667</text:p>
          </table:table-cell>
          <table:table-cell office:value-type="float" office:value="2778" calcext:value-type="float">
            <text:p>2778</text:p>
          </table:table-cell>
          <table:table-cell office:value-type="float" office:value="3561" calcext:value-type="float">
            <text:p>3561</text:p>
          </table:table-cell>
          <table:table-cell office:value-type="float" office:value="2641" calcext:value-type="float">
            <text:p>2641</text:p>
          </table:table-cell>
          <table:table-cell office:value-type="float" office:value="1483" calcext:value-type="float">
            <text:p>1483</text:p>
          </table:table-cell>
          <table:table-cell office:value-type="float" office:value="3.56336236" calcext:value-type="float">
            <text:p>3.56336236</text:p>
          </table:table-cell>
          <table:table-cell office:value-type="float" office:value="3.310287" calcext:value-type="float">
            <text:p>3.310287</text:p>
          </table:table-cell>
          <table:table-cell/>
          <table:table-cell table:formula="of:=[.C48]/1000" office:value-type="float" office:value="3.561" calcext:value-type="float">
            <text:p>3.561</text:p>
          </table:table-cell>
          <table:table-cell table:number-columns-repeated="17"/>
        </table:table-row>
        <table:table-row table:style-name="ro1">
          <table:table-cell table:formula="of:=[.B49]/3600" office:value-type="float" office:value="0.788333333333333" calcext:value-type="float">
            <text:p>0.7883333333</text:p>
          </table:table-cell>
          <table:table-cell office:value-type="float" office:value="2838" calcext:value-type="float">
            <text:p>2838</text:p>
          </table:table-cell>
          <table:table-cell office:value-type="float" office:value="3560" calcext:value-type="float">
            <text:p>3560</text:p>
          </table:table-cell>
          <table:table-cell office:value-type="float" office:value="2640" calcext:value-type="float">
            <text:p>2640</text:p>
          </table:table-cell>
          <table:table-cell office:value-type="float" office:value="1483" calcext:value-type="float">
            <text:p>1483</text:p>
          </table:table-cell>
          <table:table-cell office:value-type="float" office:value="3.56222606" calcext:value-type="float">
            <text:p>3.56222606</text:p>
          </table:table-cell>
          <table:table-cell office:value-type="float" office:value="3.31032157" calcext:value-type="float">
            <text:p>3.31032157</text:p>
          </table:table-cell>
          <table:table-cell/>
          <table:table-cell table:formula="of:=[.C49]/1000" office:value-type="float" office:value="3.56" calcext:value-type="float">
            <text:p>3.56</text:p>
          </table:table-cell>
          <table:table-cell table:number-columns-repeated="17"/>
        </table:table-row>
        <table:table-row table:style-name="ro1">
          <table:table-cell table:formula="of:=[.B50]/3600" office:value-type="float" office:value="0.805" calcext:value-type="float">
            <text:p>0.805</text:p>
          </table:table-cell>
          <table:table-cell office:value-type="float" office:value="2898" calcext:value-type="float">
            <text:p>2898</text:p>
          </table:table-cell>
          <table:table-cell office:value-type="float" office:value="3559" calcext:value-type="float">
            <text:p>3559</text:p>
          </table:table-cell>
          <table:table-cell office:value-type="float" office:value="2639" calcext:value-type="float">
            <text:p>2639</text:p>
          </table:table-cell>
          <table:table-cell office:value-type="float" office:value="1483" calcext:value-type="float">
            <text:p>1483</text:p>
          </table:table-cell>
          <table:table-cell office:value-type="float" office:value="3.56115389" calcext:value-type="float">
            <text:p>3.56115389</text:p>
          </table:table-cell>
          <table:table-cell office:value-type="float" office:value="3.31034589" calcext:value-type="float">
            <text:p>3.31034589</text:p>
          </table:table-cell>
          <table:table-cell/>
          <table:table-cell table:formula="of:=[.C50]/1000" office:value-type="float" office:value="3.559" calcext:value-type="float">
            <text:p>3.559</text:p>
          </table:table-cell>
          <table:table-cell table:number-columns-repeated="17"/>
        </table:table-row>
        <table:table-row table:style-name="ro1">
          <table:table-cell table:formula="of:=[.B51]/3600" office:value-type="float" office:value="0.821944444444445" calcext:value-type="float">
            <text:p>0.8219444444</text:p>
          </table:table-cell>
          <table:table-cell office:value-type="float" office:value="2959" calcext:value-type="float">
            <text:p>2959</text:p>
          </table:table-cell>
          <table:table-cell office:value-type="float" office:value="3559" calcext:value-type="float">
            <text:p>3559</text:p>
          </table:table-cell>
          <table:table-cell office:value-type="float" office:value="2639" calcext:value-type="float">
            <text:p>2639</text:p>
          </table:table-cell>
          <table:table-cell office:value-type="float" office:value="1483" calcext:value-type="float">
            <text:p>1483</text:p>
          </table:table-cell>
          <table:table-cell office:value-type="float" office:value="3.55998063" calcext:value-type="float">
            <text:p>3.55998063</text:p>
          </table:table-cell>
          <table:table-cell office:value-type="float" office:value="3.3103931" calcext:value-type="float">
            <text:p>3.3103931</text:p>
          </table:table-cell>
          <table:table-cell/>
          <table:table-cell table:formula="of:=[.C51]/1000" office:value-type="float" office:value="3.559" calcext:value-type="float">
            <text:p>3.559</text:p>
          </table:table-cell>
          <table:table-cell table:number-columns-repeated="17"/>
        </table:table-row>
        <table:table-row table:style-name="ro1">
          <table:table-cell table:formula="of:=[.B52]/3600" office:value-type="float" office:value="0.838611111111111" calcext:value-type="float">
            <text:p>0.8386111111</text:p>
          </table:table-cell>
          <table:table-cell office:value-type="float" office:value="3019" calcext:value-type="float">
            <text:p>3019</text:p>
          </table:table-cell>
          <table:table-cell office:value-type="float" office:value="3557" calcext:value-type="float">
            <text:p>3557</text:p>
          </table:table-cell>
          <table:table-cell office:value-type="float" office:value="2638" calcext:value-type="float">
            <text:p>2638</text:p>
          </table:table-cell>
          <table:table-cell office:value-type="float" office:value="1483" calcext:value-type="float">
            <text:p>1483</text:p>
          </table:table-cell>
          <table:table-cell office:value-type="float" office:value="3.5588243" calcext:value-type="float">
            <text:p>3.5588243</text:p>
          </table:table-cell>
          <table:table-cell office:value-type="float" office:value="3.31031418" calcext:value-type="float">
            <text:p>3.31031418</text:p>
          </table:table-cell>
          <table:table-cell/>
          <table:table-cell table:formula="of:=[.C52]/1000" office:value-type="float" office:value="3.557" calcext:value-type="float">
            <text:p>3.557</text:p>
          </table:table-cell>
          <table:table-cell table:number-columns-repeated="17"/>
        </table:table-row>
        <table:table-row table:style-name="ro1">
          <table:table-cell table:formula="of:=[.B53]/3600" office:value-type="float" office:value="0.855277777777778" calcext:value-type="float">
            <text:p>0.8552777778</text:p>
          </table:table-cell>
          <table:table-cell office:value-type="float" office:value="3079" calcext:value-type="float">
            <text:p>3079</text:p>
          </table:table-cell>
          <table:table-cell office:value-type="float" office:value="3556" calcext:value-type="float">
            <text:p>3556</text:p>
          </table:table-cell>
          <table:table-cell office:value-type="float" office:value="2637" calcext:value-type="float">
            <text:p>2637</text:p>
          </table:table-cell>
          <table:table-cell office:value-type="float" office:value="1483" calcext:value-type="float">
            <text:p>1483</text:p>
          </table:table-cell>
          <table:table-cell office:value-type="float" office:value="3.55790019" calcext:value-type="float">
            <text:p>3.55790019</text:p>
          </table:table-cell>
          <table:table-cell office:value-type="float" office:value="3.31032228" calcext:value-type="float">
            <text:p>3.31032228</text:p>
          </table:table-cell>
          <table:table-cell/>
          <table:table-cell table:formula="of:=[.C53]/1000" office:value-type="float" office:value="3.556" calcext:value-type="float">
            <text:p>3.556</text:p>
          </table:table-cell>
          <table:table-cell table:number-columns-repeated="17"/>
        </table:table-row>
        <table:table-row table:style-name="ro1">
          <table:table-cell table:formula="of:=[.B54]/3600" office:value-type="float" office:value="0.872222222222222" calcext:value-type="float">
            <text:p>0.8722222222</text:p>
          </table:table-cell>
          <table:table-cell office:value-type="float" office:value="3140" calcext:value-type="float">
            <text:p>3140</text:p>
          </table:table-cell>
          <table:table-cell office:value-type="float" office:value="3554" calcext:value-type="float">
            <text:p>3554</text:p>
          </table:table-cell>
          <table:table-cell office:value-type="float" office:value="2636" calcext:value-type="float">
            <text:p>2636</text:p>
          </table:table-cell>
          <table:table-cell office:value-type="float" office:value="1483" calcext:value-type="float">
            <text:p>1483</text:p>
          </table:table-cell>
          <table:table-cell office:value-type="float" office:value="3.55686474" calcext:value-type="float">
            <text:p>3.55686474</text:p>
          </table:table-cell>
          <table:table-cell office:value-type="float" office:value="3.31019568" calcext:value-type="float">
            <text:p>3.31019568</text:p>
          </table:table-cell>
          <table:table-cell/>
          <table:table-cell table:formula="of:=[.C54]/1000" office:value-type="float" office:value="3.554" calcext:value-type="float">
            <text:p>3.554</text:p>
          </table:table-cell>
          <table:table-cell table:number-columns-repeated="17"/>
        </table:table-row>
        <table:table-row table:style-name="ro1">
          <table:table-cell table:formula="of:=[.B55]/3600" office:value-type="float" office:value="0.888888888888889" calcext:value-type="float">
            <text:p>0.8888888889</text:p>
          </table:table-cell>
          <table:table-cell office:value-type="float" office:value="3200" calcext:value-type="float">
            <text:p>3200</text:p>
          </table:table-cell>
          <table:table-cell office:value-type="float" office:value="3553" calcext:value-type="float">
            <text:p>3553</text:p>
          </table:table-cell>
          <table:table-cell office:value-type="float" office:value="2635" calcext:value-type="float">
            <text:p>2635</text:p>
          </table:table-cell>
          <table:table-cell office:value-type="float" office:value="1483" calcext:value-type="float">
            <text:p>1483</text:p>
          </table:table-cell>
          <table:table-cell office:value-type="float" office:value="3.5557127" calcext:value-type="float">
            <text:p>3.5557127</text:p>
          </table:table-cell>
          <table:table-cell office:value-type="float" office:value="3.31031227" calcext:value-type="float">
            <text:p>3.31031227</text:p>
          </table:table-cell>
          <table:table-cell/>
          <table:table-cell table:formula="of:=[.C55]/1000" office:value-type="float" office:value="3.553" calcext:value-type="float">
            <text:p>3.553</text:p>
          </table:table-cell>
          <table:table-cell table:number-columns-repeated="17"/>
        </table:table-row>
        <table:table-row table:style-name="ro1">
          <table:table-cell table:formula="of:=[.B56]/3600" office:value-type="float" office:value="0.905833333333333" calcext:value-type="float">
            <text:p>0.9058333333</text:p>
          </table:table-cell>
          <table:table-cell office:value-type="float" office:value="3261" calcext:value-type="float">
            <text:p>3261</text:p>
          </table:table-cell>
          <table:table-cell office:value-type="float" office:value="3552" calcext:value-type="float">
            <text:p>3552</text:p>
          </table:table-cell>
          <table:table-cell office:value-type="float" office:value="2634" calcext:value-type="float">
            <text:p>2634</text:p>
          </table:table-cell>
          <table:table-cell office:value-type="float" office:value="1483" calcext:value-type="float">
            <text:p>1483</text:p>
          </table:table-cell>
          <table:table-cell office:value-type="float" office:value="3.5545783" calcext:value-type="float">
            <text:p>3.5545783</text:p>
          </table:table-cell>
          <table:table-cell office:value-type="float" office:value="3.31020379" calcext:value-type="float">
            <text:p>3.31020379</text:p>
          </table:table-cell>
          <table:table-cell/>
          <table:table-cell table:formula="of:=[.C56]/1000" office:value-type="float" office:value="3.552" calcext:value-type="float">
            <text:p>3.552</text:p>
          </table:table-cell>
          <table:table-cell table:number-columns-repeated="17"/>
        </table:table-row>
        <table:table-row table:style-name="ro1">
          <table:table-cell table:formula="of:=[.B57]/3600" office:value-type="float" office:value="0.9225" calcext:value-type="float">
            <text:p>0.9225</text:p>
          </table:table-cell>
          <table:table-cell office:value-type="float" office:value="3321" calcext:value-type="float">
            <text:p>3321</text:p>
          </table:table-cell>
          <table:table-cell office:value-type="float" office:value="3552" calcext:value-type="float">
            <text:p>3552</text:p>
          </table:table-cell>
          <table:table-cell office:value-type="float" office:value="2634" calcext:value-type="float">
            <text:p>2634</text:p>
          </table:table-cell>
          <table:table-cell office:value-type="float" office:value="1483" calcext:value-type="float">
            <text:p>1483</text:p>
          </table:table-cell>
          <table:table-cell office:value-type="float" office:value="3.55350256" calcext:value-type="float">
            <text:p>3.55350256</text:p>
          </table:table-cell>
          <table:table-cell office:value-type="float" office:value="3.31025529" calcext:value-type="float">
            <text:p>3.31025529</text:p>
          </table:table-cell>
          <table:table-cell/>
          <table:table-cell table:formula="of:=[.C57]/1000" office:value-type="float" office:value="3.552" calcext:value-type="float">
            <text:p>3.552</text:p>
          </table:table-cell>
          <table:table-cell table:number-columns-repeated="17"/>
        </table:table-row>
        <table:table-row table:style-name="ro1">
          <table:table-cell table:formula="of:=[.B58]/3600" office:value-type="float" office:value="0.939166666666667" calcext:value-type="float">
            <text:p>0.9391666667</text:p>
          </table:table-cell>
          <table:table-cell office:value-type="float" office:value="3381" calcext:value-type="float">
            <text:p>3381</text:p>
          </table:table-cell>
          <table:table-cell office:value-type="float" office:value="3550" calcext:value-type="float">
            <text:p>3550</text:p>
          </table:table-cell>
          <table:table-cell office:value-type="float" office:value="2633" calcext:value-type="float">
            <text:p>2633</text:p>
          </table:table-cell>
          <table:table-cell office:value-type="float" office:value="1483" calcext:value-type="float">
            <text:p>1483</text:p>
          </table:table-cell>
          <table:table-cell office:value-type="float" office:value="3.55244827" calcext:value-type="float">
            <text:p>3.55244827</text:p>
          </table:table-cell>
          <table:table-cell office:value-type="float" office:value="3.31017923" calcext:value-type="float">
            <text:p>3.31017923</text:p>
          </table:table-cell>
          <table:table-cell/>
          <table:table-cell table:formula="of:=[.C58]/1000" office:value-type="float" office:value="3.55" calcext:value-type="float">
            <text:p>3.55</text:p>
          </table:table-cell>
          <table:table-cell table:number-columns-repeated="17"/>
        </table:table-row>
        <table:table-row table:style-name="ro1">
          <table:table-cell table:formula="of:=[.B59]/3600" office:value-type="float" office:value="0.956111111111111" calcext:value-type="float">
            <text:p>0.9561111111</text:p>
          </table:table-cell>
          <table:table-cell office:value-type="float" office:value="3442" calcext:value-type="float">
            <text:p>3442</text:p>
          </table:table-cell>
          <table:table-cell office:value-type="float" office:value="3549" calcext:value-type="float">
            <text:p>3549</text:p>
          </table:table-cell>
          <table:table-cell office:value-type="float" office:value="2632" calcext:value-type="float">
            <text:p>2632</text:p>
          </table:table-cell>
          <table:table-cell office:value-type="float" office:value="1483" calcext:value-type="float">
            <text:p>1483</text:p>
          </table:table-cell>
          <table:table-cell office:value-type="float" office:value="3.55149174" calcext:value-type="float">
            <text:p>3.55149174</text:p>
          </table:table-cell>
          <table:table-cell office:value-type="float" office:value="3.31007552" calcext:value-type="float">
            <text:p>3.31007552</text:p>
          </table:table-cell>
          <table:table-cell/>
          <table:table-cell table:formula="of:=[.C59]/1000" office:value-type="float" office:value="3.549" calcext:value-type="float">
            <text:p>3.549</text:p>
          </table:table-cell>
          <table:table-cell table:number-columns-repeated="17"/>
        </table:table-row>
        <table:table-row table:style-name="ro1">
          <table:table-cell table:formula="of:=[.B60]/3600" office:value-type="float" office:value="0.972777777777778" calcext:value-type="float">
            <text:p>0.9727777778</text:p>
          </table:table-cell>
          <table:table-cell office:value-type="float" office:value="3502" calcext:value-type="float">
            <text:p>3502</text:p>
          </table:table-cell>
          <table:table-cell office:value-type="float" office:value="3549" calcext:value-type="float">
            <text:p>3549</text:p>
          </table:table-cell>
          <table:table-cell office:value-type="float" office:value="2632" calcext:value-type="float">
            <text:p>2632</text:p>
          </table:table-cell>
          <table:table-cell office:value-type="float" office:value="1483" calcext:value-type="float">
            <text:p>1483</text:p>
          </table:table-cell>
          <table:table-cell office:value-type="float" office:value="3.55048347" calcext:value-type="float">
            <text:p>3.55048347</text:p>
          </table:table-cell>
          <table:table-cell office:value-type="float" office:value="3.31003404" calcext:value-type="float">
            <text:p>3.31003404</text:p>
          </table:table-cell>
          <table:table-cell/>
          <table:table-cell table:formula="of:=[.C60]/1000" office:value-type="float" office:value="3.549" calcext:value-type="float">
            <text:p>3.549</text:p>
          </table:table-cell>
          <table:table-cell table:number-columns-repeated="17"/>
        </table:table-row>
        <table:table-row table:style-name="ro1">
          <table:table-cell table:formula="of:=[.B61]/3600" office:value-type="float" office:value="0.989444444444444" calcext:value-type="float">
            <text:p>0.9894444444</text:p>
          </table:table-cell>
          <table:table-cell office:value-type="float" office:value="3562" calcext:value-type="float">
            <text:p>3562</text:p>
          </table:table-cell>
          <table:table-cell office:value-type="float" office:value="3548" calcext:value-type="float">
            <text:p>3548</text:p>
          </table:table-cell>
          <table:table-cell office:value-type="float" office:value="2631" calcext:value-type="float">
            <text:p>2631</text:p>
          </table:table-cell>
          <table:table-cell office:value-type="float" office:value="1483" calcext:value-type="float">
            <text:p>1483</text:p>
          </table:table-cell>
          <table:table-cell office:value-type="float" office:value="3.54943204" calcext:value-type="float">
            <text:p>3.54943204</text:p>
          </table:table-cell>
          <table:table-cell office:value-type="float" office:value="3.3098917" calcext:value-type="float">
            <text:p>3.3098917</text:p>
          </table:table-cell>
          <table:table-cell/>
          <table:table-cell table:formula="of:=[.C61]/1000" office:value-type="float" office:value="3.548" calcext:value-type="float">
            <text:p>3.548</text:p>
          </table:table-cell>
          <table:table-cell table:number-columns-repeated="17"/>
        </table:table-row>
        <table:table-row table:style-name="ro1">
          <table:table-cell table:formula="of:=[.B62]/3600" office:value-type="float" office:value="1.00638888888889" calcext:value-type="float">
            <text:p>1.0063888889</text:p>
          </table:table-cell>
          <table:table-cell office:value-type="float" office:value="3623" calcext:value-type="float">
            <text:p>3623</text:p>
          </table:table-cell>
          <table:table-cell office:value-type="float" office:value="3546" calcext:value-type="float">
            <text:p>3546</text:p>
          </table:table-cell>
          <table:table-cell office:value-type="float" office:value="2630" calcext:value-type="float">
            <text:p>2630</text:p>
          </table:table-cell>
          <table:table-cell office:value-type="float" office:value="1483" calcext:value-type="float">
            <text:p>1483</text:p>
          </table:table-cell>
          <table:table-cell office:value-type="float" office:value="3.54866815" calcext:value-type="float">
            <text:p>3.54866815</text:p>
          </table:table-cell>
          <table:table-cell office:value-type="float" office:value="3.31005597" calcext:value-type="float">
            <text:p>3.31005597</text:p>
          </table:table-cell>
          <table:table-cell/>
          <table:table-cell table:formula="of:=[.C62]/1000" office:value-type="float" office:value="3.546" calcext:value-type="float">
            <text:p>3.546</text:p>
          </table:table-cell>
          <table:table-cell table:number-columns-repeated="17"/>
        </table:table-row>
        <table:table-row table:style-name="ro1">
          <table:table-cell table:formula="of:=[.B63]/3600" office:value-type="float" office:value="1.02305555555556" calcext:value-type="float">
            <text:p>1.0230555556</text:p>
          </table:table-cell>
          <table:table-cell office:value-type="float" office:value="3683" calcext:value-type="float">
            <text:p>3683</text:p>
          </table:table-cell>
          <table:table-cell office:value-type="float" office:value="3545" calcext:value-type="float">
            <text:p>3545</text:p>
          </table:table-cell>
          <table:table-cell office:value-type="float" office:value="2629" calcext:value-type="float">
            <text:p>2629</text:p>
          </table:table-cell>
          <table:table-cell office:value-type="float" office:value="1483" calcext:value-type="float">
            <text:p>1483</text:p>
          </table:table-cell>
          <table:table-cell office:value-type="float" office:value="3.54774499" calcext:value-type="float">
            <text:p>3.54774499</text:p>
          </table:table-cell>
          <table:table-cell office:value-type="float" office:value="3.31020021" calcext:value-type="float">
            <text:p>3.31020021</text:p>
          </table:table-cell>
          <table:table-cell/>
          <table:table-cell table:formula="of:=[.C63]/1000" office:value-type="float" office:value="3.545" calcext:value-type="float">
            <text:p>3.545</text:p>
          </table:table-cell>
          <table:table-cell table:number-columns-repeated="17"/>
        </table:table-row>
        <table:table-row table:style-name="ro1">
          <table:table-cell table:formula="of:=[.B64]/3600" office:value-type="float" office:value="1.04" calcext:value-type="float">
            <text:p>1.04</text:p>
          </table:table-cell>
          <table:table-cell office:value-type="float" office:value="3744" calcext:value-type="float">
            <text:p>3744</text:p>
          </table:table-cell>
          <table:table-cell office:value-type="float" office:value="3544" calcext:value-type="float">
            <text:p>3544</text:p>
          </table:table-cell>
          <table:table-cell office:value-type="float" office:value="2628" calcext:value-type="float">
            <text:p>2628</text:p>
          </table:table-cell>
          <table:table-cell office:value-type="float" office:value="1483" calcext:value-type="float">
            <text:p>1483</text:p>
          </table:table-cell>
          <table:table-cell office:value-type="float" office:value="3.54685283" calcext:value-type="float">
            <text:p>3.54685283</text:p>
          </table:table-cell>
          <table:table-cell office:value-type="float" office:value="3.31013894" calcext:value-type="float">
            <text:p>3.31013894</text:p>
          </table:table-cell>
          <table:table-cell/>
          <table:table-cell table:formula="of:=[.C64]/1000" office:value-type="float" office:value="3.544" calcext:value-type="float">
            <text:p>3.544</text:p>
          </table:table-cell>
          <table:table-cell table:number-columns-repeated="17"/>
        </table:table-row>
        <table:table-row table:style-name="ro1">
          <table:table-cell table:formula="of:=[.B65]/3600" office:value-type="float" office:value="1.05666666666667" calcext:value-type="float">
            <text:p>1.0566666667</text:p>
          </table:table-cell>
          <table:table-cell office:value-type="float" office:value="3804" calcext:value-type="float">
            <text:p>3804</text:p>
          </table:table-cell>
          <table:table-cell office:value-type="float" office:value="3542" calcext:value-type="float">
            <text:p>3542</text:p>
          </table:table-cell>
          <table:table-cell office:value-type="float" office:value="2627" calcext:value-type="float">
            <text:p>2627</text:p>
          </table:table-cell>
          <table:table-cell office:value-type="float" office:value="1483" calcext:value-type="float">
            <text:p>1483</text:p>
          </table:table-cell>
          <table:table-cell office:value-type="float" office:value="3.54594851" calcext:value-type="float">
            <text:p>3.54594851</text:p>
          </table:table-cell>
          <table:table-cell office:value-type="float" office:value="3.31000233" calcext:value-type="float">
            <text:p>3.31000233</text:p>
          </table:table-cell>
          <table:table-cell/>
          <table:table-cell table:formula="of:=[.C65]/1000" office:value-type="float" office:value="3.542" calcext:value-type="float">
            <text:p>3.542</text:p>
          </table:table-cell>
          <table:table-cell table:number-columns-repeated="17"/>
        </table:table-row>
        <table:table-row table:style-name="ro1">
          <table:table-cell table:formula="of:=[.B66]/3600" office:value-type="float" office:value="1.07333333333333" calcext:value-type="float">
            <text:p>1.0733333333</text:p>
          </table:table-cell>
          <table:table-cell office:value-type="float" office:value="3864" calcext:value-type="float">
            <text:p>3864</text:p>
          </table:table-cell>
          <table:table-cell office:value-type="float" office:value="3540" calcext:value-type="float">
            <text:p>3540</text:p>
          </table:table-cell>
          <table:table-cell office:value-type="float" office:value="2625" calcext:value-type="float">
            <text:p>2625</text:p>
          </table:table-cell>
          <table:table-cell office:value-type="float" office:value="1483" calcext:value-type="float">
            <text:p>1483</text:p>
          </table:table-cell>
          <table:table-cell office:value-type="float" office:value="3.53932714" calcext:value-type="float">
            <text:p>3.53932714</text:p>
          </table:table-cell>
          <table:table-cell office:value-type="float" office:value="3.30662036" calcext:value-type="float">
            <text:p>3.30662036</text:p>
          </table:table-cell>
          <table:table-cell/>
          <table:table-cell table:formula="of:=[.C66]/1000" office:value-type="float" office:value="3.54" calcext:value-type="float">
            <text:p>3.54</text:p>
          </table:table-cell>
          <table:table-cell table:number-columns-repeated="17"/>
        </table:table-row>
        <table:table-row table:style-name="ro1">
          <table:table-cell table:formula="of:=[.B67]/3600" office:value-type="float" office:value="1.09027777777778" calcext:value-type="float">
            <text:p>1.0902777778</text:p>
          </table:table-cell>
          <table:table-cell office:value-type="float" office:value="3925" calcext:value-type="float">
            <text:p>3925</text:p>
          </table:table-cell>
          <table:table-cell office:value-type="float" office:value="3540" calcext:value-type="float">
            <text:p>3540</text:p>
          </table:table-cell>
          <table:table-cell office:value-type="float" office:value="2625" calcext:value-type="float">
            <text:p>2625</text:p>
          </table:table-cell>
          <table:table-cell office:value-type="float" office:value="1483" calcext:value-type="float">
            <text:p>1483</text:p>
          </table:table-cell>
          <table:table-cell office:value-type="float" office:value="3.5397718" calcext:value-type="float">
            <text:p>3.5397718</text:p>
          </table:table-cell>
          <table:table-cell office:value-type="float" office:value="3.30739546" calcext:value-type="float">
            <text:p>3.30739546</text:p>
          </table:table-cell>
          <table:table-cell/>
          <table:table-cell table:formula="of:=[.C67]/1000" office:value-type="float" office:value="3.54" calcext:value-type="float">
            <text:p>3.54</text:p>
          </table:table-cell>
          <table:table-cell table:number-columns-repeated="17"/>
        </table:table-row>
        <table:table-row table:style-name="ro1">
          <table:table-cell table:formula="of:=[.B68]/3600" office:value-type="float" office:value="1.10694444444444" calcext:value-type="float">
            <text:p>1.1069444444</text:p>
          </table:table-cell>
          <table:table-cell office:value-type="float" office:value="3985" calcext:value-type="float">
            <text:p>3985</text:p>
          </table:table-cell>
          <table:table-cell office:value-type="float" office:value="3538" calcext:value-type="float">
            <text:p>3538</text:p>
          </table:table-cell>
          <table:table-cell office:value-type="float" office:value="2624" calcext:value-type="float">
            <text:p>2624</text:p>
          </table:table-cell>
          <table:table-cell office:value-type="float" office:value="1483" calcext:value-type="float">
            <text:p>1483</text:p>
          </table:table-cell>
          <table:table-cell office:value-type="float" office:value="3.53878641" calcext:value-type="float">
            <text:p>3.53878641</text:p>
          </table:table-cell>
          <table:table-cell office:value-type="float" office:value="3.30718589" calcext:value-type="float">
            <text:p>3.30718589</text:p>
          </table:table-cell>
          <table:table-cell/>
          <table:table-cell table:formula="of:=[.C68]/1000" office:value-type="float" office:value="3.538" calcext:value-type="float">
            <text:p>3.538</text:p>
          </table:table-cell>
          <table:table-cell table:number-columns-repeated="17"/>
        </table:table-row>
        <table:table-row table:style-name="ro1">
          <table:table-cell table:formula="of:=[.B69]/3600" office:value-type="float" office:value="1.12388888888889" calcext:value-type="float">
            <text:p>1.1238888889</text:p>
          </table:table-cell>
          <table:table-cell office:value-type="float" office:value="4046" calcext:value-type="float">
            <text:p>4046</text:p>
          </table:table-cell>
          <table:table-cell office:value-type="float" office:value="3537" calcext:value-type="float">
            <text:p>3537</text:p>
          </table:table-cell>
          <table:table-cell office:value-type="float" office:value="2623" calcext:value-type="float">
            <text:p>2623</text:p>
          </table:table-cell>
          <table:table-cell office:value-type="float" office:value="1483" calcext:value-type="float">
            <text:p>1483</text:p>
          </table:table-cell>
          <table:table-cell office:value-type="float" office:value="3.53776908" calcext:value-type="float">
            <text:p>3.53776908</text:p>
          </table:table-cell>
          <table:table-cell office:value-type="float" office:value="3.30699205" calcext:value-type="float">
            <text:p>3.30699205</text:p>
          </table:table-cell>
          <table:table-cell/>
          <table:table-cell table:formula="of:=[.C69]/1000" office:value-type="float" office:value="3.537" calcext:value-type="float">
            <text:p>3.537</text:p>
          </table:table-cell>
          <table:table-cell table:number-columns-repeated="17"/>
        </table:table-row>
        <table:table-row table:style-name="ro1">
          <table:table-cell table:formula="of:=[.B70]/3600" office:value-type="float" office:value="1.14055555555556" calcext:value-type="float">
            <text:p>1.1405555556</text:p>
          </table:table-cell>
          <table:table-cell office:value-type="float" office:value="4106" calcext:value-type="float">
            <text:p>4106</text:p>
          </table:table-cell>
          <table:table-cell office:value-type="float" office:value="3537" calcext:value-type="float">
            <text:p>3537</text:p>
          </table:table-cell>
          <table:table-cell office:value-type="float" office:value="2623" calcext:value-type="float">
            <text:p>2623</text:p>
          </table:table-cell>
          <table:table-cell office:value-type="float" office:value="1483" calcext:value-type="float">
            <text:p>1483</text:p>
          </table:table-cell>
          <table:table-cell office:value-type="float" office:value="3.53677392" calcext:value-type="float">
            <text:p>3.53677392</text:p>
          </table:table-cell>
          <table:table-cell office:value-type="float" office:value="3.30669928" calcext:value-type="float">
            <text:p>3.30669928</text:p>
          </table:table-cell>
          <table:table-cell/>
          <table:table-cell table:formula="of:=[.C70]/1000" office:value-type="float" office:value="3.537" calcext:value-type="float">
            <text:p>3.537</text:p>
          </table:table-cell>
          <table:table-cell table:number-columns-repeated="17"/>
        </table:table-row>
        <table:table-row table:style-name="ro1">
          <table:table-cell table:formula="of:=[.B71]/3600" office:value-type="float" office:value="1.15722222222222" calcext:value-type="float">
            <text:p>1.1572222222</text:p>
          </table:table-cell>
          <table:table-cell office:value-type="float" office:value="4166" calcext:value-type="float">
            <text:p>4166</text:p>
          </table:table-cell>
          <table:table-cell office:value-type="float" office:value="3536" calcext:value-type="float">
            <text:p>3536</text:p>
          </table:table-cell>
          <table:table-cell office:value-type="float" office:value="2622" calcext:value-type="float">
            <text:p>2622</text:p>
          </table:table-cell>
          <table:table-cell office:value-type="float" office:value="1483" calcext:value-type="float">
            <text:p>1483</text:p>
          </table:table-cell>
          <table:table-cell office:value-type="float" office:value="3.53589606" calcext:value-type="float">
            <text:p>3.53589606</text:p>
          </table:table-cell>
          <table:table-cell office:value-type="float" office:value="3.30647993" calcext:value-type="float">
            <text:p>3.30647993</text:p>
          </table:table-cell>
          <table:table-cell/>
          <table:table-cell table:formula="of:=[.C71]/1000" office:value-type="float" office:value="3.536" calcext:value-type="float">
            <text:p>3.536</text:p>
          </table:table-cell>
          <table:table-cell table:number-columns-repeated="17"/>
        </table:table-row>
        <table:table-row table:style-name="ro1">
          <table:table-cell table:formula="of:=[.B72]/3600" office:value-type="float" office:value="1.17416666666667" calcext:value-type="float">
            <text:p>1.1741666667</text:p>
          </table:table-cell>
          <table:table-cell office:value-type="float" office:value="4227" calcext:value-type="float">
            <text:p>4227</text:p>
          </table:table-cell>
          <table:table-cell office:value-type="float" office:value="3534" calcext:value-type="float">
            <text:p>3534</text:p>
          </table:table-cell>
          <table:table-cell office:value-type="float" office:value="2621" calcext:value-type="float">
            <text:p>2621</text:p>
          </table:table-cell>
          <table:table-cell office:value-type="float" office:value="1483" calcext:value-type="float">
            <text:p>1483</text:p>
          </table:table-cell>
          <table:table-cell office:value-type="float" office:value="3.53504777" calcext:value-type="float">
            <text:p>3.53504777</text:p>
          </table:table-cell>
          <table:table-cell office:value-type="float" office:value="3.30627608" calcext:value-type="float">
            <text:p>3.30627608</text:p>
          </table:table-cell>
          <table:table-cell/>
          <table:table-cell table:formula="of:=[.C72]/1000" office:value-type="float" office:value="3.534" calcext:value-type="float">
            <text:p>3.534</text:p>
          </table:table-cell>
          <table:table-cell table:number-columns-repeated="17"/>
        </table:table-row>
        <table:table-row table:style-name="ro1">
          <table:table-cell table:formula="of:=[.B73]/3600" office:value-type="float" office:value="1.19083333333333" calcext:value-type="float">
            <text:p>1.1908333333</text:p>
          </table:table-cell>
          <table:table-cell office:value-type="float" office:value="4287" calcext:value-type="float">
            <text:p>4287</text:p>
          </table:table-cell>
          <table:table-cell office:value-type="float" office:value="3534" calcext:value-type="float">
            <text:p>3534</text:p>
          </table:table-cell>
          <table:table-cell office:value-type="float" office:value="2621" calcext:value-type="float">
            <text:p>2621</text:p>
          </table:table-cell>
          <table:table-cell office:value-type="float" office:value="1483" calcext:value-type="float">
            <text:p>1483</text:p>
          </table:table-cell>
          <table:table-cell office:value-type="float" office:value="3.53424096" calcext:value-type="float">
            <text:p>3.53424096</text:p>
          </table:table-cell>
          <table:table-cell office:value-type="float" office:value="3.3060472" calcext:value-type="float">
            <text:p>3.3060472</text:p>
          </table:table-cell>
          <table:table-cell/>
          <table:table-cell table:formula="of:=[.C73]/1000" office:value-type="float" office:value="3.534" calcext:value-type="float">
            <text:p>3.534</text:p>
          </table:table-cell>
          <table:table-cell table:number-columns-repeated="17"/>
        </table:table-row>
        <table:table-row table:style-name="ro1">
          <table:table-cell table:formula="of:=[.B74]/3600" office:value-type="float" office:value="1.20777777777778" calcext:value-type="float">
            <text:p>1.2077777778</text:p>
          </table:table-cell>
          <table:table-cell office:value-type="float" office:value="4348" calcext:value-type="float">
            <text:p>4348</text:p>
          </table:table-cell>
          <table:table-cell office:value-type="float" office:value="3533" calcext:value-type="float">
            <text:p>3533</text:p>
          </table:table-cell>
          <table:table-cell office:value-type="float" office:value="2620" calcext:value-type="float">
            <text:p>2620</text:p>
          </table:table-cell>
          <table:table-cell office:value-type="float" office:value="1483" calcext:value-type="float">
            <text:p>1483</text:p>
          </table:table-cell>
          <table:table-cell office:value-type="float" office:value="3.53336453" calcext:value-type="float">
            <text:p>3.53336453</text:p>
          </table:table-cell>
          <table:table-cell office:value-type="float" office:value="3.30599737" calcext:value-type="float">
            <text:p>3.30599737</text:p>
          </table:table-cell>
          <table:table-cell/>
          <table:table-cell table:formula="of:=[.C74]/1000" office:value-type="float" office:value="3.533" calcext:value-type="float">
            <text:p>3.533</text:p>
          </table:table-cell>
          <table:table-cell table:number-columns-repeated="17"/>
        </table:table-row>
        <table:table-row table:style-name="ro1">
          <table:table-cell table:formula="of:=[.B75]/3600" office:value-type="float" office:value="1.22444444444444" calcext:value-type="float">
            <text:p>1.2244444444</text:p>
          </table:table-cell>
          <table:table-cell office:value-type="float" office:value="4408" calcext:value-type="float">
            <text:p>4408</text:p>
          </table:table-cell>
          <table:table-cell office:value-type="float" office:value="3533" calcext:value-type="float">
            <text:p>3533</text:p>
          </table:table-cell>
          <table:table-cell office:value-type="float" office:value="2620" calcext:value-type="float">
            <text:p>2620</text:p>
          </table:table-cell>
          <table:table-cell office:value-type="float" office:value="1483" calcext:value-type="float">
            <text:p>1483</text:p>
          </table:table-cell>
          <table:table-cell office:value-type="float" office:value="3.53245258" calcext:value-type="float">
            <text:p>3.53245258</text:p>
          </table:table-cell>
          <table:table-cell office:value-type="float" office:value="3.30578828" calcext:value-type="float">
            <text:p>3.30578828</text:p>
          </table:table-cell>
          <table:table-cell/>
          <table:table-cell table:formula="of:=[.C75]/1000" office:value-type="float" office:value="3.533" calcext:value-type="float">
            <text:p>3.533</text:p>
          </table:table-cell>
          <table:table-cell table:number-columns-repeated="17"/>
        </table:table-row>
        <table:table-row table:style-name="ro1">
          <table:table-cell table:formula="of:=[.B76]/3600" office:value-type="float" office:value="1.24111111111111" calcext:value-type="float">
            <text:p>1.2411111111</text:p>
          </table:table-cell>
          <table:table-cell office:value-type="float" office:value="4468" calcext:value-type="float">
            <text:p>4468</text:p>
          </table:table-cell>
          <table:table-cell office:value-type="float" office:value="3532" calcext:value-type="float">
            <text:p>3532</text:p>
          </table:table-cell>
          <table:table-cell office:value-type="float" office:value="2619" calcext:value-type="float">
            <text:p>2619</text:p>
          </table:table-cell>
          <table:table-cell office:value-type="float" office:value="1483" calcext:value-type="float">
            <text:p>1483</text:p>
          </table:table-cell>
          <table:table-cell office:value-type="float" office:value="3.5316124" calcext:value-type="float">
            <text:p>3.5316124</text:p>
          </table:table-cell>
          <table:table-cell office:value-type="float" office:value="3.30544519" calcext:value-type="float">
            <text:p>3.30544519</text:p>
          </table:table-cell>
          <table:table-cell/>
          <table:table-cell table:formula="of:=[.C76]/1000" office:value-type="float" office:value="3.532" calcext:value-type="float">
            <text:p>3.532</text:p>
          </table:table-cell>
          <table:table-cell table:number-columns-repeated="17"/>
        </table:table-row>
        <table:table-row table:style-name="ro1">
          <table:table-cell table:formula="of:=[.B77]/3600" office:value-type="float" office:value="1.25805555555556" calcext:value-type="float">
            <text:p>1.2580555556</text:p>
          </table:table-cell>
          <table:table-cell office:value-type="float" office:value="4529" calcext:value-type="float">
            <text:p>4529</text:p>
          </table:table-cell>
          <table:table-cell office:value-type="float" office:value="3530" calcext:value-type="float">
            <text:p>3530</text:p>
          </table:table-cell>
          <table:table-cell office:value-type="float" office:value="2618" calcext:value-type="float">
            <text:p>2618</text:p>
          </table:table-cell>
          <table:table-cell office:value-type="float" office:value="1483" calcext:value-type="float">
            <text:p>1483</text:p>
          </table:table-cell>
          <table:table-cell office:value-type="float" office:value="3.53064895" calcext:value-type="float">
            <text:p>3.53064895</text:p>
          </table:table-cell>
          <table:table-cell office:value-type="float" office:value="3.30538964" calcext:value-type="float">
            <text:p>3.30538964</text:p>
          </table:table-cell>
          <table:table-cell/>
          <table:table-cell table:formula="of:=[.C77]/1000" office:value-type="float" office:value="3.53" calcext:value-type="float">
            <text:p>3.53</text:p>
          </table:table-cell>
          <table:table-cell table:number-columns-repeated="17"/>
        </table:table-row>
        <table:table-row table:style-name="ro1">
          <table:table-cell table:formula="of:=[.B78]/3600" office:value-type="float" office:value="1.27472222222222" calcext:value-type="float">
            <text:p>1.2747222222</text:p>
          </table:table-cell>
          <table:table-cell office:value-type="float" office:value="4589" calcext:value-type="float">
            <text:p>4589</text:p>
          </table:table-cell>
          <table:table-cell office:value-type="float" office:value="3530" calcext:value-type="float">
            <text:p>3530</text:p>
          </table:table-cell>
          <table:table-cell office:value-type="float" office:value="2618" calcext:value-type="float">
            <text:p>2618</text:p>
          </table:table-cell>
          <table:table-cell office:value-type="float" office:value="1483" calcext:value-type="float">
            <text:p>1483</text:p>
          </table:table-cell>
          <table:table-cell office:value-type="float" office:value="3.52981448" calcext:value-type="float">
            <text:p>3.52981448</text:p>
          </table:table-cell>
          <table:table-cell office:value-type="float" office:value="3.30513954" calcext:value-type="float">
            <text:p>3.30513954</text:p>
          </table:table-cell>
          <table:table-cell/>
          <table:table-cell table:formula="of:=[.C78]/1000" office:value-type="float" office:value="3.53" calcext:value-type="float">
            <text:p>3.53</text:p>
          </table:table-cell>
          <table:table-cell table:number-columns-repeated="17"/>
        </table:table-row>
        <table:table-row table:style-name="ro1">
          <table:table-cell table:formula="of:=[.B79]/3600" office:value-type="float" office:value="1.29138888888889" calcext:value-type="float">
            <text:p>1.2913888889</text:p>
          </table:table-cell>
          <table:table-cell office:value-type="float" office:value="4649" calcext:value-type="float">
            <text:p>4649</text:p>
          </table:table-cell>
          <table:table-cell office:value-type="float" office:value="3529" calcext:value-type="float">
            <text:p>3529</text:p>
          </table:table-cell>
          <table:table-cell office:value-type="float" office:value="2617" calcext:value-type="float">
            <text:p>2617</text:p>
          </table:table-cell>
          <table:table-cell office:value-type="float" office:value="1483" calcext:value-type="float">
            <text:p>1483</text:p>
          </table:table-cell>
          <table:table-cell office:value-type="float" office:value="3.52887678" calcext:value-type="float">
            <text:p>3.52887678</text:p>
          </table:table-cell>
          <table:table-cell office:value-type="float" office:value="3.30495787" calcext:value-type="float">
            <text:p>3.30495787</text:p>
          </table:table-cell>
          <table:table-cell/>
          <table:table-cell table:formula="of:=[.C79]/1000" office:value-type="float" office:value="3.529" calcext:value-type="float">
            <text:p>3.529</text:p>
          </table:table-cell>
          <table:table-cell table:number-columns-repeated="17"/>
        </table:table-row>
        <table:table-row table:style-name="ro1">
          <table:table-cell table:formula="of:=[.B80]/3600" office:value-type="float" office:value="1.30833333333333" calcext:value-type="float">
            <text:p>1.3083333333</text:p>
          </table:table-cell>
          <table:table-cell office:value-type="float" office:value="4710" calcext:value-type="float">
            <text:p>4710</text:p>
          </table:table-cell>
          <table:table-cell office:value-type="float" office:value="3527" calcext:value-type="float">
            <text:p>3527</text:p>
          </table:table-cell>
          <table:table-cell office:value-type="float" office:value="2616" calcext:value-type="float">
            <text:p>2616</text:p>
          </table:table-cell>
          <table:table-cell office:value-type="float" office:value="1483" calcext:value-type="float">
            <text:p>1483</text:p>
          </table:table-cell>
          <table:table-cell office:value-type="float" office:value="3.52787352" calcext:value-type="float">
            <text:p>3.52787352</text:p>
          </table:table-cell>
          <table:table-cell office:value-type="float" office:value="3.30467939" calcext:value-type="float">
            <text:p>3.30467939</text:p>
          </table:table-cell>
          <table:table-cell/>
          <table:table-cell table:formula="of:=[.C80]/1000" office:value-type="float" office:value="3.527" calcext:value-type="float">
            <text:p>3.527</text:p>
          </table:table-cell>
          <table:table-cell table:number-columns-repeated="17"/>
        </table:table-row>
        <table:table-row table:style-name="ro1">
          <table:table-cell table:formula="of:=[.B81]/3600" office:value-type="float" office:value="1.325" calcext:value-type="float">
            <text:p>1.325</text:p>
          </table:table-cell>
          <table:table-cell office:value-type="float" office:value="4770" calcext:value-type="float">
            <text:p>4770</text:p>
          </table:table-cell>
          <table:table-cell office:value-type="float" office:value="3526" calcext:value-type="float">
            <text:p>3526</text:p>
          </table:table-cell>
          <table:table-cell office:value-type="float" office:value="2615" calcext:value-type="float">
            <text:p>2615</text:p>
          </table:table-cell>
          <table:table-cell office:value-type="float" office:value="1483" calcext:value-type="float">
            <text:p>1483</text:p>
          </table:table-cell>
          <table:table-cell office:value-type="float" office:value="3.52707386" calcext:value-type="float">
            <text:p>3.52707386</text:p>
          </table:table-cell>
          <table:table-cell office:value-type="float" office:value="3.30448151" calcext:value-type="float">
            <text:p>3.30448151</text:p>
          </table:table-cell>
          <table:table-cell/>
          <table:table-cell table:formula="of:=[.C81]/1000" office:value-type="float" office:value="3.526" calcext:value-type="float">
            <text:p>3.526</text:p>
          </table:table-cell>
          <table:table-cell table:number-columns-repeated="17"/>
        </table:table-row>
        <table:table-row table:style-name="ro1">
          <table:table-cell table:formula="of:=[.B82]/3600" office:value-type="float" office:value="1.34194444444444" calcext:value-type="float">
            <text:p>1.3419444444</text:p>
          </table:table-cell>
          <table:table-cell office:value-type="float" office:value="4831" calcext:value-type="float">
            <text:p>4831</text:p>
          </table:table-cell>
          <table:table-cell office:value-type="float" office:value="3526" calcext:value-type="float">
            <text:p>3526</text:p>
          </table:table-cell>
          <table:table-cell office:value-type="float" office:value="2615" calcext:value-type="float">
            <text:p>2615</text:p>
          </table:table-cell>
          <table:table-cell office:value-type="float" office:value="1483" calcext:value-type="float">
            <text:p>1483</text:p>
          </table:table-cell>
          <table:table-cell office:value-type="float" office:value="3.52605104" calcext:value-type="float">
            <text:p>3.52605104</text:p>
          </table:table-cell>
          <table:table-cell office:value-type="float" office:value="3.3042345" calcext:value-type="float">
            <text:p>3.3042345</text:p>
          </table:table-cell>
          <table:table-cell/>
          <table:table-cell table:formula="of:=[.C82]/1000" office:value-type="float" office:value="3.526" calcext:value-type="float">
            <text:p>3.526</text:p>
          </table:table-cell>
          <table:table-cell table:number-columns-repeated="17"/>
        </table:table-row>
        <table:table-row table:style-name="ro1">
          <table:table-cell table:formula="of:=[.B83]/3600" office:value-type="float" office:value="1.35861111111111" calcext:value-type="float">
            <text:p>1.3586111111</text:p>
          </table:table-cell>
          <table:table-cell office:value-type="float" office:value="4891" calcext:value-type="float">
            <text:p>4891</text:p>
          </table:table-cell>
          <table:table-cell office:value-type="float" office:value="3525" calcext:value-type="float">
            <text:p>3525</text:p>
          </table:table-cell>
          <table:table-cell office:value-type="float" office:value="2614" calcext:value-type="float">
            <text:p>2614</text:p>
          </table:table-cell>
          <table:table-cell office:value-type="float" office:value="1483" calcext:value-type="float">
            <text:p>1483</text:p>
          </table:table-cell>
          <table:table-cell office:value-type="float" office:value="3.52503967" calcext:value-type="float">
            <text:p>3.52503967</text:p>
          </table:table-cell>
          <table:table-cell office:value-type="float" office:value="3.30399752" calcext:value-type="float">
            <text:p>3.30399752</text:p>
          </table:table-cell>
          <table:table-cell/>
          <table:table-cell table:formula="of:=[.C83]/1000" office:value-type="float" office:value="3.525" calcext:value-type="float">
            <text:p>3.525</text:p>
          </table:table-cell>
          <table:table-cell table:number-columns-repeated="17"/>
        </table:table-row>
        <table:table-row table:style-name="ro1">
          <table:table-cell table:formula="of:=[.B84]/3600" office:value-type="float" office:value="1.37527777777778" calcext:value-type="float">
            <text:p>1.3752777778</text:p>
          </table:table-cell>
          <table:table-cell office:value-type="float" office:value="4951" calcext:value-type="float">
            <text:p>4951</text:p>
          </table:table-cell>
          <table:table-cell office:value-type="float" office:value="3523" calcext:value-type="float">
            <text:p>3523</text:p>
          </table:table-cell>
          <table:table-cell office:value-type="float" office:value="2613" calcext:value-type="float">
            <text:p>2613</text:p>
          </table:table-cell>
          <table:table-cell office:value-type="float" office:value="1483" calcext:value-type="float">
            <text:p>1483</text:p>
          </table:table-cell>
          <table:table-cell office:value-type="float" office:value="3.5240078" calcext:value-type="float">
            <text:p>3.5240078</text:p>
          </table:table-cell>
          <table:table-cell office:value-type="float" office:value="3.30377102" calcext:value-type="float">
            <text:p>3.30377102</text:p>
          </table:table-cell>
          <table:table-cell/>
          <table:table-cell table:formula="of:=[.C84]/1000" office:value-type="float" office:value="3.523" calcext:value-type="float">
            <text:p>3.523</text:p>
          </table:table-cell>
          <table:table-cell table:number-columns-repeated="17"/>
        </table:table-row>
        <table:table-row table:style-name="ro1">
          <table:table-cell table:formula="of:=[.B85]/3600" office:value-type="float" office:value="1.39222222222222" calcext:value-type="float">
            <text:p>1.3922222222</text:p>
          </table:table-cell>
          <table:table-cell office:value-type="float" office:value="5012" calcext:value-type="float">
            <text:p>5012</text:p>
          </table:table-cell>
          <table:table-cell office:value-type="float" office:value="3523" calcext:value-type="float">
            <text:p>3523</text:p>
          </table:table-cell>
          <table:table-cell office:value-type="float" office:value="2613" calcext:value-type="float">
            <text:p>2613</text:p>
          </table:table-cell>
          <table:table-cell office:value-type="float" office:value="1483" calcext:value-type="float">
            <text:p>1483</text:p>
          </table:table-cell>
          <table:table-cell office:value-type="float" office:value="3.52307177" calcext:value-type="float">
            <text:p>3.52307177</text:p>
          </table:table-cell>
          <table:table-cell office:value-type="float" office:value="3.30350423" calcext:value-type="float">
            <text:p>3.30350423</text:p>
          </table:table-cell>
          <table:table-cell/>
          <table:table-cell table:formula="of:=[.C85]/1000" office:value-type="float" office:value="3.523" calcext:value-type="float">
            <text:p>3.523</text:p>
          </table:table-cell>
          <table:table-cell table:number-columns-repeated="17"/>
        </table:table-row>
        <table:table-row table:style-name="ro1">
          <table:table-cell table:formula="of:=[.B86]/3600" office:value-type="float" office:value="1.40888888888889" calcext:value-type="float">
            <text:p>1.4088888889</text:p>
          </table:table-cell>
          <table:table-cell office:value-type="float" office:value="5072" calcext:value-type="float">
            <text:p>5072</text:p>
          </table:table-cell>
          <table:table-cell office:value-type="float" office:value="3522" calcext:value-type="float">
            <text:p>3522</text:p>
          </table:table-cell>
          <table:table-cell office:value-type="float" office:value="2612" calcext:value-type="float">
            <text:p>2612</text:p>
          </table:table-cell>
          <table:table-cell office:value-type="float" office:value="1483" calcext:value-type="float">
            <text:p>1483</text:p>
          </table:table-cell>
          <table:table-cell office:value-type="float" office:value="3.52211761" calcext:value-type="float">
            <text:p>3.52211761</text:p>
          </table:table-cell>
          <table:table-cell office:value-type="float" office:value="3.30327773" calcext:value-type="float">
            <text:p>3.30327773</text:p>
          </table:table-cell>
          <table:table-cell/>
          <table:table-cell table:formula="of:=[.C86]/1000" office:value-type="float" office:value="3.522" calcext:value-type="float">
            <text:p>3.522</text:p>
          </table:table-cell>
          <table:table-cell table:number-columns-repeated="17"/>
        </table:table-row>
        <table:table-row table:style-name="ro1">
          <table:table-cell table:formula="of:=[.B87]/3600" office:value-type="float" office:value="1.42583333333333" calcext:value-type="float">
            <text:p>1.4258333333</text:p>
          </table:table-cell>
          <table:table-cell office:value-type="float" office:value="5133" calcext:value-type="float">
            <text:p>5133</text:p>
          </table:table-cell>
          <table:table-cell office:value-type="float" office:value="3521" calcext:value-type="float">
            <text:p>3521</text:p>
          </table:table-cell>
          <table:table-cell office:value-type="float" office:value="2611" calcext:value-type="float">
            <text:p>2611</text:p>
          </table:table-cell>
          <table:table-cell office:value-type="float" office:value="1483" calcext:value-type="float">
            <text:p>1483</text:p>
          </table:table-cell>
          <table:table-cell office:value-type="float" office:value="3.52113199" calcext:value-type="float">
            <text:p>3.52113199</text:p>
          </table:table-cell>
          <table:table-cell office:value-type="float" office:value="3.30321836" calcext:value-type="float">
            <text:p>3.30321836</text:p>
          </table:table-cell>
          <table:table-cell/>
          <table:table-cell table:formula="of:=[.C87]/1000" office:value-type="float" office:value="3.521" calcext:value-type="float">
            <text:p>3.521</text:p>
          </table:table-cell>
          <table:table-cell table:number-columns-repeated="16"/>
          <table:table-cell office:value-type="string" calcext:value-type="string">
            <text:p>$Sheet1.$E$2:$G$289</text:p>
          </table:table-cell>
        </table:table-row>
        <table:table-row table:style-name="ro1">
          <table:table-cell table:formula="of:=[.B88]/3600" office:value-type="float" office:value="1.4425" calcext:value-type="float">
            <text:p>1.4425</text:p>
          </table:table-cell>
          <table:table-cell office:value-type="float" office:value="5193" calcext:value-type="float">
            <text:p>5193</text:p>
          </table:table-cell>
          <table:table-cell office:value-type="float" office:value="3519" calcext:value-type="float">
            <text:p>3519</text:p>
          </table:table-cell>
          <table:table-cell office:value-type="float" office:value="2610" calcext:value-type="float">
            <text:p>2610</text:p>
          </table:table-cell>
          <table:table-cell office:value-type="float" office:value="1483" calcext:value-type="float">
            <text:p>1483</text:p>
          </table:table-cell>
          <table:table-cell office:value-type="float" office:value="3.52014112" calcext:value-type="float">
            <text:p>3.52014112</text:p>
          </table:table-cell>
          <table:table-cell office:value-type="float" office:value="3.30305195" calcext:value-type="float">
            <text:p>3.30305195</text:p>
          </table:table-cell>
          <table:table-cell/>
          <table:table-cell table:formula="of:=[.C88]/1000" office:value-type="float" office:value="3.519" calcext:value-type="float">
            <text:p>3.519</text:p>
          </table:table-cell>
          <table:table-cell table:number-columns-repeated="17"/>
        </table:table-row>
        <table:table-row table:style-name="ro1">
          <table:table-cell table:formula="of:=[.B89]/3600" office:value-type="float" office:value="1.45916666666667" calcext:value-type="float">
            <text:p>1.4591666667</text:p>
          </table:table-cell>
          <table:table-cell office:value-type="float" office:value="5253" calcext:value-type="float">
            <text:p>5253</text:p>
          </table:table-cell>
          <table:table-cell office:value-type="float" office:value="3518" calcext:value-type="float">
            <text:p>3518</text:p>
          </table:table-cell>
          <table:table-cell office:value-type="float" office:value="2609" calcext:value-type="float">
            <text:p>2609</text:p>
          </table:table-cell>
          <table:table-cell office:value-type="float" office:value="1483" calcext:value-type="float">
            <text:p>1483</text:p>
          </table:table-cell>
          <table:table-cell office:value-type="float" office:value="3.51911497" calcext:value-type="float">
            <text:p>3.51911497</text:p>
          </table:table-cell>
          <table:table-cell office:value-type="float" office:value="3.30301762" calcext:value-type="float">
            <text:p>3.30301762</text:p>
          </table:table-cell>
          <table:table-cell/>
          <table:table-cell table:formula="of:=[.C89]/1000" office:value-type="float" office:value="3.518" calcext:value-type="float">
            <text:p>3.518</text:p>
          </table:table-cell>
          <table:table-cell table:number-columns-repeated="17"/>
        </table:table-row>
        <table:table-row table:style-name="ro1">
          <table:table-cell table:formula="of:=[.B90]/3600" office:value-type="float" office:value="1.47611111111111" calcext:value-type="float">
            <text:p>1.4761111111</text:p>
          </table:table-cell>
          <table:table-cell office:value-type="float" office:value="5314" calcext:value-type="float">
            <text:p>5314</text:p>
          </table:table-cell>
          <table:table-cell office:value-type="float" office:value="3518" calcext:value-type="float">
            <text:p>3518</text:p>
          </table:table-cell>
          <table:table-cell office:value-type="float" office:value="2609" calcext:value-type="float">
            <text:p>2609</text:p>
          </table:table-cell>
          <table:table-cell office:value-type="float" office:value="1483" calcext:value-type="float">
            <text:p>1483</text:p>
          </table:table-cell>
          <table:table-cell office:value-type="float" office:value="3.51803041" calcext:value-type="float">
            <text:p>3.51803041</text:p>
          </table:table-cell>
          <table:table-cell office:value-type="float" office:value="3.30262923" calcext:value-type="float">
            <text:p>3.30262923</text:p>
          </table:table-cell>
          <table:table-cell/>
          <table:table-cell table:formula="of:=[.C90]/1000" office:value-type="float" office:value="3.518" calcext:value-type="float">
            <text:p>3.518</text:p>
          </table:table-cell>
          <table:table-cell table:number-columns-repeated="17"/>
        </table:table-row>
        <table:table-row table:style-name="ro1">
          <table:table-cell table:formula="of:=[.B91]/3600" office:value-type="float" office:value="1.49277777777778" calcext:value-type="float">
            <text:p>1.4927777778</text:p>
          </table:table-cell>
          <table:table-cell office:value-type="float" office:value="5374" calcext:value-type="float">
            <text:p>5374</text:p>
          </table:table-cell>
          <table:table-cell office:value-type="float" office:value="3517" calcext:value-type="float">
            <text:p>3517</text:p>
          </table:table-cell>
          <table:table-cell office:value-type="float" office:value="2608" calcext:value-type="float">
            <text:p>2608</text:p>
          </table:table-cell>
          <table:table-cell office:value-type="float" office:value="1483" calcext:value-type="float">
            <text:p>1483</text:p>
          </table:table-cell>
          <table:table-cell office:value-type="float" office:value="3.51702476" calcext:value-type="float">
            <text:p>3.51702476</text:p>
          </table:table-cell>
          <table:table-cell office:value-type="float" office:value="3.3024497" calcext:value-type="float">
            <text:p>3.3024497</text:p>
          </table:table-cell>
          <table:table-cell/>
          <table:table-cell table:formula="of:=[.C91]/1000" office:value-type="float" office:value="3.517" calcext:value-type="float">
            <text:p>3.517</text:p>
          </table:table-cell>
          <table:table-cell table:number-columns-repeated="17"/>
        </table:table-row>
        <table:table-row table:style-name="ro1">
          <table:table-cell table:formula="of:=[.B92]/3600" office:value-type="float" office:value="1.50972222222222" calcext:value-type="float">
            <text:p>1.5097222222</text:p>
          </table:table-cell>
          <table:table-cell office:value-type="float" office:value="5435" calcext:value-type="float">
            <text:p>5435</text:p>
          </table:table-cell>
          <table:table-cell office:value-type="float" office:value="3515" calcext:value-type="float">
            <text:p>3515</text:p>
          </table:table-cell>
          <table:table-cell office:value-type="float" office:value="2607" calcext:value-type="float">
            <text:p>2607</text:p>
          </table:table-cell>
          <table:table-cell office:value-type="float" office:value="1483" calcext:value-type="float">
            <text:p>1483</text:p>
          </table:table-cell>
          <table:table-cell office:value-type="float" office:value="3.51599789" calcext:value-type="float">
            <text:p>3.51599789</text:p>
          </table:table-cell>
          <table:table-cell office:value-type="float" office:value="3.30232978" calcext:value-type="float">
            <text:p>3.30232978</text:p>
          </table:table-cell>
          <table:table-cell/>
          <table:table-cell table:formula="of:=[.C92]/1000" office:value-type="float" office:value="3.515" calcext:value-type="float">
            <text:p>3.515</text:p>
          </table:table-cell>
          <table:table-cell table:number-columns-repeated="17"/>
        </table:table-row>
        <table:table-row table:style-name="ro1">
          <table:table-cell table:formula="of:=[.B93]/3600" office:value-type="float" office:value="1.52638888888889" calcext:value-type="float">
            <text:p>1.5263888889</text:p>
          </table:table-cell>
          <table:table-cell office:value-type="float" office:value="5495" calcext:value-type="float">
            <text:p>5495</text:p>
          </table:table-cell>
          <table:table-cell office:value-type="float" office:value="3516" calcext:value-type="float">
            <text:p>3516</text:p>
          </table:table-cell>
          <table:table-cell office:value-type="float" office:value="2606" calcext:value-type="float">
            <text:p>2606</text:p>
          </table:table-cell>
          <table:table-cell office:value-type="float" office:value="1482" calcext:value-type="float">
            <text:p>1482</text:p>
          </table:table-cell>
          <table:table-cell office:value-type="float" office:value="3.51502395" calcext:value-type="float">
            <text:p>3.51502395</text:p>
          </table:table-cell>
          <table:table-cell office:value-type="float" office:value="3.30180621" calcext:value-type="float">
            <text:p>3.30180621</text:p>
          </table:table-cell>
          <table:table-cell/>
          <table:table-cell table:formula="of:=[.C93]/1000" office:value-type="float" office:value="3.516" calcext:value-type="float">
            <text:p>3.516</text:p>
          </table:table-cell>
          <table:table-cell table:number-columns-repeated="17"/>
        </table:table-row>
        <table:table-row table:style-name="ro1">
          <table:table-cell table:formula="of:=[.B94]/3600" office:value-type="float" office:value="1.54305555555556" calcext:value-type="float">
            <text:p>1.5430555556</text:p>
          </table:table-cell>
          <table:table-cell office:value-type="float" office:value="5555" calcext:value-type="float">
            <text:p>5555</text:p>
          </table:table-cell>
          <table:table-cell office:value-type="float" office:value="3514" calcext:value-type="float">
            <text:p>3514</text:p>
          </table:table-cell>
          <table:table-cell office:value-type="float" office:value="2606" calcext:value-type="float">
            <text:p>2606</text:p>
          </table:table-cell>
          <table:table-cell office:value-type="float" office:value="1483" calcext:value-type="float">
            <text:p>1483</text:p>
          </table:table-cell>
          <table:table-cell office:value-type="float" office:value="3.51389408" calcext:value-type="float">
            <text:p>3.51389408</text:p>
          </table:table-cell>
          <table:table-cell office:value-type="float" office:value="3.3015902" calcext:value-type="float">
            <text:p>3.3015902</text:p>
          </table:table-cell>
          <table:table-cell/>
          <table:table-cell table:formula="of:=[.C94]/1000" office:value-type="float" office:value="3.514" calcext:value-type="float">
            <text:p>3.514</text:p>
          </table:table-cell>
          <table:table-cell table:number-columns-repeated="17"/>
        </table:table-row>
        <table:table-row table:style-name="ro1">
          <table:table-cell table:formula="of:=[.B95]/3600" office:value-type="float" office:value="1.56" calcext:value-type="float">
            <text:p>1.56</text:p>
          </table:table-cell>
          <table:table-cell office:value-type="float" office:value="5616" calcext:value-type="float">
            <text:p>5616</text:p>
          </table:table-cell>
          <table:table-cell office:value-type="float" office:value="3513" calcext:value-type="float">
            <text:p>3513</text:p>
          </table:table-cell>
          <table:table-cell office:value-type="float" office:value="2605" calcext:value-type="float">
            <text:p>2605</text:p>
          </table:table-cell>
          <table:table-cell office:value-type="float" office:value="1483" calcext:value-type="float">
            <text:p>1483</text:p>
          </table:table-cell>
          <table:table-cell office:value-type="float" office:value="3.51280642" calcext:value-type="float">
            <text:p>3.51280642</text:p>
          </table:table-cell>
          <table:table-cell office:value-type="float" office:value="3.30158925" calcext:value-type="float">
            <text:p>3.30158925</text:p>
          </table:table-cell>
          <table:table-cell/>
          <table:table-cell table:formula="of:=[.C95]/1000" office:value-type="float" office:value="3.513" calcext:value-type="float">
            <text:p>3.513</text:p>
          </table:table-cell>
          <table:table-cell table:number-columns-repeated="17"/>
        </table:table-row>
        <table:table-row table:style-name="ro1">
          <table:table-cell table:formula="of:=[.B96]/3600" office:value-type="float" office:value="1.57666666666667" calcext:value-type="float">
            <text:p>1.5766666667</text:p>
          </table:table-cell>
          <table:table-cell office:value-type="float" office:value="5676" calcext:value-type="float">
            <text:p>5676</text:p>
          </table:table-cell>
          <table:table-cell office:value-type="float" office:value="3513" calcext:value-type="float">
            <text:p>3513</text:p>
          </table:table-cell>
          <table:table-cell office:value-type="float" office:value="2605" calcext:value-type="float">
            <text:p>2605</text:p>
          </table:table-cell>
          <table:table-cell office:value-type="float" office:value="1483" calcext:value-type="float">
            <text:p>1483</text:p>
          </table:table-cell>
          <table:table-cell office:value-type="float" office:value="3.51159954" calcext:value-type="float">
            <text:p>3.51159954</text:p>
          </table:table-cell>
          <table:table-cell office:value-type="float" office:value="3.30143332" calcext:value-type="float">
            <text:p>3.30143332</text:p>
          </table:table-cell>
          <table:table-cell/>
          <table:table-cell table:formula="of:=[.C96]/1000" office:value-type="float" office:value="3.513" calcext:value-type="float">
            <text:p>3.513</text:p>
          </table:table-cell>
          <table:table-cell table:number-columns-repeated="17"/>
        </table:table-row>
        <table:table-row table:style-name="ro1">
          <table:table-cell table:formula="of:=[.B97]/3600" office:value-type="float" office:value="1.59333333333333" calcext:value-type="float">
            <text:p>1.5933333333</text:p>
          </table:table-cell>
          <table:table-cell office:value-type="float" office:value="5736" calcext:value-type="float">
            <text:p>5736</text:p>
          </table:table-cell>
          <table:table-cell office:value-type="float" office:value="3511" calcext:value-type="float">
            <text:p>3511</text:p>
          </table:table-cell>
          <table:table-cell office:value-type="float" office:value="2604" calcext:value-type="float">
            <text:p>2604</text:p>
          </table:table-cell>
          <table:table-cell office:value-type="float" office:value="1483" calcext:value-type="float">
            <text:p>1483</text:p>
          </table:table-cell>
          <table:table-cell office:value-type="float" office:value="3.51058245" calcext:value-type="float">
            <text:p>3.51058245</text:p>
          </table:table-cell>
          <table:table-cell office:value-type="float" office:value="3.30114675" calcext:value-type="float">
            <text:p>3.30114675</text:p>
          </table:table-cell>
          <table:table-cell/>
          <table:table-cell table:formula="of:=[.C97]/1000" office:value-type="float" office:value="3.511" calcext:value-type="float">
            <text:p>3.511</text:p>
          </table:table-cell>
          <table:table-cell table:number-columns-repeated="17"/>
        </table:table-row>
        <table:table-row table:style-name="ro1">
          <table:table-cell table:formula="of:=[.B98]/3600" office:value-type="float" office:value="1.61027777777778" calcext:value-type="float">
            <text:p>1.6102777778</text:p>
          </table:table-cell>
          <table:table-cell office:value-type="float" office:value="5797" calcext:value-type="float">
            <text:p>5797</text:p>
          </table:table-cell>
          <table:table-cell office:value-type="float" office:value="3510" calcext:value-type="float">
            <text:p>3510</text:p>
          </table:table-cell>
          <table:table-cell office:value-type="float" office:value="2603" calcext:value-type="float">
            <text:p>2603</text:p>
          </table:table-cell>
          <table:table-cell office:value-type="float" office:value="1483" calcext:value-type="float">
            <text:p>1483</text:p>
          </table:table-cell>
          <table:table-cell office:value-type="float" office:value="3.50952482" calcext:value-type="float">
            <text:p>3.50952482</text:p>
          </table:table-cell>
          <table:table-cell office:value-type="float" office:value="3.30094123" calcext:value-type="float">
            <text:p>3.30094123</text:p>
          </table:table-cell>
          <table:table-cell/>
          <table:table-cell table:formula="of:=[.C98]/1000" office:value-type="float" office:value="3.51" calcext:value-type="float">
            <text:p>3.51</text:p>
          </table:table-cell>
          <table:table-cell table:number-columns-repeated="17"/>
        </table:table-row>
        <table:table-row table:style-name="ro1">
          <table:table-cell table:formula="of:=[.B99]/3600" office:value-type="float" office:value="1.62694444444444" calcext:value-type="float">
            <text:p>1.6269444444</text:p>
          </table:table-cell>
          <table:table-cell office:value-type="float" office:value="5857" calcext:value-type="float">
            <text:p>5857</text:p>
          </table:table-cell>
          <table:table-cell office:value-type="float" office:value="3509" calcext:value-type="float">
            <text:p>3509</text:p>
          </table:table-cell>
          <table:table-cell office:value-type="float" office:value="2602" calcext:value-type="float">
            <text:p>2602</text:p>
          </table:table-cell>
          <table:table-cell office:value-type="float" office:value="1483" calcext:value-type="float">
            <text:p>1483</text:p>
          </table:table-cell>
          <table:table-cell office:value-type="float" office:value="3.50842428" calcext:value-type="float">
            <text:p>3.50842428</text:p>
          </table:table-cell>
          <table:table-cell office:value-type="float" office:value="3.30064178" calcext:value-type="float">
            <text:p>3.30064178</text:p>
          </table:table-cell>
          <table:table-cell/>
          <table:table-cell table:formula="of:=[.C99]/1000" office:value-type="float" office:value="3.509" calcext:value-type="float">
            <text:p>3.509</text:p>
          </table:table-cell>
          <table:table-cell table:number-columns-repeated="17"/>
        </table:table-row>
        <table:table-row table:style-name="ro1">
          <table:table-cell table:formula="of:=[.B100]/3600" office:value-type="float" office:value="1.64388888888889" calcext:value-type="float">
            <text:p>1.6438888889</text:p>
          </table:table-cell>
          <table:table-cell office:value-type="float" office:value="5918" calcext:value-type="float">
            <text:p>5918</text:p>
          </table:table-cell>
          <table:table-cell office:value-type="float" office:value="3507" calcext:value-type="float">
            <text:p>3507</text:p>
          </table:table-cell>
          <table:table-cell office:value-type="float" office:value="2601" calcext:value-type="float">
            <text:p>2601</text:p>
          </table:table-cell>
          <table:table-cell office:value-type="float" office:value="1483" calcext:value-type="float">
            <text:p>1483</text:p>
          </table:table-cell>
          <table:table-cell office:value-type="float" office:value="3.5073607" calcext:value-type="float">
            <text:p>3.5073607</text:p>
          </table:table-cell>
          <table:table-cell office:value-type="float" office:value="3.30044317" calcext:value-type="float">
            <text:p>3.30044317</text:p>
          </table:table-cell>
          <table:table-cell/>
          <table:table-cell table:formula="of:=[.C100]/1000" office:value-type="float" office:value="3.507" calcext:value-type="float">
            <text:p>3.507</text:p>
          </table:table-cell>
          <table:table-cell table:number-columns-repeated="17"/>
        </table:table-row>
        <table:table-row table:style-name="ro1">
          <table:table-cell table:formula="of:=[.B101]/3600" office:value-type="float" office:value="1.66055555555556" calcext:value-type="float">
            <text:p>1.6605555556</text:p>
          </table:table-cell>
          <table:table-cell office:value-type="float" office:value="5978" calcext:value-type="float">
            <text:p>5978</text:p>
          </table:table-cell>
          <table:table-cell office:value-type="float" office:value="3507" calcext:value-type="float">
            <text:p>3507</text:p>
          </table:table-cell>
          <table:table-cell office:value-type="float" office:value="2601" calcext:value-type="float">
            <text:p>2601</text:p>
          </table:table-cell>
          <table:table-cell office:value-type="float" office:value="1483" calcext:value-type="float">
            <text:p>1483</text:p>
          </table:table-cell>
          <table:table-cell office:value-type="float" office:value="3.50634933" calcext:value-type="float">
            <text:p>3.50634933</text:p>
          </table:table-cell>
          <table:table-cell office:value-type="float" office:value="3.30011535" calcext:value-type="float">
            <text:p>3.30011535</text:p>
          </table:table-cell>
          <table:table-cell/>
          <table:table-cell table:formula="of:=[.C101]/1000" office:value-type="float" office:value="3.507" calcext:value-type="float">
            <text:p>3.507</text:p>
          </table:table-cell>
          <table:table-cell table:number-columns-repeated="17"/>
        </table:table-row>
        <table:table-row table:style-name="ro1">
          <table:table-cell table:formula="of:=[.B102]/3600" office:value-type="float" office:value="1.67722222222222" calcext:value-type="float">
            <text:p>1.6772222222</text:p>
          </table:table-cell>
          <table:table-cell office:value-type="float" office:value="6038" calcext:value-type="float">
            <text:p>6038</text:p>
          </table:table-cell>
          <table:table-cell office:value-type="float" office:value="3506" calcext:value-type="float">
            <text:p>3506</text:p>
          </table:table-cell>
          <table:table-cell office:value-type="float" office:value="2600" calcext:value-type="float">
            <text:p>2600</text:p>
          </table:table-cell>
          <table:table-cell office:value-type="float" office:value="1483" calcext:value-type="float">
            <text:p>1483</text:p>
          </table:table-cell>
          <table:table-cell office:value-type="float" office:value="3.50528097" calcext:value-type="float">
            <text:p>3.50528097</text:p>
          </table:table-cell>
          <table:table-cell office:value-type="float" office:value="3.29980755" calcext:value-type="float">
            <text:p>3.29980755</text:p>
          </table:table-cell>
          <table:table-cell/>
          <table:table-cell table:formula="of:=[.C102]/1000" office:value-type="float" office:value="3.506" calcext:value-type="float">
            <text:p>3.506</text:p>
          </table:table-cell>
          <table:table-cell table:number-columns-repeated="17"/>
        </table:table-row>
        <table:table-row table:style-name="ro1">
          <table:table-cell table:formula="of:=[.B103]/3600" office:value-type="float" office:value="1.69416666666667" calcext:value-type="float">
            <text:p>1.6941666667</text:p>
          </table:table-cell>
          <table:table-cell office:value-type="float" office:value="6099" calcext:value-type="float">
            <text:p>6099</text:p>
          </table:table-cell>
          <table:table-cell office:value-type="float" office:value="3505" calcext:value-type="float">
            <text:p>3505</text:p>
          </table:table-cell>
          <table:table-cell office:value-type="float" office:value="2599" calcext:value-type="float">
            <text:p>2599</text:p>
          </table:table-cell>
          <table:table-cell office:value-type="float" office:value="1483" calcext:value-type="float">
            <text:p>1483</text:p>
          </table:table-cell>
          <table:table-cell office:value-type="float" office:value="3.50419784" calcext:value-type="float">
            <text:p>3.50419784</text:p>
          </table:table-cell>
          <table:table-cell office:value-type="float" office:value="3.29943037" calcext:value-type="float">
            <text:p>3.29943037</text:p>
          </table:table-cell>
          <table:table-cell/>
          <table:table-cell table:formula="of:=[.C103]/1000" office:value-type="float" office:value="3.505" calcext:value-type="float">
            <text:p>3.505</text:p>
          </table:table-cell>
          <table:table-cell table:number-columns-repeated="17"/>
        </table:table-row>
        <table:table-row table:style-name="ro1">
          <table:table-cell table:formula="of:=[.B104]/3600" office:value-type="float" office:value="1.71083333333333" calcext:value-type="float">
            <text:p>1.7108333333</text:p>
          </table:table-cell>
          <table:table-cell office:value-type="float" office:value="6159" calcext:value-type="float">
            <text:p>6159</text:p>
          </table:table-cell>
          <table:table-cell office:value-type="float" office:value="3503" calcext:value-type="float">
            <text:p>3503</text:p>
          </table:table-cell>
          <table:table-cell office:value-type="float" office:value="2598" calcext:value-type="float">
            <text:p>2598</text:p>
          </table:table-cell>
          <table:table-cell office:value-type="float" office:value="1483" calcext:value-type="float">
            <text:p>1483</text:p>
          </table:table-cell>
          <table:table-cell office:value-type="float" office:value="3.50290012" calcext:value-type="float">
            <text:p>3.50290012</text:p>
          </table:table-cell>
          <table:table-cell office:value-type="float" office:value="3.29884744" calcext:value-type="float">
            <text:p>3.29884744</text:p>
          </table:table-cell>
          <table:table-cell/>
          <table:table-cell table:formula="of:=[.C104]/1000" office:value-type="float" office:value="3.503" calcext:value-type="float">
            <text:p>3.503</text:p>
          </table:table-cell>
          <table:table-cell table:number-columns-repeated="17"/>
        </table:table-row>
        <table:table-row table:style-name="ro1">
          <table:table-cell table:formula="of:=[.B105]/3600" office:value-type="float" office:value="1.7275" calcext:value-type="float">
            <text:p>1.7275</text:p>
          </table:table-cell>
          <table:table-cell office:value-type="float" office:value="6219" calcext:value-type="float">
            <text:p>6219</text:p>
          </table:table-cell>
          <table:table-cell office:value-type="float" office:value="3502" calcext:value-type="float">
            <text:p>3502</text:p>
          </table:table-cell>
          <table:table-cell office:value-type="float" office:value="2597" calcext:value-type="float">
            <text:p>2597</text:p>
          </table:table-cell>
          <table:table-cell office:value-type="float" office:value="1483" calcext:value-type="float">
            <text:p>1483</text:p>
          </table:table-cell>
          <table:table-cell office:value-type="float" office:value="3.50178504" calcext:value-type="float">
            <text:p>3.50178504</text:p>
          </table:table-cell>
          <table:table-cell office:value-type="float" office:value="3.29850435" calcext:value-type="float">
            <text:p>3.29850435</text:p>
          </table:table-cell>
          <table:table-cell/>
          <table:table-cell table:formula="of:=[.C105]/1000" office:value-type="float" office:value="3.502" calcext:value-type="float">
            <text:p>3.502</text:p>
          </table:table-cell>
          <table:table-cell table:number-columns-repeated="17"/>
        </table:table-row>
        <table:table-row table:style-name="ro1">
          <table:table-cell table:formula="of:=[.B106]/3600" office:value-type="float" office:value="1.74444444444444" calcext:value-type="float">
            <text:p>1.7444444444</text:p>
          </table:table-cell>
          <table:table-cell office:value-type="float" office:value="6280" calcext:value-type="float">
            <text:p>6280</text:p>
          </table:table-cell>
          <table:table-cell office:value-type="float" office:value="3502" calcext:value-type="float">
            <text:p>3502</text:p>
          </table:table-cell>
          <table:table-cell office:value-type="float" office:value="2597" calcext:value-type="float">
            <text:p>2597</text:p>
          </table:table-cell>
          <table:table-cell office:value-type="float" office:value="1483" calcext:value-type="float">
            <text:p>1483</text:p>
          </table:table-cell>
          <table:table-cell office:value-type="float" office:value="3.50073886" calcext:value-type="float">
            <text:p>3.50073886</text:p>
          </table:table-cell>
          <table:table-cell office:value-type="float" office:value="3.29843593" calcext:value-type="float">
            <text:p>3.29843593</text:p>
          </table:table-cell>
          <table:table-cell/>
          <table:table-cell table:formula="of:=[.C106]/1000" office:value-type="float" office:value="3.502" calcext:value-type="float">
            <text:p>3.502</text:p>
          </table:table-cell>
          <table:table-cell table:number-columns-repeated="17"/>
        </table:table-row>
        <table:table-row table:style-name="ro1">
          <table:table-cell table:style-name="ce1" table:formula="of:=[.B107]/3600" office:value-type="float" office:value="1.76111111111111" calcext:value-type="float">
            <text:p>1.7611111111</text:p>
          </table:table-cell>
          <table:table-cell table:style-name="ce1" office:value-type="float" office:value="6340" calcext:value-type="float">
            <text:p>6340</text:p>
          </table:table-cell>
          <table:table-cell table:style-name="ce1" office:value-type="float" office:value="3501" calcext:value-type="float">
            <text:p>3501</text:p>
          </table:table-cell>
          <table:table-cell table:style-name="ce1" office:value-type="float" office:value="2596" calcext:value-type="float">
            <text:p>2596</text:p>
          </table:table-cell>
          <table:table-cell table:style-name="ce1" office:value-type="float" office:value="1483" calcext:value-type="float">
            <text:p>1483</text:p>
          </table:table-cell>
          <table:table-cell table:style-name="ce1" office:value-type="float" office:value="3.49969244" calcext:value-type="float">
            <text:p>3.49969244</text:p>
          </table:table-cell>
          <table:table-cell table:style-name="ce1" office:value-type="float" office:value="3.29812956" calcext:value-type="float">
            <text:p>3.29812956</text:p>
          </table:table-cell>
          <table:table-cell table:style-name="ce1"/>
          <table:table-cell table:style-name="ce1" table:formula="of:=[.C107]/1000" office:value-type="float" office:value="3.501" calcext:value-type="float">
            <text:p>3.501</text:p>
          </table:table-cell>
          <table:table-cell table:number-columns-repeated="17"/>
        </table:table-row>
        <table:table-row table:style-name="ro1">
          <table:table-cell table:formula="of:=[.B108]/3600" office:value-type="float" office:value="1.77805555555556" calcext:value-type="float">
            <text:p>1.7780555556</text:p>
          </table:table-cell>
          <table:table-cell office:value-type="float" office:value="6401" calcext:value-type="float">
            <text:p>6401</text:p>
          </table:table-cell>
          <table:table-cell office:value-type="float" office:value="3499" calcext:value-type="float">
            <text:p>3499</text:p>
          </table:table-cell>
          <table:table-cell office:value-type="float" office:value="2595" calcext:value-type="float">
            <text:p>2595</text:p>
          </table:table-cell>
          <table:table-cell office:value-type="float" office:value="1483" calcext:value-type="float">
            <text:p>1483</text:p>
          </table:table-cell>
          <table:table-cell office:value-type="float" office:value="3.49859357" calcext:value-type="float">
            <text:p>3.49859357</text:p>
          </table:table-cell>
          <table:table-cell office:value-type="float" office:value="3.29763031" calcext:value-type="float">
            <text:p>3.29763031</text:p>
          </table:table-cell>
          <table:table-cell/>
          <table:table-cell table:formula="of:=[.C108]/1000" office:value-type="float" office:value="3.499" calcext:value-type="float">
            <text:p>3.499</text:p>
          </table:table-cell>
          <table:table-cell table:number-columns-repeated="17"/>
        </table:table-row>
        <table:table-row table:style-name="ro1">
          <table:table-cell table:formula="of:=[.B109]/3600" office:value-type="float" office:value="1.79472222222222" calcext:value-type="float">
            <text:p>1.7947222222</text:p>
          </table:table-cell>
          <table:table-cell office:value-type="float" office:value="6461" calcext:value-type="float">
            <text:p>6461</text:p>
          </table:table-cell>
          <table:table-cell office:value-type="float" office:value="3501" calcext:value-type="float">
            <text:p>3501</text:p>
          </table:table-cell>
          <table:table-cell office:value-type="float" office:value="2596" calcext:value-type="float">
            <text:p>2596</text:p>
          </table:table-cell>
          <table:table-cell office:value-type="float" office:value="1483" calcext:value-type="float">
            <text:p>1483</text:p>
          </table:table-cell>
          <table:table-cell office:value-type="float" office:value="3.49755287" calcext:value-type="float">
            <text:p>3.49755287</text:p>
          </table:table-cell>
          <table:table-cell office:value-type="float" office:value="3.29733658" calcext:value-type="float">
            <text:p>3.29733658</text:p>
          </table:table-cell>
          <table:table-cell/>
          <table:table-cell table:formula="of:=[.C109]/1000" office:value-type="float" office:value="3.501" calcext:value-type="float">
            <text:p>3.501</text:p>
          </table:table-cell>
          <table:table-cell table:number-columns-repeated="17"/>
        </table:table-row>
        <table:table-row table:style-name="ro1">
          <table:table-cell table:formula="of:=[.B110]/3600" office:value-type="float" office:value="1.81138888888889" calcext:value-type="float">
            <text:p>1.8113888889</text:p>
          </table:table-cell>
          <table:table-cell office:value-type="float" office:value="6521" calcext:value-type="float">
            <text:p>6521</text:p>
          </table:table-cell>
          <table:table-cell office:value-type="float" office:value="3499" calcext:value-type="float">
            <text:p>3499</text:p>
          </table:table-cell>
          <table:table-cell office:value-type="float" office:value="2595" calcext:value-type="float">
            <text:p>2595</text:p>
          </table:table-cell>
          <table:table-cell office:value-type="float" office:value="1483" calcext:value-type="float">
            <text:p>1483</text:p>
          </table:table-cell>
          <table:table-cell office:value-type="float" office:value="3.4963932" calcext:value-type="float">
            <text:p>3.4963932</text:p>
          </table:table-cell>
          <table:table-cell office:value-type="float" office:value="3.29707193" calcext:value-type="float">
            <text:p>3.29707193</text:p>
          </table:table-cell>
          <table:table-cell/>
          <table:table-cell table:formula="of:=[.C110]/1000" office:value-type="float" office:value="3.499" calcext:value-type="float">
            <text:p>3.499</text:p>
          </table:table-cell>
          <table:table-cell table:number-columns-repeated="17"/>
        </table:table-row>
        <table:table-row table:style-name="ro1">
          <table:table-cell table:formula="of:=[.B111]/3600" office:value-type="float" office:value="1.82833333333333" calcext:value-type="float">
            <text:p>1.8283333333</text:p>
          </table:table-cell>
          <table:table-cell office:value-type="float" office:value="6582" calcext:value-type="float">
            <text:p>6582</text:p>
          </table:table-cell>
          <table:table-cell office:value-type="float" office:value="3499" calcext:value-type="float">
            <text:p>3499</text:p>
          </table:table-cell>
          <table:table-cell office:value-type="float" office:value="2595" calcext:value-type="float">
            <text:p>2595</text:p>
          </table:table-cell>
          <table:table-cell office:value-type="float" office:value="1483" calcext:value-type="float">
            <text:p>1483</text:p>
          </table:table-cell>
          <table:table-cell office:value-type="float" office:value="3.49522805" calcext:value-type="float">
            <text:p>3.49522805</text:p>
          </table:table-cell>
          <table:table-cell office:value-type="float" office:value="3.29667139" calcext:value-type="float">
            <text:p>3.29667139</text:p>
          </table:table-cell>
          <table:table-cell/>
          <table:table-cell table:formula="of:=[.C111]/1000" office:value-type="float" office:value="3.499" calcext:value-type="float">
            <text:p>3.499</text:p>
          </table:table-cell>
          <table:table-cell table:number-columns-repeated="17"/>
        </table:table-row>
        <table:table-row table:style-name="ro1">
          <table:table-cell table:formula="of:=[.B112]/3600" office:value-type="float" office:value="1.845" calcext:value-type="float">
            <text:p>1.845</text:p>
          </table:table-cell>
          <table:table-cell office:value-type="float" office:value="6642" calcext:value-type="float">
            <text:p>6642</text:p>
          </table:table-cell>
          <table:table-cell office:value-type="float" office:value="3498" calcext:value-type="float">
            <text:p>3498</text:p>
          </table:table-cell>
          <table:table-cell office:value-type="float" office:value="2594" calcext:value-type="float">
            <text:p>2594</text:p>
          </table:table-cell>
          <table:table-cell office:value-type="float" office:value="1483" calcext:value-type="float">
            <text:p>1483</text:p>
          </table:table-cell>
          <table:table-cell office:value-type="float" office:value="3.49416661" calcext:value-type="float">
            <text:p>3.49416661</text:p>
          </table:table-cell>
          <table:table-cell office:value-type="float" office:value="3.2962656" calcext:value-type="float">
            <text:p>3.2962656</text:p>
          </table:table-cell>
          <table:table-cell/>
          <table:table-cell table:formula="of:=[.C112]/1000" office:value-type="float" office:value="3.498" calcext:value-type="float">
            <text:p>3.498</text:p>
          </table:table-cell>
          <table:table-cell table:number-columns-repeated="17"/>
        </table:table-row>
        <table:table-row table:style-name="ro1">
          <table:table-cell table:formula="of:=[.B113]/3600" office:value-type="float" office:value="1.86194444444444" calcext:value-type="float">
            <text:p>1.8619444444</text:p>
          </table:table-cell>
          <table:table-cell office:value-type="float" office:value="6703" calcext:value-type="float">
            <text:p>6703</text:p>
          </table:table-cell>
          <table:table-cell office:value-type="float" office:value="3496" calcext:value-type="float">
            <text:p>3496</text:p>
          </table:table-cell>
          <table:table-cell office:value-type="float" office:value="2593" calcext:value-type="float">
            <text:p>2593</text:p>
          </table:table-cell>
          <table:table-cell office:value-type="float" office:value="1483" calcext:value-type="float">
            <text:p>1483</text:p>
          </table:table-cell>
          <table:table-cell office:value-type="float" office:value="3.49313688" calcext:value-type="float">
            <text:p>3.49313688</text:p>
          </table:table-cell>
          <table:table-cell office:value-type="float" office:value="3.29590893" calcext:value-type="float">
            <text:p>3.29590893</text:p>
          </table:table-cell>
          <table:table-cell/>
          <table:table-cell table:formula="of:=[.C113]/1000" office:value-type="float" office:value="3.496" calcext:value-type="float">
            <text:p>3.496</text:p>
          </table:table-cell>
          <table:table-cell table:number-columns-repeated="17"/>
        </table:table-row>
        <table:table-row table:style-name="ro1">
          <table:table-cell table:formula="of:=[.B114]/3600" office:value-type="float" office:value="1.87861111111111" calcext:value-type="float">
            <text:p>1.8786111111</text:p>
          </table:table-cell>
          <table:table-cell office:value-type="float" office:value="6763" calcext:value-type="float">
            <text:p>6763</text:p>
          </table:table-cell>
          <table:table-cell office:value-type="float" office:value="3496" calcext:value-type="float">
            <text:p>3496</text:p>
          </table:table-cell>
          <table:table-cell office:value-type="float" office:value="2593" calcext:value-type="float">
            <text:p>2593</text:p>
          </table:table-cell>
          <table:table-cell office:value-type="float" office:value="1483" calcext:value-type="float">
            <text:p>1483</text:p>
          </table:table-cell>
          <table:table-cell office:value-type="float" office:value="3.49209213" calcext:value-type="float">
            <text:p>3.49209213</text:p>
          </table:table-cell>
          <table:table-cell office:value-type="float" office:value="3.29568577" calcext:value-type="float">
            <text:p>3.29568577</text:p>
          </table:table-cell>
          <table:table-cell/>
          <table:table-cell table:formula="of:=[.C114]/1000" office:value-type="float" office:value="3.496" calcext:value-type="float">
            <text:p>3.496</text:p>
          </table:table-cell>
          <table:table-cell table:number-columns-repeated="17"/>
        </table:table-row>
        <table:table-row table:style-name="ro1">
          <table:table-cell table:formula="of:=[.B115]/3600" office:value-type="float" office:value="1.89527777777778" calcext:value-type="float">
            <text:p>1.8952777778</text:p>
          </table:table-cell>
          <table:table-cell office:value-type="float" office:value="6823" calcext:value-type="float">
            <text:p>6823</text:p>
          </table:table-cell>
          <table:table-cell office:value-type="float" office:value="3495" calcext:value-type="float">
            <text:p>3495</text:p>
          </table:table-cell>
          <table:table-cell office:value-type="float" office:value="2592" calcext:value-type="float">
            <text:p>2592</text:p>
          </table:table-cell>
          <table:table-cell office:value-type="float" office:value="1483" calcext:value-type="float">
            <text:p>1483</text:p>
          </table:table-cell>
          <table:table-cell office:value-type="float" office:value="3.49088001" calcext:value-type="float">
            <text:p>3.49088001</text:p>
          </table:table-cell>
          <table:table-cell office:value-type="float" office:value="3.2954669" calcext:value-type="float">
            <text:p>3.2954669</text:p>
          </table:table-cell>
          <table:table-cell/>
          <table:table-cell table:formula="of:=[.C115]/1000" office:value-type="float" office:value="3.495" calcext:value-type="float">
            <text:p>3.495</text:p>
          </table:table-cell>
          <table:table-cell table:number-columns-repeated="17"/>
        </table:table-row>
        <table:table-row table:style-name="ro1">
          <table:table-cell table:formula="of:=[.B116]/3600" office:value-type="float" office:value="1.91222222222222" calcext:value-type="float">
            <text:p>1.9122222222</text:p>
          </table:table-cell>
          <table:table-cell office:value-type="float" office:value="6884" calcext:value-type="float">
            <text:p>6884</text:p>
          </table:table-cell>
          <table:table-cell office:value-type="float" office:value="3495" calcext:value-type="float">
            <text:p>3495</text:p>
          </table:table-cell>
          <table:table-cell office:value-type="float" office:value="2592" calcext:value-type="float">
            <text:p>2592</text:p>
          </table:table-cell>
          <table:table-cell office:value-type="float" office:value="1483" calcext:value-type="float">
            <text:p>1483</text:p>
          </table:table-cell>
          <table:table-cell office:value-type="float" office:value="3.48975611" calcext:value-type="float">
            <text:p>3.48975611</text:p>
          </table:table-cell>
          <table:table-cell office:value-type="float" office:value="3.29508948" calcext:value-type="float">
            <text:p>3.29508948</text:p>
          </table:table-cell>
          <table:table-cell/>
          <table:table-cell table:formula="of:=[.C116]/1000" office:value-type="float" office:value="3.495" calcext:value-type="float">
            <text:p>3.495</text:p>
          </table:table-cell>
          <table:table-cell table:number-columns-repeated="17"/>
        </table:table-row>
        <table:table-row table:style-name="ro1">
          <table:table-cell table:formula="of:=[.B117]/3600" office:value-type="float" office:value="1.92888888888889" calcext:value-type="float">
            <text:p>1.9288888889</text:p>
          </table:table-cell>
          <table:table-cell office:value-type="float" office:value="6944" calcext:value-type="float">
            <text:p>6944</text:p>
          </table:table-cell>
          <table:table-cell office:value-type="float" office:value="3494" calcext:value-type="float">
            <text:p>3494</text:p>
          </table:table-cell>
          <table:table-cell office:value-type="float" office:value="2591" calcext:value-type="float">
            <text:p>2591</text:p>
          </table:table-cell>
          <table:table-cell office:value-type="float" office:value="1483" calcext:value-type="float">
            <text:p>1483</text:p>
          </table:table-cell>
          <table:table-cell office:value-type="float" office:value="3.48859668" calcext:value-type="float">
            <text:p>3.48859668</text:p>
          </table:table-cell>
          <table:table-cell office:value-type="float" office:value="3.29477549" calcext:value-type="float">
            <text:p>3.29477549</text:p>
          </table:table-cell>
          <table:table-cell/>
          <table:table-cell table:formula="of:=[.C117]/1000" office:value-type="float" office:value="3.494" calcext:value-type="float">
            <text:p>3.494</text:p>
          </table:table-cell>
          <table:table-cell table:number-columns-repeated="17"/>
        </table:table-row>
        <table:table-row table:style-name="ro1">
          <table:table-cell table:formula="of:=[.B118]/3600" office:value-type="float" office:value="1.94583333333333" calcext:value-type="float">
            <text:p>1.9458333333</text:p>
          </table:table-cell>
          <table:table-cell office:value-type="float" office:value="7005" calcext:value-type="float">
            <text:p>7005</text:p>
          </table:table-cell>
          <table:table-cell office:value-type="float" office:value="3492" calcext:value-type="float">
            <text:p>3492</text:p>
          </table:table-cell>
          <table:table-cell office:value-type="float" office:value="2590" calcext:value-type="float">
            <text:p>2590</text:p>
          </table:table-cell>
          <table:table-cell office:value-type="float" office:value="1483" calcext:value-type="float">
            <text:p>1483</text:p>
          </table:table-cell>
          <table:table-cell office:value-type="float" office:value="3.48757553" calcext:value-type="float">
            <text:p>3.48757553</text:p>
          </table:table-cell>
          <table:table-cell office:value-type="float" office:value="3.2945745" calcext:value-type="float">
            <text:p>3.2945745</text:p>
          </table:table-cell>
          <table:table-cell/>
          <table:table-cell table:formula="of:=[.C118]/1000" office:value-type="float" office:value="3.492" calcext:value-type="float">
            <text:p>3.492</text:p>
          </table:table-cell>
          <table:table-cell table:number-columns-repeated="17"/>
        </table:table-row>
        <table:table-row table:style-name="ro1">
          <table:table-cell table:formula="of:=[.B119]/3600" office:value-type="float" office:value="1.9625" calcext:value-type="float">
            <text:p>1.9625</text:p>
          </table:table-cell>
          <table:table-cell office:value-type="float" office:value="7065" calcext:value-type="float">
            <text:p>7065</text:p>
          </table:table-cell>
          <table:table-cell office:value-type="float" office:value="3491" calcext:value-type="float">
            <text:p>3491</text:p>
          </table:table-cell>
          <table:table-cell office:value-type="float" office:value="2589" calcext:value-type="float">
            <text:p>2589</text:p>
          </table:table-cell>
          <table:table-cell office:value-type="float" office:value="1483" calcext:value-type="float">
            <text:p>1483</text:p>
          </table:table-cell>
          <table:table-cell office:value-type="float" office:value="3.48653793" calcext:value-type="float">
            <text:p>3.48653793</text:p>
          </table:table-cell>
          <table:table-cell office:value-type="float" office:value="3.29425907" calcext:value-type="float">
            <text:p>3.29425907</text:p>
          </table:table-cell>
          <table:table-cell/>
          <table:table-cell table:formula="of:=[.C119]/1000" office:value-type="float" office:value="3.491" calcext:value-type="float">
            <text:p>3.491</text:p>
          </table:table-cell>
          <table:table-cell table:number-columns-repeated="17"/>
        </table:table-row>
        <table:table-row table:style-name="ro1">
          <table:table-cell table:formula="of:=[.B120]/3600" office:value-type="float" office:value="1.97916666666667" calcext:value-type="float">
            <text:p>1.9791666667</text:p>
          </table:table-cell>
          <table:table-cell office:value-type="float" office:value="7125" calcext:value-type="float">
            <text:p>7125</text:p>
          </table:table-cell>
          <table:table-cell office:value-type="float" office:value="3491" calcext:value-type="float">
            <text:p>3491</text:p>
          </table:table-cell>
          <table:table-cell office:value-type="float" office:value="2589" calcext:value-type="float">
            <text:p>2589</text:p>
          </table:table-cell>
          <table:table-cell office:value-type="float" office:value="1483" calcext:value-type="float">
            <text:p>1483</text:p>
          </table:table-cell>
          <table:table-cell office:value-type="float" office:value="3.48535609" calcext:value-type="float">
            <text:p>3.48535609</text:p>
          </table:table-cell>
          <table:table-cell office:value-type="float" office:value="3.29394627" calcext:value-type="float">
            <text:p>3.29394627</text:p>
          </table:table-cell>
          <table:table-cell/>
          <table:table-cell table:formula="of:=[.C120]/1000" office:value-type="float" office:value="3.491" calcext:value-type="float">
            <text:p>3.491</text:p>
          </table:table-cell>
          <table:table-cell table:number-columns-repeated="17"/>
        </table:table-row>
        <table:table-row table:style-name="ro1">
          <table:table-cell table:formula="of:=[.B121]/3600" office:value-type="float" office:value="1.99611111111111" calcext:value-type="float">
            <text:p>1.9961111111</text:p>
          </table:table-cell>
          <table:table-cell office:value-type="float" office:value="7186" calcext:value-type="float">
            <text:p>7186</text:p>
          </table:table-cell>
          <table:table-cell office:value-type="float" office:value="3490" calcext:value-type="float">
            <text:p>3490</text:p>
          </table:table-cell>
          <table:table-cell office:value-type="float" office:value="2588" calcext:value-type="float">
            <text:p>2588</text:p>
          </table:table-cell>
          <table:table-cell office:value-type="float" office:value="1483" calcext:value-type="float">
            <text:p>1483</text:p>
          </table:table-cell>
          <table:table-cell office:value-type="float" office:value="3.48429346" calcext:value-type="float">
            <text:p>3.48429346</text:p>
          </table:table-cell>
          <table:table-cell office:value-type="float" office:value="3.29372835" calcext:value-type="float">
            <text:p>3.29372835</text:p>
          </table:table-cell>
          <table:table-cell/>
          <table:table-cell table:formula="of:=[.C121]/1000" office:value-type="float" office:value="3.49" calcext:value-type="float">
            <text:p>3.49</text:p>
          </table:table-cell>
          <table:table-cell table:number-columns-repeated="17"/>
        </table:table-row>
        <table:table-row table:style-name="ro1">
          <table:table-cell table:formula="of:=[.B122]/3600" office:value-type="float" office:value="2.01277777777778" calcext:value-type="float">
            <text:p>2.0127777778</text:p>
          </table:table-cell>
          <table:table-cell office:value-type="float" office:value="7246" calcext:value-type="float">
            <text:p>7246</text:p>
          </table:table-cell>
          <table:table-cell office:value-type="float" office:value="3488" calcext:value-type="float">
            <text:p>3488</text:p>
          </table:table-cell>
          <table:table-cell office:value-type="float" office:value="2587" calcext:value-type="float">
            <text:p>2587</text:p>
          </table:table-cell>
          <table:table-cell office:value-type="float" office:value="1483" calcext:value-type="float">
            <text:p>1483</text:p>
          </table:table-cell>
          <table:table-cell office:value-type="float" office:value="3.48318172" calcext:value-type="float">
            <text:p>3.48318172</text:p>
          </table:table-cell>
          <table:table-cell office:value-type="float" office:value="3.29348516" calcext:value-type="float">
            <text:p>3.29348516</text:p>
          </table:table-cell>
          <table:table-cell/>
          <table:table-cell table:formula="of:=[.C122]/1000" office:value-type="float" office:value="3.488" calcext:value-type="float">
            <text:p>3.488</text:p>
          </table:table-cell>
          <table:table-cell table:number-columns-repeated="17"/>
        </table:table-row>
        <table:table-row table:style-name="ro1">
          <table:table-cell table:formula="of:=[.B123]/3600" office:value-type="float" office:value="2.02972222222222" calcext:value-type="float">
            <text:p>2.0297222222</text:p>
          </table:table-cell>
          <table:table-cell office:value-type="float" office:value="7307" calcext:value-type="float">
            <text:p>7307</text:p>
          </table:table-cell>
          <table:table-cell office:value-type="float" office:value="3488" calcext:value-type="float">
            <text:p>3488</text:p>
          </table:table-cell>
          <table:table-cell office:value-type="float" office:value="2587" calcext:value-type="float">
            <text:p>2587</text:p>
          </table:table-cell>
          <table:table-cell office:value-type="float" office:value="1483" calcext:value-type="float">
            <text:p>1483</text:p>
          </table:table-cell>
          <table:table-cell office:value-type="float" office:value="3.48217416" calcext:value-type="float">
            <text:p>3.48217416</text:p>
          </table:table-cell>
          <table:table-cell office:value-type="float" office:value="3.29312825" calcext:value-type="float">
            <text:p>3.29312825</text:p>
          </table:table-cell>
          <table:table-cell/>
          <table:table-cell table:formula="of:=[.C123]/1000" office:value-type="float" office:value="3.488" calcext:value-type="float">
            <text:p>3.488</text:p>
          </table:table-cell>
          <table:table-cell table:number-columns-repeated="17"/>
        </table:table-row>
        <table:table-row table:style-name="ro1">
          <table:table-cell table:formula="of:=[.B124]/3600" office:value-type="float" office:value="2.04638888888889" calcext:value-type="float">
            <text:p>2.0463888889</text:p>
          </table:table-cell>
          <table:table-cell office:value-type="float" office:value="7367" calcext:value-type="float">
            <text:p>7367</text:p>
          </table:table-cell>
          <table:table-cell office:value-type="float" office:value="3482" calcext:value-type="float">
            <text:p>3482</text:p>
          </table:table-cell>
          <table:table-cell office:value-type="float" office:value="2582" calcext:value-type="float">
            <text:p>2582</text:p>
          </table:table-cell>
          <table:table-cell office:value-type="float" office:value="1483" calcext:value-type="float">
            <text:p>1483</text:p>
          </table:table-cell>
          <table:table-cell office:value-type="float" office:value="3.48108053" calcext:value-type="float">
            <text:p>3.48108053</text:p>
          </table:table-cell>
          <table:table-cell office:value-type="float" office:value="3.29290438" calcext:value-type="float">
            <text:p>3.29290438</text:p>
          </table:table-cell>
          <table:table-cell/>
          <table:table-cell table:formula="of:=[.C124]/1000" office:value-type="float" office:value="3.482" calcext:value-type="float">
            <text:p>3.482</text:p>
          </table:table-cell>
          <table:table-cell table:number-columns-repeated="17"/>
        </table:table-row>
        <table:table-row table:style-name="ro1">
          <table:table-cell table:formula="of:=[.B125]/3600" office:value-type="float" office:value="2.06305555555556" calcext:value-type="float">
            <text:p>2.0630555556</text:p>
          </table:table-cell>
          <table:table-cell office:value-type="float" office:value="7427" calcext:value-type="float">
            <text:p>7427</text:p>
          </table:table-cell>
          <table:table-cell office:value-type="float" office:value="3480" calcext:value-type="float">
            <text:p>3480</text:p>
          </table:table-cell>
          <table:table-cell office:value-type="float" office:value="2581" calcext:value-type="float">
            <text:p>2581</text:p>
          </table:table-cell>
          <table:table-cell office:value-type="float" office:value="1483" calcext:value-type="float">
            <text:p>1483</text:p>
          </table:table-cell>
          <table:table-cell office:value-type="float" office:value="3.47993398" calcext:value-type="float">
            <text:p>3.47993398</text:p>
          </table:table-cell>
          <table:table-cell office:value-type="float" office:value="3.29267764" calcext:value-type="float">
            <text:p>3.29267764</text:p>
          </table:table-cell>
          <table:table-cell/>
          <table:table-cell table:formula="of:=[.C125]/1000" office:value-type="float" office:value="3.48" calcext:value-type="float">
            <text:p>3.48</text:p>
          </table:table-cell>
          <table:table-cell table:number-columns-repeated="17"/>
        </table:table-row>
        <table:table-row table:style-name="ro1">
          <table:table-cell table:formula="of:=[.B126]/3600" office:value-type="float" office:value="2.08" calcext:value-type="float">
            <text:p>2.08</text:p>
          </table:table-cell>
          <table:table-cell office:value-type="float" office:value="7488" calcext:value-type="float">
            <text:p>7488</text:p>
          </table:table-cell>
          <table:table-cell office:value-type="float" office:value="3479" calcext:value-type="float">
            <text:p>3479</text:p>
          </table:table-cell>
          <table:table-cell office:value-type="float" office:value="2580" calcext:value-type="float">
            <text:p>2580</text:p>
          </table:table-cell>
          <table:table-cell office:value-type="float" office:value="1483" calcext:value-type="float">
            <text:p>1483</text:p>
          </table:table-cell>
          <table:table-cell office:value-type="float" office:value="3.47874808" calcext:value-type="float">
            <text:p>3.47874808</text:p>
          </table:table-cell>
          <table:table-cell office:value-type="float" office:value="3.29236269" calcext:value-type="float">
            <text:p>3.29236269</text:p>
          </table:table-cell>
          <table:table-cell/>
          <table:table-cell table:formula="of:=[.C126]/1000" office:value-type="float" office:value="3.479" calcext:value-type="float">
            <text:p>3.479</text:p>
          </table:table-cell>
          <table:table-cell table:number-columns-repeated="17"/>
        </table:table-row>
        <table:table-row table:style-name="ro1">
          <table:table-cell table:formula="of:=[.B127]/3600" office:value-type="float" office:value="2.09666666666667" calcext:value-type="float">
            <text:p>2.0966666667</text:p>
          </table:table-cell>
          <table:table-cell office:value-type="float" office:value="7548" calcext:value-type="float">
            <text:p>7548</text:p>
          </table:table-cell>
          <table:table-cell office:value-type="float" office:value="3478" calcext:value-type="float">
            <text:p>3478</text:p>
          </table:table-cell>
          <table:table-cell office:value-type="float" office:value="2579" calcext:value-type="float">
            <text:p>2579</text:p>
          </table:table-cell>
          <table:table-cell office:value-type="float" office:value="1483" calcext:value-type="float">
            <text:p>1483</text:p>
          </table:table-cell>
          <table:table-cell office:value-type="float" office:value="3.47758794" calcext:value-type="float">
            <text:p>3.47758794</text:p>
          </table:table-cell>
          <table:table-cell office:value-type="float" office:value="3.29200053" calcext:value-type="float">
            <text:p>3.29200053</text:p>
          </table:table-cell>
          <table:table-cell/>
          <table:table-cell table:formula="of:=[.C127]/1000" office:value-type="float" office:value="3.478" calcext:value-type="float">
            <text:p>3.478</text:p>
          </table:table-cell>
          <table:table-cell table:number-columns-repeated="17"/>
        </table:table-row>
        <table:table-row table:style-name="ro1">
          <table:table-cell table:formula="of:=[.B128]/3600" office:value-type="float" office:value="2.11333333333333" calcext:value-type="float">
            <text:p>2.1133333333</text:p>
          </table:table-cell>
          <table:table-cell office:value-type="float" office:value="7608" calcext:value-type="float">
            <text:p>7608</text:p>
          </table:table-cell>
          <table:table-cell office:value-type="float" office:value="3479" calcext:value-type="float">
            <text:p>3479</text:p>
          </table:table-cell>
          <table:table-cell office:value-type="float" office:value="2578" calcext:value-type="float">
            <text:p>2578</text:p>
          </table:table-cell>
          <table:table-cell office:value-type="float" office:value="1482" calcext:value-type="float">
            <text:p>1482</text:p>
          </table:table-cell>
          <table:table-cell office:value-type="float" office:value="3.47649479" calcext:value-type="float">
            <text:p>3.47649479</text:p>
          </table:table-cell>
          <table:table-cell office:value-type="float" office:value="3.29180026" calcext:value-type="float">
            <text:p>3.29180026</text:p>
          </table:table-cell>
          <table:table-cell/>
          <table:table-cell table:formula="of:=[.C128]/1000" office:value-type="float" office:value="3.479" calcext:value-type="float">
            <text:p>3.479</text:p>
          </table:table-cell>
          <table:table-cell table:number-columns-repeated="17"/>
        </table:table-row>
        <table:table-row table:style-name="ro1">
          <table:table-cell table:formula="of:=[.B129]/3600" office:value-type="float" office:value="2.13027777777778" calcext:value-type="float">
            <text:p>2.1302777778</text:p>
          </table:table-cell>
          <table:table-cell office:value-type="float" office:value="7669" calcext:value-type="float">
            <text:p>7669</text:p>
          </table:table-cell>
          <table:table-cell office:value-type="float" office:value="3475" calcext:value-type="float">
            <text:p>3475</text:p>
          </table:table-cell>
          <table:table-cell office:value-type="float" office:value="2577" calcext:value-type="float">
            <text:p>2577</text:p>
          </table:table-cell>
          <table:table-cell office:value-type="float" office:value="1483" calcext:value-type="float">
            <text:p>1483</text:p>
          </table:table-cell>
          <table:table-cell office:value-type="float" office:value="3.47543597" calcext:value-type="float">
            <text:p>3.47543597</text:p>
          </table:table-cell>
          <table:table-cell office:value-type="float" office:value="3.29163504" calcext:value-type="float">
            <text:p>3.29163504</text:p>
          </table:table-cell>
          <table:table-cell/>
          <table:table-cell table:formula="of:=[.C129]/1000" office:value-type="float" office:value="3.475" calcext:value-type="float">
            <text:p>3.475</text:p>
          </table:table-cell>
          <table:table-cell table:number-columns-repeated="17"/>
        </table:table-row>
        <table:table-row table:style-name="ro1">
          <table:table-cell table:formula="of:=[.B130]/3600" office:value-type="float" office:value="2.14694444444444" calcext:value-type="float">
            <text:p>2.1469444444</text:p>
          </table:table-cell>
          <table:table-cell office:value-type="float" office:value="7729" calcext:value-type="float">
            <text:p>7729</text:p>
          </table:table-cell>
          <table:table-cell office:value-type="float" office:value="3475" calcext:value-type="float">
            <text:p>3475</text:p>
          </table:table-cell>
          <table:table-cell office:value-type="float" office:value="2577" calcext:value-type="float">
            <text:p>2577</text:p>
          </table:table-cell>
          <table:table-cell office:value-type="float" office:value="1483" calcext:value-type="float">
            <text:p>1483</text:p>
          </table:table-cell>
          <table:table-cell office:value-type="float" office:value="3.47430062" calcext:value-type="float">
            <text:p>3.47430062</text:p>
          </table:table-cell>
          <table:table-cell office:value-type="float" office:value="3.29136872" calcext:value-type="float">
            <text:p>3.29136872</text:p>
          </table:table-cell>
          <table:table-cell/>
          <table:table-cell table:formula="of:=[.C130]/1000" office:value-type="float" office:value="3.475" calcext:value-type="float">
            <text:p>3.475</text:p>
          </table:table-cell>
          <table:table-cell table:number-columns-repeated="17"/>
        </table:table-row>
        <table:table-row table:style-name="ro1">
          <table:table-cell table:formula="of:=[.B131]/3600" office:value-type="float" office:value="2.16388888888889" calcext:value-type="float">
            <text:p>2.1638888889</text:p>
          </table:table-cell>
          <table:table-cell office:value-type="float" office:value="7790" calcext:value-type="float">
            <text:p>7790</text:p>
          </table:table-cell>
          <table:table-cell office:value-type="float" office:value="3474" calcext:value-type="float">
            <text:p>3474</text:p>
          </table:table-cell>
          <table:table-cell office:value-type="float" office:value="2576" calcext:value-type="float">
            <text:p>2576</text:p>
          </table:table-cell>
          <table:table-cell office:value-type="float" office:value="1483" calcext:value-type="float">
            <text:p>1483</text:p>
          </table:table-cell>
          <table:table-cell office:value-type="float" office:value="3.47311568" calcext:value-type="float">
            <text:p>3.47311568</text:p>
          </table:table-cell>
          <table:table-cell office:value-type="float" office:value="3.2912004" calcext:value-type="float">
            <text:p>3.2912004</text:p>
          </table:table-cell>
          <table:table-cell/>
          <table:table-cell table:formula="of:=[.C131]/1000" office:value-type="float" office:value="3.474" calcext:value-type="float">
            <text:p>3.474</text:p>
          </table:table-cell>
          <table:table-cell table:number-columns-repeated="17"/>
        </table:table-row>
        <table:table-row table:style-name="ro1">
          <table:table-cell table:formula="of:=[.B132]/3600" office:value-type="float" office:value="2.18055555555556" calcext:value-type="float">
            <text:p>2.1805555556</text:p>
          </table:table-cell>
          <table:table-cell office:value-type="float" office:value="7850" calcext:value-type="float">
            <text:p>7850</text:p>
          </table:table-cell>
          <table:table-cell office:value-type="float" office:value="3472" calcext:value-type="float">
            <text:p>3472</text:p>
          </table:table-cell>
          <table:table-cell office:value-type="float" office:value="2575" calcext:value-type="float">
            <text:p>2575</text:p>
          </table:table-cell>
          <table:table-cell office:value-type="float" office:value="1483" calcext:value-type="float">
            <text:p>1483</text:p>
          </table:table-cell>
          <table:table-cell office:value-type="float" office:value="3.47196746" calcext:value-type="float">
            <text:p>3.47196746</text:p>
          </table:table-cell>
          <table:table-cell office:value-type="float" office:value="3.29099894" calcext:value-type="float">
            <text:p>3.29099894</text:p>
          </table:table-cell>
          <table:table-cell/>
          <table:table-cell table:formula="of:=[.C132]/1000" office:value-type="float" office:value="3.472" calcext:value-type="float">
            <text:p>3.472</text:p>
          </table:table-cell>
          <table:table-cell table:number-columns-repeated="17"/>
        </table:table-row>
        <table:table-row table:style-name="ro1">
          <table:table-cell table:formula="of:=[.B133]/3600" office:value-type="float" office:value="2.19722222222222" calcext:value-type="float">
            <text:p>2.1972222222</text:p>
          </table:table-cell>
          <table:table-cell office:value-type="float" office:value="7910" calcext:value-type="float">
            <text:p>7910</text:p>
          </table:table-cell>
          <table:table-cell office:value-type="float" office:value="3471" calcext:value-type="float">
            <text:p>3471</text:p>
          </table:table-cell>
          <table:table-cell office:value-type="float" office:value="2574" calcext:value-type="float">
            <text:p>2574</text:p>
          </table:table-cell>
          <table:table-cell office:value-type="float" office:value="1483" calcext:value-type="float">
            <text:p>1483</text:p>
          </table:table-cell>
          <table:table-cell office:value-type="float" office:value="3.47080183" calcext:value-type="float">
            <text:p>3.47080183</text:p>
          </table:table-cell>
          <table:table-cell office:value-type="float" office:value="3.29079628" calcext:value-type="float">
            <text:p>3.29079628</text:p>
          </table:table-cell>
          <table:table-cell/>
          <table:table-cell table:formula="of:=[.C133]/1000" office:value-type="float" office:value="3.471" calcext:value-type="float">
            <text:p>3.471</text:p>
          </table:table-cell>
          <table:table-cell table:number-columns-repeated="17"/>
        </table:table-row>
        <table:table-row table:style-name="ro1">
          <table:table-cell table:formula="of:=[.B134]/3600" office:value-type="float" office:value="2.21416666666667" calcext:value-type="float">
            <text:p>2.2141666667</text:p>
          </table:table-cell>
          <table:table-cell office:value-type="float" office:value="7971" calcext:value-type="float">
            <text:p>7971</text:p>
          </table:table-cell>
          <table:table-cell office:value-type="float" office:value="3469" calcext:value-type="float">
            <text:p>3469</text:p>
          </table:table-cell>
          <table:table-cell office:value-type="float" office:value="2573" calcext:value-type="float">
            <text:p>2573</text:p>
          </table:table-cell>
          <table:table-cell office:value-type="float" office:value="1483" calcext:value-type="float">
            <text:p>1483</text:p>
          </table:table-cell>
          <table:table-cell office:value-type="float" office:value="3.46962166" calcext:value-type="float">
            <text:p>3.46962166</text:p>
          </table:table-cell>
          <table:table-cell office:value-type="float" office:value="3.29071021" calcext:value-type="float">
            <text:p>3.29071021</text:p>
          </table:table-cell>
          <table:table-cell/>
          <table:table-cell table:formula="of:=[.C134]/1000" office:value-type="float" office:value="3.469" calcext:value-type="float">
            <text:p>3.469</text:p>
          </table:table-cell>
          <table:table-cell table:number-columns-repeated="17"/>
        </table:table-row>
        <table:table-row table:style-name="ro1">
          <table:table-cell table:formula="of:=[.B135]/3600" office:value-type="float" office:value="2.23083333333333" calcext:value-type="float">
            <text:p>2.2308333333</text:p>
          </table:table-cell>
          <table:table-cell office:value-type="float" office:value="8031" calcext:value-type="float">
            <text:p>8031</text:p>
          </table:table-cell>
          <table:table-cell office:value-type="float" office:value="3468" calcext:value-type="float">
            <text:p>3468</text:p>
          </table:table-cell>
          <table:table-cell office:value-type="float" office:value="2572" calcext:value-type="float">
            <text:p>2572</text:p>
          </table:table-cell>
          <table:table-cell office:value-type="float" office:value="1483" calcext:value-type="float">
            <text:p>1483</text:p>
          </table:table-cell>
          <table:table-cell office:value-type="float" office:value="3.46847296" calcext:value-type="float">
            <text:p>3.46847296</text:p>
          </table:table-cell>
          <table:table-cell office:value-type="float" office:value="3.2903831" calcext:value-type="float">
            <text:p>3.2903831</text:p>
          </table:table-cell>
          <table:table-cell/>
          <table:table-cell table:formula="of:=[.C135]/1000" office:value-type="float" office:value="3.468" calcext:value-type="float">
            <text:p>3.468</text:p>
          </table:table-cell>
          <table:table-cell table:number-columns-repeated="17"/>
        </table:table-row>
        <table:table-row table:style-name="ro1">
          <table:table-cell table:formula="of:=[.B136]/3600" office:value-type="float" office:value="2.2475" calcext:value-type="float">
            <text:p>2.2475</text:p>
          </table:table-cell>
          <table:table-cell office:value-type="float" office:value="8091" calcext:value-type="float">
            <text:p>8091</text:p>
          </table:table-cell>
          <table:table-cell office:value-type="float" office:value="3469" calcext:value-type="float">
            <text:p>3469</text:p>
          </table:table-cell>
          <table:table-cell office:value-type="float" office:value="2571" calcext:value-type="float">
            <text:p>2571</text:p>
          </table:table-cell>
          <table:table-cell office:value-type="float" office:value="1482" calcext:value-type="float">
            <text:p>1482</text:p>
          </table:table-cell>
          <table:table-cell office:value-type="float" office:value="3.46716785" calcext:value-type="float">
            <text:p>3.46716785</text:p>
          </table:table-cell>
          <table:table-cell office:value-type="float" office:value="3.29011989" calcext:value-type="float">
            <text:p>3.29011989</text:p>
          </table:table-cell>
          <table:table-cell/>
          <table:table-cell table:formula="of:=[.C136]/1000" office:value-type="float" office:value="3.469" calcext:value-type="float">
            <text:p>3.469</text:p>
          </table:table-cell>
          <table:table-cell table:number-columns-repeated="17"/>
        </table:table-row>
        <table:table-row table:style-name="ro1">
          <table:table-cell table:formula="of:=[.B137]/3600" office:value-type="float" office:value="2.26444444444444" calcext:value-type="float">
            <text:p>2.2644444444</text:p>
          </table:table-cell>
          <table:table-cell office:value-type="float" office:value="8152" calcext:value-type="float">
            <text:p>8152</text:p>
          </table:table-cell>
          <table:table-cell office:value-type="float" office:value="3465" calcext:value-type="float">
            <text:p>3465</text:p>
          </table:table-cell>
          <table:table-cell office:value-type="float" office:value="2570" calcext:value-type="float">
            <text:p>2570</text:p>
          </table:table-cell>
          <table:table-cell office:value-type="float" office:value="1483" calcext:value-type="float">
            <text:p>1483</text:p>
          </table:table-cell>
          <table:table-cell office:value-type="float" office:value="3.46598029" calcext:value-type="float">
            <text:p>3.46598029</text:p>
          </table:table-cell>
          <table:table-cell office:value-type="float" office:value="3.28979707" calcext:value-type="float">
            <text:p>3.28979707</text:p>
          </table:table-cell>
          <table:table-cell/>
          <table:table-cell table:formula="of:=[.C137]/1000" office:value-type="float" office:value="3.465" calcext:value-type="float">
            <text:p>3.465</text:p>
          </table:table-cell>
          <table:table-cell table:number-columns-repeated="17"/>
        </table:table-row>
        <table:table-row table:style-name="ro1">
          <table:table-cell table:formula="of:=[.B138]/3600" office:value-type="float" office:value="2.28111111111111" calcext:value-type="float">
            <text:p>2.2811111111</text:p>
          </table:table-cell>
          <table:table-cell office:value-type="float" office:value="8212" calcext:value-type="float">
            <text:p>8212</text:p>
          </table:table-cell>
          <table:table-cell office:value-type="float" office:value="3468" calcext:value-type="float">
            <text:p>3468</text:p>
          </table:table-cell>
          <table:table-cell office:value-type="float" office:value="2570" calcext:value-type="float">
            <text:p>2570</text:p>
          </table:table-cell>
          <table:table-cell office:value-type="float" office:value="1482" calcext:value-type="float">
            <text:p>1482</text:p>
          </table:table-cell>
          <table:table-cell office:value-type="float" office:value="3.46488285" calcext:value-type="float">
            <text:p>3.46488285</text:p>
          </table:table-cell>
          <table:table-cell office:value-type="float" office:value="3.28961539" calcext:value-type="float">
            <text:p>3.28961539</text:p>
          </table:table-cell>
          <table:table-cell/>
          <table:table-cell table:formula="of:=[.C138]/1000" office:value-type="float" office:value="3.468" calcext:value-type="float">
            <text:p>3.468</text:p>
          </table:table-cell>
          <table:table-cell table:number-columns-repeated="17"/>
        </table:table-row>
        <table:table-row table:style-name="ro1">
          <table:table-cell table:formula="of:=[.B139]/3600" office:value-type="float" office:value="2.29805555555556" calcext:value-type="float">
            <text:p>2.2980555556</text:p>
          </table:table-cell>
          <table:table-cell office:value-type="float" office:value="8273" calcext:value-type="float">
            <text:p>8273</text:p>
          </table:table-cell>
          <table:table-cell office:value-type="float" office:value="3464" calcext:value-type="float">
            <text:p>3464</text:p>
          </table:table-cell>
          <table:table-cell office:value-type="float" office:value="2569" calcext:value-type="float">
            <text:p>2569</text:p>
          </table:table-cell>
          <table:table-cell office:value-type="float" office:value="1483" calcext:value-type="float">
            <text:p>1483</text:p>
          </table:table-cell>
          <table:table-cell office:value-type="float" office:value="3.46373105" calcext:value-type="float">
            <text:p>3.46373105</text:p>
          </table:table-cell>
          <table:table-cell office:value-type="float" office:value="3.28926635" calcext:value-type="float">
            <text:p>3.28926635</text:p>
          </table:table-cell>
          <table:table-cell/>
          <table:table-cell table:formula="of:=[.C139]/1000" office:value-type="float" office:value="3.464" calcext:value-type="float">
            <text:p>3.464</text:p>
          </table:table-cell>
          <table:table-cell table:number-columns-repeated="17"/>
        </table:table-row>
        <table:table-row table:style-name="ro1">
          <table:table-cell table:formula="of:=[.B140]/3600" office:value-type="float" office:value="2.31472222222222" calcext:value-type="float">
            <text:p>2.3147222222</text:p>
          </table:table-cell>
          <table:table-cell office:value-type="float" office:value="8333" calcext:value-type="float">
            <text:p>8333</text:p>
          </table:table-cell>
          <table:table-cell office:value-type="float" office:value="3463" calcext:value-type="float">
            <text:p>3463</text:p>
          </table:table-cell>
          <table:table-cell office:value-type="float" office:value="2568" calcext:value-type="float">
            <text:p>2568</text:p>
          </table:table-cell>
          <table:table-cell office:value-type="float" office:value="1483" calcext:value-type="float">
            <text:p>1483</text:p>
          </table:table-cell>
          <table:table-cell office:value-type="float" office:value="3.46257401" calcext:value-type="float">
            <text:p>3.46257401</text:p>
          </table:table-cell>
          <table:table-cell office:value-type="float" office:value="3.28897905" calcext:value-type="float">
            <text:p>3.28897905</text:p>
          </table:table-cell>
          <table:table-cell/>
          <table:table-cell table:formula="of:=[.C140]/1000" office:value-type="float" office:value="3.463" calcext:value-type="float">
            <text:p>3.463</text:p>
          </table:table-cell>
          <table:table-cell table:number-columns-repeated="17"/>
        </table:table-row>
        <table:table-row table:style-name="ro1">
          <table:table-cell table:formula="of:=[.B141]/3600" office:value-type="float" office:value="2.33138888888889" calcext:value-type="float">
            <text:p>2.3313888889</text:p>
          </table:table-cell>
          <table:table-cell office:value-type="float" office:value="8393" calcext:value-type="float">
            <text:p>8393</text:p>
          </table:table-cell>
          <table:table-cell office:value-type="float" office:value="3461" calcext:value-type="float">
            <text:p>3461</text:p>
          </table:table-cell>
          <table:table-cell office:value-type="float" office:value="2567" calcext:value-type="float">
            <text:p>2567</text:p>
          </table:table-cell>
          <table:table-cell office:value-type="float" office:value="1483" calcext:value-type="float">
            <text:p>1483</text:p>
          </table:table-cell>
          <table:table-cell office:value-type="float" office:value="3.46133804" calcext:value-type="float">
            <text:p>3.46133804</text:p>
          </table:table-cell>
          <table:table-cell office:value-type="float" office:value="3.28868651" calcext:value-type="float">
            <text:p>3.28868651</text:p>
          </table:table-cell>
          <table:table-cell/>
          <table:table-cell table:formula="of:=[.C141]/1000" office:value-type="float" office:value="3.461" calcext:value-type="float">
            <text:p>3.461</text:p>
          </table:table-cell>
          <table:table-cell table:number-columns-repeated="17"/>
        </table:table-row>
        <table:table-row table:style-name="ro1">
          <table:table-cell table:formula="of:=[.B142]/3600" office:value-type="float" office:value="2.34833333333333" calcext:value-type="float">
            <text:p>2.3483333333</text:p>
          </table:table-cell>
          <table:table-cell office:value-type="float" office:value="8454" calcext:value-type="float">
            <text:p>8454</text:p>
          </table:table-cell>
          <table:table-cell office:value-type="float" office:value="3459" calcext:value-type="float">
            <text:p>3459</text:p>
          </table:table-cell>
          <table:table-cell office:value-type="float" office:value="2567" calcext:value-type="float">
            <text:p>2567</text:p>
          </table:table-cell>
          <table:table-cell office:value-type="float" office:value="1484" calcext:value-type="float">
            <text:p>1484</text:p>
          </table:table-cell>
          <table:table-cell office:value-type="float" office:value="3.46012187" calcext:value-type="float">
            <text:p>3.46012187</text:p>
          </table:table-cell>
          <table:table-cell office:value-type="float" office:value="3.2881453" calcext:value-type="float">
            <text:p>3.2881453</text:p>
          </table:table-cell>
          <table:table-cell/>
          <table:table-cell table:formula="of:=[.C142]/1000" office:value-type="float" office:value="3.459" calcext:value-type="float">
            <text:p>3.459</text:p>
          </table:table-cell>
          <table:table-cell table:number-columns-repeated="17"/>
        </table:table-row>
        <table:table-row table:style-name="ro1">
          <table:table-cell table:formula="of:=[.B143]/3600" office:value-type="float" office:value="2.365" calcext:value-type="float">
            <text:p>2.365</text:p>
          </table:table-cell>
          <table:table-cell office:value-type="float" office:value="8514" calcext:value-type="float">
            <text:p>8514</text:p>
          </table:table-cell>
          <table:table-cell office:value-type="float" office:value="3460" calcext:value-type="float">
            <text:p>3460</text:p>
          </table:table-cell>
          <table:table-cell office:value-type="float" office:value="2566" calcext:value-type="float">
            <text:p>2566</text:p>
          </table:table-cell>
          <table:table-cell office:value-type="float" office:value="1483" calcext:value-type="float">
            <text:p>1483</text:p>
          </table:table-cell>
          <table:table-cell office:value-type="float" office:value="3.45890522" calcext:value-type="float">
            <text:p>3.45890522</text:p>
          </table:table-cell>
          <table:table-cell office:value-type="float" office:value="3.28789973" calcext:value-type="float">
            <text:p>3.28789973</text:p>
          </table:table-cell>
          <table:table-cell/>
          <table:table-cell table:formula="of:=[.C143]/1000" office:value-type="float" office:value="3.46" calcext:value-type="float">
            <text:p>3.46</text:p>
          </table:table-cell>
          <table:table-cell table:number-columns-repeated="17"/>
        </table:table-row>
        <table:table-row table:style-name="ro1">
          <table:table-cell table:formula="of:=[.B144]/3600" office:value-type="float" office:value="2.38194444444444" calcext:value-type="float">
            <text:p>2.3819444444</text:p>
          </table:table-cell>
          <table:table-cell office:value-type="float" office:value="8575" calcext:value-type="float">
            <text:p>8575</text:p>
          </table:table-cell>
          <table:table-cell office:value-type="float" office:value="3459" calcext:value-type="float">
            <text:p>3459</text:p>
          </table:table-cell>
          <table:table-cell office:value-type="float" office:value="2565" calcext:value-type="float">
            <text:p>2565</text:p>
          </table:table-cell>
          <table:table-cell office:value-type="float" office:value="1483" calcext:value-type="float">
            <text:p>1483</text:p>
          </table:table-cell>
          <table:table-cell office:value-type="float" office:value="3.45775723" calcext:value-type="float">
            <text:p>3.45775723</text:p>
          </table:table-cell>
          <table:table-cell office:value-type="float" office:value="3.28760767" calcext:value-type="float">
            <text:p>3.28760767</text:p>
          </table:table-cell>
          <table:table-cell/>
          <table:table-cell table:formula="of:=[.C144]/1000" office:value-type="float" office:value="3.459" calcext:value-type="float">
            <text:p>3.459</text:p>
          </table:table-cell>
          <table:table-cell table:number-columns-repeated="17"/>
        </table:table-row>
        <table:table-row table:style-name="ro1">
          <table:table-cell table:formula="of:=[.B145]/3600" office:value-type="float" office:value="2.39861111111111" calcext:value-type="float">
            <text:p>2.3986111111</text:p>
          </table:table-cell>
          <table:table-cell office:value-type="float" office:value="8635" calcext:value-type="float">
            <text:p>8635</text:p>
          </table:table-cell>
          <table:table-cell office:value-type="float" office:value="3457" calcext:value-type="float">
            <text:p>3457</text:p>
          </table:table-cell>
          <table:table-cell office:value-type="float" office:value="2564" calcext:value-type="float">
            <text:p>2564</text:p>
          </table:table-cell>
          <table:table-cell office:value-type="float" office:value="1483" calcext:value-type="float">
            <text:p>1483</text:p>
          </table:table-cell>
          <table:table-cell office:value-type="float" office:value="3.45663857" calcext:value-type="float">
            <text:p>3.45663857</text:p>
          </table:table-cell>
          <table:table-cell office:value-type="float" office:value="3.28717351" calcext:value-type="float">
            <text:p>3.28717351</text:p>
          </table:table-cell>
          <table:table-cell/>
          <table:table-cell table:formula="of:=[.C145]/1000" office:value-type="float" office:value="3.457" calcext:value-type="float">
            <text:p>3.457</text:p>
          </table:table-cell>
          <table:table-cell table:number-columns-repeated="17"/>
        </table:table-row>
        <table:table-row table:style-name="ro1">
          <table:table-cell table:formula="of:=[.B146]/3600" office:value-type="float" office:value="2.41527777777778" calcext:value-type="float">
            <text:p>2.4152777778</text:p>
          </table:table-cell>
          <table:table-cell office:value-type="float" office:value="8695" calcext:value-type="float">
            <text:p>8695</text:p>
          </table:table-cell>
          <table:table-cell office:value-type="float" office:value="3456" calcext:value-type="float">
            <text:p>3456</text:p>
          </table:table-cell>
          <table:table-cell office:value-type="float" office:value="2563" calcext:value-type="float">
            <text:p>2563</text:p>
          </table:table-cell>
          <table:table-cell office:value-type="float" office:value="1483" calcext:value-type="float">
            <text:p>1483</text:p>
          </table:table-cell>
          <table:table-cell office:value-type="float" office:value="3.45548511" calcext:value-type="float">
            <text:p>3.45548511</text:p>
          </table:table-cell>
          <table:table-cell office:value-type="float" office:value="3.28674269" calcext:value-type="float">
            <text:p>3.28674269</text:p>
          </table:table-cell>
          <table:table-cell/>
          <table:table-cell table:formula="of:=[.C146]/1000" office:value-type="float" office:value="3.456" calcext:value-type="float">
            <text:p>3.456</text:p>
          </table:table-cell>
          <table:table-cell table:number-columns-repeated="17"/>
        </table:table-row>
        <table:table-row table:style-name="ro1">
          <table:table-cell table:formula="of:=[.B147]/3600" office:value-type="float" office:value="2.43222222222222" calcext:value-type="float">
            <text:p>2.4322222222</text:p>
          </table:table-cell>
          <table:table-cell office:value-type="float" office:value="8756" calcext:value-type="float">
            <text:p>8756</text:p>
          </table:table-cell>
          <table:table-cell office:value-type="float" office:value="3455" calcext:value-type="float">
            <text:p>3455</text:p>
          </table:table-cell>
          <table:table-cell office:value-type="float" office:value="2562" calcext:value-type="float">
            <text:p>2562</text:p>
          </table:table-cell>
          <table:table-cell office:value-type="float" office:value="1483" calcext:value-type="float">
            <text:p>1483</text:p>
          </table:table-cell>
          <table:table-cell office:value-type="float" office:value="3.45436215" calcext:value-type="float">
            <text:p>3.45436215</text:p>
          </table:table-cell>
          <table:table-cell office:value-type="float" office:value="3.28639126" calcext:value-type="float">
            <text:p>3.28639126</text:p>
          </table:table-cell>
          <table:table-cell/>
          <table:table-cell table:formula="of:=[.C147]/1000" office:value-type="float" office:value="3.455" calcext:value-type="float">
            <text:p>3.455</text:p>
          </table:table-cell>
          <table:table-cell table:number-columns-repeated="17"/>
        </table:table-row>
        <table:table-row table:style-name="ro1">
          <table:table-cell table:formula="of:=[.B148]/3600" office:value-type="float" office:value="2.44888888888889" calcext:value-type="float">
            <text:p>2.4488888889</text:p>
          </table:table-cell>
          <table:table-cell office:value-type="float" office:value="8816" calcext:value-type="float">
            <text:p>8816</text:p>
          </table:table-cell>
          <table:table-cell office:value-type="float" office:value="3455" calcext:value-type="float">
            <text:p>3455</text:p>
          </table:table-cell>
          <table:table-cell office:value-type="float" office:value="2562" calcext:value-type="float">
            <text:p>2562</text:p>
          </table:table-cell>
          <table:table-cell office:value-type="float" office:value="1483" calcext:value-type="float">
            <text:p>1483</text:p>
          </table:table-cell>
          <table:table-cell office:value-type="float" office:value="3.45323014" calcext:value-type="float">
            <text:p>3.45323014</text:p>
          </table:table-cell>
          <table:table-cell office:value-type="float" office:value="3.28603387" calcext:value-type="float">
            <text:p>3.28603387</text:p>
          </table:table-cell>
          <table:table-cell/>
          <table:table-cell table:formula="of:=[.C148]/1000" office:value-type="float" office:value="3.455" calcext:value-type="float">
            <text:p>3.455</text:p>
          </table:table-cell>
          <table:table-cell table:number-columns-repeated="17"/>
        </table:table-row>
        <table:table-row table:style-name="ro1">
          <table:table-cell table:formula="of:=[.B149]/3600" office:value-type="float" office:value="2.46555555555556" calcext:value-type="float">
            <text:p>2.4655555556</text:p>
          </table:table-cell>
          <table:table-cell office:value-type="float" office:value="8876" calcext:value-type="float">
            <text:p>8876</text:p>
          </table:table-cell>
          <table:table-cell office:value-type="float" office:value="3451" calcext:value-type="float">
            <text:p>3451</text:p>
          </table:table-cell>
          <table:table-cell office:value-type="float" office:value="2561" calcext:value-type="float">
            <text:p>2561</text:p>
          </table:table-cell>
          <table:table-cell office:value-type="float" office:value="1484" calcext:value-type="float">
            <text:p>1484</text:p>
          </table:table-cell>
          <table:table-cell office:value-type="float" office:value="3.45204043" calcext:value-type="float">
            <text:p>3.45204043</text:p>
          </table:table-cell>
          <table:table-cell office:value-type="float" office:value="3.28559208" calcext:value-type="float">
            <text:p>3.28559208</text:p>
          </table:table-cell>
          <table:table-cell/>
          <table:table-cell table:formula="of:=[.C149]/1000" office:value-type="float" office:value="3.451" calcext:value-type="float">
            <text:p>3.451</text:p>
          </table:table-cell>
          <table:table-cell table:number-columns-repeated="17"/>
        </table:table-row>
        <table:table-row table:style-name="ro1">
          <table:table-cell table:formula="of:=[.B150]/3600" office:value-type="float" office:value="2.4825" calcext:value-type="float">
            <text:p>2.4825</text:p>
          </table:table-cell>
          <table:table-cell office:value-type="float" office:value="8937" calcext:value-type="float">
            <text:p>8937</text:p>
          </table:table-cell>
          <table:table-cell office:value-type="float" office:value="3452" calcext:value-type="float">
            <text:p>3452</text:p>
          </table:table-cell>
          <table:table-cell office:value-type="float" office:value="2560" calcext:value-type="float">
            <text:p>2560</text:p>
          </table:table-cell>
          <table:table-cell office:value-type="float" office:value="1483" calcext:value-type="float">
            <text:p>1483</text:p>
          </table:table-cell>
          <table:table-cell office:value-type="float" office:value="3.45091438" calcext:value-type="float">
            <text:p>3.45091438</text:p>
          </table:table-cell>
          <table:table-cell office:value-type="float" office:value="3.28534913" calcext:value-type="float">
            <text:p>3.28534913</text:p>
          </table:table-cell>
          <table:table-cell/>
          <table:table-cell table:formula="of:=[.C150]/1000" office:value-type="float" office:value="3.452" calcext:value-type="float">
            <text:p>3.452</text:p>
          </table:table-cell>
          <table:table-cell table:number-columns-repeated="17"/>
        </table:table-row>
        <table:table-row table:style-name="ro1">
          <table:table-cell table:style-name="ce1" table:formula="of:=[.B151]/3600" office:value-type="float" office:value="2.49916666666667" calcext:value-type="float">
            <text:p>2.4991666667</text:p>
          </table:table-cell>
          <table:table-cell table:style-name="ce1" office:value-type="float" office:value="8997" calcext:value-type="float">
            <text:p>8997</text:p>
          </table:table-cell>
          <table:table-cell table:style-name="ce1" office:value-type="float" office:value="3451" calcext:value-type="float">
            <text:p>3451</text:p>
          </table:table-cell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1483" calcext:value-type="float">
            <text:p>1483</text:p>
          </table:table-cell>
          <table:table-cell table:style-name="ce1" office:value-type="float" office:value="3.44972038" calcext:value-type="float">
            <text:p>3.44972038</text:p>
          </table:table-cell>
          <table:table-cell table:style-name="ce1" office:value-type="float" office:value="3.28517818" calcext:value-type="float">
            <text:p>3.28517818</text:p>
          </table:table-cell>
          <table:table-cell table:style-name="ce1"/>
          <table:table-cell table:style-name="ce1" table:formula="of:=[.C151]/1000" office:value-type="float" office:value="3.451" calcext:value-type="float">
            <text:p>3.451</text:p>
          </table:table-cell>
          <table:table-cell table:number-columns-repeated="17"/>
        </table:table-row>
        <table:table-row table:style-name="ro1">
          <table:table-cell table:formula="of:=[.B152]/3600" office:value-type="float" office:value="2.51611111111111" calcext:value-type="float">
            <text:p>2.5161111111</text:p>
          </table:table-cell>
          <table:table-cell office:value-type="float" office:value="9058" calcext:value-type="float">
            <text:p>9058</text:p>
          </table:table-cell>
          <table:table-cell office:value-type="float" office:value="3449" calcext:value-type="float">
            <text:p>3449</text:p>
          </table:table-cell>
          <table:table-cell office:value-type="float" office:value="2558" calcext:value-type="float">
            <text:p>2558</text:p>
          </table:table-cell>
          <table:table-cell office:value-type="float" office:value="1483" calcext:value-type="float">
            <text:p>1483</text:p>
          </table:table-cell>
          <table:table-cell office:value-type="float" office:value="3.44864559" calcext:value-type="float">
            <text:p>3.44864559</text:p>
          </table:table-cell>
          <table:table-cell office:value-type="float" office:value="3.28485942" calcext:value-type="float">
            <text:p>3.28485942</text:p>
          </table:table-cell>
          <table:table-cell/>
          <table:table-cell table:formula="of:=[.C152]/1000" office:value-type="float" office:value="3.449" calcext:value-type="float">
            <text:p>3.449</text:p>
          </table:table-cell>
          <table:table-cell table:number-columns-repeated="17"/>
        </table:table-row>
        <table:table-row table:style-name="ro1">
          <table:table-cell table:formula="of:=[.B153]/3600" office:value-type="float" office:value="2.53277777777778" calcext:value-type="float">
            <text:p>2.5327777778</text:p>
          </table:table-cell>
          <table:table-cell office:value-type="float" office:value="9118" calcext:value-type="float">
            <text:p>9118</text:p>
          </table:table-cell>
          <table:table-cell office:value-type="float" office:value="3448" calcext:value-type="float">
            <text:p>3448</text:p>
          </table:table-cell>
          <table:table-cell office:value-type="float" office:value="2557" calcext:value-type="float">
            <text:p>2557</text:p>
          </table:table-cell>
          <table:table-cell office:value-type="float" office:value="1483" calcext:value-type="float">
            <text:p>1483</text:p>
          </table:table-cell>
          <table:table-cell office:value-type="float" office:value="3.44758153" calcext:value-type="float">
            <text:p>3.44758153</text:p>
          </table:table-cell>
          <table:table-cell office:value-type="float" office:value="3.28451085" calcext:value-type="float">
            <text:p>3.28451085</text:p>
          </table:table-cell>
          <table:table-cell/>
          <table:table-cell table:formula="of:=[.C153]/1000" office:value-type="float" office:value="3.448" calcext:value-type="float">
            <text:p>3.448</text:p>
          </table:table-cell>
          <table:table-cell table:number-columns-repeated="17"/>
        </table:table-row>
        <table:table-row table:style-name="ro1">
          <table:table-cell table:formula="of:=[.B154]/3600" office:value-type="float" office:value="2.54944444444444" calcext:value-type="float">
            <text:p>2.5494444444</text:p>
          </table:table-cell>
          <table:table-cell office:value-type="float" office:value="9178" calcext:value-type="float">
            <text:p>9178</text:p>
          </table:table-cell>
          <table:table-cell office:value-type="float" office:value="3447" calcext:value-type="float">
            <text:p>3447</text:p>
          </table:table-cell>
          <table:table-cell office:value-type="float" office:value="2556" calcext:value-type="float">
            <text:p>2556</text:p>
          </table:table-cell>
          <table:table-cell office:value-type="float" office:value="1483" calcext:value-type="float">
            <text:p>1483</text:p>
          </table:table-cell>
          <table:table-cell office:value-type="float" office:value="3.44656038" calcext:value-type="float">
            <text:p>3.44656038</text:p>
          </table:table-cell>
          <table:table-cell office:value-type="float" office:value="3.28436208" calcext:value-type="float">
            <text:p>3.28436208</text:p>
          </table:table-cell>
          <table:table-cell/>
          <table:table-cell table:formula="of:=[.C154]/1000" office:value-type="float" office:value="3.447" calcext:value-type="float">
            <text:p>3.447</text:p>
          </table:table-cell>
          <table:table-cell table:number-columns-repeated="17"/>
        </table:table-row>
        <table:table-row table:style-name="ro1">
          <table:table-cell table:formula="of:=[.B155]/3600" office:value-type="float" office:value="2.56638888888889" calcext:value-type="float">
            <text:p>2.5663888889</text:p>
          </table:table-cell>
          <table:table-cell office:value-type="float" office:value="9239" calcext:value-type="float">
            <text:p>9239</text:p>
          </table:table-cell>
          <table:table-cell office:value-type="float" office:value="3455" calcext:value-type="float">
            <text:p>3455</text:p>
          </table:table-cell>
          <table:table-cell office:value-type="float" office:value="2562" calcext:value-type="float">
            <text:p>2562</text:p>
          </table:table-cell>
          <table:table-cell office:value-type="float" office:value="1483" calcext:value-type="float">
            <text:p>1483</text:p>
          </table:table-cell>
          <table:table-cell office:value-type="float" office:value="3.44544196" calcext:value-type="float">
            <text:p>3.44544196</text:p>
          </table:table-cell>
          <table:table-cell office:value-type="float" office:value="3.28399301" calcext:value-type="float">
            <text:p>3.28399301</text:p>
          </table:table-cell>
          <table:table-cell/>
          <table:table-cell table:formula="of:=[.C155]/1000" office:value-type="float" office:value="3.455" calcext:value-type="float">
            <text:p>3.455</text:p>
          </table:table-cell>
          <table:table-cell table:number-columns-repeated="17"/>
        </table:table-row>
        <table:table-row table:style-name="ro1">
          <table:table-cell table:formula="of:=[.B156]/3600" office:value-type="float" office:value="2.58305555555556" calcext:value-type="float">
            <text:p>2.5830555556</text:p>
          </table:table-cell>
          <table:table-cell office:value-type="float" office:value="9299" calcext:value-type="float">
            <text:p>9299</text:p>
          </table:table-cell>
          <table:table-cell office:value-type="float" office:value="3455" calcext:value-type="float">
            <text:p>3455</text:p>
          </table:table-cell>
          <table:table-cell office:value-type="float" office:value="2562" calcext:value-type="float">
            <text:p>2562</text:p>
          </table:table-cell>
          <table:table-cell office:value-type="float" office:value="1483" calcext:value-type="float">
            <text:p>1483</text:p>
          </table:table-cell>
          <table:table-cell office:value-type="float" office:value="3.44446921" calcext:value-type="float">
            <text:p>3.44446921</text:p>
          </table:table-cell>
          <table:table-cell office:value-type="float" office:value="3.28366995" calcext:value-type="float">
            <text:p>3.28366995</text:p>
          </table:table-cell>
          <table:table-cell/>
          <table:table-cell table:formula="of:=[.C156]/1000" office:value-type="float" office:value="3.455" calcext:value-type="float">
            <text:p>3.455</text:p>
          </table:table-cell>
          <table:table-cell table:number-columns-repeated="17"/>
        </table:table-row>
        <table:table-row table:style-name="ro1">
          <table:table-cell table:formula="of:=[.B157]/3600" office:value-type="float" office:value="2.6" calcext:value-type="float">
            <text:p>2.6</text:p>
          </table:table-cell>
          <table:table-cell office:value-type="float" office:value="9360" calcext:value-type="float">
            <text:p>9360</text:p>
          </table:table-cell>
          <table:table-cell office:value-type="float" office:value="3453" calcext:value-type="float">
            <text:p>3453</text:p>
          </table:table-cell>
          <table:table-cell office:value-type="float" office:value="2561" calcext:value-type="float">
            <text:p>2561</text:p>
          </table:table-cell>
          <table:table-cell office:value-type="float" office:value="1483" calcext:value-type="float">
            <text:p>1483</text:p>
          </table:table-cell>
          <table:table-cell office:value-type="float" office:value="3.44350648" calcext:value-type="float">
            <text:p>3.44350648</text:p>
          </table:table-cell>
          <table:table-cell office:value-type="float" office:value="3.28360295" calcext:value-type="float">
            <text:p>3.28360295</text:p>
          </table:table-cell>
          <table:table-cell/>
          <table:table-cell table:formula="of:=[.C157]/1000" office:value-type="float" office:value="3.453" calcext:value-type="float">
            <text:p>3.453</text:p>
          </table:table-cell>
          <table:table-cell table:number-columns-repeated="17"/>
        </table:table-row>
        <table:table-row table:style-name="ro1">
          <table:table-cell table:formula="of:=[.B158]/3600" office:value-type="float" office:value="2.61666666666667" calcext:value-type="float">
            <text:p>2.6166666667</text:p>
          </table:table-cell>
          <table:table-cell office:value-type="float" office:value="9420" calcext:value-type="float">
            <text:p>9420</text:p>
          </table:table-cell>
          <table:table-cell office:value-type="float" office:value="3450" calcext:value-type="float">
            <text:p>3450</text:p>
          </table:table-cell>
          <table:table-cell office:value-type="float" office:value="2560" calcext:value-type="float">
            <text:p>2560</text:p>
          </table:table-cell>
          <table:table-cell office:value-type="float" office:value="1484" calcext:value-type="float">
            <text:p>1484</text:p>
          </table:table-cell>
          <table:table-cell office:value-type="float" office:value="3.44249845" calcext:value-type="float">
            <text:p>3.44249845</text:p>
          </table:table-cell>
          <table:table-cell office:value-type="float" office:value="3.28329468" calcext:value-type="float">
            <text:p>3.28329468</text:p>
          </table:table-cell>
          <table:table-cell/>
          <table:table-cell table:formula="of:=[.C158]/1000" office:value-type="float" office:value="3.45" calcext:value-type="float">
            <text:p>3.45</text:p>
          </table:table-cell>
          <table:table-cell table:number-columns-repeated="17"/>
        </table:table-row>
        <table:table-row table:style-name="ro1">
          <table:table-cell table:formula="of:=[.B159]/3600" office:value-type="float" office:value="2.63333333333333" calcext:value-type="float">
            <text:p>2.6333333333</text:p>
          </table:table-cell>
          <table:table-cell office:value-type="float" office:value="9480" calcext:value-type="float">
            <text:p>9480</text:p>
          </table:table-cell>
          <table:table-cell office:value-type="float" office:value="3452" calcext:value-type="float">
            <text:p>3452</text:p>
          </table:table-cell>
          <table:table-cell office:value-type="float" office:value="2560" calcext:value-type="float">
            <text:p>2560</text:p>
          </table:table-cell>
          <table:table-cell office:value-type="float" office:value="1483" calcext:value-type="float">
            <text:p>1483</text:p>
          </table:table-cell>
          <table:table-cell office:value-type="float" office:value="3.44143343" calcext:value-type="float">
            <text:p>3.44143343</text:p>
          </table:table-cell>
          <table:table-cell office:value-type="float" office:value="3.28300476" calcext:value-type="float">
            <text:p>3.28300476</text:p>
          </table:table-cell>
          <table:table-cell/>
          <table:table-cell table:formula="of:=[.C159]/1000" office:value-type="float" office:value="3.452" calcext:value-type="float">
            <text:p>3.452</text:p>
          </table:table-cell>
          <table:table-cell table:number-columns-repeated="17"/>
        </table:table-row>
        <table:table-row table:style-name="ro1">
          <table:table-cell table:formula="of:=[.B160]/3600" office:value-type="float" office:value="2.65027777777778" calcext:value-type="float">
            <text:p>2.6502777778</text:p>
          </table:table-cell>
          <table:table-cell office:value-type="float" office:value="9541" calcext:value-type="float">
            <text:p>9541</text:p>
          </table:table-cell>
          <table:table-cell office:value-type="float" office:value="3451" calcext:value-type="float">
            <text:p>3451</text:p>
          </table:table-cell>
          <table:table-cell office:value-type="float" office:value="2559" calcext:value-type="float">
            <text:p>2559</text:p>
          </table:table-cell>
          <table:table-cell office:value-type="float" office:value="1483" calcext:value-type="float">
            <text:p>1483</text:p>
          </table:table-cell>
          <table:table-cell office:value-type="float" office:value="3.44041872" calcext:value-type="float">
            <text:p>3.44041872</text:p>
          </table:table-cell>
          <table:table-cell office:value-type="float" office:value="3.28277254" calcext:value-type="float">
            <text:p>3.28277254</text:p>
          </table:table-cell>
          <table:table-cell/>
          <table:table-cell table:formula="of:=[.C160]/1000" office:value-type="float" office:value="3.451" calcext:value-type="float">
            <text:p>3.451</text:p>
          </table:table-cell>
          <table:table-cell table:number-columns-repeated="17"/>
        </table:table-row>
        <table:table-row table:style-name="ro1">
          <table:table-cell table:formula="of:=[.B161]/3600" office:value-type="float" office:value="2.66694444444444" calcext:value-type="float">
            <text:p>2.6669444444</text:p>
          </table:table-cell>
          <table:table-cell office:value-type="float" office:value="9601" calcext:value-type="float">
            <text:p>9601</text:p>
          </table:table-cell>
          <table:table-cell office:value-type="float" office:value="3449" calcext:value-type="float">
            <text:p>3449</text:p>
          </table:table-cell>
          <table:table-cell office:value-type="float" office:value="2558" calcext:value-type="float">
            <text:p>2558</text:p>
          </table:table-cell>
          <table:table-cell office:value-type="float" office:value="1483" calcext:value-type="float">
            <text:p>1483</text:p>
          </table:table-cell>
          <table:table-cell office:value-type="float" office:value="3.43946457" calcext:value-type="float">
            <text:p>3.43946457</text:p>
          </table:table-cell>
          <table:table-cell office:value-type="float" office:value="3.28260779" calcext:value-type="float">
            <text:p>3.28260779</text:p>
          </table:table-cell>
          <table:table-cell/>
          <table:table-cell table:formula="of:=[.C161]/1000" office:value-type="float" office:value="3.449" calcext:value-type="float">
            <text:p>3.449</text:p>
          </table:table-cell>
          <table:table-cell table:number-columns-repeated="17"/>
        </table:table-row>
        <table:table-row table:style-name="ro1">
          <table:table-cell table:formula="of:=[.B162]/3600" office:value-type="float" office:value="2.68388888888889" calcext:value-type="float">
            <text:p>2.6838888889</text:p>
          </table:table-cell>
          <table:table-cell office:value-type="float" office:value="9662" calcext:value-type="float">
            <text:p>9662</text:p>
          </table:table-cell>
          <table:table-cell office:value-type="float" office:value="3447" calcext:value-type="float">
            <text:p>3447</text:p>
          </table:table-cell>
          <table:table-cell office:value-type="float" office:value="2558" calcext:value-type="float">
            <text:p>2558</text:p>
          </table:table-cell>
          <table:table-cell office:value-type="float" office:value="1484" calcext:value-type="float">
            <text:p>1484</text:p>
          </table:table-cell>
          <table:table-cell office:value-type="float" office:value="3.43854165" calcext:value-type="float">
            <text:p>3.43854165</text:p>
          </table:table-cell>
          <table:table-cell office:value-type="float" office:value="3.28226447" calcext:value-type="float">
            <text:p>3.28226447</text:p>
          </table:table-cell>
          <table:table-cell/>
          <table:table-cell table:formula="of:=[.C162]/1000" office:value-type="float" office:value="3.447" calcext:value-type="float">
            <text:p>3.447</text:p>
          </table:table-cell>
          <table:table-cell table:number-columns-repeated="17"/>
        </table:table-row>
        <table:table-row table:style-name="ro1">
          <table:table-cell table:formula="of:=[.B163]/3600" office:value-type="float" office:value="2.70055555555556" calcext:value-type="float">
            <text:p>2.7005555556</text:p>
          </table:table-cell>
          <table:table-cell office:value-type="float" office:value="9722" calcext:value-type="float">
            <text:p>9722</text:p>
          </table:table-cell>
          <table:table-cell office:value-type="float" office:value="3446" calcext:value-type="float">
            <text:p>3446</text:p>
          </table:table-cell>
          <table:table-cell office:value-type="float" office:value="2557" calcext:value-type="float">
            <text:p>2557</text:p>
          </table:table-cell>
          <table:table-cell office:value-type="float" office:value="1484" calcext:value-type="float">
            <text:p>1484</text:p>
          </table:table-cell>
          <table:table-cell office:value-type="float" office:value="3.43752956" calcext:value-type="float">
            <text:p>3.43752956</text:p>
          </table:table-cell>
          <table:table-cell office:value-type="float" office:value="3.28219914" calcext:value-type="float">
            <text:p>3.28219914</text:p>
          </table:table-cell>
          <table:table-cell/>
          <table:table-cell table:formula="of:=[.C163]/1000" office:value-type="float" office:value="3.446" calcext:value-type="float">
            <text:p>3.446</text:p>
          </table:table-cell>
          <table:table-cell table:number-columns-repeated="17"/>
        </table:table-row>
        <table:table-row table:style-name="ro1">
          <table:table-cell table:formula="of:=[.B164]/3600" office:value-type="float" office:value="2.71722222222222" calcext:value-type="float">
            <text:p>2.7172222222</text:p>
          </table:table-cell>
          <table:table-cell office:value-type="float" office:value="9782" calcext:value-type="float">
            <text:p>9782</text:p>
          </table:table-cell>
          <table:table-cell office:value-type="float" office:value="3447" calcext:value-type="float">
            <text:p>3447</text:p>
          </table:table-cell>
          <table:table-cell office:value-type="float" office:value="2556" calcext:value-type="float">
            <text:p>2556</text:p>
          </table:table-cell>
          <table:table-cell office:value-type="float" office:value="1483" calcext:value-type="float">
            <text:p>1483</text:p>
          </table:table-cell>
          <table:table-cell office:value-type="float" office:value="3.4366045" calcext:value-type="float">
            <text:p>3.4366045</text:p>
          </table:table-cell>
          <table:table-cell office:value-type="float" office:value="3.28173161" calcext:value-type="float">
            <text:p>3.28173161</text:p>
          </table:table-cell>
          <table:table-cell/>
          <table:table-cell table:formula="of:=[.C164]/1000" office:value-type="float" office:value="3.447" calcext:value-type="float">
            <text:p>3.447</text:p>
          </table:table-cell>
          <table:table-cell table:number-columns-repeated="17"/>
        </table:table-row>
        <table:table-row table:style-name="ro1">
          <table:table-cell table:formula="of:=[.B165]/3600" office:value-type="float" office:value="2.73416666666667" calcext:value-type="float">
            <text:p>2.7341666667</text:p>
          </table:table-cell>
          <table:table-cell office:value-type="float" office:value="9843" calcext:value-type="float">
            <text:p>9843</text:p>
          </table:table-cell>
          <table:table-cell office:value-type="float" office:value="3447" calcext:value-type="float">
            <text:p>3447</text:p>
          </table:table-cell>
          <table:table-cell office:value-type="float" office:value="2556" calcext:value-type="float">
            <text:p>2556</text:p>
          </table:table-cell>
          <table:table-cell office:value-type="float" office:value="1483" calcext:value-type="float">
            <text:p>1483</text:p>
          </table:table-cell>
          <table:table-cell office:value-type="float" office:value="3.43575621" calcext:value-type="float">
            <text:p>3.43575621</text:p>
          </table:table-cell>
          <table:table-cell office:value-type="float" office:value="3.28146434" calcext:value-type="float">
            <text:p>3.28146434</text:p>
          </table:table-cell>
          <table:table-cell/>
          <table:table-cell table:formula="of:=[.C165]/1000" office:value-type="float" office:value="3.447" calcext:value-type="float">
            <text:p>3.447</text:p>
          </table:table-cell>
          <table:table-cell table:number-columns-repeated="17"/>
        </table:table-row>
        <table:table-row table:style-name="ro1">
          <table:table-cell table:formula="of:=[.B166]/3600" office:value-type="float" office:value="2.75083333333333" calcext:value-type="float">
            <text:p>2.7508333333</text:p>
          </table:table-cell>
          <table:table-cell office:value-type="float" office:value="9903" calcext:value-type="float">
            <text:p>9903</text:p>
          </table:table-cell>
          <table:table-cell office:value-type="float" office:value="3445" calcext:value-type="float">
            <text:p>3445</text:p>
          </table:table-cell>
          <table:table-cell office:value-type="float" office:value="2555" calcext:value-type="float">
            <text:p>2555</text:p>
          </table:table-cell>
          <table:table-cell office:value-type="float" office:value="1483" calcext:value-type="float">
            <text:p>1483</text:p>
          </table:table-cell>
          <table:table-cell office:value-type="float" office:value="3.43485761" calcext:value-type="float">
            <text:p>3.43485761</text:p>
          </table:table-cell>
          <table:table-cell office:value-type="float" office:value="3.28112674" calcext:value-type="float">
            <text:p>3.28112674</text:p>
          </table:table-cell>
          <table:table-cell/>
          <table:table-cell table:formula="of:=[.C166]/1000" office:value-type="float" office:value="3.445" calcext:value-type="float">
            <text:p>3.445</text:p>
          </table:table-cell>
          <table:table-cell table:number-columns-repeated="17"/>
        </table:table-row>
        <table:table-row table:style-name="ro1">
          <table:table-cell table:formula="of:=[.B167]/3600" office:value-type="float" office:value="2.7675" calcext:value-type="float">
            <text:p>2.7675</text:p>
          </table:table-cell>
          <table:table-cell office:value-type="float" office:value="9963" calcext:value-type="float">
            <text:p>9963</text:p>
          </table:table-cell>
          <table:table-cell office:value-type="float" office:value="3444" calcext:value-type="float">
            <text:p>3444</text:p>
          </table:table-cell>
          <table:table-cell office:value-type="float" office:value="2554" calcext:value-type="float">
            <text:p>2554</text:p>
          </table:table-cell>
          <table:table-cell office:value-type="float" office:value="1483" calcext:value-type="float">
            <text:p>1483</text:p>
          </table:table-cell>
          <table:table-cell office:value-type="float" office:value="3.43404007" calcext:value-type="float">
            <text:p>3.43404007</text:p>
          </table:table-cell>
          <table:table-cell office:value-type="float" office:value="3.28117561" calcext:value-type="float">
            <text:p>3.28117561</text:p>
          </table:table-cell>
          <table:table-cell/>
          <table:table-cell table:formula="of:=[.C167]/1000" office:value-type="float" office:value="3.444" calcext:value-type="float">
            <text:p>3.444</text:p>
          </table:table-cell>
          <table:table-cell table:number-columns-repeated="17"/>
        </table:table-row>
        <table:table-row table:style-name="ro1">
          <table:table-cell table:formula="of:=[.B168]/3600" office:value-type="float" office:value="2.78444444444444" calcext:value-type="float">
            <text:p>2.7844444444</text:p>
          </table:table-cell>
          <table:table-cell office:value-type="float" office:value="10024" calcext:value-type="float">
            <text:p>10024</text:p>
          </table:table-cell>
          <table:table-cell office:value-type="float" office:value="3442" calcext:value-type="float">
            <text:p>3442</text:p>
          </table:table-cell>
          <table:table-cell office:value-type="float" office:value="2554" calcext:value-type="float">
            <text:p>2554</text:p>
          </table:table-cell>
          <table:table-cell office:value-type="float" office:value="1484" calcext:value-type="float">
            <text:p>1484</text:p>
          </table:table-cell>
          <table:table-cell office:value-type="float" office:value="3.43308735" calcext:value-type="float">
            <text:p>3.43308735</text:p>
          </table:table-cell>
          <table:table-cell office:value-type="float" office:value="3.28097749" calcext:value-type="float">
            <text:p>3.28097749</text:p>
          </table:table-cell>
          <table:table-cell/>
          <table:table-cell table:formula="of:=[.C168]/1000" office:value-type="float" office:value="3.442" calcext:value-type="float">
            <text:p>3.442</text:p>
          </table:table-cell>
          <table:table-cell table:number-columns-repeated="17"/>
        </table:table-row>
        <table:table-row table:style-name="ro1">
          <table:table-cell table:formula="of:=[.B169]/3600" office:value-type="float" office:value="2.80111111111111" calcext:value-type="float">
            <text:p>2.8011111111</text:p>
          </table:table-cell>
          <table:table-cell office:value-type="float" office:value="10084" calcext:value-type="float">
            <text:p>10084</text:p>
          </table:table-cell>
          <table:table-cell office:value-type="float" office:value="3442" calcext:value-type="float">
            <text:p>3442</text:p>
          </table:table-cell>
          <table:table-cell office:value-type="float" office:value="2554" calcext:value-type="float">
            <text:p>2554</text:p>
          </table:table-cell>
          <table:table-cell office:value-type="float" office:value="1484" calcext:value-type="float">
            <text:p>1484</text:p>
          </table:table-cell>
          <table:table-cell office:value-type="float" office:value="3.43224716" calcext:value-type="float">
            <text:p>3.43224716</text:p>
          </table:table-cell>
          <table:table-cell office:value-type="float" office:value="3.28082275" calcext:value-type="float">
            <text:p>3.28082275</text:p>
          </table:table-cell>
          <table:table-cell/>
          <table:table-cell table:formula="of:=[.C169]/1000" office:value-type="float" office:value="3.442" calcext:value-type="float">
            <text:p>3.442</text:p>
          </table:table-cell>
          <table:table-cell table:number-columns-repeated="17"/>
        </table:table-row>
        <table:table-row table:style-name="ro1">
          <table:table-cell table:formula="of:=[.B170]/3600" office:value-type="float" office:value="2.81805555555556" calcext:value-type="float">
            <text:p>2.8180555556</text:p>
          </table:table-cell>
          <table:table-cell office:value-type="float" office:value="10145" calcext:value-type="float">
            <text:p>10145</text:p>
          </table:table-cell>
          <table:table-cell office:value-type="float" office:value="3434" calcext:value-type="float">
            <text:p>3434</text:p>
          </table:table-cell>
          <table:table-cell office:value-type="float" office:value="2545" calcext:value-type="float">
            <text:p>2545</text:p>
          </table:table-cell>
          <table:table-cell office:value-type="float" office:value="1482" calcext:value-type="float">
            <text:p>1482</text:p>
          </table:table-cell>
          <table:table-cell office:value-type="float" office:value="3.43158364" calcext:value-type="float">
            <text:p>3.43158364</text:p>
          </table:table-cell>
          <table:table-cell office:value-type="float" office:value="3.28103423" calcext:value-type="float">
            <text:p>3.28103423</text:p>
          </table:table-cell>
          <table:table-cell/>
          <table:table-cell table:formula="of:=[.C170]/1000" office:value-type="float" office:value="3.434" calcext:value-type="float">
            <text:p>3.434</text:p>
          </table:table-cell>
          <table:table-cell table:number-columns-repeated="17"/>
        </table:table-row>
        <table:table-row table:style-name="ro1">
          <table:table-cell table:formula="of:=[.B171]/3600" office:value-type="float" office:value="2.83472222222222" calcext:value-type="float">
            <text:p>2.8347222222</text:p>
          </table:table-cell>
          <table:table-cell office:value-type="float" office:value="10205" calcext:value-type="float">
            <text:p>10205</text:p>
          </table:table-cell>
          <table:table-cell office:value-type="float" office:value="3430" calcext:value-type="float">
            <text:p>3430</text:p>
          </table:table-cell>
          <table:table-cell office:value-type="float" office:value="2544" calcext:value-type="float">
            <text:p>2544</text:p>
          </table:table-cell>
          <table:table-cell office:value-type="float" office:value="1483" calcext:value-type="float">
            <text:p>1483</text:p>
          </table:table-cell>
          <table:table-cell office:value-type="float" office:value="3.43032169" calcext:value-type="float">
            <text:p>3.43032169</text:p>
          </table:table-cell>
          <table:table-cell office:value-type="float" office:value="3.28077555" calcext:value-type="float">
            <text:p>3.28077555</text:p>
          </table:table-cell>
          <table:table-cell/>
          <table:table-cell table:formula="of:=[.C171]/1000" office:value-type="float" office:value="3.43" calcext:value-type="float">
            <text:p>3.43</text:p>
          </table:table-cell>
          <table:table-cell table:number-columns-repeated="17"/>
        </table:table-row>
        <table:table-row table:style-name="ro1">
          <table:table-cell table:formula="of:=[.B172]/3600" office:value-type="float" office:value="2.85138888888889" calcext:value-type="float">
            <text:p>2.8513888889</text:p>
          </table:table-cell>
          <table:table-cell office:value-type="float" office:value="10265" calcext:value-type="float">
            <text:p>10265</text:p>
          </table:table-cell>
          <table:table-cell office:value-type="float" office:value="3430" calcext:value-type="float">
            <text:p>3430</text:p>
          </table:table-cell>
          <table:table-cell office:value-type="float" office:value="2544" calcext:value-type="float">
            <text:p>2544</text:p>
          </table:table-cell>
          <table:table-cell office:value-type="float" office:value="1483" calcext:value-type="float">
            <text:p>1483</text:p>
          </table:table-cell>
          <table:table-cell office:value-type="float" office:value="3.42945385" calcext:value-type="float">
            <text:p>3.42945385</text:p>
          </table:table-cell>
          <table:table-cell office:value-type="float" office:value="3.28050041" calcext:value-type="float">
            <text:p>3.28050041</text:p>
          </table:table-cell>
          <table:table-cell/>
          <table:table-cell table:formula="of:=[.C172]/1000" office:value-type="float" office:value="3.43" calcext:value-type="float">
            <text:p>3.43</text:p>
          </table:table-cell>
          <table:table-cell table:number-columns-repeated="17"/>
        </table:table-row>
        <table:table-row table:style-name="ro1">
          <table:table-cell table:formula="of:=[.B173]/3600" office:value-type="float" office:value="2.86833333333333" calcext:value-type="float">
            <text:p>2.8683333333</text:p>
          </table:table-cell>
          <table:table-cell office:value-type="float" office:value="10326" calcext:value-type="float">
            <text:p>10326</text:p>
          </table:table-cell>
          <table:table-cell office:value-type="float" office:value="3431" calcext:value-type="float">
            <text:p>3431</text:p>
          </table:table-cell>
          <table:table-cell office:value-type="float" office:value="2543" calcext:value-type="float">
            <text:p>2543</text:p>
          </table:table-cell>
          <table:table-cell office:value-type="float" office:value="1482" calcext:value-type="float">
            <text:p>1482</text:p>
          </table:table-cell>
          <table:table-cell office:value-type="float" office:value="3.42848039" calcext:value-type="float">
            <text:p>3.42848039</text:p>
          </table:table-cell>
          <table:table-cell office:value-type="float" office:value="3.28029346" calcext:value-type="float">
            <text:p>3.28029346</text:p>
          </table:table-cell>
          <table:table-cell/>
          <table:table-cell table:formula="of:=[.C173]/1000" office:value-type="float" office:value="3.431" calcext:value-type="float">
            <text:p>3.431</text:p>
          </table:table-cell>
          <table:table-cell table:number-columns-repeated="17"/>
        </table:table-row>
        <table:table-row table:style-name="ro1">
          <table:table-cell table:formula="of:=[.B174]/3600" office:value-type="float" office:value="2.885" calcext:value-type="float">
            <text:p>2.885</text:p>
          </table:table-cell>
          <table:table-cell office:value-type="float" office:value="10386" calcext:value-type="float">
            <text:p>10386</text:p>
          </table:table-cell>
          <table:table-cell office:value-type="float" office:value="3430" calcext:value-type="float">
            <text:p>3430</text:p>
          </table:table-cell>
          <table:table-cell office:value-type="float" office:value="2542" calcext:value-type="float">
            <text:p>2542</text:p>
          </table:table-cell>
          <table:table-cell office:value-type="float" office:value="1482" calcext:value-type="float">
            <text:p>1482</text:p>
          </table:table-cell>
          <table:table-cell office:value-type="float" office:value="3.42769504" calcext:value-type="float">
            <text:p>3.42769504</text:p>
          </table:table-cell>
          <table:table-cell office:value-type="float" office:value="3.28026628" calcext:value-type="float">
            <text:p>3.28026628</text:p>
          </table:table-cell>
          <table:table-cell/>
          <table:table-cell table:formula="of:=[.C174]/1000" office:value-type="float" office:value="3.43" calcext:value-type="float">
            <text:p>3.43</text:p>
          </table:table-cell>
          <table:table-cell table:number-columns-repeated="17"/>
        </table:table-row>
        <table:table-row table:style-name="ro1">
          <table:table-cell table:formula="of:=[.B175]/3600" office:value-type="float" office:value="2.90194444444444" calcext:value-type="float">
            <text:p>2.9019444444</text:p>
          </table:table-cell>
          <table:table-cell office:value-type="float" office:value="10447" calcext:value-type="float">
            <text:p>10447</text:p>
          </table:table-cell>
          <table:table-cell office:value-type="float" office:value="3429" calcext:value-type="float">
            <text:p>3429</text:p>
          </table:table-cell>
          <table:table-cell office:value-type="float" office:value="2541" calcext:value-type="float">
            <text:p>2541</text:p>
          </table:table-cell>
          <table:table-cell office:value-type="float" office:value="1482" calcext:value-type="float">
            <text:p>1482</text:p>
          </table:table-cell>
          <table:table-cell office:value-type="float" office:value="3.40694356" calcext:value-type="float">
            <text:p>3.40694356</text:p>
          </table:table-cell>
          <table:table-cell office:value-type="float" office:value="3.27888799" calcext:value-type="float">
            <text:p>3.27888799</text:p>
          </table:table-cell>
          <table:table-cell/>
          <table:table-cell table:formula="of:=[.C175]/1000" office:value-type="float" office:value="3.429" calcext:value-type="float">
            <text:p>3.429</text:p>
          </table:table-cell>
          <table:table-cell table:number-columns-repeated="17"/>
        </table:table-row>
        <table:table-row table:style-name="ro1">
          <table:table-cell table:formula="of:=[.B176]/3600" office:value-type="float" office:value="2.91861111111111" calcext:value-type="float">
            <text:p>2.9186111111</text:p>
          </table:table-cell>
          <table:table-cell office:value-type="float" office:value="10507" calcext:value-type="float">
            <text:p>10507</text:p>
          </table:table-cell>
          <table:table-cell office:value-type="float" office:value="3427" calcext:value-type="float">
            <text:p>3427</text:p>
          </table:table-cell>
          <table:table-cell office:value-type="float" office:value="2540" calcext:value-type="float">
            <text:p>2540</text:p>
          </table:table-cell>
          <table:table-cell office:value-type="float" office:value="1482" calcext:value-type="float">
            <text:p>1482</text:p>
          </table:table-cell>
          <table:table-cell office:value-type="float" office:value="3.42466903" calcext:value-type="float">
            <text:p>3.42466903</text:p>
          </table:table-cell>
          <table:table-cell office:value-type="float" office:value="3.27937341" calcext:value-type="float">
            <text:p>3.27937341</text:p>
          </table:table-cell>
          <table:table-cell/>
          <table:table-cell table:formula="of:=[.C176]/1000" office:value-type="float" office:value="3.427" calcext:value-type="float">
            <text:p>3.427</text:p>
          </table:table-cell>
          <table:table-cell table:number-columns-repeated="17"/>
        </table:table-row>
        <table:table-row table:style-name="ro1">
          <table:table-cell table:formula="of:=[.B177]/3600" office:value-type="float" office:value="2.93527777777778" calcext:value-type="float">
            <text:p>2.9352777778</text:p>
          </table:table-cell>
          <table:table-cell office:value-type="float" office:value="10567" calcext:value-type="float">
            <text:p>10567</text:p>
          </table:table-cell>
          <table:table-cell office:value-type="float" office:value="3427" calcext:value-type="float">
            <text:p>3427</text:p>
          </table:table-cell>
          <table:table-cell office:value-type="float" office:value="2540" calcext:value-type="float">
            <text:p>2540</text:p>
          </table:table-cell>
          <table:table-cell office:value-type="float" office:value="1482" calcext:value-type="float">
            <text:p>1482</text:p>
          </table:table-cell>
          <table:table-cell office:value-type="float" office:value="3.42432809" calcext:value-type="float">
            <text:p>3.42432809</text:p>
          </table:table-cell>
          <table:table-cell office:value-type="float" office:value="3.27931404" calcext:value-type="float">
            <text:p>3.27931404</text:p>
          </table:table-cell>
          <table:table-cell/>
          <table:table-cell table:formula="of:=[.C177]/1000" office:value-type="float" office:value="3.427" calcext:value-type="float">
            <text:p>3.427</text:p>
          </table:table-cell>
          <table:table-cell table:number-columns-repeated="17"/>
        </table:table-row>
        <table:table-row table:style-name="ro1">
          <table:table-cell table:formula="of:=[.B178]/3600" office:value-type="float" office:value="2.95222222222222" calcext:value-type="float">
            <text:p>2.9522222222</text:p>
          </table:table-cell>
          <table:table-cell office:value-type="float" office:value="10628" calcext:value-type="float">
            <text:p>10628</text:p>
          </table:table-cell>
          <table:table-cell office:value-type="float" office:value="3426" calcext:value-type="float">
            <text:p>3426</text:p>
          </table:table-cell>
          <table:table-cell office:value-type="float" office:value="2539" calcext:value-type="float">
            <text:p>2539</text:p>
          </table:table-cell>
          <table:table-cell office:value-type="float" office:value="1482" calcext:value-type="float">
            <text:p>1482</text:p>
          </table:table-cell>
          <table:table-cell office:value-type="float" office:value="3.42378807" calcext:value-type="float">
            <text:p>3.42378807</text:p>
          </table:table-cell>
          <table:table-cell office:value-type="float" office:value="3.27917218" calcext:value-type="float">
            <text:p>3.27917218</text:p>
          </table:table-cell>
          <table:table-cell/>
          <table:table-cell table:formula="of:=[.C178]/1000" office:value-type="float" office:value="3.426" calcext:value-type="float">
            <text:p>3.426</text:p>
          </table:table-cell>
          <table:table-cell table:number-columns-repeated="17"/>
        </table:table-row>
        <table:table-row table:style-name="ro1">
          <table:table-cell table:formula="of:=[.B179]/3600" office:value-type="float" office:value="2.96888888888889" calcext:value-type="float">
            <text:p>2.9688888889</text:p>
          </table:table-cell>
          <table:table-cell office:value-type="float" office:value="10688" calcext:value-type="float">
            <text:p>10688</text:p>
          </table:table-cell>
          <table:table-cell office:value-type="float" office:value="3426" calcext:value-type="float">
            <text:p>3426</text:p>
          </table:table-cell>
          <table:table-cell office:value-type="float" office:value="2539" calcext:value-type="float">
            <text:p>2539</text:p>
          </table:table-cell>
          <table:table-cell office:value-type="float" office:value="1482" calcext:value-type="float">
            <text:p>1482</text:p>
          </table:table-cell>
          <table:table-cell office:value-type="float" office:value="3.42289805" calcext:value-type="float">
            <text:p>3.42289805</text:p>
          </table:table-cell>
          <table:table-cell office:value-type="float" office:value="3.2789948" calcext:value-type="float">
            <text:p>3.2789948</text:p>
          </table:table-cell>
          <table:table-cell/>
          <table:table-cell table:formula="of:=[.C179]/1000" office:value-type="float" office:value="3.426" calcext:value-type="float">
            <text:p>3.426</text:p>
          </table:table-cell>
          <table:table-cell table:number-columns-repeated="17"/>
        </table:table-row>
        <table:table-row table:style-name="ro1">
          <table:table-cell table:formula="of:=[.B180]/3600" office:value-type="float" office:value="2.98555555555556" calcext:value-type="float">
            <text:p>2.9855555556</text:p>
          </table:table-cell>
          <table:table-cell office:value-type="float" office:value="10748" calcext:value-type="float">
            <text:p>10748</text:p>
          </table:table-cell>
          <table:table-cell office:value-type="float" office:value="3425" calcext:value-type="float">
            <text:p>3425</text:p>
          </table:table-cell>
          <table:table-cell office:value-type="float" office:value="2538" calcext:value-type="float">
            <text:p>2538</text:p>
          </table:table-cell>
          <table:table-cell office:value-type="float" office:value="1482" calcext:value-type="float">
            <text:p>1482</text:p>
          </table:table-cell>
          <table:table-cell office:value-type="float" office:value="3.42180324" calcext:value-type="float">
            <text:p>3.42180324</text:p>
          </table:table-cell>
          <table:table-cell office:value-type="float" office:value="3.27871871" calcext:value-type="float">
            <text:p>3.27871871</text:p>
          </table:table-cell>
          <table:table-cell/>
          <table:table-cell table:formula="of:=[.C180]/1000" office:value-type="float" office:value="3.425" calcext:value-type="float">
            <text:p>3.425</text:p>
          </table:table-cell>
          <table:table-cell table:number-columns-repeated="17"/>
        </table:table-row>
        <table:table-row table:style-name="ro1">
          <table:table-cell table:formula="of:=[.B181]/3600" office:value-type="float" office:value="3.0025" calcext:value-type="float">
            <text:p>3.0025</text:p>
          </table:table-cell>
          <table:table-cell office:value-type="float" office:value="10809" calcext:value-type="float">
            <text:p>10809</text:p>
          </table:table-cell>
          <table:table-cell office:value-type="float" office:value="3423" calcext:value-type="float">
            <text:p>3423</text:p>
          </table:table-cell>
          <table:table-cell office:value-type="float" office:value="2537" calcext:value-type="float">
            <text:p>2537</text:p>
          </table:table-cell>
          <table:table-cell office:value-type="float" office:value="1482" calcext:value-type="float">
            <text:p>1482</text:p>
          </table:table-cell>
          <table:table-cell office:value-type="float" office:value="3.42113352" calcext:value-type="float">
            <text:p>3.42113352</text:p>
          </table:table-cell>
          <table:table-cell office:value-type="float" office:value="3.27876639" calcext:value-type="float">
            <text:p>3.27876639</text:p>
          </table:table-cell>
          <table:table-cell/>
          <table:table-cell table:formula="of:=[.C181]/1000" office:value-type="float" office:value="3.423" calcext:value-type="float">
            <text:p>3.423</text:p>
          </table:table-cell>
          <table:table-cell table:number-columns-repeated="17"/>
        </table:table-row>
        <table:table-row table:style-name="ro1">
          <table:table-cell table:formula="of:=[.B182]/3600" office:value-type="float" office:value="3.01916666666667" calcext:value-type="float">
            <text:p>3.0191666667</text:p>
          </table:table-cell>
          <table:table-cell office:value-type="float" office:value="10869" calcext:value-type="float">
            <text:p>10869</text:p>
          </table:table-cell>
          <table:table-cell office:value-type="float" office:value="3422" calcext:value-type="float">
            <text:p>3422</text:p>
          </table:table-cell>
          <table:table-cell office:value-type="float" office:value="2536" calcext:value-type="float">
            <text:p>2536</text:p>
          </table:table-cell>
          <table:table-cell office:value-type="float" office:value="1482" calcext:value-type="float">
            <text:p>1482</text:p>
          </table:table-cell>
          <table:table-cell office:value-type="float" office:value="3.41997886" calcext:value-type="float">
            <text:p>3.41997886</text:p>
          </table:table-cell>
          <table:table-cell office:value-type="float" office:value="3.27838039" calcext:value-type="float">
            <text:p>3.27838039</text:p>
          </table:table-cell>
          <table:table-cell/>
          <table:table-cell table:formula="of:=[.C182]/1000" office:value-type="float" office:value="3.422" calcext:value-type="float">
            <text:p>3.422</text:p>
          </table:table-cell>
          <table:table-cell table:number-columns-repeated="17"/>
        </table:table-row>
        <table:table-row table:style-name="ro1">
          <table:table-cell table:formula="of:=[.B183]/3600" office:value-type="float" office:value="3.03611111111111" calcext:value-type="float">
            <text:p>3.0361111111</text:p>
          </table:table-cell>
          <table:table-cell office:value-type="float" office:value="10930" calcext:value-type="float">
            <text:p>10930</text:p>
          </table:table-cell>
          <table:table-cell office:value-type="float" office:value="3422" calcext:value-type="float">
            <text:p>3422</text:p>
          </table:table-cell>
          <table:table-cell office:value-type="float" office:value="2536" calcext:value-type="float">
            <text:p>2536</text:p>
          </table:table-cell>
          <table:table-cell office:value-type="float" office:value="1482" calcext:value-type="float">
            <text:p>1482</text:p>
          </table:table-cell>
          <table:table-cell office:value-type="float" office:value="3.4187746" calcext:value-type="float">
            <text:p>3.4187746</text:p>
          </table:table-cell>
          <table:table-cell office:value-type="float" office:value="3.27792239" calcext:value-type="float">
            <text:p>3.27792239</text:p>
          </table:table-cell>
          <table:table-cell/>
          <table:table-cell table:formula="of:=[.C183]/1000" office:value-type="float" office:value="3.422" calcext:value-type="float">
            <text:p>3.422</text:p>
          </table:table-cell>
          <table:table-cell table:number-columns-repeated="17"/>
        </table:table-row>
        <table:table-row table:style-name="ro1">
          <table:table-cell table:formula="of:=[.B184]/3600" office:value-type="float" office:value="3.05277777777778" calcext:value-type="float">
            <text:p>3.0527777778</text:p>
          </table:table-cell>
          <table:table-cell office:value-type="float" office:value="10990" calcext:value-type="float">
            <text:p>10990</text:p>
          </table:table-cell>
          <table:table-cell office:value-type="float" office:value="3421" calcext:value-type="float">
            <text:p>3421</text:p>
          </table:table-cell>
          <table:table-cell office:value-type="float" office:value="2535" calcext:value-type="float">
            <text:p>2535</text:p>
          </table:table-cell>
          <table:table-cell office:value-type="float" office:value="1482" calcext:value-type="float">
            <text:p>1482</text:p>
          </table:table-cell>
          <table:table-cell office:value-type="float" office:value="3.41771054" calcext:value-type="float">
            <text:p>3.41771054</text:p>
          </table:table-cell>
          <table:table-cell office:value-type="float" office:value="3.27759027" calcext:value-type="float">
            <text:p>3.27759027</text:p>
          </table:table-cell>
          <table:table-cell/>
          <table:table-cell table:formula="of:=[.C184]/1000" office:value-type="float" office:value="3.421" calcext:value-type="float">
            <text:p>3.421</text:p>
          </table:table-cell>
          <table:table-cell table:number-columns-repeated="17"/>
        </table:table-row>
        <table:table-row table:style-name="ro1">
          <table:table-cell table:formula="of:=[.B185]/3600" office:value-type="float" office:value="3.06944444444444" calcext:value-type="float">
            <text:p>3.0694444444</text:p>
          </table:table-cell>
          <table:table-cell office:value-type="float" office:value="11050" calcext:value-type="float">
            <text:p>11050</text:p>
          </table:table-cell>
          <table:table-cell office:value-type="float" office:value="3415" calcext:value-type="float">
            <text:p>3415</text:p>
          </table:table-cell>
          <table:table-cell office:value-type="float" office:value="2534" calcext:value-type="float">
            <text:p>2534</text:p>
          </table:table-cell>
          <table:table-cell office:value-type="float" office:value="1484" calcext:value-type="float">
            <text:p>1484</text:p>
          </table:table-cell>
          <table:table-cell office:value-type="float" office:value="3.41673756" calcext:value-type="float">
            <text:p>3.41673756</text:p>
          </table:table-cell>
          <table:table-cell office:value-type="float" office:value="3.2773509" calcext:value-type="float">
            <text:p>3.2773509</text:p>
          </table:table-cell>
          <table:table-cell/>
          <table:table-cell table:formula="of:=[.C185]/1000" office:value-type="float" office:value="3.415" calcext:value-type="float">
            <text:p>3.415</text:p>
          </table:table-cell>
          <table:table-cell table:number-columns-repeated="17"/>
        </table:table-row>
        <table:table-row table:style-name="ro1">
          <table:table-cell table:formula="of:=[.B186]/3600" office:value-type="float" office:value="3.08638888888889" calcext:value-type="float">
            <text:p>3.0863888889</text:p>
          </table:table-cell>
          <table:table-cell office:value-type="float" office:value="11111" calcext:value-type="float">
            <text:p>11111</text:p>
          </table:table-cell>
          <table:table-cell office:value-type="float" office:value="3415" calcext:value-type="float">
            <text:p>3415</text:p>
          </table:table-cell>
          <table:table-cell office:value-type="float" office:value="2534" calcext:value-type="float">
            <text:p>2534</text:p>
          </table:table-cell>
          <table:table-cell office:value-type="float" office:value="1484" calcext:value-type="float">
            <text:p>1484</text:p>
          </table:table-cell>
          <table:table-cell office:value-type="float" office:value="3.41555119" calcext:value-type="float">
            <text:p>3.41555119</text:p>
          </table:table-cell>
          <table:table-cell office:value-type="float" office:value="3.27681446" calcext:value-type="float">
            <text:p>3.27681446</text:p>
          </table:table-cell>
          <table:table-cell/>
          <table:table-cell table:formula="of:=[.C186]/1000" office:value-type="float" office:value="3.415" calcext:value-type="float">
            <text:p>3.415</text:p>
          </table:table-cell>
          <table:table-cell table:number-columns-repeated="17"/>
        </table:table-row>
        <table:table-row table:style-name="ro1">
          <table:table-cell table:formula="of:=[.B187]/3600" office:value-type="float" office:value="3.10305555555556" calcext:value-type="float">
            <text:p>3.1030555556</text:p>
          </table:table-cell>
          <table:table-cell office:value-type="float" office:value="11171" calcext:value-type="float">
            <text:p>11171</text:p>
          </table:table-cell>
          <table:table-cell office:value-type="float" office:value="3416" calcext:value-type="float">
            <text:p>3416</text:p>
          </table:table-cell>
          <table:table-cell office:value-type="float" office:value="2533" calcext:value-type="float">
            <text:p>2533</text:p>
          </table:table-cell>
          <table:table-cell office:value-type="float" office:value="1483" calcext:value-type="float">
            <text:p>1483</text:p>
          </table:table-cell>
          <table:table-cell office:value-type="float" office:value="3.41455126" calcext:value-type="float">
            <text:p>3.41455126</text:p>
          </table:table-cell>
          <table:table-cell office:value-type="float" office:value="3.27704644" calcext:value-type="float">
            <text:p>3.27704644</text:p>
          </table:table-cell>
          <table:table-cell/>
          <table:table-cell table:formula="of:=[.C187]/1000" office:value-type="float" office:value="3.416" calcext:value-type="float">
            <text:p>3.416</text:p>
          </table:table-cell>
          <table:table-cell table:number-columns-repeated="17"/>
        </table:table-row>
        <table:table-row table:style-name="ro1">
          <table:table-cell table:formula="of:=[.B188]/3600" office:value-type="float" office:value="3.12" calcext:value-type="float">
            <text:p>3.12</text:p>
          </table:table-cell>
          <table:table-cell office:value-type="float" office:value="11232" calcext:value-type="float">
            <text:p>11232</text:p>
          </table:table-cell>
          <table:table-cell office:value-type="float" office:value="3412" calcext:value-type="float">
            <text:p>3412</text:p>
          </table:table-cell>
          <table:table-cell office:value-type="float" office:value="2532" calcext:value-type="float">
            <text:p>2532</text:p>
          </table:table-cell>
          <table:table-cell office:value-type="float" office:value="1484" calcext:value-type="float">
            <text:p>1484</text:p>
          </table:table-cell>
          <table:table-cell office:value-type="float" office:value="3.41332078" calcext:value-type="float">
            <text:p>3.41332078</text:p>
          </table:table-cell>
          <table:table-cell office:value-type="float" office:value="3.27666163" calcext:value-type="float">
            <text:p>3.27666163</text:p>
          </table:table-cell>
          <table:table-cell/>
          <table:table-cell table:formula="of:=[.C188]/1000" office:value-type="float" office:value="3.412" calcext:value-type="float">
            <text:p>3.412</text:p>
          </table:table-cell>
          <table:table-cell table:number-columns-repeated="17"/>
        </table:table-row>
        <table:table-row table:style-name="ro1">
          <table:table-cell table:formula="of:=[.B189]/3600" office:value-type="float" office:value="3.13666666666667" calcext:value-type="float">
            <text:p>3.1366666667</text:p>
          </table:table-cell>
          <table:table-cell office:value-type="float" office:value="11292" calcext:value-type="float">
            <text:p>11292</text:p>
          </table:table-cell>
          <table:table-cell office:value-type="float" office:value="3411" calcext:value-type="float">
            <text:p>3411</text:p>
          </table:table-cell>
          <table:table-cell office:value-type="float" office:value="2531" calcext:value-type="float">
            <text:p>2531</text:p>
          </table:table-cell>
          <table:table-cell office:value-type="float" office:value="1484" calcext:value-type="float">
            <text:p>1484</text:p>
          </table:table-cell>
          <table:table-cell office:value-type="float" office:value="3.41206646" calcext:value-type="float">
            <text:p>3.41206646</text:p>
          </table:table-cell>
          <table:table-cell office:value-type="float" office:value="3.27625942" calcext:value-type="float">
            <text:p>3.27625942</text:p>
          </table:table-cell>
          <table:table-cell/>
          <table:table-cell table:formula="of:=[.C189]/1000" office:value-type="float" office:value="3.411" calcext:value-type="float">
            <text:p>3.411</text:p>
          </table:table-cell>
          <table:table-cell table:number-columns-repeated="17"/>
        </table:table-row>
        <table:table-row table:style-name="ro1">
          <table:table-cell table:formula="of:=[.B190]/3600" office:value-type="float" office:value="3.15333333333333" calcext:value-type="float">
            <text:p>3.1533333333</text:p>
          </table:table-cell>
          <table:table-cell office:value-type="float" office:value="11352" calcext:value-type="float">
            <text:p>11352</text:p>
          </table:table-cell>
          <table:table-cell office:value-type="float" office:value="3412" calcext:value-type="float">
            <text:p>3412</text:p>
          </table:table-cell>
          <table:table-cell office:value-type="float" office:value="2530" calcext:value-type="float">
            <text:p>2530</text:p>
          </table:table-cell>
          <table:table-cell office:value-type="float" office:value="1483" calcext:value-type="float">
            <text:p>1483</text:p>
          </table:table-cell>
          <table:table-cell office:value-type="float" office:value="3.41108298" calcext:value-type="float">
            <text:p>3.41108298</text:p>
          </table:table-cell>
          <table:table-cell office:value-type="float" office:value="3.27614927" calcext:value-type="float">
            <text:p>3.27614927</text:p>
          </table:table-cell>
          <table:table-cell/>
          <table:table-cell table:formula="of:=[.C190]/1000" office:value-type="float" office:value="3.412" calcext:value-type="float">
            <text:p>3.412</text:p>
          </table:table-cell>
          <table:table-cell table:number-columns-repeated="17"/>
        </table:table-row>
        <table:table-row table:style-name="ro1">
          <table:table-cell table:formula="of:=[.B191]/3600" office:value-type="float" office:value="3.17027777777778" calcext:value-type="float">
            <text:p>3.1702777778</text:p>
          </table:table-cell>
          <table:table-cell office:value-type="float" office:value="11413" calcext:value-type="float">
            <text:p>11413</text:p>
          </table:table-cell>
          <table:table-cell office:value-type="float" office:value="3410" calcext:value-type="float">
            <text:p>3410</text:p>
          </table:table-cell>
          <table:table-cell office:value-type="float" office:value="2529" calcext:value-type="float">
            <text:p>2529</text:p>
          </table:table-cell>
          <table:table-cell office:value-type="float" office:value="1483" calcext:value-type="float">
            <text:p>1483</text:p>
          </table:table-cell>
          <table:table-cell office:value-type="float" office:value="3.41004992" calcext:value-type="float">
            <text:p>3.41004992</text:p>
          </table:table-cell>
          <table:table-cell office:value-type="float" office:value="3.27580571" calcext:value-type="float">
            <text:p>3.27580571</text:p>
          </table:table-cell>
          <table:table-cell/>
          <table:table-cell table:formula="of:=[.C191]/1000" office:value-type="float" office:value="3.41" calcext:value-type="float">
            <text:p>3.41</text:p>
          </table:table-cell>
          <table:table-cell table:number-columns-repeated="17"/>
        </table:table-row>
        <table:table-row table:style-name="ro1">
          <table:table-cell table:formula="of:=[.B192]/3600" office:value-type="float" office:value="3.18694444444444" calcext:value-type="float">
            <text:p>3.1869444444</text:p>
          </table:table-cell>
          <table:table-cell office:value-type="float" office:value="11473" calcext:value-type="float">
            <text:p>11473</text:p>
          </table:table-cell>
          <table:table-cell office:value-type="float" office:value="3409" calcext:value-type="float">
            <text:p>3409</text:p>
          </table:table-cell>
          <table:table-cell office:value-type="float" office:value="2528" calcext:value-type="float">
            <text:p>2528</text:p>
          </table:table-cell>
          <table:table-cell office:value-type="float" office:value="1483" calcext:value-type="float">
            <text:p>1483</text:p>
          </table:table-cell>
          <table:table-cell office:value-type="float" office:value="3.40840244" calcext:value-type="float">
            <text:p>3.40840244</text:p>
          </table:table-cell>
          <table:table-cell office:value-type="float" office:value="3.27514243" calcext:value-type="float">
            <text:p>3.27514243</text:p>
          </table:table-cell>
          <table:table-cell/>
          <table:table-cell table:formula="of:=[.C192]/1000" office:value-type="float" office:value="3.409" calcext:value-type="float">
            <text:p>3.409</text:p>
          </table:table-cell>
          <table:table-cell table:number-columns-repeated="17"/>
        </table:table-row>
        <table:table-row table:style-name="ro1">
          <table:table-cell table:formula="of:=[.B193]/3600" office:value-type="float" office:value="3.20388888888889" calcext:value-type="float">
            <text:p>3.2038888889</text:p>
          </table:table-cell>
          <table:table-cell office:value-type="float" office:value="11534" calcext:value-type="float">
            <text:p>11534</text:p>
          </table:table-cell>
          <table:table-cell office:value-type="float" office:value="3407" calcext:value-type="float">
            <text:p>3407</text:p>
          </table:table-cell>
          <table:table-cell office:value-type="float" office:value="2527" calcext:value-type="float">
            <text:p>2527</text:p>
          </table:table-cell>
          <table:table-cell office:value-type="float" office:value="1483" calcext:value-type="float">
            <text:p>1483</text:p>
          </table:table-cell>
          <table:table-cell office:value-type="float" office:value="3.40710807" calcext:value-type="float">
            <text:p>3.40710807</text:p>
          </table:table-cell>
          <table:table-cell office:value-type="float" office:value="3.27478242" calcext:value-type="float">
            <text:p>3.27478242</text:p>
          </table:table-cell>
          <table:table-cell/>
          <table:table-cell table:formula="of:=[.C193]/1000" office:value-type="float" office:value="3.407" calcext:value-type="float">
            <text:p>3.407</text:p>
          </table:table-cell>
          <table:table-cell table:number-columns-repeated="17"/>
        </table:table-row>
        <table:table-row table:style-name="ro1">
          <table:table-cell table:formula="of:=[.B194]/3600" office:value-type="float" office:value="3.22055555555556" calcext:value-type="float">
            <text:p>3.2205555556</text:p>
          </table:table-cell>
          <table:table-cell office:value-type="float" office:value="11594" calcext:value-type="float">
            <text:p>11594</text:p>
          </table:table-cell>
          <table:table-cell office:value-type="float" office:value="3404" calcext:value-type="float">
            <text:p>3404</text:p>
          </table:table-cell>
          <table:table-cell office:value-type="float" office:value="2526" calcext:value-type="float">
            <text:p>2526</text:p>
          </table:table-cell>
          <table:table-cell office:value-type="float" office:value="1484" calcext:value-type="float">
            <text:p>1484</text:p>
          </table:table-cell>
          <table:table-cell office:value-type="float" office:value="3.40572739" calcext:value-type="float">
            <text:p>3.40572739</text:p>
          </table:table-cell>
          <table:table-cell office:value-type="float" office:value="3.27423954" calcext:value-type="float">
            <text:p>3.27423954</text:p>
          </table:table-cell>
          <table:table-cell/>
          <table:table-cell table:formula="of:=[.C194]/1000" office:value-type="float" office:value="3.404" calcext:value-type="float">
            <text:p>3.404</text:p>
          </table:table-cell>
          <table:table-cell table:number-columns-repeated="17"/>
        </table:table-row>
        <table:table-row table:style-name="ro1">
          <table:table-cell table:formula="of:=[.B195]/3600" office:value-type="float" office:value="3.23722222222222" calcext:value-type="float">
            <text:p>3.2372222222</text:p>
          </table:table-cell>
          <table:table-cell office:value-type="float" office:value="11654" calcext:value-type="float">
            <text:p>11654</text:p>
          </table:table-cell>
          <table:table-cell office:value-type="float" office:value="3402" calcext:value-type="float">
            <text:p>3402</text:p>
          </table:table-cell>
          <table:table-cell office:value-type="float" office:value="2525" calcext:value-type="float">
            <text:p>2525</text:p>
          </table:table-cell>
          <table:table-cell office:value-type="float" office:value="1484" calcext:value-type="float">
            <text:p>1484</text:p>
          </table:table-cell>
          <table:table-cell office:value-type="float" office:value="3.40439653" calcext:value-type="float">
            <text:p>3.40439653</text:p>
          </table:table-cell>
          <table:table-cell office:value-type="float" office:value="3.27385712" calcext:value-type="float">
            <text:p>3.27385712</text:p>
          </table:table-cell>
          <table:table-cell/>
          <table:table-cell table:formula="of:=[.C195]/1000" office:value-type="float" office:value="3.402" calcext:value-type="float">
            <text:p>3.402</text:p>
          </table:table-cell>
          <table:table-cell table:number-columns-repeated="17"/>
        </table:table-row>
        <table:table-row table:style-name="ro1">
          <table:table-cell table:formula="of:=[.B196]/3600" office:value-type="float" office:value="3.25416666666667" calcext:value-type="float">
            <text:p>3.2541666667</text:p>
          </table:table-cell>
          <table:table-cell office:value-type="float" office:value="11715" calcext:value-type="float">
            <text:p>11715</text:p>
          </table:table-cell>
          <table:table-cell office:value-type="float" office:value="3402" calcext:value-type="float">
            <text:p>3402</text:p>
          </table:table-cell>
          <table:table-cell office:value-type="float" office:value="2525" calcext:value-type="float">
            <text:p>2525</text:p>
          </table:table-cell>
          <table:table-cell office:value-type="float" office:value="1484" calcext:value-type="float">
            <text:p>1484</text:p>
          </table:table-cell>
          <table:table-cell office:value-type="float" office:value="3.40299582" calcext:value-type="float">
            <text:p>3.40299582</text:p>
          </table:table-cell>
          <table:table-cell office:value-type="float" office:value="3.27334642" calcext:value-type="float">
            <text:p>3.27334642</text:p>
          </table:table-cell>
          <table:table-cell/>
          <table:table-cell table:formula="of:=[.C196]/1000" office:value-type="float" office:value="3.402" calcext:value-type="float">
            <text:p>3.402</text:p>
          </table:table-cell>
          <table:table-cell table:number-columns-repeated="17"/>
        </table:table-row>
        <table:table-row table:style-name="ro1">
          <table:table-cell table:formula="of:=[.B197]/3600" office:value-type="float" office:value="3.27083333333333" calcext:value-type="float">
            <text:p>3.2708333333</text:p>
          </table:table-cell>
          <table:table-cell office:value-type="float" office:value="11775" calcext:value-type="float">
            <text:p>11775</text:p>
          </table:table-cell>
          <table:table-cell office:value-type="float" office:value="3400" calcext:value-type="float">
            <text:p>3400</text:p>
          </table:table-cell>
          <table:table-cell office:value-type="float" office:value="2523" calcext:value-type="float">
            <text:p>2523</text:p>
          </table:table-cell>
          <table:table-cell office:value-type="float" office:value="1484" calcext:value-type="float">
            <text:p>1484</text:p>
          </table:table-cell>
          <table:table-cell office:value-type="float" office:value="3.40147448" calcext:value-type="float">
            <text:p>3.40147448</text:p>
          </table:table-cell>
          <table:table-cell office:value-type="float" office:value="3.27286291" calcext:value-type="float">
            <text:p>3.27286291</text:p>
          </table:table-cell>
          <table:table-cell/>
          <table:table-cell table:formula="of:=[.C197]/1000" office:value-type="float" office:value="3.4" calcext:value-type="float">
            <text:p>3.4</text:p>
          </table:table-cell>
          <table:table-cell table:number-columns-repeated="17"/>
        </table:table-row>
        <table:table-row table:style-name="ro1">
          <table:table-cell table:formula="of:=[.B198]/3600" office:value-type="float" office:value="3.2875" calcext:value-type="float">
            <text:p>3.2875</text:p>
          </table:table-cell>
          <table:table-cell office:value-type="float" office:value="11835" calcext:value-type="float">
            <text:p>11835</text:p>
          </table:table-cell>
          <table:table-cell office:value-type="float" office:value="3398" calcext:value-type="float">
            <text:p>3398</text:p>
          </table:table-cell>
          <table:table-cell office:value-type="float" office:value="2522" calcext:value-type="float">
            <text:p>2522</text:p>
          </table:table-cell>
          <table:table-cell office:value-type="float" office:value="1484" calcext:value-type="float">
            <text:p>1484</text:p>
          </table:table-cell>
          <table:table-cell office:value-type="float" office:value="3.40009141" calcext:value-type="float">
            <text:p>3.40009141</text:p>
          </table:table-cell>
          <table:table-cell office:value-type="float" office:value="3.27254105" calcext:value-type="float">
            <text:p>3.27254105</text:p>
          </table:table-cell>
          <table:table-cell/>
          <table:table-cell table:formula="of:=[.C198]/1000" office:value-type="float" office:value="3.398" calcext:value-type="float">
            <text:p>3.398</text:p>
          </table:table-cell>
          <table:table-cell table:number-columns-repeated="17"/>
        </table:table-row>
        <table:table-row table:style-name="ro1">
          <table:table-cell table:formula="of:=[.B199]/3600" office:value-type="float" office:value="3.30444444444444" calcext:value-type="float">
            <text:p>3.3044444444</text:p>
          </table:table-cell>
          <table:table-cell office:value-type="float" office:value="11896" calcext:value-type="float">
            <text:p>11896</text:p>
          </table:table-cell>
          <table:table-cell office:value-type="float" office:value="3397" calcext:value-type="float">
            <text:p>3397</text:p>
          </table:table-cell>
          <table:table-cell office:value-type="float" office:value="2521" calcext:value-type="float">
            <text:p>2521</text:p>
          </table:table-cell>
          <table:table-cell office:value-type="float" office:value="1484" calcext:value-type="float">
            <text:p>1484</text:p>
          </table:table-cell>
          <table:table-cell office:value-type="float" office:value="3.39826727" calcext:value-type="float">
            <text:p>3.39826727</text:p>
          </table:table-cell>
          <table:table-cell office:value-type="float" office:value="3.27216792" calcext:value-type="float">
            <text:p>3.27216792</text:p>
          </table:table-cell>
          <table:table-cell/>
          <table:table-cell table:formula="of:=[.C199]/1000" office:value-type="float" office:value="3.397" calcext:value-type="float">
            <text:p>3.397</text:p>
          </table:table-cell>
          <table:table-cell table:number-columns-repeated="17"/>
        </table:table-row>
        <table:table-row table:style-name="ro1">
          <table:table-cell table:formula="of:=[.B200]/3600" office:value-type="float" office:value="3.32111111111111" calcext:value-type="float">
            <text:p>3.3211111111</text:p>
          </table:table-cell>
          <table:table-cell office:value-type="float" office:value="11956" calcext:value-type="float">
            <text:p>11956</text:p>
          </table:table-cell>
          <table:table-cell office:value-type="float" office:value="3409" calcext:value-type="float">
            <text:p>3409</text:p>
          </table:table-cell>
          <table:table-cell office:value-type="float" office:value="2530" calcext:value-type="float">
            <text:p>2530</text:p>
          </table:table-cell>
          <table:table-cell office:value-type="float" office:value="1484" calcext:value-type="float">
            <text:p>1484</text:p>
          </table:table-cell>
          <table:table-cell office:value-type="float" office:value="3.39663839" calcext:value-type="float">
            <text:p>3.39663839</text:p>
          </table:table-cell>
          <table:table-cell office:value-type="float" office:value="3.2717483" calcext:value-type="float">
            <text:p>3.2717483</text:p>
          </table:table-cell>
          <table:table-cell/>
          <table:table-cell table:formula="of:=[.C200]/1000" office:value-type="float" office:value="3.409" calcext:value-type="float">
            <text:p>3.409</text:p>
          </table:table-cell>
          <table:table-cell table:number-columns-repeated="17"/>
        </table:table-row>
        <table:table-row table:style-name="ro1">
          <table:table-cell table:formula="of:=[.B201]/3600" office:value-type="float" office:value="3.33805555555556" calcext:value-type="float">
            <text:p>3.3380555556</text:p>
          </table:table-cell>
          <table:table-cell office:value-type="float" office:value="12017" calcext:value-type="float">
            <text:p>12017</text:p>
          </table:table-cell>
          <table:table-cell office:value-type="float" office:value="3410" calcext:value-type="float">
            <text:p>3410</text:p>
          </table:table-cell>
          <table:table-cell office:value-type="float" office:value="2529" calcext:value-type="float">
            <text:p>2529</text:p>
          </table:table-cell>
          <table:table-cell office:value-type="float" office:value="1483" calcext:value-type="float">
            <text:p>1483</text:p>
          </table:table-cell>
          <table:table-cell office:value-type="float" office:value="3.39495659" calcext:value-type="float">
            <text:p>3.39495659</text:p>
          </table:table-cell>
          <table:table-cell office:value-type="float" office:value="3.27114058" calcext:value-type="float">
            <text:p>3.27114058</text:p>
          </table:table-cell>
          <table:table-cell/>
          <table:table-cell table:formula="of:=[.C201]/1000" office:value-type="float" office:value="3.41" calcext:value-type="float">
            <text:p>3.41</text:p>
          </table:table-cell>
          <table:table-cell table:number-columns-repeated="17"/>
        </table:table-row>
        <table:table-row table:style-name="ro1">
          <table:table-cell table:formula="of:=[.B202]/3600" office:value-type="float" office:value="3.35472222222222" calcext:value-type="float">
            <text:p>3.3547222222</text:p>
          </table:table-cell>
          <table:table-cell office:value-type="float" office:value="12077" calcext:value-type="float">
            <text:p>12077</text:p>
          </table:table-cell>
          <table:table-cell office:value-type="float" office:value="3407" calcext:value-type="float">
            <text:p>3407</text:p>
          </table:table-cell>
          <table:table-cell office:value-type="float" office:value="2528" calcext:value-type="float">
            <text:p>2528</text:p>
          </table:table-cell>
          <table:table-cell office:value-type="float" office:value="1484" calcext:value-type="float">
            <text:p>1484</text:p>
          </table:table-cell>
          <table:table-cell office:value-type="float" office:value="3.39321589" calcext:value-type="float">
            <text:p>3.39321589</text:p>
          </table:table-cell>
          <table:table-cell office:value-type="float" office:value="3.27064109" calcext:value-type="float">
            <text:p>3.27064109</text:p>
          </table:table-cell>
          <table:table-cell/>
          <table:table-cell table:formula="of:=[.C202]/1000" office:value-type="float" office:value="3.407" calcext:value-type="float">
            <text:p>3.407</text:p>
          </table:table-cell>
          <table:table-cell table:number-columns-repeated="17"/>
        </table:table-row>
        <table:table-row table:style-name="ro1">
          <table:table-cell table:formula="of:=[.B203]/3600" office:value-type="float" office:value="3.37138888888889" calcext:value-type="float">
            <text:p>3.3713888889</text:p>
          </table:table-cell>
          <table:table-cell office:value-type="float" office:value="12137" calcext:value-type="float">
            <text:p>12137</text:p>
          </table:table-cell>
          <table:table-cell office:value-type="float" office:value="3406" calcext:value-type="float">
            <text:p>3406</text:p>
          </table:table-cell>
          <table:table-cell office:value-type="float" office:value="2526" calcext:value-type="float">
            <text:p>2526</text:p>
          </table:table-cell>
          <table:table-cell office:value-type="float" office:value="1483" calcext:value-type="float">
            <text:p>1483</text:p>
          </table:table-cell>
          <table:table-cell office:value-type="float" office:value="3.39144087" calcext:value-type="float">
            <text:p>3.39144087</text:p>
          </table:table-cell>
          <table:table-cell office:value-type="float" office:value="3.27024102" calcext:value-type="float">
            <text:p>3.27024102</text:p>
          </table:table-cell>
          <table:table-cell/>
          <table:table-cell table:formula="of:=[.C203]/1000" office:value-type="float" office:value="3.406" calcext:value-type="float">
            <text:p>3.406</text:p>
          </table:table-cell>
          <table:table-cell table:number-columns-repeated="17"/>
        </table:table-row>
        <table:table-row table:style-name="ro1">
          <table:table-cell table:formula="of:=[.B204]/3600" office:value-type="float" office:value="3.38833333333333" calcext:value-type="float">
            <text:p>3.3883333333</text:p>
          </table:table-cell>
          <table:table-cell office:value-type="float" office:value="12198" calcext:value-type="float">
            <text:p>12198</text:p>
          </table:table-cell>
          <table:table-cell office:value-type="float" office:value="3402" calcext:value-type="float">
            <text:p>3402</text:p>
          </table:table-cell>
          <table:table-cell office:value-type="float" office:value="2525" calcext:value-type="float">
            <text:p>2525</text:p>
          </table:table-cell>
          <table:table-cell office:value-type="float" office:value="1484" calcext:value-type="float">
            <text:p>1484</text:p>
          </table:table-cell>
          <table:table-cell office:value-type="float" office:value="3.38947177" calcext:value-type="float">
            <text:p>3.38947177</text:p>
          </table:table-cell>
          <table:table-cell office:value-type="float" office:value="3.26976275" calcext:value-type="float">
            <text:p>3.26976275</text:p>
          </table:table-cell>
          <table:table-cell/>
          <table:table-cell table:formula="of:=[.C204]/1000" office:value-type="float" office:value="3.402" calcext:value-type="float">
            <text:p>3.402</text:p>
          </table:table-cell>
          <table:table-cell table:number-columns-repeated="17"/>
        </table:table-row>
        <table:table-row table:style-name="ro1">
          <table:table-cell table:formula="of:=[.B205]/3600" office:value-type="float" office:value="3.405" calcext:value-type="float">
            <text:p>3.405</text:p>
          </table:table-cell>
          <table:table-cell office:value-type="float" office:value="12258" calcext:value-type="float">
            <text:p>12258</text:p>
          </table:table-cell>
          <table:table-cell office:value-type="float" office:value="3401" calcext:value-type="float">
            <text:p>3401</text:p>
          </table:table-cell>
          <table:table-cell office:value-type="float" office:value="2524" calcext:value-type="float">
            <text:p>2524</text:p>
          </table:table-cell>
          <table:table-cell office:value-type="float" office:value="1484" calcext:value-type="float">
            <text:p>1484</text:p>
          </table:table-cell>
          <table:table-cell office:value-type="float" office:value="3.38755965" calcext:value-type="float">
            <text:p>3.38755965</text:p>
          </table:table-cell>
          <table:table-cell office:value-type="float" office:value="3.26939154" calcext:value-type="float">
            <text:p>3.26939154</text:p>
          </table:table-cell>
          <table:table-cell/>
          <table:table-cell table:formula="of:=[.C205]/1000" office:value-type="float" office:value="3.401" calcext:value-type="float">
            <text:p>3.401</text:p>
          </table:table-cell>
          <table:table-cell table:number-columns-repeated="17"/>
        </table:table-row>
        <table:table-row table:style-name="ro1">
          <table:table-cell table:formula="of:=[.B206]/3600" office:value-type="float" office:value="3.42194444444444" calcext:value-type="float">
            <text:p>3.4219444444</text:p>
          </table:table-cell>
          <table:table-cell office:value-type="float" office:value="12319" calcext:value-type="float">
            <text:p>12319</text:p>
          </table:table-cell>
          <table:table-cell office:value-type="float" office:value="3400" calcext:value-type="float">
            <text:p>3400</text:p>
          </table:table-cell>
          <table:table-cell office:value-type="float" office:value="2523" calcext:value-type="float">
            <text:p>2523</text:p>
          </table:table-cell>
          <table:table-cell office:value-type="float" office:value="1484" calcext:value-type="float">
            <text:p>1484</text:p>
          </table:table-cell>
          <table:table-cell office:value-type="float" office:value="3.38551331" calcext:value-type="float">
            <text:p>3.38551331</text:p>
          </table:table-cell>
          <table:table-cell office:value-type="float" office:value="3.26884413" calcext:value-type="float">
            <text:p>3.26884413</text:p>
          </table:table-cell>
          <table:table-cell/>
          <table:table-cell table:formula="of:=[.C206]/1000" office:value-type="float" office:value="3.4" calcext:value-type="float">
            <text:p>3.4</text:p>
          </table:table-cell>
          <table:table-cell table:number-columns-repeated="17"/>
        </table:table-row>
        <table:table-row table:style-name="ro1">
          <table:table-cell table:formula="of:=[.B207]/3600" office:value-type="float" office:value="3.43861111111111" calcext:value-type="float">
            <text:p>3.4386111111</text:p>
          </table:table-cell>
          <table:table-cell office:value-type="float" office:value="12379" calcext:value-type="float">
            <text:p>12379</text:p>
          </table:table-cell>
          <table:table-cell office:value-type="float" office:value="3397" calcext:value-type="float">
            <text:p>3397</text:p>
          </table:table-cell>
          <table:table-cell office:value-type="float" office:value="2521" calcext:value-type="float">
            <text:p>2521</text:p>
          </table:table-cell>
          <table:table-cell office:value-type="float" office:value="1484" calcext:value-type="float">
            <text:p>1484</text:p>
          </table:table-cell>
          <table:table-cell office:value-type="float" office:value="3.38333464" calcext:value-type="float">
            <text:p>3.38333464</text:p>
          </table:table-cell>
          <table:table-cell office:value-type="float" office:value="3.26818895" calcext:value-type="float">
            <text:p>3.26818895</text:p>
          </table:table-cell>
          <table:table-cell/>
          <table:table-cell table:formula="of:=[.C207]/1000" office:value-type="float" office:value="3.397" calcext:value-type="float">
            <text:p>3.397</text:p>
          </table:table-cell>
          <table:table-cell table:number-columns-repeated="17"/>
        </table:table-row>
        <table:table-row table:style-name="ro1">
          <table:table-cell table:formula="of:=[.B208]/3600" office:value-type="float" office:value="3.45527777777778" calcext:value-type="float">
            <text:p>3.4552777778</text:p>
          </table:table-cell>
          <table:table-cell office:value-type="float" office:value="12439" calcext:value-type="float">
            <text:p>12439</text:p>
          </table:table-cell>
          <table:table-cell office:value-type="float" office:value="3394" calcext:value-type="float">
            <text:p>3394</text:p>
          </table:table-cell>
          <table:table-cell office:value-type="float" office:value="2519" calcext:value-type="float">
            <text:p>2519</text:p>
          </table:table-cell>
          <table:table-cell office:value-type="float" office:value="1484" calcext:value-type="float">
            <text:p>1484</text:p>
          </table:table-cell>
          <table:table-cell office:value-type="float" office:value="3.38103032" calcext:value-type="float">
            <text:p>3.38103032</text:p>
          </table:table-cell>
          <table:table-cell office:value-type="float" office:value="3.26759934" calcext:value-type="float">
            <text:p>3.26759934</text:p>
          </table:table-cell>
          <table:table-cell/>
          <table:table-cell table:formula="of:=[.C208]/1000" office:value-type="float" office:value="3.394" calcext:value-type="float">
            <text:p>3.394</text:p>
          </table:table-cell>
          <table:table-cell table:number-columns-repeated="17"/>
        </table:table-row>
        <table:table-row table:style-name="ro1">
          <table:table-cell table:formula="of:=[.B209]/3600" office:value-type="float" office:value="3.47222222222222" calcext:value-type="float">
            <text:p>3.4722222222</text:p>
          </table:table-cell>
          <table:table-cell office:value-type="float" office:value="12500" calcext:value-type="float">
            <text:p>12500</text:p>
          </table:table-cell>
          <table:table-cell office:value-type="float" office:value="3393" calcext:value-type="float">
            <text:p>3393</text:p>
          </table:table-cell>
          <table:table-cell office:value-type="float" office:value="2518" calcext:value-type="float">
            <text:p>2518</text:p>
          </table:table-cell>
          <table:table-cell office:value-type="float" office:value="1484" calcext:value-type="float">
            <text:p>1484</text:p>
          </table:table-cell>
          <table:table-cell office:value-type="float" office:value="3.37860847" calcext:value-type="float">
            <text:p>3.37860847</text:p>
          </table:table-cell>
          <table:table-cell office:value-type="float" office:value="3.26704383" calcext:value-type="float">
            <text:p>3.26704383</text:p>
          </table:table-cell>
          <table:table-cell/>
          <table:table-cell table:formula="of:=[.C209]/1000" office:value-type="float" office:value="3.393" calcext:value-type="float">
            <text:p>3.393</text:p>
          </table:table-cell>
          <table:table-cell table:number-columns-repeated="17"/>
        </table:table-row>
        <table:table-row table:style-name="ro1">
          <table:table-cell table:formula="of:=[.B210]/3600" office:value-type="float" office:value="3.48888888888889" calcext:value-type="float">
            <text:p>3.4888888889</text:p>
          </table:table-cell>
          <table:table-cell office:value-type="float" office:value="12560" calcext:value-type="float">
            <text:p>12560</text:p>
          </table:table-cell>
          <table:table-cell office:value-type="float" office:value="3390" calcext:value-type="float">
            <text:p>3390</text:p>
          </table:table-cell>
          <table:table-cell office:value-type="float" office:value="2516" calcext:value-type="float">
            <text:p>2516</text:p>
          </table:table-cell>
          <table:table-cell office:value-type="float" office:value="1484" calcext:value-type="float">
            <text:p>1484</text:p>
          </table:table-cell>
          <table:table-cell office:value-type="float" office:value="3.37614489" calcext:value-type="float">
            <text:p>3.37614489</text:p>
          </table:table-cell>
          <table:table-cell office:value-type="float" office:value="3.26626229" calcext:value-type="float">
            <text:p>3.26626229</text:p>
          </table:table-cell>
          <table:table-cell/>
          <table:table-cell table:formula="of:=[.C210]/1000" office:value-type="float" office:value="3.39" calcext:value-type="float">
            <text:p>3.39</text:p>
          </table:table-cell>
          <table:table-cell table:number-columns-repeated="17"/>
        </table:table-row>
        <table:table-row table:style-name="ro1">
          <table:table-cell table:formula="of:=[.B211]/3600" office:value-type="float" office:value="3.50583333333333" calcext:value-type="float">
            <text:p>3.5058333333</text:p>
          </table:table-cell>
          <table:table-cell office:value-type="float" office:value="12621" calcext:value-type="float">
            <text:p>12621</text:p>
          </table:table-cell>
          <table:table-cell office:value-type="float" office:value="3388" calcext:value-type="float">
            <text:p>3388</text:p>
          </table:table-cell>
          <table:table-cell office:value-type="float" office:value="2514" calcext:value-type="float">
            <text:p>2514</text:p>
          </table:table-cell>
          <table:table-cell office:value-type="float" office:value="1484" calcext:value-type="float">
            <text:p>1484</text:p>
          </table:table-cell>
          <table:table-cell office:value-type="float" office:value="3.37328744" calcext:value-type="float">
            <text:p>3.37328744</text:p>
          </table:table-cell>
          <table:table-cell office:value-type="float" office:value="3.26553059" calcext:value-type="float">
            <text:p>3.26553059</text:p>
          </table:table-cell>
          <table:table-cell/>
          <table:table-cell table:formula="of:=[.C211]/1000" office:value-type="float" office:value="3.388" calcext:value-type="float">
            <text:p>3.388</text:p>
          </table:table-cell>
          <table:table-cell table:number-columns-repeated="17"/>
        </table:table-row>
        <table:table-row table:style-name="ro1">
          <table:table-cell table:formula="of:=[.B212]/3600" office:value-type="float" office:value="3.5225" calcext:value-type="float">
            <text:p>3.5225</text:p>
          </table:table-cell>
          <table:table-cell office:value-type="float" office:value="12681" calcext:value-type="float">
            <text:p>12681</text:p>
          </table:table-cell>
          <table:table-cell office:value-type="float" office:value="3386" calcext:value-type="float">
            <text:p>3386</text:p>
          </table:table-cell>
          <table:table-cell office:value-type="float" office:value="2513" calcext:value-type="float">
            <text:p>2513</text:p>
          </table:table-cell>
          <table:table-cell office:value-type="float" office:value="1484" calcext:value-type="float">
            <text:p>1484</text:p>
          </table:table-cell>
          <table:table-cell office:value-type="float" office:value="3.37060499" calcext:value-type="float">
            <text:p>3.37060499</text:p>
          </table:table-cell>
          <table:table-cell office:value-type="float" office:value="3.26478171" calcext:value-type="float">
            <text:p>3.26478171</text:p>
          </table:table-cell>
          <table:table-cell/>
          <table:table-cell table:formula="of:=[.C212]/1000" office:value-type="float" office:value="3.386" calcext:value-type="float">
            <text:p>3.386</text:p>
          </table:table-cell>
          <table:table-cell table:number-columns-repeated="17"/>
        </table:table-row>
        <table:table-row table:style-name="ro1">
          <table:table-cell table:formula="of:=[.B213]/3600" office:value-type="float" office:value="3.53916666666667" calcext:value-type="float">
            <text:p>3.5391666667</text:p>
          </table:table-cell>
          <table:table-cell office:value-type="float" office:value="12741" calcext:value-type="float">
            <text:p>12741</text:p>
          </table:table-cell>
          <table:table-cell office:value-type="float" office:value="3384" calcext:value-type="float">
            <text:p>3384</text:p>
          </table:table-cell>
          <table:table-cell office:value-type="float" office:value="2511" calcext:value-type="float">
            <text:p>2511</text:p>
          </table:table-cell>
          <table:table-cell office:value-type="float" office:value="1484" calcext:value-type="float">
            <text:p>1484</text:p>
          </table:table-cell>
          <table:table-cell office:value-type="float" office:value="3.36764121" calcext:value-type="float">
            <text:p>3.36764121</text:p>
          </table:table-cell>
          <table:table-cell office:value-type="float" office:value="3.26400495" calcext:value-type="float">
            <text:p>3.26400495</text:p>
          </table:table-cell>
          <table:table-cell/>
          <table:table-cell table:formula="of:=[.C213]/1000" office:value-type="float" office:value="3.384" calcext:value-type="float">
            <text:p>3.384</text:p>
          </table:table-cell>
          <table:table-cell table:number-columns-repeated="17"/>
        </table:table-row>
        <table:table-row table:style-name="ro1">
          <table:table-cell table:formula="of:=[.B214]/3600" office:value-type="float" office:value="3.55611111111111" calcext:value-type="float">
            <text:p>3.5561111111</text:p>
          </table:table-cell>
          <table:table-cell office:value-type="float" office:value="12802" calcext:value-type="float">
            <text:p>12802</text:p>
          </table:table-cell>
          <table:table-cell office:value-type="float" office:value="3381" calcext:value-type="float">
            <text:p>3381</text:p>
          </table:table-cell>
          <table:table-cell office:value-type="float" office:value="2509" calcext:value-type="float">
            <text:p>2509</text:p>
          </table:table-cell>
          <table:table-cell office:value-type="float" office:value="1484" calcext:value-type="float">
            <text:p>1484</text:p>
          </table:table-cell>
          <table:table-cell office:value-type="float" office:value="3.36465311" calcext:value-type="float">
            <text:p>3.36465311</text:p>
          </table:table-cell>
          <table:table-cell office:value-type="float" office:value="3.26317835" calcext:value-type="float">
            <text:p>3.26317835</text:p>
          </table:table-cell>
          <table:table-cell/>
          <table:table-cell table:formula="of:=[.C214]/1000" office:value-type="float" office:value="3.381" calcext:value-type="float">
            <text:p>3.381</text:p>
          </table:table-cell>
          <table:table-cell table:number-columns-repeated="17"/>
        </table:table-row>
        <table:table-row table:style-name="ro1">
          <table:table-cell table:formula="of:=[.B215]/3600" office:value-type="float" office:value="3.57277777777778" calcext:value-type="float">
            <text:p>3.5727777778</text:p>
          </table:table-cell>
          <table:table-cell office:value-type="float" office:value="12862" calcext:value-type="float">
            <text:p>12862</text:p>
          </table:table-cell>
          <table:table-cell office:value-type="float" office:value="3359" calcext:value-type="float">
            <text:p>3359</text:p>
          </table:table-cell>
          <table:table-cell office:value-type="float" office:value="2493" calcext:value-type="float">
            <text:p>2493</text:p>
          </table:table-cell>
          <table:table-cell office:value-type="float" office:value="1484" calcext:value-type="float">
            <text:p>1484</text:p>
          </table:table-cell>
          <table:table-cell office:value-type="float" office:value="3.36135936" calcext:value-type="float">
            <text:p>3.36135936</text:p>
          </table:table-cell>
          <table:table-cell office:value-type="float" office:value="3.26240063" calcext:value-type="float">
            <text:p>3.26240063</text:p>
          </table:table-cell>
          <table:table-cell/>
          <table:table-cell table:formula="of:=[.C215]/1000" office:value-type="float" office:value="3.359" calcext:value-type="float">
            <text:p>3.359</text:p>
          </table:table-cell>
          <table:table-cell table:number-columns-repeated="17"/>
        </table:table-row>
        <table:table-row table:style-name="ro1">
          <table:table-cell table:formula="of:=[.B216]/3600" office:value-type="float" office:value="3.58944444444444" calcext:value-type="float">
            <text:p>3.5894444444</text:p>
          </table:table-cell>
          <table:table-cell office:value-type="float" office:value="12922" calcext:value-type="float">
            <text:p>12922</text:p>
          </table:table-cell>
          <table:table-cell office:value-type="float" office:value="3355" calcext:value-type="float">
            <text:p>3355</text:p>
          </table:table-cell>
          <table:table-cell office:value-type="float" office:value="2490" calcext:value-type="float">
            <text:p>2490</text:p>
          </table:table-cell>
          <table:table-cell office:value-type="float" office:value="1484" calcext:value-type="float">
            <text:p>1484</text:p>
          </table:table-cell>
          <table:table-cell office:value-type="float" office:value="3.35800266" calcext:value-type="float">
            <text:p>3.35800266</text:p>
          </table:table-cell>
          <table:table-cell office:value-type="float" office:value="3.26148462" calcext:value-type="float">
            <text:p>3.26148462</text:p>
          </table:table-cell>
          <table:table-cell/>
          <table:table-cell table:formula="of:=[.C216]/1000" office:value-type="float" office:value="3.355" calcext:value-type="float">
            <text:p>3.355</text:p>
          </table:table-cell>
          <table:table-cell table:number-columns-repeated="17"/>
        </table:table-row>
        <table:table-row table:style-name="ro1">
          <table:table-cell table:formula="of:=[.B217]/3600" office:value-type="float" office:value="3.60638888888889" calcext:value-type="float">
            <text:p>3.6063888889</text:p>
          </table:table-cell>
          <table:table-cell office:value-type="float" office:value="12983" calcext:value-type="float">
            <text:p>12983</text:p>
          </table:table-cell>
          <table:table-cell office:value-type="float" office:value="3353" calcext:value-type="float">
            <text:p>3353</text:p>
          </table:table-cell>
          <table:table-cell office:value-type="float" office:value="2488" calcext:value-type="float">
            <text:p>2488</text:p>
          </table:table-cell>
          <table:table-cell office:value-type="float" office:value="1484" calcext:value-type="float">
            <text:p>1484</text:p>
          </table:table-cell>
          <table:table-cell office:value-type="float" office:value="3.35439801" calcext:value-type="float">
            <text:p>3.35439801</text:p>
          </table:table-cell>
          <table:table-cell office:value-type="float" office:value="3.26020956" calcext:value-type="float">
            <text:p>3.26020956</text:p>
          </table:table-cell>
          <table:table-cell/>
          <table:table-cell table:formula="of:=[.C217]/1000" office:value-type="float" office:value="3.353" calcext:value-type="float">
            <text:p>3.353</text:p>
          </table:table-cell>
          <table:table-cell table:number-columns-repeated="17"/>
        </table:table-row>
        <table:table-row table:style-name="ro1">
          <table:table-cell table:style-name="ce1" table:formula="of:=[.B218]/3600" office:value-type="float" office:value="3.62305555555556" calcext:value-type="float">
            <text:p>3.6230555556</text:p>
          </table:table-cell>
          <table:table-cell table:style-name="ce1" office:value-type="float" office:value="13043" calcext:value-type="float">
            <text:p>13043</text:p>
          </table:table-cell>
          <table:table-cell table:style-name="ce1" office:value-type="float" office:value="3349" calcext:value-type="float">
            <text:p>3349</text:p>
          </table:table-cell>
          <table:table-cell table:style-name="ce1" office:value-type="float" office:value="2485" calcext:value-type="float">
            <text:p>2485</text:p>
          </table:table-cell>
          <table:table-cell table:style-name="ce1" office:value-type="float" office:value="1484" calcext:value-type="float">
            <text:p>1484</text:p>
          </table:table-cell>
          <table:table-cell table:style-name="ce1" office:value-type="float" office:value="3.3506422" calcext:value-type="float">
            <text:p>3.3506422</text:p>
          </table:table-cell>
          <table:table-cell table:style-name="ce1" office:value-type="float" office:value="3.25888586" calcext:value-type="float">
            <text:p>3.25888586</text:p>
          </table:table-cell>
          <table:table-cell table:style-name="ce1"/>
          <table:table-cell table:style-name="ce1" table:formula="of:=[.C218]/1000" office:value-type="float" office:value="3.349" calcext:value-type="float">
            <text:p>3.349</text:p>
          </table:table-cell>
          <table:table-cell table:number-columns-repeated="17"/>
        </table:table-row>
        <table:table-row table:style-name="ro1">
          <table:table-cell table:formula="of:=[.B219]/3600" office:value-type="float" office:value="3.64" calcext:value-type="float">
            <text:p>3.64</text:p>
          </table:table-cell>
          <table:table-cell office:value-type="float" office:value="13104" calcext:value-type="float">
            <text:p>13104</text:p>
          </table:table-cell>
          <table:table-cell office:value-type="float" office:value="3344" calcext:value-type="float">
            <text:p>3344</text:p>
          </table:table-cell>
          <table:table-cell office:value-type="float" office:value="2483" calcext:value-type="float">
            <text:p>2483</text:p>
          </table:table-cell>
          <table:table-cell office:value-type="float" office:value="1485" calcext:value-type="float">
            <text:p>1485</text:p>
          </table:table-cell>
          <table:table-cell office:value-type="float" office:value="3.34674144" calcext:value-type="float">
            <text:p>3.34674144</text:p>
          </table:table-cell>
          <table:table-cell office:value-type="float" office:value="3.25744987" calcext:value-type="float">
            <text:p>3.25744987</text:p>
          </table:table-cell>
          <table:table-cell/>
          <table:table-cell table:formula="of:=[.C219]/1000" office:value-type="float" office:value="3.344" calcext:value-type="float">
            <text:p>3.344</text:p>
          </table:table-cell>
          <table:table-cell table:number-columns-repeated="17"/>
        </table:table-row>
        <table:table-row table:style-name="ro1">
          <table:table-cell table:formula="of:=[.B220]/3600" office:value-type="float" office:value="3.65666666666667" calcext:value-type="float">
            <text:p>3.6566666667</text:p>
          </table:table-cell>
          <table:table-cell office:value-type="float" office:value="13164" calcext:value-type="float">
            <text:p>13164</text:p>
          </table:table-cell>
          <table:table-cell office:value-type="float" office:value="3340" calcext:value-type="float">
            <text:p>3340</text:p>
          </table:table-cell>
          <table:table-cell office:value-type="float" office:value="2480" calcext:value-type="float">
            <text:p>2480</text:p>
          </table:table-cell>
          <table:table-cell office:value-type="float" office:value="1485" calcext:value-type="float">
            <text:p>1485</text:p>
          </table:table-cell>
          <table:table-cell office:value-type="float" office:value="3.34261823" calcext:value-type="float">
            <text:p>3.34261823</text:p>
          </table:table-cell>
          <table:table-cell office:value-type="float" office:value="3.25590801" calcext:value-type="float">
            <text:p>3.25590801</text:p>
          </table:table-cell>
          <table:table-cell/>
          <table:table-cell table:formula="of:=[.C220]/1000" office:value-type="float" office:value="3.34" calcext:value-type="float">
            <text:p>3.34</text:p>
          </table:table-cell>
          <table:table-cell table:number-columns-repeated="17"/>
        </table:table-row>
        <table:table-row table:style-name="ro1">
          <table:table-cell table:formula="of:=[.B221]/3600" office:value-type="float" office:value="3.67333333333333" calcext:value-type="float">
            <text:p>3.6733333333</text:p>
          </table:table-cell>
          <table:table-cell office:value-type="float" office:value="13224" calcext:value-type="float">
            <text:p>13224</text:p>
          </table:table-cell>
          <table:table-cell office:value-type="float" office:value="3336" calcext:value-type="float">
            <text:p>3336</text:p>
          </table:table-cell>
          <table:table-cell office:value-type="float" office:value="2477" calcext:value-type="float">
            <text:p>2477</text:p>
          </table:table-cell>
          <table:table-cell office:value-type="float" office:value="1485" calcext:value-type="float">
            <text:p>1485</text:p>
          </table:table-cell>
          <table:table-cell office:value-type="float" office:value="3.33841205" calcext:value-type="float">
            <text:p>3.33841205</text:p>
          </table:table-cell>
          <table:table-cell office:value-type="float" office:value="3.25409842" calcext:value-type="float">
            <text:p>3.25409842</text:p>
          </table:table-cell>
          <table:table-cell/>
          <table:table-cell table:formula="of:=[.C221]/1000" office:value-type="float" office:value="3.336" calcext:value-type="float">
            <text:p>3.336</text:p>
          </table:table-cell>
          <table:table-cell table:number-columns-repeated="17"/>
        </table:table-row>
        <table:table-row table:style-name="ro1">
          <table:table-cell table:formula="of:=[.B222]/3600" office:value-type="float" office:value="3.69027777777778" calcext:value-type="float">
            <text:p>3.6902777778</text:p>
          </table:table-cell>
          <table:table-cell office:value-type="float" office:value="13285" calcext:value-type="float">
            <text:p>13285</text:p>
          </table:table-cell>
          <table:table-cell office:value-type="float" office:value="3331" calcext:value-type="float">
            <text:p>3331</text:p>
          </table:table-cell>
          <table:table-cell office:value-type="float" office:value="2477" calcext:value-type="float">
            <text:p>2477</text:p>
          </table:table-cell>
          <table:table-cell office:value-type="float" office:value="1487" calcext:value-type="float">
            <text:p>1487</text:p>
          </table:table-cell>
          <table:table-cell office:value-type="float" office:value="3.33388805" calcext:value-type="float">
            <text:p>3.33388805</text:p>
          </table:table-cell>
          <table:table-cell office:value-type="float" office:value="3.25062752" calcext:value-type="float">
            <text:p>3.25062752</text:p>
          </table:table-cell>
          <table:table-cell/>
          <table:table-cell table:formula="of:=[.C222]/1000" office:value-type="float" office:value="3.331" calcext:value-type="float">
            <text:p>3.331</text:p>
          </table:table-cell>
          <table:table-cell table:number-columns-repeated="17"/>
        </table:table-row>
        <table:table-row table:style-name="ro1">
          <table:table-cell table:formula="of:=[.B223]/3600" office:value-type="float" office:value="3.70694444444444" calcext:value-type="float">
            <text:p>3.7069444444</text:p>
          </table:table-cell>
          <table:table-cell office:value-type="float" office:value="13345" calcext:value-type="float">
            <text:p>13345</text:p>
          </table:table-cell>
          <table:table-cell office:value-type="float" office:value="3327" calcext:value-type="float">
            <text:p>3327</text:p>
          </table:table-cell>
          <table:table-cell office:value-type="float" office:value="2477" calcext:value-type="float">
            <text:p>2477</text:p>
          </table:table-cell>
          <table:table-cell office:value-type="float" office:value="1489" calcext:value-type="float">
            <text:p>1489</text:p>
          </table:table-cell>
          <table:table-cell office:value-type="float" office:value="3.32929826" calcext:value-type="float">
            <text:p>3.32929826</text:p>
          </table:table-cell>
          <table:table-cell office:value-type="float" office:value="3.24623942" calcext:value-type="float">
            <text:p>3.24623942</text:p>
          </table:table-cell>
          <table:table-cell/>
          <table:table-cell table:formula="of:=[.C223]/1000" office:value-type="float" office:value="3.327" calcext:value-type="float">
            <text:p>3.327</text:p>
          </table:table-cell>
          <table:table-cell table:number-columns-repeated="17"/>
        </table:table-row>
        <table:table-row table:style-name="ro1">
          <table:table-cell table:formula="of:=[.B224]/3600" office:value-type="float" office:value="3.72388888888889" calcext:value-type="float">
            <text:p>3.7238888889</text:p>
          </table:table-cell>
          <table:table-cell office:value-type="float" office:value="13406" calcext:value-type="float">
            <text:p>13406</text:p>
          </table:table-cell>
          <table:table-cell office:value-type="float" office:value="3321" calcext:value-type="float">
            <text:p>3321</text:p>
          </table:table-cell>
          <table:table-cell office:value-type="float" office:value="2476" calcext:value-type="float">
            <text:p>2476</text:p>
          </table:table-cell>
          <table:table-cell office:value-type="float" office:value="1491" calcext:value-type="float">
            <text:p>1491</text:p>
          </table:table-cell>
          <table:table-cell office:value-type="float" office:value="3.32467794" calcext:value-type="float">
            <text:p>3.32467794</text:p>
          </table:table-cell>
          <table:table-cell office:value-type="float" office:value="3.24113965" calcext:value-type="float">
            <text:p>3.24113965</text:p>
          </table:table-cell>
          <table:table-cell/>
          <table:table-cell table:formula="of:=[.C224]/1000" office:value-type="float" office:value="3.321" calcext:value-type="float">
            <text:p>3.321</text:p>
          </table:table-cell>
          <table:table-cell table:number-columns-repeated="17"/>
        </table:table-row>
        <table:table-row table:style-name="ro1">
          <table:table-cell table:formula="of:=[.B225]/3600" office:value-type="float" office:value="3.74055555555556" calcext:value-type="float">
            <text:p>3.7405555556</text:p>
          </table:table-cell>
          <table:table-cell office:value-type="float" office:value="13466" calcext:value-type="float">
            <text:p>13466</text:p>
          </table:table-cell>
          <table:table-cell office:value-type="float" office:value="3316" calcext:value-type="float">
            <text:p>3316</text:p>
          </table:table-cell>
          <table:table-cell office:value-type="float" office:value="2476" calcext:value-type="float">
            <text:p>2476</text:p>
          </table:table-cell>
          <table:table-cell office:value-type="float" office:value="1493" calcext:value-type="float">
            <text:p>1493</text:p>
          </table:table-cell>
          <table:table-cell office:value-type="float" office:value="3.31980801" calcext:value-type="float">
            <text:p>3.31980801</text:p>
          </table:table-cell>
          <table:table-cell office:value-type="float" office:value="3.23658276" calcext:value-type="float">
            <text:p>3.23658276</text:p>
          </table:table-cell>
          <table:table-cell/>
          <table:table-cell table:formula="of:=[.C225]/1000" office:value-type="float" office:value="3.316" calcext:value-type="float">
            <text:p>3.316</text:p>
          </table:table-cell>
          <table:table-cell table:number-columns-repeated="17"/>
        </table:table-row>
        <table:table-row table:style-name="ro1">
          <table:table-cell table:formula="of:=[.B226]/3600" office:value-type="float" office:value="3.75722222222222" calcext:value-type="float">
            <text:p>3.7572222222</text:p>
          </table:table-cell>
          <table:table-cell office:value-type="float" office:value="13526" calcext:value-type="float">
            <text:p>13526</text:p>
          </table:table-cell>
          <table:table-cell office:value-type="float" office:value="3312" calcext:value-type="float">
            <text:p>3312</text:p>
          </table:table-cell>
          <table:table-cell office:value-type="float" office:value="2476" calcext:value-type="float">
            <text:p>2476</text:p>
          </table:table-cell>
          <table:table-cell office:value-type="float" office:value="1495" calcext:value-type="float">
            <text:p>1495</text:p>
          </table:table-cell>
          <table:table-cell office:value-type="float" office:value="3.31483626" calcext:value-type="float">
            <text:p>3.31483626</text:p>
          </table:table-cell>
          <table:table-cell office:value-type="float" office:value="3.23180938" calcext:value-type="float">
            <text:p>3.23180938</text:p>
          </table:table-cell>
          <table:table-cell/>
          <table:table-cell table:formula="of:=[.C226]/1000" office:value-type="float" office:value="3.312" calcext:value-type="float">
            <text:p>3.312</text:p>
          </table:table-cell>
          <table:table-cell table:number-columns-repeated="17"/>
        </table:table-row>
        <table:table-row table:style-name="ro1">
          <table:table-cell table:formula="of:=[.B227]/3600" office:value-type="float" office:value="3.77416666666667" calcext:value-type="float">
            <text:p>3.7741666667</text:p>
          </table:table-cell>
          <table:table-cell office:value-type="float" office:value="13587" calcext:value-type="float">
            <text:p>13587</text:p>
          </table:table-cell>
          <table:table-cell office:value-type="float" office:value="3305" calcext:value-type="float">
            <text:p>3305</text:p>
          </table:table-cell>
          <table:table-cell office:value-type="float" office:value="2476" calcext:value-type="float">
            <text:p>2476</text:p>
          </table:table-cell>
          <table:table-cell office:value-type="float" office:value="1498" calcext:value-type="float">
            <text:p>1498</text:p>
          </table:table-cell>
          <table:table-cell office:value-type="float" office:value="3.30957103" calcext:value-type="float">
            <text:p>3.30957103</text:p>
          </table:table-cell>
          <table:table-cell office:value-type="float" office:value="3.22676349" calcext:value-type="float">
            <text:p>3.22676349</text:p>
          </table:table-cell>
          <table:table-cell/>
          <table:table-cell table:formula="of:=[.C227]/1000" office:value-type="float" office:value="3.305" calcext:value-type="float">
            <text:p>3.305</text:p>
          </table:table-cell>
          <table:table-cell table:number-columns-repeated="17"/>
        </table:table-row>
        <table:table-row table:style-name="ro1">
          <table:table-cell table:formula="of:=[.B228]/3600" office:value-type="float" office:value="3.79083333333333" calcext:value-type="float">
            <text:p>3.7908333333</text:p>
          </table:table-cell>
          <table:table-cell office:value-type="float" office:value="13647" calcext:value-type="float">
            <text:p>13647</text:p>
          </table:table-cell>
          <table:table-cell office:value-type="float" office:value="3301" calcext:value-type="float">
            <text:p>3301</text:p>
          </table:table-cell>
          <table:table-cell office:value-type="float" office:value="2476" calcext:value-type="float">
            <text:p>2476</text:p>
          </table:table-cell>
          <table:table-cell office:value-type="float" office:value="1500" calcext:value-type="float">
            <text:p>1500</text:p>
          </table:table-cell>
          <table:table-cell office:value-type="float" office:value="3.30432034" calcext:value-type="float">
            <text:p>3.30432034</text:p>
          </table:table-cell>
          <table:table-cell office:value-type="float" office:value="3.22164869" calcext:value-type="float">
            <text:p>3.22164869</text:p>
          </table:table-cell>
          <table:table-cell/>
          <table:table-cell table:formula="of:=[.C228]/1000" office:value-type="float" office:value="3.301" calcext:value-type="float">
            <text:p>3.301</text:p>
          </table:table-cell>
          <table:table-cell table:number-columns-repeated="17"/>
        </table:table-row>
        <table:table-row table:style-name="ro1">
          <table:table-cell table:formula="of:=[.B229]/3600" office:value-type="float" office:value="3.8075" calcext:value-type="float">
            <text:p>3.8075</text:p>
          </table:table-cell>
          <table:table-cell office:value-type="float" office:value="13707" calcext:value-type="float">
            <text:p>13707</text:p>
          </table:table-cell>
          <table:table-cell office:value-type="float" office:value="3294" calcext:value-type="float">
            <text:p>3294</text:p>
          </table:table-cell>
          <table:table-cell office:value-type="float" office:value="2476" calcext:value-type="float">
            <text:p>2476</text:p>
          </table:table-cell>
          <table:table-cell office:value-type="float" office:value="1503" calcext:value-type="float">
            <text:p>1503</text:p>
          </table:table-cell>
          <table:table-cell office:value-type="float" office:value="3.2987361" calcext:value-type="float">
            <text:p>3.2987361</text:p>
          </table:table-cell>
          <table:table-cell office:value-type="float" office:value="3.21618271" calcext:value-type="float">
            <text:p>3.21618271</text:p>
          </table:table-cell>
          <table:table-cell/>
          <table:table-cell table:formula="of:=[.C229]/1000" office:value-type="float" office:value="3.294" calcext:value-type="float">
            <text:p>3.294</text:p>
          </table:table-cell>
          <table:table-cell table:number-columns-repeated="17"/>
        </table:table-row>
        <table:table-row table:style-name="ro1">
          <table:table-cell table:formula="of:=[.B230]/3600" office:value-type="float" office:value="3.82444444444444" calcext:value-type="float">
            <text:p>3.8244444444</text:p>
          </table:table-cell>
          <table:table-cell office:value-type="float" office:value="13768" calcext:value-type="float">
            <text:p>13768</text:p>
          </table:table-cell>
          <table:table-cell office:value-type="float" office:value="3293" calcext:value-type="float">
            <text:p>3293</text:p>
          </table:table-cell>
          <table:table-cell office:value-type="float" office:value="2477" calcext:value-type="float">
            <text:p>2477</text:p>
          </table:table-cell>
          <table:table-cell office:value-type="float" office:value="1504" calcext:value-type="float">
            <text:p>1504</text:p>
          </table:table-cell>
          <table:table-cell office:value-type="float" office:value="3.293185" calcext:value-type="float">
            <text:p>3.293185</text:p>
          </table:table-cell>
          <table:table-cell office:value-type="float" office:value="3.21062469" calcext:value-type="float">
            <text:p>3.21062469</text:p>
          </table:table-cell>
          <table:table-cell/>
          <table:table-cell table:formula="of:=[.C230]/1000" office:value-type="float" office:value="3.293" calcext:value-type="float">
            <text:p>3.293</text:p>
          </table:table-cell>
          <table:table-cell table:number-columns-repeated="17"/>
        </table:table-row>
        <table:table-row table:style-name="ro1">
          <table:table-cell table:formula="of:=[.B231]/3600" office:value-type="float" office:value="3.84111111111111" calcext:value-type="float">
            <text:p>3.8411111111</text:p>
          </table:table-cell>
          <table:table-cell office:value-type="float" office:value="13828" calcext:value-type="float">
            <text:p>13828</text:p>
          </table:table-cell>
          <table:table-cell office:value-type="float" office:value="3289" calcext:value-type="float">
            <text:p>3289</text:p>
          </table:table-cell>
          <table:table-cell office:value-type="float" office:value="2477" calcext:value-type="float">
            <text:p>2477</text:p>
          </table:table-cell>
          <table:table-cell office:value-type="float" office:value="1506" calcext:value-type="float">
            <text:p>1506</text:p>
          </table:table-cell>
          <table:table-cell office:value-type="float" office:value="3.2874887" calcext:value-type="float">
            <text:p>3.2874887</text:p>
          </table:table-cell>
          <table:table-cell office:value-type="float" office:value="3.20500469" calcext:value-type="float">
            <text:p>3.20500469</text:p>
          </table:table-cell>
          <table:table-cell/>
          <table:table-cell table:formula="of:=[.C231]/1000" office:value-type="float" office:value="3.289" calcext:value-type="float">
            <text:p>3.289</text:p>
          </table:table-cell>
          <table:table-cell table:number-columns-repeated="17"/>
        </table:table-row>
        <table:table-row table:style-name="ro1">
          <table:table-cell table:formula="of:=[.B232]/3600" office:value-type="float" office:value="3.85805555555556" calcext:value-type="float">
            <text:p>3.8580555556</text:p>
          </table:table-cell>
          <table:table-cell office:value-type="float" office:value="13889" calcext:value-type="float">
            <text:p>13889</text:p>
          </table:table-cell>
          <table:table-cell office:value-type="float" office:value="3282" calcext:value-type="float">
            <text:p>3282</text:p>
          </table:table-cell>
          <table:table-cell office:value-type="float" office:value="2477" calcext:value-type="float">
            <text:p>2477</text:p>
          </table:table-cell>
          <table:table-cell office:value-type="float" office:value="1509" calcext:value-type="float">
            <text:p>1509</text:p>
          </table:table-cell>
          <table:table-cell office:value-type="float" office:value="3.28183055" calcext:value-type="float">
            <text:p>3.28183055</text:p>
          </table:table-cell>
          <table:table-cell office:value-type="float" office:value="3.19928479" calcext:value-type="float">
            <text:p>3.19928479</text:p>
          </table:table-cell>
          <table:table-cell/>
          <table:table-cell table:formula="of:=[.C232]/1000" office:value-type="float" office:value="3.282" calcext:value-type="float">
            <text:p>3.282</text:p>
          </table:table-cell>
          <table:table-cell table:number-columns-repeated="17"/>
        </table:table-row>
        <table:table-row table:style-name="ro1">
          <table:table-cell table:formula="of:=[.B233]/3600" office:value-type="float" office:value="3.87472222222222" calcext:value-type="float">
            <text:p>3.8747222222</text:p>
          </table:table-cell>
          <table:table-cell office:value-type="float" office:value="13949" calcext:value-type="float">
            <text:p>13949</text:p>
          </table:table-cell>
          <table:table-cell office:value-type="float" office:value="3276" calcext:value-type="float">
            <text:p>3276</text:p>
          </table:table-cell>
          <table:table-cell office:value-type="float" office:value="2477" calcext:value-type="float">
            <text:p>2477</text:p>
          </table:table-cell>
          <table:table-cell office:value-type="float" office:value="1512" calcext:value-type="float">
            <text:p>1512</text:p>
          </table:table-cell>
          <table:table-cell office:value-type="float" office:value="3.27588964" calcext:value-type="float">
            <text:p>3.27588964</text:p>
          </table:table-cell>
          <table:table-cell office:value-type="float" office:value="3.19331956" calcext:value-type="float">
            <text:p>3.19331956</text:p>
          </table:table-cell>
          <table:table-cell/>
          <table:table-cell table:formula="of:=[.C233]/1000" office:value-type="float" office:value="3.276" calcext:value-type="float">
            <text:p>3.276</text:p>
          </table:table-cell>
          <table:table-cell table:number-columns-repeated="17"/>
        </table:table-row>
        <table:table-row table:style-name="ro1">
          <table:table-cell table:formula="of:=[.B234]/3600" office:value-type="float" office:value="3.89138888888889" calcext:value-type="float">
            <text:p>3.8913888889</text:p>
          </table:table-cell>
          <table:table-cell office:value-type="float" office:value="14009" calcext:value-type="float">
            <text:p>14009</text:p>
          </table:table-cell>
          <table:table-cell office:value-type="float" office:value="3269" calcext:value-type="float">
            <text:p>3269</text:p>
          </table:table-cell>
          <table:table-cell office:value-type="float" office:value="2477" calcext:value-type="float">
            <text:p>2477</text:p>
          </table:table-cell>
          <table:table-cell office:value-type="float" office:value="1515" calcext:value-type="float">
            <text:p>1515</text:p>
          </table:table-cell>
          <table:table-cell office:value-type="float" office:value="3.26993227" calcext:value-type="float">
            <text:p>3.26993227</text:p>
          </table:table-cell>
          <table:table-cell office:value-type="float" office:value="3.18729424" calcext:value-type="float">
            <text:p>3.18729424</text:p>
          </table:table-cell>
          <table:table-cell/>
          <table:table-cell table:formula="of:=[.C234]/1000" office:value-type="float" office:value="3.269" calcext:value-type="float">
            <text:p>3.269</text:p>
          </table:table-cell>
          <table:table-cell table:number-columns-repeated="17"/>
        </table:table-row>
        <table:table-row table:style-name="ro1">
          <table:table-cell table:formula="of:=[.B235]/3600" office:value-type="float" office:value="3.90833333333333" calcext:value-type="float">
            <text:p>3.9083333333</text:p>
          </table:table-cell>
          <table:table-cell office:value-type="float" office:value="14070" calcext:value-type="float">
            <text:p>14070</text:p>
          </table:table-cell>
          <table:table-cell office:value-type="float" office:value="3263" calcext:value-type="float">
            <text:p>3263</text:p>
          </table:table-cell>
          <table:table-cell office:value-type="float" office:value="2477" calcext:value-type="float">
            <text:p>2477</text:p>
          </table:table-cell>
          <table:table-cell office:value-type="float" office:value="1518" calcext:value-type="float">
            <text:p>1518</text:p>
          </table:table-cell>
          <table:table-cell office:value-type="float" office:value="3.26371956" calcext:value-type="float">
            <text:p>3.26371956</text:p>
          </table:table-cell>
          <table:table-cell office:value-type="float" office:value="3.1809516" calcext:value-type="float">
            <text:p>3.1809516</text:p>
          </table:table-cell>
          <table:table-cell/>
          <table:table-cell table:formula="of:=[.C235]/1000" office:value-type="float" office:value="3.263" calcext:value-type="float">
            <text:p>3.263</text:p>
          </table:table-cell>
          <table:table-cell table:number-columns-repeated="17"/>
        </table:table-row>
        <table:table-row table:style-name="ro1">
          <table:table-cell table:formula="of:=[.B236]/3600" office:value-type="float" office:value="3.925" calcext:value-type="float">
            <text:p>3.925</text:p>
          </table:table-cell>
          <table:table-cell office:value-type="float" office:value="14130" calcext:value-type="float">
            <text:p>14130</text:p>
          </table:table-cell>
          <table:table-cell office:value-type="float" office:value="3257" calcext:value-type="float">
            <text:p>3257</text:p>
          </table:table-cell>
          <table:table-cell office:value-type="float" office:value="2477" calcext:value-type="float">
            <text:p>2477</text:p>
          </table:table-cell>
          <table:table-cell office:value-type="float" office:value="1521" calcext:value-type="float">
            <text:p>1521</text:p>
          </table:table-cell>
          <table:table-cell office:value-type="float" office:value="3.25752378" calcext:value-type="float">
            <text:p>3.25752378</text:p>
          </table:table-cell>
          <table:table-cell office:value-type="float" office:value="3.17464209" calcext:value-type="float">
            <text:p>3.17464209</text:p>
          </table:table-cell>
          <table:table-cell/>
          <table:table-cell table:formula="of:=[.C236]/1000" office:value-type="float" office:value="3.257" calcext:value-type="float">
            <text:p>3.257</text:p>
          </table:table-cell>
          <table:table-cell table:number-columns-repeated="17"/>
        </table:table-row>
        <table:table-row table:style-name="ro1">
          <table:table-cell table:formula="of:=[.B237]/3600" office:value-type="float" office:value="3.94194444444444" calcext:value-type="float">
            <text:p>3.9419444444</text:p>
          </table:table-cell>
          <table:table-cell office:value-type="float" office:value="14191" calcext:value-type="float">
            <text:p>14191</text:p>
          </table:table-cell>
          <table:table-cell office:value-type="float" office:value="3250" calcext:value-type="float">
            <text:p>3250</text:p>
          </table:table-cell>
          <table:table-cell office:value-type="float" office:value="2477" calcext:value-type="float">
            <text:p>2477</text:p>
          </table:table-cell>
          <table:table-cell office:value-type="float" office:value="1524" calcext:value-type="float">
            <text:p>1524</text:p>
          </table:table-cell>
          <table:table-cell office:value-type="float" office:value="3.25112557" calcext:value-type="float">
            <text:p>3.25112557</text:p>
          </table:table-cell>
          <table:table-cell office:value-type="float" office:value="3.16775846" calcext:value-type="float">
            <text:p>3.16775846</text:p>
          </table:table-cell>
          <table:table-cell/>
          <table:table-cell table:formula="of:=[.C237]/1000" office:value-type="float" office:value="3.25" calcext:value-type="float">
            <text:p>3.25</text:p>
          </table:table-cell>
          <table:table-cell table:number-columns-repeated="17"/>
        </table:table-row>
        <table:table-row table:style-name="ro1">
          <table:table-cell table:formula="of:=[.B238]/3600" office:value-type="float" office:value="3.95861111111111" calcext:value-type="float">
            <text:p>3.9586111111</text:p>
          </table:table-cell>
          <table:table-cell office:value-type="float" office:value="14251" calcext:value-type="float">
            <text:p>14251</text:p>
          </table:table-cell>
          <table:table-cell office:value-type="float" office:value="3244" calcext:value-type="float">
            <text:p>3244</text:p>
          </table:table-cell>
          <table:table-cell office:value-type="float" office:value="2477" calcext:value-type="float">
            <text:p>2477</text:p>
          </table:table-cell>
          <table:table-cell office:value-type="float" office:value="1527" calcext:value-type="float">
            <text:p>1527</text:p>
          </table:table-cell>
          <table:table-cell office:value-type="float" office:value="3.24449682" calcext:value-type="float">
            <text:p>3.24449682</text:p>
          </table:table-cell>
          <table:table-cell office:value-type="float" office:value="3.16173506" calcext:value-type="float">
            <text:p>3.16173506</text:p>
          </table:table-cell>
          <table:table-cell/>
          <table:table-cell table:formula="of:=[.C238]/1000" office:value-type="float" office:value="3.244" calcext:value-type="float">
            <text:p>3.244</text:p>
          </table:table-cell>
          <table:table-cell table:number-columns-repeated="17"/>
        </table:table-row>
        <table:table-row table:style-name="ro1">
          <table:table-cell table:formula="of:=[.B239]/3600" office:value-type="float" office:value="3.97527777777778" calcext:value-type="float">
            <text:p>3.9752777778</text:p>
          </table:table-cell>
          <table:table-cell office:value-type="float" office:value="14311" calcext:value-type="float">
            <text:p>14311</text:p>
          </table:table-cell>
          <table:table-cell office:value-type="float" office:value="3237" calcext:value-type="float">
            <text:p>3237</text:p>
          </table:table-cell>
          <table:table-cell office:value-type="float" office:value="2477" calcext:value-type="float">
            <text:p>2477</text:p>
          </table:table-cell>
          <table:table-cell office:value-type="float" office:value="1530" calcext:value-type="float">
            <text:p>1530</text:p>
          </table:table-cell>
          <table:table-cell office:value-type="float" office:value="3.23780203" calcext:value-type="float">
            <text:p>3.23780203</text:p>
          </table:table-cell>
          <table:table-cell office:value-type="float" office:value="3.15491033" calcext:value-type="float">
            <text:p>3.15491033</text:p>
          </table:table-cell>
          <table:table-cell/>
          <table:table-cell table:formula="of:=[.C239]/1000" office:value-type="float" office:value="3.237" calcext:value-type="float">
            <text:p>3.237</text:p>
          </table:table-cell>
          <table:table-cell table:number-columns-repeated="17"/>
        </table:table-row>
        <table:table-row table:style-name="ro1">
          <table:table-cell table:formula="of:=[.B240]/3600" office:value-type="float" office:value="3.99222222222222" calcext:value-type="float">
            <text:p>3.9922222222</text:p>
          </table:table-cell>
          <table:table-cell office:value-type="float" office:value="14372" calcext:value-type="float">
            <text:p>14372</text:p>
          </table:table-cell>
          <table:table-cell office:value-type="float" office:value="3231" calcext:value-type="float">
            <text:p>3231</text:p>
          </table:table-cell>
          <table:table-cell office:value-type="float" office:value="2477" calcext:value-type="float">
            <text:p>2477</text:p>
          </table:table-cell>
          <table:table-cell office:value-type="float" office:value="1533" calcext:value-type="float">
            <text:p>1533</text:p>
          </table:table-cell>
          <table:table-cell office:value-type="float" office:value="3.23100758" calcext:value-type="float">
            <text:p>3.23100758</text:p>
          </table:table-cell>
          <table:table-cell office:value-type="float" office:value="3.14797616" calcext:value-type="float">
            <text:p>3.14797616</text:p>
          </table:table-cell>
          <table:table-cell/>
          <table:table-cell table:formula="of:=[.C240]/1000" office:value-type="float" office:value="3.231" calcext:value-type="float">
            <text:p>3.231</text:p>
          </table:table-cell>
          <table:table-cell table:number-columns-repeated="17"/>
        </table:table-row>
        <table:table-row table:style-name="ro1">
          <table:table-cell table:formula="of:=[.B241]/3600" office:value-type="float" office:value="4.00888888888889" calcext:value-type="float">
            <text:p>4.0088888889</text:p>
          </table:table-cell>
          <table:table-cell office:value-type="float" office:value="14432" calcext:value-type="float">
            <text:p>14432</text:p>
          </table:table-cell>
          <table:table-cell office:value-type="float" office:value="3223" calcext:value-type="float">
            <text:p>3223</text:p>
          </table:table-cell>
          <table:table-cell office:value-type="float" office:value="2477" calcext:value-type="float">
            <text:p>2477</text:p>
          </table:table-cell>
          <table:table-cell office:value-type="float" office:value="1537" calcext:value-type="float">
            <text:p>1537</text:p>
          </table:table-cell>
          <table:table-cell office:value-type="float" office:value="3.22403979" calcext:value-type="float">
            <text:p>3.22403979</text:p>
          </table:table-cell>
          <table:table-cell office:value-type="float" office:value="3.14105034" calcext:value-type="float">
            <text:p>3.14105034</text:p>
          </table:table-cell>
          <table:table-cell/>
          <table:table-cell table:formula="of:=[.C241]/1000" office:value-type="float" office:value="3.223" calcext:value-type="float">
            <text:p>3.223</text:p>
          </table:table-cell>
          <table:table-cell table:number-columns-repeated="17"/>
        </table:table-row>
        <table:table-row table:style-name="ro1">
          <table:table-cell table:formula="of:=[.B242]/3600" office:value-type="float" office:value="4.02583333333333" calcext:value-type="float">
            <text:p>4.0258333333</text:p>
          </table:table-cell>
          <table:table-cell office:value-type="float" office:value="14493" calcext:value-type="float">
            <text:p>14493</text:p>
          </table:table-cell>
          <table:table-cell office:value-type="float" office:value="3216" calcext:value-type="float">
            <text:p>3216</text:p>
          </table:table-cell>
          <table:table-cell office:value-type="float" office:value="2477" calcext:value-type="float">
            <text:p>2477</text:p>
          </table:table-cell>
          <table:table-cell office:value-type="float" office:value="1540" calcext:value-type="float">
            <text:p>1540</text:p>
          </table:table-cell>
          <table:table-cell office:value-type="float" office:value="3.21689534" calcext:value-type="float">
            <text:p>3.21689534</text:p>
          </table:table-cell>
          <table:table-cell office:value-type="float" office:value="3.13369751" calcext:value-type="float">
            <text:p>3.13369751</text:p>
          </table:table-cell>
          <table:table-cell/>
          <table:table-cell table:formula="of:=[.C242]/1000" office:value-type="float" office:value="3.216" calcext:value-type="float">
            <text:p>3.216</text:p>
          </table:table-cell>
          <table:table-cell table:number-columns-repeated="17"/>
        </table:table-row>
        <table:table-row table:style-name="ro1">
          <table:table-cell table:formula="of:=[.B243]/3600" office:value-type="float" office:value="4.0425" calcext:value-type="float">
            <text:p>4.0425</text:p>
          </table:table-cell>
          <table:table-cell office:value-type="float" office:value="14553" calcext:value-type="float">
            <text:p>14553</text:p>
          </table:table-cell>
          <table:table-cell office:value-type="float" office:value="3208" calcext:value-type="float">
            <text:p>3208</text:p>
          </table:table-cell>
          <table:table-cell office:value-type="float" office:value="2477" calcext:value-type="float">
            <text:p>2477</text:p>
          </table:table-cell>
          <table:table-cell office:value-type="float" office:value="1544" calcext:value-type="float">
            <text:p>1544</text:p>
          </table:table-cell>
          <table:table-cell office:value-type="float" office:value="3.21042728" calcext:value-type="float">
            <text:p>3.21042728</text:p>
          </table:table-cell>
          <table:table-cell office:value-type="float" office:value="3.12716794" calcext:value-type="float">
            <text:p>3.12716794</text:p>
          </table:table-cell>
          <table:table-cell/>
          <table:table-cell table:formula="of:=[.C243]/1000" office:value-type="float" office:value="3.208" calcext:value-type="float">
            <text:p>3.208</text:p>
          </table:table-cell>
          <table:table-cell table:number-columns-repeated="17"/>
        </table:table-row>
        <table:table-row table:style-name="ro1">
          <table:table-cell table:formula="of:=[.B244]/3600" office:value-type="float" office:value="4.05916666666667" calcext:value-type="float">
            <text:p>4.0591666667</text:p>
          </table:table-cell>
          <table:table-cell office:value-type="float" office:value="14613" calcext:value-type="float">
            <text:p>14613</text:p>
          </table:table-cell>
          <table:table-cell office:value-type="float" office:value="3202" calcext:value-type="float">
            <text:p>3202</text:p>
          </table:table-cell>
          <table:table-cell office:value-type="float" office:value="2477" calcext:value-type="float">
            <text:p>2477</text:p>
          </table:table-cell>
          <table:table-cell office:value-type="float" office:value="1547" calcext:value-type="float">
            <text:p>1547</text:p>
          </table:table-cell>
          <table:table-cell office:value-type="float" office:value="3.2024076" calcext:value-type="float">
            <text:p>3.2024076</text:p>
          </table:table-cell>
          <table:table-cell office:value-type="float" office:value="3.11918664" calcext:value-type="float">
            <text:p>3.11918664</text:p>
          </table:table-cell>
          <table:table-cell/>
          <table:table-cell table:formula="of:=[.C244]/1000" office:value-type="float" office:value="3.202" calcext:value-type="float">
            <text:p>3.202</text:p>
          </table:table-cell>
          <table:table-cell table:number-columns-repeated="17"/>
        </table:table-row>
        <table:table-row table:style-name="ro1">
          <table:table-cell table:formula="of:=[.B245]/3600" office:value-type="float" office:value="4.07611111111111" calcext:value-type="float">
            <text:p>4.0761111111</text:p>
          </table:table-cell>
          <table:table-cell office:value-type="float" office:value="14674" calcext:value-type="float">
            <text:p>14674</text:p>
          </table:table-cell>
          <table:table-cell office:value-type="float" office:value="3211" calcext:value-type="float">
            <text:p>3211</text:p>
          </table:table-cell>
          <table:table-cell office:value-type="float" office:value="2492" calcext:value-type="float">
            <text:p>2492</text:p>
          </table:table-cell>
          <table:table-cell office:value-type="float" office:value="1552" calcext:value-type="float">
            <text:p>1552</text:p>
          </table:table-cell>
          <table:table-cell office:value-type="float" office:value="3.19458055" calcext:value-type="float">
            <text:p>3.19458055</text:p>
          </table:table-cell>
          <table:table-cell office:value-type="float" office:value="3.11136079" calcext:value-type="float">
            <text:p>3.11136079</text:p>
          </table:table-cell>
          <table:table-cell/>
          <table:table-cell table:formula="of:=[.C245]/1000" office:value-type="float" office:value="3.211" calcext:value-type="float">
            <text:p>3.211</text:p>
          </table:table-cell>
          <table:table-cell table:number-columns-repeated="17"/>
        </table:table-row>
        <table:table-row table:style-name="ro1">
          <table:table-cell table:formula="of:=[.B246]/3600" office:value-type="float" office:value="4.09277777777778" calcext:value-type="float">
            <text:p>4.0927777778</text:p>
          </table:table-cell>
          <table:table-cell office:value-type="float" office:value="14734" calcext:value-type="float">
            <text:p>14734</text:p>
          </table:table-cell>
          <table:table-cell office:value-type="float" office:value="3203" calcext:value-type="float">
            <text:p>3203</text:p>
          </table:table-cell>
          <table:table-cell office:value-type="float" office:value="2492" calcext:value-type="float">
            <text:p>2492</text:p>
          </table:table-cell>
          <table:table-cell office:value-type="float" office:value="1556" calcext:value-type="float">
            <text:p>1556</text:p>
          </table:table-cell>
          <table:table-cell office:value-type="float" office:value="3.1867373" calcext:value-type="float">
            <text:p>3.1867373</text:p>
          </table:table-cell>
          <table:table-cell office:value-type="float" office:value="3.10360718" calcext:value-type="float">
            <text:p>3.10360718</text:p>
          </table:table-cell>
          <table:table-cell/>
          <table:table-cell table:formula="of:=[.C246]/1000" office:value-type="float" office:value="3.203" calcext:value-type="float">
            <text:p>3.203</text:p>
          </table:table-cell>
          <table:table-cell table:number-columns-repeated="17"/>
        </table:table-row>
        <table:table-row table:style-name="ro1">
          <table:table-cell table:formula="of:=[.B247]/3600" office:value-type="float" office:value="4.10944444444445" calcext:value-type="float">
            <text:p>4.1094444444</text:p>
          </table:table-cell>
          <table:table-cell office:value-type="float" office:value="14794" calcext:value-type="float">
            <text:p>14794</text:p>
          </table:table-cell>
          <table:table-cell office:value-type="float" office:value="3196" calcext:value-type="float">
            <text:p>3196</text:p>
          </table:table-cell>
          <table:table-cell office:value-type="float" office:value="2493" calcext:value-type="float">
            <text:p>2493</text:p>
          </table:table-cell>
          <table:table-cell office:value-type="float" office:value="1560" calcext:value-type="float">
            <text:p>1560</text:p>
          </table:table-cell>
          <table:table-cell office:value-type="float" office:value="3.17891097" calcext:value-type="float">
            <text:p>3.17891097</text:p>
          </table:table-cell>
          <table:table-cell office:value-type="float" office:value="3.0957458" calcext:value-type="float">
            <text:p>3.0957458</text:p>
          </table:table-cell>
          <table:table-cell/>
          <table:table-cell table:formula="of:=[.C247]/1000" office:value-type="float" office:value="3.196" calcext:value-type="float">
            <text:p>3.196</text:p>
          </table:table-cell>
          <table:table-cell table:number-columns-repeated="17"/>
        </table:table-row>
        <table:table-row table:style-name="ro1">
          <table:table-cell table:formula="of:=[.B248]/3600" office:value-type="float" office:value="4.12638888888889" calcext:value-type="float">
            <text:p>4.1263888889</text:p>
          </table:table-cell>
          <table:table-cell office:value-type="float" office:value="14855" calcext:value-type="float">
            <text:p>14855</text:p>
          </table:table-cell>
          <table:table-cell office:value-type="float" office:value="3187" calcext:value-type="float">
            <text:p>3187</text:p>
          </table:table-cell>
          <table:table-cell office:value-type="float" office:value="2493" calcext:value-type="float">
            <text:p>2493</text:p>
          </table:table-cell>
          <table:table-cell office:value-type="float" office:value="1564" calcext:value-type="float">
            <text:p>1564</text:p>
          </table:table-cell>
          <table:table-cell office:value-type="float" office:value="3.17052436" calcext:value-type="float">
            <text:p>3.17052436</text:p>
          </table:table-cell>
          <table:table-cell office:value-type="float" office:value="3.08749247" calcext:value-type="float">
            <text:p>3.08749247</text:p>
          </table:table-cell>
          <table:table-cell/>
          <table:table-cell table:formula="of:=[.C248]/1000" office:value-type="float" office:value="3.187" calcext:value-type="float">
            <text:p>3.187</text:p>
          </table:table-cell>
          <table:table-cell table:number-columns-repeated="17"/>
        </table:table-row>
        <table:table-row table:style-name="ro1">
          <table:table-cell table:formula="of:=[.B249]/3600" office:value-type="float" office:value="4.14305555555556" calcext:value-type="float">
            <text:p>4.1430555556</text:p>
          </table:table-cell>
          <table:table-cell office:value-type="float" office:value="14915" calcext:value-type="float">
            <text:p>14915</text:p>
          </table:table-cell>
          <table:table-cell office:value-type="float" office:value="3179" calcext:value-type="float">
            <text:p>3179</text:p>
          </table:table-cell>
          <table:table-cell office:value-type="float" office:value="2493" calcext:value-type="float">
            <text:p>2493</text:p>
          </table:table-cell>
          <table:table-cell office:value-type="float" office:value="1568" calcext:value-type="float">
            <text:p>1568</text:p>
          </table:table-cell>
          <table:table-cell office:value-type="float" office:value="3.16180658" calcext:value-type="float">
            <text:p>3.16180658</text:p>
          </table:table-cell>
          <table:table-cell office:value-type="float" office:value="3.07865286" calcext:value-type="float">
            <text:p>3.07865286</text:p>
          </table:table-cell>
          <table:table-cell/>
          <table:table-cell table:formula="of:=[.C249]/1000" office:value-type="float" office:value="3.179" calcext:value-type="float">
            <text:p>3.179</text:p>
          </table:table-cell>
          <table:table-cell table:number-columns-repeated="17"/>
        </table:table-row>
        <table:table-row table:style-name="ro1">
          <table:table-cell table:formula="of:=[.B250]/3600" office:value-type="float" office:value="4.16" calcext:value-type="float">
            <text:p>4.16</text:p>
          </table:table-cell>
          <table:table-cell office:value-type="float" office:value="14976" calcext:value-type="float">
            <text:p>14976</text:p>
          </table:table-cell>
          <table:table-cell office:value-type="float" office:value="3169" calcext:value-type="float">
            <text:p>3169</text:p>
          </table:table-cell>
          <table:table-cell office:value-type="float" office:value="2493" calcext:value-type="float">
            <text:p>2493</text:p>
          </table:table-cell>
          <table:table-cell office:value-type="float" office:value="1573" calcext:value-type="float">
            <text:p>1573</text:p>
          </table:table-cell>
          <table:table-cell office:value-type="float" office:value="3.15303254" calcext:value-type="float">
            <text:p>3.15303254</text:p>
          </table:table-cell>
          <table:table-cell office:value-type="float" office:value="3.07023525" calcext:value-type="float">
            <text:p>3.07023525</text:p>
          </table:table-cell>
          <table:table-cell/>
          <table:table-cell table:formula="of:=[.C250]/1000" office:value-type="float" office:value="3.169" calcext:value-type="float">
            <text:p>3.169</text:p>
          </table:table-cell>
          <table:table-cell table:number-columns-repeated="17"/>
        </table:table-row>
        <table:table-row table:style-name="ro1">
          <table:table-cell table:formula="of:=[.B251]/3600" office:value-type="float" office:value="4.17666666666667" calcext:value-type="float">
            <text:p>4.1766666667</text:p>
          </table:table-cell>
          <table:table-cell office:value-type="float" office:value="15036" calcext:value-type="float">
            <text:p>15036</text:p>
          </table:table-cell>
          <table:table-cell office:value-type="float" office:value="3161" calcext:value-type="float">
            <text:p>3161</text:p>
          </table:table-cell>
          <table:table-cell office:value-type="float" office:value="2493" calcext:value-type="float">
            <text:p>2493</text:p>
          </table:table-cell>
          <table:table-cell office:value-type="float" office:value="1577" calcext:value-type="float">
            <text:p>1577</text:p>
          </table:table-cell>
          <table:table-cell office:value-type="float" office:value="3.14415908" calcext:value-type="float">
            <text:p>3.14415908</text:p>
          </table:table-cell>
          <table:table-cell office:value-type="float" office:value="3.06123972" calcext:value-type="float">
            <text:p>3.06123972</text:p>
          </table:table-cell>
          <table:table-cell/>
          <table:table-cell table:formula="of:=[.C251]/1000" office:value-type="float" office:value="3.161" calcext:value-type="float">
            <text:p>3.161</text:p>
          </table:table-cell>
          <table:table-cell table:number-columns-repeated="17"/>
        </table:table-row>
        <table:table-row table:style-name="ro1">
          <table:table-cell table:formula="of:=[.B252]/3600" office:value-type="float" office:value="4.19333333333333" calcext:value-type="float">
            <text:p>4.1933333333</text:p>
          </table:table-cell>
          <table:table-cell office:value-type="float" office:value="15096" calcext:value-type="float">
            <text:p>15096</text:p>
          </table:table-cell>
          <table:table-cell office:value-type="float" office:value="3151" calcext:value-type="float">
            <text:p>3151</text:p>
          </table:table-cell>
          <table:table-cell office:value-type="float" office:value="2493" calcext:value-type="float">
            <text:p>2493</text:p>
          </table:table-cell>
          <table:table-cell office:value-type="float" office:value="1582" calcext:value-type="float">
            <text:p>1582</text:p>
          </table:table-cell>
          <table:table-cell office:value-type="float" office:value="3.13507867" calcext:value-type="float">
            <text:p>3.13507867</text:p>
          </table:table-cell>
          <table:table-cell office:value-type="float" office:value="3.05233526" calcext:value-type="float">
            <text:p>3.05233526</text:p>
          </table:table-cell>
          <table:table-cell/>
          <table:table-cell table:formula="of:=[.C252]/1000" office:value-type="float" office:value="3.151" calcext:value-type="float">
            <text:p>3.151</text:p>
          </table:table-cell>
          <table:table-cell table:number-columns-repeated="17"/>
        </table:table-row>
        <table:table-row table:style-name="ro1">
          <table:table-cell table:formula="of:=[.B253]/3600" office:value-type="float" office:value="4.21027777777778" calcext:value-type="float">
            <text:p>4.2102777778</text:p>
          </table:table-cell>
          <table:table-cell office:value-type="float" office:value="15157" calcext:value-type="float">
            <text:p>15157</text:p>
          </table:table-cell>
          <table:table-cell office:value-type="float" office:value="3143" calcext:value-type="float">
            <text:p>3143</text:p>
          </table:table-cell>
          <table:table-cell office:value-type="float" office:value="2493" calcext:value-type="float">
            <text:p>2493</text:p>
          </table:table-cell>
          <table:table-cell office:value-type="float" office:value="1586" calcext:value-type="float">
            <text:p>1586</text:p>
          </table:table-cell>
          <table:table-cell office:value-type="float" office:value="3.125875" calcext:value-type="float">
            <text:p>3.125875</text:p>
          </table:table-cell>
          <table:table-cell office:value-type="float" office:value="3.04306459" calcext:value-type="float">
            <text:p>3.04306459</text:p>
          </table:table-cell>
          <table:table-cell/>
          <table:table-cell table:formula="of:=[.C253]/1000" office:value-type="float" office:value="3.143" calcext:value-type="float">
            <text:p>3.143</text:p>
          </table:table-cell>
          <table:table-cell table:number-columns-repeated="17"/>
        </table:table-row>
        <table:table-row table:style-name="ro1">
          <table:table-cell table:formula="of:=[.B254]/3600" office:value-type="float" office:value="4.22694444444444" calcext:value-type="float">
            <text:p>4.2269444444</text:p>
          </table:table-cell>
          <table:table-cell office:value-type="float" office:value="15217" calcext:value-type="float">
            <text:p>15217</text:p>
          </table:table-cell>
          <table:table-cell office:value-type="float" office:value="3141" calcext:value-type="float">
            <text:p>3141</text:p>
          </table:table-cell>
          <table:table-cell office:value-type="float" office:value="2494" calcext:value-type="float">
            <text:p>2494</text:p>
          </table:table-cell>
          <table:table-cell office:value-type="float" office:value="1588" calcext:value-type="float">
            <text:p>1588</text:p>
          </table:table-cell>
          <table:table-cell office:value-type="float" office:value="3.11635399" calcext:value-type="float">
            <text:p>3.11635399</text:p>
          </table:table-cell>
          <table:table-cell office:value-type="float" office:value="3.03352547" calcext:value-type="float">
            <text:p>3.03352547</text:p>
          </table:table-cell>
          <table:table-cell/>
          <table:table-cell table:formula="of:=[.C254]/1000" office:value-type="float" office:value="3.141" calcext:value-type="float">
            <text:p>3.141</text:p>
          </table:table-cell>
          <table:table-cell table:number-columns-repeated="17"/>
        </table:table-row>
        <table:table-row table:style-name="ro1">
          <table:table-cell table:formula="of:=[.B255]/3600" office:value-type="float" office:value="4.24388888888889" calcext:value-type="float">
            <text:p>4.2438888889</text:p>
          </table:table-cell>
          <table:table-cell office:value-type="float" office:value="15278" calcext:value-type="float">
            <text:p>15278</text:p>
          </table:table-cell>
          <table:table-cell office:value-type="float" office:value="3124" calcext:value-type="float">
            <text:p>3124</text:p>
          </table:table-cell>
          <table:table-cell office:value-type="float" office:value="2493" calcext:value-type="float">
            <text:p>2493</text:p>
          </table:table-cell>
          <table:table-cell office:value-type="float" office:value="1596" calcext:value-type="float">
            <text:p>1596</text:p>
          </table:table-cell>
          <table:table-cell office:value-type="float" office:value="3.10651398" calcext:value-type="float">
            <text:p>3.10651398</text:p>
          </table:table-cell>
          <table:table-cell office:value-type="float" office:value="3.02381325" calcext:value-type="float">
            <text:p>3.02381325</text:p>
          </table:table-cell>
          <table:table-cell/>
          <table:table-cell table:formula="of:=[.C255]/1000" office:value-type="float" office:value="3.124" calcext:value-type="float">
            <text:p>3.124</text:p>
          </table:table-cell>
          <table:table-cell table:number-columns-repeated="17"/>
        </table:table-row>
        <table:table-row table:style-name="ro1">
          <table:table-cell table:formula="of:=[.B256]/3600" office:value-type="float" office:value="4.26055555555556" calcext:value-type="float">
            <text:p>4.2605555556</text:p>
          </table:table-cell>
          <table:table-cell office:value-type="float" office:value="15338" calcext:value-type="float">
            <text:p>15338</text:p>
          </table:table-cell>
          <table:table-cell office:value-type="float" office:value="3120" calcext:value-type="float">
            <text:p>3120</text:p>
          </table:table-cell>
          <table:table-cell office:value-type="float" office:value="2493" calcext:value-type="float">
            <text:p>2493</text:p>
          </table:table-cell>
          <table:table-cell office:value-type="float" office:value="1598" calcext:value-type="float">
            <text:p>1598</text:p>
          </table:table-cell>
          <table:table-cell office:value-type="float" office:value="3.09634924" calcext:value-type="float">
            <text:p>3.09634924</text:p>
          </table:table-cell>
          <table:table-cell office:value-type="float" office:value="3.01375055" calcext:value-type="float">
            <text:p>3.01375055</text:p>
          </table:table-cell>
          <table:table-cell/>
          <table:table-cell table:formula="of:=[.C256]/1000" office:value-type="float" office:value="3.12" calcext:value-type="float">
            <text:p>3.12</text:p>
          </table:table-cell>
          <table:table-cell table:number-columns-repeated="17"/>
        </table:table-row>
        <table:table-row table:style-name="ro1">
          <table:table-cell table:formula="of:=[.B257]/3600" office:value-type="float" office:value="4.27722222222222" calcext:value-type="float">
            <text:p>4.2772222222</text:p>
          </table:table-cell>
          <table:table-cell office:value-type="float" office:value="15398" calcext:value-type="float">
            <text:p>15398</text:p>
          </table:table-cell>
          <table:table-cell office:value-type="float" office:value="3105" calcext:value-type="float">
            <text:p>3105</text:p>
          </table:table-cell>
          <table:table-cell office:value-type="float" office:value="2494" calcext:value-type="float">
            <text:p>2494</text:p>
          </table:table-cell>
          <table:table-cell office:value-type="float" office:value="1606" calcext:value-type="float">
            <text:p>1606</text:p>
          </table:table-cell>
          <table:table-cell office:value-type="float" office:value="3.08595777" calcext:value-type="float">
            <text:p>3.08595777</text:p>
          </table:table-cell>
          <table:table-cell office:value-type="float" office:value="3.00329876" calcext:value-type="float">
            <text:p>3.00329876</text:p>
          </table:table-cell>
          <table:table-cell/>
          <table:table-cell table:formula="of:=[.C257]/1000" office:value-type="float" office:value="3.105" calcext:value-type="float">
            <text:p>3.105</text:p>
          </table:table-cell>
          <table:table-cell table:number-columns-repeated="17"/>
        </table:table-row>
        <table:table-row table:style-name="ro1">
          <table:table-cell table:formula="of:=[.B258]/3600" office:value-type="float" office:value="4.29416666666667" calcext:value-type="float">
            <text:p>4.2941666667</text:p>
          </table:table-cell>
          <table:table-cell office:value-type="float" office:value="15459" calcext:value-type="float">
            <text:p>15459</text:p>
          </table:table-cell>
          <table:table-cell office:value-type="float" office:value="3092" calcext:value-type="float">
            <text:p>3092</text:p>
          </table:table-cell>
          <table:table-cell office:value-type="float" office:value="2494" calcext:value-type="float">
            <text:p>2494</text:p>
          </table:table-cell>
          <table:table-cell office:value-type="float" office:value="1613" calcext:value-type="float">
            <text:p>1613</text:p>
          </table:table-cell>
          <table:table-cell office:value-type="float" office:value="3.07539964" calcext:value-type="float">
            <text:p>3.07539964</text:p>
          </table:table-cell>
          <table:table-cell office:value-type="float" office:value="2.99281883" calcext:value-type="float">
            <text:p>2.99281883</text:p>
          </table:table-cell>
          <table:table-cell/>
          <table:table-cell table:formula="of:=[.C258]/1000" office:value-type="float" office:value="3.092" calcext:value-type="float">
            <text:p>3.092</text:p>
          </table:table-cell>
          <table:table-cell table:number-columns-repeated="17"/>
        </table:table-row>
        <table:table-row table:style-name="ro1">
          <table:table-cell table:formula="of:=[.B259]/3600" office:value-type="float" office:value="4.31083333333333" calcext:value-type="float">
            <text:p>4.3108333333</text:p>
          </table:table-cell>
          <table:table-cell office:value-type="float" office:value="15519" calcext:value-type="float">
            <text:p>15519</text:p>
          </table:table-cell>
          <table:table-cell office:value-type="float" office:value="3081" calcext:value-type="float">
            <text:p>3081</text:p>
          </table:table-cell>
          <table:table-cell office:value-type="float" office:value="2493" calcext:value-type="float">
            <text:p>2493</text:p>
          </table:table-cell>
          <table:table-cell office:value-type="float" office:value="1618" calcext:value-type="float">
            <text:p>1618</text:p>
          </table:table-cell>
          <table:table-cell office:value-type="float" office:value="3.06436944" calcext:value-type="float">
            <text:p>3.06436944</text:p>
          </table:table-cell>
          <table:table-cell office:value-type="float" office:value="2.98198605" calcext:value-type="float">
            <text:p>2.98198605</text:p>
          </table:table-cell>
          <table:table-cell/>
          <table:table-cell table:formula="of:=[.C259]/1000" office:value-type="float" office:value="3.081" calcext:value-type="float">
            <text:p>3.081</text:p>
          </table:table-cell>
          <table:table-cell table:number-columns-repeated="17"/>
        </table:table-row>
        <table:table-row table:style-name="ro1">
          <table:table-cell table:formula="of:=[.B260]/3600" office:value-type="float" office:value="4.32777777777778" calcext:value-type="float">
            <text:p>4.3277777778</text:p>
          </table:table-cell>
          <table:table-cell office:value-type="float" office:value="15580" calcext:value-type="float">
            <text:p>15580</text:p>
          </table:table-cell>
          <table:table-cell office:value-type="float" office:value="3051" calcext:value-type="float">
            <text:p>3051</text:p>
          </table:table-cell>
          <table:table-cell office:value-type="float" office:value="2478" calcext:value-type="float">
            <text:p>2478</text:p>
          </table:table-cell>
          <table:table-cell office:value-type="float" office:value="1624" calcext:value-type="float">
            <text:p>1624</text:p>
          </table:table-cell>
          <table:table-cell office:value-type="float" office:value="3.05312943" calcext:value-type="float">
            <text:p>3.05312943</text:p>
          </table:table-cell>
          <table:table-cell office:value-type="float" office:value="2.97075081" calcext:value-type="float">
            <text:p>2.97075081</text:p>
          </table:table-cell>
          <table:table-cell/>
          <table:table-cell table:formula="of:=[.C260]/1000" office:value-type="float" office:value="3.051" calcext:value-type="float">
            <text:p>3.051</text:p>
          </table:table-cell>
          <table:table-cell table:number-columns-repeated="17"/>
        </table:table-row>
        <table:table-row table:style-name="ro1">
          <table:table-cell table:formula="of:=[.B261]/3600" office:value-type="float" office:value="4.34444444444444" calcext:value-type="float">
            <text:p>4.3444444444</text:p>
          </table:table-cell>
          <table:table-cell office:value-type="float" office:value="15640" calcext:value-type="float">
            <text:p>15640</text:p>
          </table:table-cell>
          <table:table-cell office:value-type="float" office:value="3040" calcext:value-type="float">
            <text:p>3040</text:p>
          </table:table-cell>
          <table:table-cell office:value-type="float" office:value="2478" calcext:value-type="float">
            <text:p>2478</text:p>
          </table:table-cell>
          <table:table-cell office:value-type="float" office:value="1630" calcext:value-type="float">
            <text:p>1630</text:p>
          </table:table-cell>
          <table:table-cell office:value-type="float" office:value="3.04170012" calcext:value-type="float">
            <text:p>3.04170012</text:p>
          </table:table-cell>
          <table:table-cell office:value-type="float" office:value="2.9594543" calcext:value-type="float">
            <text:p>2.9594543</text:p>
          </table:table-cell>
          <table:table-cell/>
          <table:table-cell table:formula="of:=[.C261]/1000" office:value-type="float" office:value="3.04" calcext:value-type="float">
            <text:p>3.04</text:p>
          </table:table-cell>
          <table:table-cell table:number-columns-repeated="17"/>
        </table:table-row>
        <table:table-row table:style-name="ro1">
          <table:table-cell table:formula="of:=[.B262]/3600" office:value-type="float" office:value="4.36111111111111" calcext:value-type="float">
            <text:p>4.3611111111</text:p>
          </table:table-cell>
          <table:table-cell office:value-type="float" office:value="15700" calcext:value-type="float">
            <text:p>15700</text:p>
          </table:table-cell>
          <table:table-cell office:value-type="float" office:value="3027" calcext:value-type="float">
            <text:p>3027</text:p>
          </table:table-cell>
          <table:table-cell office:value-type="float" office:value="2478" calcext:value-type="float">
            <text:p>2478</text:p>
          </table:table-cell>
          <table:table-cell office:value-type="float" office:value="1637" calcext:value-type="float">
            <text:p>1637</text:p>
          </table:table-cell>
          <table:table-cell office:value-type="float" office:value="3.02986002" calcext:value-type="float">
            <text:p>3.02986002</text:p>
          </table:table-cell>
          <table:table-cell office:value-type="float" office:value="2.94780636" calcext:value-type="float">
            <text:p>2.94780636</text:p>
          </table:table-cell>
          <table:table-cell/>
          <table:table-cell table:formula="of:=[.C262]/1000" office:value-type="float" office:value="3.027" calcext:value-type="float">
            <text:p>3.027</text:p>
          </table:table-cell>
          <table:table-cell table:number-columns-repeated="17"/>
        </table:table-row>
        <table:table-row table:style-name="ro1">
          <table:table-cell table:formula="of:=[.B263]/3600" office:value-type="float" office:value="4.37805555555556" calcext:value-type="float">
            <text:p>4.3780555556</text:p>
          </table:table-cell>
          <table:table-cell office:value-type="float" office:value="15761" calcext:value-type="float">
            <text:p>15761</text:p>
          </table:table-cell>
          <table:table-cell office:value-type="float" office:value="3020" calcext:value-type="float">
            <text:p>3020</text:p>
          </table:table-cell>
          <table:table-cell office:value-type="float" office:value="2478" calcext:value-type="float">
            <text:p>2478</text:p>
          </table:table-cell>
          <table:table-cell office:value-type="float" office:value="1641" calcext:value-type="float">
            <text:p>1641</text:p>
          </table:table-cell>
          <table:table-cell office:value-type="float" office:value="3.01760364" calcext:value-type="float">
            <text:p>3.01760364</text:p>
          </table:table-cell>
          <table:table-cell office:value-type="float" office:value="2.93536115" calcext:value-type="float">
            <text:p>2.93536115</text:p>
          </table:table-cell>
          <table:table-cell/>
          <table:table-cell table:formula="of:=[.C263]/1000" office:value-type="float" office:value="3.02" calcext:value-type="float">
            <text:p>3.02</text:p>
          </table:table-cell>
          <table:table-cell table:number-columns-repeated="17"/>
        </table:table-row>
        <table:table-row table:style-name="ro1">
          <table:table-cell table:formula="of:=[.B264]/3600" office:value-type="float" office:value="4.39472222222222" calcext:value-type="float">
            <text:p>4.3947222222</text:p>
          </table:table-cell>
          <table:table-cell office:value-type="float" office:value="15821" calcext:value-type="float">
            <text:p>15821</text:p>
          </table:table-cell>
          <table:table-cell office:value-type="float" office:value="3007" calcext:value-type="float">
            <text:p>3007</text:p>
          </table:table-cell>
          <table:table-cell office:value-type="float" office:value="2478" calcext:value-type="float">
            <text:p>2478</text:p>
          </table:table-cell>
          <table:table-cell office:value-type="float" office:value="1648" calcext:value-type="float">
            <text:p>1648</text:p>
          </table:table-cell>
          <table:table-cell office:value-type="float" office:value="3.00290108" calcext:value-type="float">
            <text:p>3.00290108</text:p>
          </table:table-cell>
          <table:table-cell office:value-type="float" office:value="2.92081785" calcext:value-type="float">
            <text:p>2.92081785</text:p>
          </table:table-cell>
          <table:table-cell/>
          <table:table-cell table:formula="of:=[.C264]/1000" office:value-type="float" office:value="3.007" calcext:value-type="float">
            <text:p>3.007</text:p>
          </table:table-cell>
          <table:table-cell table:number-columns-repeated="17"/>
        </table:table-row>
        <table:table-row table:style-name="ro1">
          <table:table-cell table:formula="of:=[.B265]/3600" office:value-type="float" office:value="4.41166666666667" calcext:value-type="float">
            <text:p>4.4116666667</text:p>
          </table:table-cell>
          <table:table-cell office:value-type="float" office:value="15882" calcext:value-type="float">
            <text:p>15882</text:p>
          </table:table-cell>
          <table:table-cell office:value-type="float" office:value="2994" calcext:value-type="float">
            <text:p>2994</text:p>
          </table:table-cell>
          <table:table-cell office:value-type="float" office:value="2478" calcext:value-type="float">
            <text:p>2478</text:p>
          </table:table-cell>
          <table:table-cell office:value-type="float" office:value="1655" calcext:value-type="float">
            <text:p>1655</text:p>
          </table:table-cell>
          <table:table-cell office:value-type="float" office:value="2.98989272" calcext:value-type="float">
            <text:p>2.98989272</text:p>
          </table:table-cell>
          <table:table-cell office:value-type="float" office:value="2.90789127" calcext:value-type="float">
            <text:p>2.90789127</text:p>
          </table:table-cell>
          <table:table-cell/>
          <table:table-cell table:formula="of:=[.C265]/1000" office:value-type="float" office:value="2.994" calcext:value-type="float">
            <text:p>2.994</text:p>
          </table:table-cell>
          <table:table-cell table:number-columns-repeated="17"/>
        </table:table-row>
        <table:table-row table:style-name="ro1">
          <table:table-cell table:formula="of:=[.B266]/3600" office:value-type="float" office:value="4.42833333333333" calcext:value-type="float">
            <text:p>4.4283333333</text:p>
          </table:table-cell>
          <table:table-cell office:value-type="float" office:value="15942" calcext:value-type="float">
            <text:p>15942</text:p>
          </table:table-cell>
          <table:table-cell office:value-type="float" office:value="2974" calcext:value-type="float">
            <text:p>2974</text:p>
          </table:table-cell>
          <table:table-cell office:value-type="float" office:value="2478" calcext:value-type="float">
            <text:p>2478</text:p>
          </table:table-cell>
          <table:table-cell office:value-type="float" office:value="1666" calcext:value-type="float">
            <text:p>1666</text:p>
          </table:table-cell>
          <table:table-cell office:value-type="float" office:value="2.97678328" calcext:value-type="float">
            <text:p>2.97678328</text:p>
          </table:table-cell>
          <table:table-cell office:value-type="float" office:value="2.89504099" calcext:value-type="float">
            <text:p>2.89504099</text:p>
          </table:table-cell>
          <table:table-cell/>
          <table:table-cell table:formula="of:=[.C266]/1000" office:value-type="float" office:value="2.974" calcext:value-type="float">
            <text:p>2.974</text:p>
          </table:table-cell>
          <table:table-cell table:number-columns-repeated="17"/>
        </table:table-row>
        <table:table-row table:style-name="ro1">
          <table:table-cell table:formula="of:=[.B267]/3600" office:value-type="float" office:value="4.445" calcext:value-type="float">
            <text:p>4.445</text:p>
          </table:table-cell>
          <table:table-cell office:value-type="float" office:value="16002" calcext:value-type="float">
            <text:p>16002</text:p>
          </table:table-cell>
          <table:table-cell office:value-type="float" office:value="2960" calcext:value-type="float">
            <text:p>2960</text:p>
          </table:table-cell>
          <table:table-cell office:value-type="float" office:value="2478" calcext:value-type="float">
            <text:p>2478</text:p>
          </table:table-cell>
          <table:table-cell office:value-type="float" office:value="1674" calcext:value-type="float">
            <text:p>1674</text:p>
          </table:table-cell>
          <table:table-cell office:value-type="float" office:value="2.96295834" calcext:value-type="float">
            <text:p>2.96295834</text:p>
          </table:table-cell>
          <table:table-cell office:value-type="float" office:value="2.8815093" calcext:value-type="float">
            <text:p>2.8815093</text:p>
          </table:table-cell>
          <table:table-cell/>
          <table:table-cell table:formula="of:=[.C267]/1000" office:value-type="float" office:value="2.96" calcext:value-type="float">
            <text:p>2.96</text:p>
          </table:table-cell>
          <table:table-cell table:number-columns-repeated="17"/>
        </table:table-row>
        <table:table-row table:style-name="ro1">
          <table:table-cell table:formula="of:=[.B268]/3600" office:value-type="float" office:value="4.46194444444445" calcext:value-type="float">
            <text:p>4.4619444444</text:p>
          </table:table-cell>
          <table:table-cell office:value-type="float" office:value="16063" calcext:value-type="float">
            <text:p>16063</text:p>
          </table:table-cell>
          <table:table-cell office:value-type="float" office:value="2951" calcext:value-type="float">
            <text:p>2951</text:p>
          </table:table-cell>
          <table:table-cell office:value-type="float" office:value="2478" calcext:value-type="float">
            <text:p>2478</text:p>
          </table:table-cell>
          <table:table-cell office:value-type="float" office:value="1679" calcext:value-type="float">
            <text:p>1679</text:p>
          </table:table-cell>
          <table:table-cell office:value-type="float" office:value="2.9489994" calcext:value-type="float">
            <text:p>2.9489994</text:p>
          </table:table-cell>
          <table:table-cell office:value-type="float" office:value="2.86780429" calcext:value-type="float">
            <text:p>2.86780429</text:p>
          </table:table-cell>
          <table:table-cell/>
          <table:table-cell table:formula="of:=[.C268]/1000" office:value-type="float" office:value="2.951" calcext:value-type="float">
            <text:p>2.951</text:p>
          </table:table-cell>
          <table:table-cell table:number-columns-repeated="17"/>
        </table:table-row>
        <table:table-row table:style-name="ro1">
          <table:table-cell table:formula="of:=[.B269]/3600" office:value-type="float" office:value="4.47861111111111" calcext:value-type="float">
            <text:p>4.4786111111</text:p>
          </table:table-cell>
          <table:table-cell office:value-type="float" office:value="16123" calcext:value-type="float">
            <text:p>16123</text:p>
          </table:table-cell>
          <table:table-cell office:value-type="float" office:value="2930" calcext:value-type="float">
            <text:p>2930</text:p>
          </table:table-cell>
          <table:table-cell office:value-type="float" office:value="2479" calcext:value-type="float">
            <text:p>2479</text:p>
          </table:table-cell>
          <table:table-cell office:value-type="float" office:value="1692" calcext:value-type="float">
            <text:p>1692</text:p>
          </table:table-cell>
          <table:table-cell office:value-type="float" office:value="2.93368578" calcext:value-type="float">
            <text:p>2.93368578</text:p>
          </table:table-cell>
          <table:table-cell office:value-type="float" office:value="2.85266924" calcext:value-type="float">
            <text:p>2.85266924</text:p>
          </table:table-cell>
          <table:table-cell/>
          <table:table-cell table:formula="of:=[.C269]/1000" office:value-type="float" office:value="2.93" calcext:value-type="float">
            <text:p>2.93</text:p>
          </table:table-cell>
          <table:table-cell table:number-columns-repeated="17"/>
        </table:table-row>
        <table:table-row table:style-name="ro1">
          <table:table-cell table:formula="of:=[.B270]/3600" office:value-type="float" office:value="4.49527777777778" calcext:value-type="float">
            <text:p>4.4952777778</text:p>
          </table:table-cell>
          <table:table-cell office:value-type="float" office:value="16183" calcext:value-type="float">
            <text:p>16183</text:p>
          </table:table-cell>
          <table:table-cell office:value-type="float" office:value="2916" calcext:value-type="float">
            <text:p>2916</text:p>
          </table:table-cell>
          <table:table-cell office:value-type="float" office:value="2479" calcext:value-type="float">
            <text:p>2479</text:p>
          </table:table-cell>
          <table:table-cell office:value-type="float" office:value="1700" calcext:value-type="float">
            <text:p>1700</text:p>
          </table:table-cell>
          <table:table-cell office:value-type="float" office:value="2.9175427" calcext:value-type="float">
            <text:p>2.9175427</text:p>
          </table:table-cell>
          <table:table-cell office:value-type="float" office:value="2.83706188" calcext:value-type="float">
            <text:p>2.83706188</text:p>
          </table:table-cell>
          <table:table-cell/>
          <table:table-cell table:formula="of:=[.C270]/1000" office:value-type="float" office:value="2.916" calcext:value-type="float">
            <text:p>2.916</text:p>
          </table:table-cell>
          <table:table-cell table:number-columns-repeated="17"/>
        </table:table-row>
        <table:table-row table:style-name="ro1">
          <table:table-cell table:formula="of:=[.B271]/3600" office:value-type="float" office:value="4.51222222222222" calcext:value-type="float">
            <text:p>4.5122222222</text:p>
          </table:table-cell>
          <table:table-cell office:value-type="float" office:value="16244" calcext:value-type="float">
            <text:p>16244</text:p>
          </table:table-cell>
          <table:table-cell office:value-type="float" office:value="2902" calcext:value-type="float">
            <text:p>2902</text:p>
          </table:table-cell>
          <table:table-cell office:value-type="float" office:value="2479" calcext:value-type="float">
            <text:p>2479</text:p>
          </table:table-cell>
          <table:table-cell office:value-type="float" office:value="1708" calcext:value-type="float">
            <text:p>1708</text:p>
          </table:table-cell>
          <table:table-cell office:value-type="float" office:value="2.90058136" calcext:value-type="float">
            <text:p>2.90058136</text:p>
          </table:table-cell>
          <table:table-cell office:value-type="float" office:value="2.82031274" calcext:value-type="float">
            <text:p>2.82031274</text:p>
          </table:table-cell>
          <table:table-cell/>
          <table:table-cell table:formula="of:=[.C271]/1000" office:value-type="float" office:value="2.902" calcext:value-type="float">
            <text:p>2.902</text:p>
          </table:table-cell>
          <table:table-cell table:number-columns-repeated="17"/>
        </table:table-row>
        <table:table-row table:style-name="ro1">
          <table:table-cell table:formula="of:=[.B272]/3600" office:value-type="float" office:value="4.52888888888889" calcext:value-type="float">
            <text:p>4.5288888889</text:p>
          </table:table-cell>
          <table:table-cell office:value-type="float" office:value="16304" calcext:value-type="float">
            <text:p>16304</text:p>
          </table:table-cell>
          <table:table-cell office:value-type="float" office:value="2880" calcext:value-type="float">
            <text:p>2880</text:p>
          </table:table-cell>
          <table:table-cell office:value-type="float" office:value="2479" calcext:value-type="float">
            <text:p>2479</text:p>
          </table:table-cell>
          <table:table-cell office:value-type="float" office:value="1721" calcext:value-type="float">
            <text:p>1721</text:p>
          </table:table-cell>
          <table:table-cell office:value-type="float" office:value="2.88273954" calcext:value-type="float">
            <text:p>2.88273954</text:p>
          </table:table-cell>
          <table:table-cell office:value-type="float" office:value="2.80201936" calcext:value-type="float">
            <text:p>2.80201936</text:p>
          </table:table-cell>
          <table:table-cell/>
          <table:table-cell table:formula="of:=[.C272]/1000" office:value-type="float" office:value="2.88" calcext:value-type="float">
            <text:p>2.88</text:p>
          </table:table-cell>
          <table:table-cell table:number-columns-repeated="17"/>
        </table:table-row>
        <table:table-row table:style-name="ro1">
          <table:table-cell table:formula="of:=[.B273]/3600" office:value-type="float" office:value="4.54583333333333" calcext:value-type="float">
            <text:p>4.5458333333</text:p>
          </table:table-cell>
          <table:table-cell office:value-type="float" office:value="16365" calcext:value-type="float">
            <text:p>16365</text:p>
          </table:table-cell>
          <table:table-cell office:value-type="float" office:value="2859" calcext:value-type="float">
            <text:p>2859</text:p>
          </table:table-cell>
          <table:table-cell office:value-type="float" office:value="2479" calcext:value-type="float">
            <text:p>2479</text:p>
          </table:table-cell>
          <table:table-cell office:value-type="float" office:value="1734" calcext:value-type="float">
            <text:p>1734</text:p>
          </table:table-cell>
          <table:table-cell office:value-type="float" office:value="2.86377478" calcext:value-type="float">
            <text:p>2.86377478</text:p>
          </table:table-cell>
          <table:table-cell office:value-type="float" office:value="2.7833693" calcext:value-type="float">
            <text:p>2.7833693</text:p>
          </table:table-cell>
          <table:table-cell/>
          <table:table-cell table:formula="of:=[.C273]/1000" office:value-type="float" office:value="2.859" calcext:value-type="float">
            <text:p>2.859</text:p>
          </table:table-cell>
          <table:table-cell table:number-columns-repeated="17"/>
        </table:table-row>
        <table:table-row table:style-name="ro1">
          <table:table-cell table:formula="of:=[.B274]/3600" office:value-type="float" office:value="4.5625" calcext:value-type="float">
            <text:p>4.5625</text:p>
          </table:table-cell>
          <table:table-cell office:value-type="float" office:value="16425" calcext:value-type="float">
            <text:p>16425</text:p>
          </table:table-cell>
          <table:table-cell office:value-type="float" office:value="2842" calcext:value-type="float">
            <text:p>2842</text:p>
          </table:table-cell>
          <table:table-cell office:value-type="float" office:value="2480" calcext:value-type="float">
            <text:p>2480</text:p>
          </table:table-cell>
          <table:table-cell office:value-type="float" office:value="1745" calcext:value-type="float">
            <text:p>1745</text:p>
          </table:table-cell>
          <table:table-cell office:value-type="float" office:value="2.84375286" calcext:value-type="float">
            <text:p>2.84375286</text:p>
          </table:table-cell>
          <table:table-cell office:value-type="float" office:value="2.76359725" calcext:value-type="float">
            <text:p>2.76359725</text:p>
          </table:table-cell>
          <table:table-cell/>
          <table:table-cell table:formula="of:=[.C274]/1000" office:value-type="float" office:value="2.842" calcext:value-type="float">
            <text:p>2.842</text:p>
          </table:table-cell>
          <table:table-cell table:number-columns-repeated="17"/>
        </table:table-row>
        <table:table-row table:style-name="ro1">
          <table:table-cell table:formula="of:=[.B275]/3600" office:value-type="float" office:value="4.57916666666667" calcext:value-type="float">
            <text:p>4.5791666667</text:p>
          </table:table-cell>
          <table:table-cell office:value-type="float" office:value="16485" calcext:value-type="float">
            <text:p>16485</text:p>
          </table:table-cell>
          <table:table-cell office:value-type="float" office:value="2822" calcext:value-type="float">
            <text:p>2822</text:p>
          </table:table-cell>
          <table:table-cell office:value-type="float" office:value="2481" calcext:value-type="float">
            <text:p>2481</text:p>
          </table:table-cell>
          <table:table-cell office:value-type="float" office:value="1758" calcext:value-type="float">
            <text:p>1758</text:p>
          </table:table-cell>
          <table:table-cell office:value-type="float" office:value="2.82235432" calcext:value-type="float">
            <text:p>2.82235432</text:p>
          </table:table-cell>
          <table:table-cell office:value-type="float" office:value="2.7423799" calcext:value-type="float">
            <text:p>2.7423799</text:p>
          </table:table-cell>
          <table:table-cell/>
          <table:table-cell table:formula="of:=[.C275]/1000" office:value-type="float" office:value="2.822" calcext:value-type="float">
            <text:p>2.822</text:p>
          </table:table-cell>
          <table:table-cell table:number-columns-repeated="17"/>
        </table:table-row>
        <table:table-row table:style-name="ro1">
          <table:table-cell table:formula="of:=[.B276]/3600" office:value-type="float" office:value="4.59611111111111" calcext:value-type="float">
            <text:p>4.5961111111</text:p>
          </table:table-cell>
          <table:table-cell office:value-type="float" office:value="16546" calcext:value-type="float">
            <text:p>16546</text:p>
          </table:table-cell>
          <table:table-cell office:value-type="float" office:value="2806" calcext:value-type="float">
            <text:p>2806</text:p>
          </table:table-cell>
          <table:table-cell office:value-type="float" office:value="2481" calcext:value-type="float">
            <text:p>2481</text:p>
          </table:table-cell>
          <table:table-cell office:value-type="float" office:value="1768" calcext:value-type="float">
            <text:p>1768</text:p>
          </table:table-cell>
          <table:table-cell office:value-type="float" office:value="2.79946232" calcext:value-type="float">
            <text:p>2.79946232</text:p>
          </table:table-cell>
          <table:table-cell office:value-type="float" office:value="2.71974206" calcext:value-type="float">
            <text:p>2.71974206</text:p>
          </table:table-cell>
          <table:table-cell/>
          <table:table-cell table:formula="of:=[.C276]/1000" office:value-type="float" office:value="2.806" calcext:value-type="float">
            <text:p>2.806</text:p>
          </table:table-cell>
          <table:table-cell table:number-columns-repeated="17"/>
        </table:table-row>
        <table:table-row table:style-name="ro1">
          <table:table-cell table:formula="of:=[.B277]/3600" office:value-type="float" office:value="4.61277777777778" calcext:value-type="float">
            <text:p>4.6127777778</text:p>
          </table:table-cell>
          <table:table-cell office:value-type="float" office:value="16606" calcext:value-type="float">
            <text:p>16606</text:p>
          </table:table-cell>
          <table:table-cell office:value-type="float" office:value="2776" calcext:value-type="float">
            <text:p>2776</text:p>
          </table:table-cell>
          <table:table-cell office:value-type="float" office:value="2481" calcext:value-type="float">
            <text:p>2481</text:p>
          </table:table-cell>
          <table:table-cell office:value-type="float" office:value="1787" calcext:value-type="float">
            <text:p>1787</text:p>
          </table:table-cell>
          <table:table-cell office:value-type="float" office:value="2.77482033" calcext:value-type="float">
            <text:p>2.77482033</text:p>
          </table:table-cell>
          <table:table-cell office:value-type="float" office:value="2.69538569" calcext:value-type="float">
            <text:p>2.69538569</text:p>
          </table:table-cell>
          <table:table-cell/>
          <table:table-cell table:formula="of:=[.C277]/1000" office:value-type="float" office:value="2.776" calcext:value-type="float">
            <text:p>2.776</text:p>
          </table:table-cell>
          <table:table-cell table:number-columns-repeated="17"/>
        </table:table-row>
        <table:table-row table:style-name="ro1">
          <table:table-cell table:formula="of:=[.B278]/3600" office:value-type="float" office:value="4.62972222222222" calcext:value-type="float">
            <text:p>4.6297222222</text:p>
          </table:table-cell>
          <table:table-cell office:value-type="float" office:value="16667" calcext:value-type="float">
            <text:p>16667</text:p>
          </table:table-cell>
          <table:table-cell office:value-type="float" office:value="2749" calcext:value-type="float">
            <text:p>2749</text:p>
          </table:table-cell>
          <table:table-cell office:value-type="float" office:value="2481" calcext:value-type="float">
            <text:p>2481</text:p>
          </table:table-cell>
          <table:table-cell office:value-type="float" office:value="1805" calcext:value-type="float">
            <text:p>1805</text:p>
          </table:table-cell>
          <table:table-cell office:value-type="float" office:value="2.74784684" calcext:value-type="float">
            <text:p>2.74784684</text:p>
          </table:table-cell>
          <table:table-cell office:value-type="float" office:value="2.66858792" calcext:value-type="float">
            <text:p>2.66858792</text:p>
          </table:table-cell>
          <table:table-cell/>
          <table:table-cell table:formula="of:=[.C278]/1000" office:value-type="float" office:value="2.749" calcext:value-type="float">
            <text:p>2.749</text:p>
          </table:table-cell>
          <table:table-cell table:number-columns-repeated="17"/>
        </table:table-row>
        <table:table-row table:style-name="ro1">
          <table:table-cell table:formula="of:=[.B279]/3600" office:value-type="float" office:value="4.64638888888889" calcext:value-type="float">
            <text:p>4.6463888889</text:p>
          </table:table-cell>
          <table:table-cell office:value-type="float" office:value="16727" calcext:value-type="float">
            <text:p>16727</text:p>
          </table:table-cell>
          <table:table-cell office:value-type="float" office:value="2717" calcext:value-type="float">
            <text:p>2717</text:p>
          </table:table-cell>
          <table:table-cell office:value-type="float" office:value="2481" calcext:value-type="float">
            <text:p>2481</text:p>
          </table:table-cell>
          <table:table-cell office:value-type="float" office:value="1826" calcext:value-type="float">
            <text:p>1826</text:p>
          </table:table-cell>
          <table:table-cell office:value-type="float" office:value="2.71805406" calcext:value-type="float">
            <text:p>2.71805406</text:p>
          </table:table-cell>
          <table:table-cell office:value-type="float" office:value="2.63895464" calcext:value-type="float">
            <text:p>2.63895464</text:p>
          </table:table-cell>
          <table:table-cell/>
          <table:table-cell table:formula="of:=[.C279]/1000" office:value-type="float" office:value="2.717" calcext:value-type="float">
            <text:p>2.717</text:p>
          </table:table-cell>
          <table:table-cell table:number-columns-repeated="17"/>
        </table:table-row>
        <table:table-row table:style-name="ro1">
          <table:table-cell table:formula="of:=[.B280]/3600" office:value-type="float" office:value="4.66305555555556" calcext:value-type="float">
            <text:p>4.6630555556</text:p>
          </table:table-cell>
          <table:table-cell office:value-type="float" office:value="16787" calcext:value-type="float">
            <text:p>16787</text:p>
          </table:table-cell>
          <table:table-cell office:value-type="float" office:value="2691" calcext:value-type="float">
            <text:p>2691</text:p>
          </table:table-cell>
          <table:table-cell office:value-type="float" office:value="2482" calcext:value-type="float">
            <text:p>2482</text:p>
          </table:table-cell>
          <table:table-cell office:value-type="float" office:value="1844" calcext:value-type="float">
            <text:p>1844</text:p>
          </table:table-cell>
          <table:table-cell office:value-type="float" office:value="2.68517566" calcext:value-type="float">
            <text:p>2.68517566</text:p>
          </table:table-cell>
          <table:table-cell office:value-type="float" office:value="2.60629439" calcext:value-type="float">
            <text:p>2.60629439</text:p>
          </table:table-cell>
          <table:table-cell/>
          <table:table-cell table:formula="of:=[.C280]/1000" office:value-type="float" office:value="2.691" calcext:value-type="float">
            <text:p>2.691</text:p>
          </table:table-cell>
          <table:table-cell table:number-columns-repeated="17"/>
        </table:table-row>
        <table:table-row table:style-name="ro1">
          <table:table-cell table:formula="of:=[.B281]/3600" office:value-type="float" office:value="4.68" calcext:value-type="float">
            <text:p>4.68</text:p>
          </table:table-cell>
          <table:table-cell office:value-type="float" office:value="16848" calcext:value-type="float">
            <text:p>16848</text:p>
          </table:table-cell>
          <table:table-cell office:value-type="float" office:value="2653" calcext:value-type="float">
            <text:p>2653</text:p>
          </table:table-cell>
          <table:table-cell office:value-type="float" office:value="2482" calcext:value-type="float">
            <text:p>2482</text:p>
          </table:table-cell>
          <table:table-cell office:value-type="float" office:value="1871" calcext:value-type="float">
            <text:p>1871</text:p>
          </table:table-cell>
          <table:table-cell office:value-type="float" office:value="2.64880204" calcext:value-type="float">
            <text:p>2.64880204</text:p>
          </table:table-cell>
          <table:table-cell office:value-type="float" office:value="2.5701189" calcext:value-type="float">
            <text:p>2.5701189</text:p>
          </table:table-cell>
          <table:table-cell/>
          <table:table-cell table:formula="of:=[.C281]/1000" office:value-type="float" office:value="2.653" calcext:value-type="float">
            <text:p>2.653</text:p>
          </table:table-cell>
          <table:table-cell table:number-columns-repeated="17"/>
        </table:table-row>
        <table:table-row table:style-name="ro1">
          <table:table-cell table:formula="of:=[.B282]/3600" office:value-type="float" office:value="4.69666666666667" calcext:value-type="float">
            <text:p>4.6966666667</text:p>
          </table:table-cell>
          <table:table-cell office:value-type="float" office:value="16908" calcext:value-type="float">
            <text:p>16908</text:p>
          </table:table-cell>
          <table:table-cell office:value-type="float" office:value="2612" calcext:value-type="float">
            <text:p>2612</text:p>
          </table:table-cell>
          <table:table-cell office:value-type="float" office:value="2483" calcext:value-type="float">
            <text:p>2483</text:p>
          </table:table-cell>
          <table:table-cell office:value-type="float" office:value="1901" calcext:value-type="float">
            <text:p>1901</text:p>
          </table:table-cell>
          <table:table-cell office:value-type="float" office:value="2.60859227" calcext:value-type="float">
            <text:p>2.60859227</text:p>
          </table:table-cell>
          <table:table-cell office:value-type="float" office:value="2.53013253" calcext:value-type="float">
            <text:p>2.53013253</text:p>
          </table:table-cell>
          <table:table-cell/>
          <table:table-cell table:formula="of:=[.C282]/1000" office:value-type="float" office:value="2.612" calcext:value-type="float">
            <text:p>2.612</text:p>
          </table:table-cell>
          <table:table-cell table:number-columns-repeated="17"/>
        </table:table-row>
        <table:table-row table:style-name="ro1">
          <table:table-cell table:formula="of:=[.B283]/3600" office:value-type="float" office:value="4.71333333333333" calcext:value-type="float">
            <text:p>4.7133333333</text:p>
          </table:table-cell>
          <table:table-cell office:value-type="float" office:value="16968" calcext:value-type="float">
            <text:p>16968</text:p>
          </table:table-cell>
          <table:table-cell office:value-type="float" office:value="2570" calcext:value-type="float">
            <text:p>2570</text:p>
          </table:table-cell>
          <table:table-cell office:value-type="float" office:value="2483" calcext:value-type="float">
            <text:p>2483</text:p>
          </table:table-cell>
          <table:table-cell office:value-type="float" office:value="1932" calcext:value-type="float">
            <text:p>1932</text:p>
          </table:table-cell>
          <table:table-cell office:value-type="float" office:value="2.5647223" calcext:value-type="float">
            <text:p>2.5647223</text:p>
          </table:table-cell>
          <table:table-cell office:value-type="float" office:value="2.48650599" calcext:value-type="float">
            <text:p>2.48650599</text:p>
          </table:table-cell>
          <table:table-cell/>
          <table:table-cell table:formula="of:=[.C283]/1000" office:value-type="float" office:value="2.57" calcext:value-type="float">
            <text:p>2.57</text:p>
          </table:table-cell>
          <table:table-cell table:number-columns-repeated="17"/>
        </table:table-row>
        <table:table-row table:style-name="ro1">
          <table:table-cell table:formula="of:=[.B284]/3600" office:value-type="float" office:value="4.73027777777778" calcext:value-type="float">
            <text:p>4.7302777778</text:p>
          </table:table-cell>
          <table:table-cell office:value-type="float" office:value="17029" calcext:value-type="float">
            <text:p>17029</text:p>
          </table:table-cell>
          <table:table-cell office:value-type="float" office:value="2523" calcext:value-type="float">
            <text:p>2523</text:p>
          </table:table-cell>
          <table:table-cell office:value-type="float" office:value="2483" calcext:value-type="float">
            <text:p>2483</text:p>
          </table:table-cell>
          <table:table-cell office:value-type="float" office:value="1968" calcext:value-type="float">
            <text:p>1968</text:p>
          </table:table-cell>
          <table:table-cell office:value-type="float" office:value="2.51862979" calcext:value-type="float">
            <text:p>2.51862979</text:p>
          </table:table-cell>
          <table:table-cell office:value-type="float" office:value="2.44064093" calcext:value-type="float">
            <text:p>2.44064093</text:p>
          </table:table-cell>
          <table:table-cell/>
          <table:table-cell table:formula="of:=[.C284]/1000" office:value-type="float" office:value="2.523" calcext:value-type="float">
            <text:p>2.523</text:p>
          </table:table-cell>
          <table:table-cell table:number-columns-repeated="17"/>
        </table:table-row>
        <table:table-row table:style-name="ro1">
          <table:table-cell table:formula="of:=[.B285]/3600" office:value-type="float" office:value="4.74694444444445" calcext:value-type="float">
            <text:p>4.7469444444</text:p>
          </table:table-cell>
          <table:table-cell office:value-type="float" office:value="17089" calcext:value-type="float">
            <text:p>17089</text:p>
          </table:table-cell>
          <table:table-cell office:value-type="float" office:value="2475" calcext:value-type="float">
            <text:p>2475</text:p>
          </table:table-cell>
          <table:table-cell office:value-type="float" office:value="2484" calcext:value-type="float">
            <text:p>2484</text:p>
          </table:table-cell>
          <table:table-cell office:value-type="float" office:value="2007" calcext:value-type="float">
            <text:p>2007</text:p>
          </table:table-cell>
          <table:table-cell office:value-type="float" office:value="2.4731617" calcext:value-type="float">
            <text:p>2.4731617</text:p>
          </table:table-cell>
          <table:table-cell office:value-type="float" office:value="2.3955009" calcext:value-type="float">
            <text:p>2.3955009</text:p>
          </table:table-cell>
          <table:table-cell/>
          <table:table-cell table:formula="of:=[.C285]/1000" office:value-type="float" office:value="2.475" calcext:value-type="float">
            <text:p>2.475</text:p>
          </table:table-cell>
          <table:table-cell table:number-columns-repeated="17"/>
        </table:table-row>
        <table:table-row table:style-name="ro1">
          <table:table-cell table:formula="of:=[.B286]/3600" office:value-type="float" office:value="4.76388888888889" calcext:value-type="float">
            <text:p>4.7638888889</text:p>
          </table:table-cell>
          <table:table-cell office:value-type="float" office:value="17150" calcext:value-type="float">
            <text:p>17150</text:p>
          </table:table-cell>
          <table:table-cell office:value-type="float" office:value="2430" calcext:value-type="float">
            <text:p>2430</text:p>
          </table:table-cell>
          <table:table-cell office:value-type="float" office:value="2485" calcext:value-type="float">
            <text:p>2485</text:p>
          </table:table-cell>
          <table:table-cell office:value-type="float" office:value="2045" calcext:value-type="float">
            <text:p>2045</text:p>
          </table:table-cell>
          <table:table-cell office:value-type="float" office:value="2.4301548" calcext:value-type="float">
            <text:p>2.4301548</text:p>
          </table:table-cell>
          <table:table-cell office:value-type="float" office:value="2.35273194" calcext:value-type="float">
            <text:p>2.35273194</text:p>
          </table:table-cell>
          <table:table-cell/>
          <table:table-cell table:formula="of:=[.C286]/1000" office:value-type="float" office:value="2.43" calcext:value-type="float">
            <text:p>2.43</text:p>
          </table:table-cell>
          <table:table-cell table:number-columns-repeated="17"/>
        </table:table-row>
        <table:table-row table:style-name="ro1">
          <table:table-cell table:formula="of:=[.B287]/3600" office:value-type="float" office:value="4.78055555555556" calcext:value-type="float">
            <text:p>4.7805555556</text:p>
          </table:table-cell>
          <table:table-cell office:value-type="float" office:value="17210" calcext:value-type="float">
            <text:p>17210</text:p>
          </table:table-cell>
          <table:table-cell office:value-type="float" office:value="2398" calcext:value-type="float">
            <text:p>2398</text:p>
          </table:table-cell>
          <table:table-cell office:value-type="float" office:value="2485" calcext:value-type="float">
            <text:p>2485</text:p>
          </table:table-cell>
          <table:table-cell office:value-type="float" office:value="2072" calcext:value-type="float">
            <text:p>2072</text:p>
          </table:table-cell>
          <table:table-cell office:value-type="float" office:value="0.000782838033" calcext:value-type="float">
            <text:p>0.000782838</text:p>
          </table:table-cell>
          <table:table-cell office:value-type="float" office:value="0.000697625219" calcext:value-type="float">
            <text:p>0.0006976252</text:p>
          </table:table-cell>
          <table:table-cell/>
          <table:table-cell table:formula="of:=[.C287]/1000" office:value-type="float" office:value="2.398" calcext:value-type="float">
            <text:p>2.398</text:p>
          </table:table-cell>
          <table:table-cell table:number-columns-repeated="17"/>
        </table:table-row>
        <table:table-row table:style-name="ro1">
          <table:table-cell table:formula="of:=[.B288]/3600" office:value-type="float" office:value="4.79722222222222" calcext:value-type="float">
            <text:p>4.7972222222</text:p>
          </table:table-cell>
          <table:table-cell office:value-type="float" office:value="17270" calcext:value-type="float">
            <text:p>17270</text:p>
          </table:table-cell>
          <table:table-cell office:value-type="float" office:value="2398" calcext:value-type="float">
            <text:p>2398</text:p>
          </table:table-cell>
          <table:table-cell office:value-type="float" office:value="2485" calcext:value-type="float">
            <text:p>2485</text:p>
          </table:table-cell>
          <table:table-cell office:value-type="float" office:value="2072" calcext:value-type="float">
            <text:p>2072</text:p>
          </table:table-cell>
          <table:table-cell office:value-type="float" office:value="0.000715711503" calcext:value-type="float">
            <text:p>0.0007157115</text:p>
          </table:table-cell>
          <table:table-cell office:value-type="float" office:value="0.000642974162" calcext:value-type="float">
            <text:p>0.0006429742</text:p>
          </table:table-cell>
          <table:table-cell/>
          <table:table-cell table:formula="of:=[.C288]/1000" office:value-type="float" office:value="2.398" calcext:value-type="float">
            <text:p>2.398</text:p>
          </table:table-cell>
          <table:table-cell table:number-columns-repeated="17"/>
        </table:table-row>
        <table:table-row table:style-name="ro1">
          <table:table-cell table:formula="of:=[.B289]/3600" office:value-type="float" office:value="4.81416666666667" calcext:value-type="float">
            <text:p>4.8141666667</text:p>
          </table:table-cell>
          <table:table-cell office:value-type="float" office:value="17331" calcext:value-type="float">
            <text:p>17331</text:p>
          </table:table-cell>
          <table:table-cell office:value-type="float" office:value="2398" calcext:value-type="float">
            <text:p>2398</text:p>
          </table:table-cell>
          <table:table-cell office:value-type="float" office:value="2485" calcext:value-type="float">
            <text:p>2485</text:p>
          </table:table-cell>
          <table:table-cell office:value-type="float" office:value="2072" calcext:value-type="float">
            <text:p>2072</text:p>
          </table:table-cell>
          <table:table-cell office:value-type="float" office:value="0.00071292033" calcext:value-type="float">
            <text:p>0.0007129203</text:p>
          </table:table-cell>
          <table:table-cell office:value-type="float" office:value="0.000642171828" calcext:value-type="float">
            <text:p>0.0006421718</text:p>
          </table:table-cell>
          <table:table-cell/>
          <table:table-cell table:formula="of:=[.C289]/1000" office:value-type="float" office:value="2.398" calcext:value-type="float">
            <text:p>2.398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4T19:14:37.205603568</dc:date>
    <dc:creator>LANE RC</dc:creator>
    <meta:generator>LibreOffice/4.2.8.2$Linux_X86_64 LibreOffice_project/420m0$Build-2</meta:generator>
    <meta:editing-duration>PT1H9M43S</meta:editing-duration>
    <meta:editing-cycles>3</meta:editing-cycles>
    <meta:document-statistic meta:table-count="1" meta:cell-count="23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 style:rotation-angle="48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188cm" svg:height="21.809cm" xlink:href=".." xlink:type="simple" chart:class="chart:line" chart:style-name="ch1">
        <chart:legend chart:legend-position="end" svg:x="28.918cm" svg:y="10.107cm" style:legend-expansion="high" chart:style-name="ch2"/>
        <chart:plot-area chart:style-name="ch3" table:cell-range-address="Sheet1.A1:Sheet1.A289 Sheet1.F1:Sheet1.G289 Sheet1.I1:Sheet1.I289" chart:data-source-has-labels="both" svg:x="0.623cm" svg:y="0.436cm" svg:width="27.672cm" svg:height="20.937cm">
          <chartooo:coordinate-region svg:x="1.35cm" svg:y="0.635cm" svg:width="26.945cm" svg:height="20.085cm"/>
          <chart:axis chart:dimension="x" chart:name="primary-x" chart:style-name="ch4" chartooo:axis-type="auto">
            <chartooo:date-scale/>
            <chart:categories table:cell-range-address="Sheet1.A2:Sheet1.A28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289" chart:label-cell-address="Sheet1.F1:Sheet1.F1" chart:class="chart:line">
            <chart:data-point chart:repeated="288"/>
          </chart:series>
          <chart:series chart:style-name="ch8" chart:values-cell-range-address="Sheet1.G2:Sheet1.G289" chart:label-cell-address="Sheet1.G1:Sheet1.G1" chart:class="chart:line">
            <chart:data-point chart:repeated="288"/>
          </chart:series>
          <chart:series chart:style-name="ch9" chart:values-cell-range-address="Sheet1.I2:Sheet1.I289" chart:label-cell-address="Sheet1.I1:Sheet1.I1" chart:class="chart:line">
            <chart:data-point chart:repeated="28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Vbatt</text:p>
                <draw:g>
                  <svg:desc>Sheet1.F1:Sheet1.F1</svg:desc>
                </draw:g>
              </table:table-cell>
              <table:table-cell office:value-type="string">
                <text:p> Vcc</text:p>
                <draw:g>
                  <svg:desc>Sheet1.G1:Sheet1.G1</svg:desc>
                </draw:g>
              </table:table-cell>
              <table:table-cell office:value-type="string">
                <text:p>tx_v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289</svg:desc>
                </draw:g>
              </table:table-cell>
              <table:table-cell office:value-type="float" office:value="3.65167761">
                <text:p>3.65167761</text:p>
                <draw:g>
                  <svg:desc>Sheet1.F2:Sheet1.F289</svg:desc>
                </draw:g>
              </table:table-cell>
              <table:table-cell office:value-type="float" office:value="3.30906153">
                <text:p>3.30906153</text:p>
                <draw:g>
                  <svg:desc>Sheet1.G2:Sheet1.G289</svg:desc>
                </draw:g>
              </table:table-cell>
              <table:table-cell office:value-type="float" office:value="3.648">
                <text:p>3.648</text:p>
                <draw:g>
                  <svg:desc>Sheet1.I2:Sheet1.I289</svg:desc>
                </draw:g>
              </table:table-cell>
            </table:table-row>
            <table:table-row>
              <table:table-cell office:value-type="float" office:value="0.0166666666666667">
                <text:p>0</text:p>
              </table:table-cell>
              <table:table-cell office:value-type="float" office:value="3.63366747">
                <text:p>3.63366747</text:p>
              </table:table-cell>
              <table:table-cell office:value-type="float" office:value="3.31014204">
                <text:p>3.31014204</text:p>
              </table:table-cell>
              <table:table-cell office:value-type="float" office:value="3.631">
                <text:p>3.631</text:p>
              </table:table-cell>
            </table:table-row>
            <table:table-row>
              <table:table-cell office:value-type="float" office:value="0.0336111111111111">
                <text:p>0</text:p>
              </table:table-cell>
              <table:table-cell office:value-type="float" office:value="3.6275363">
                <text:p>3.6275363</text:p>
              </table:table-cell>
              <table:table-cell office:value-type="float" office:value="3.31023908">
                <text:p>3.31023908</text:p>
              </table:table-cell>
              <table:table-cell office:value-type="float" office:value="3.626">
                <text:p>3.626</text:p>
              </table:table-cell>
            </table:table-row>
            <table:table-row>
              <table:table-cell office:value-type="float" office:value="0.0502777777777778">
                <text:p>0</text:p>
              </table:table-cell>
              <table:table-cell office:value-type="float" office:value="3.62382746">
                <text:p>3.62382746</text:p>
              </table:table-cell>
              <table:table-cell office:value-type="float" office:value="3.31036282">
                <text:p>3.31036282</text:p>
              </table:table-cell>
              <table:table-cell office:value-type="float" office:value="3.622">
                <text:p>3.622</text:p>
              </table:table-cell>
            </table:table-row>
            <table:table-row>
              <table:table-cell office:value-type="float" office:value="0.0669444444444444">
                <text:p>0</text:p>
              </table:table-cell>
              <table:table-cell office:value-type="float" office:value="3.62096715">
                <text:p>3.62096715</text:p>
              </table:table-cell>
              <table:table-cell office:value-type="float" office:value="3.31043124">
                <text:p>3.31043124</text:p>
              </table:table-cell>
              <table:table-cell office:value-type="float" office:value="3.618">
                <text:p>3.618</text:p>
              </table:table-cell>
            </table:table-row>
            <table:table-row>
              <table:table-cell office:value-type="float" office:value="0.0838888888888889">
                <text:p>0</text:p>
              </table:table-cell>
              <table:table-cell office:value-type="float" office:value="3.61852503">
                <text:p>3.61852503</text:p>
              </table:table-cell>
              <table:table-cell office:value-type="float" office:value="3.31031871">
                <text:p>3.31031871</text:p>
              </table:table-cell>
              <table:table-cell office:value-type="float" office:value="3.616">
                <text:p>3.616</text:p>
              </table:table-cell>
            </table:table-row>
            <table:table-row>
              <table:table-cell office:value-type="float" office:value="0.100555555555556">
                <text:p>0</text:p>
              </table:table-cell>
              <table:table-cell office:value-type="float" office:value="3.61645699">
                <text:p>3.61645699</text:p>
              </table:table-cell>
              <table:table-cell office:value-type="float" office:value="3.31037068">
                <text:p>3.31037068</text:p>
              </table:table-cell>
              <table:table-cell office:value-type="float" office:value="3.614">
                <text:p>3.614</text:p>
              </table:table-cell>
            </table:table-row>
            <table:table-row>
              <table:table-cell office:value-type="float" office:value="0.117222222222222">
                <text:p>0</text:p>
              </table:table-cell>
              <table:table-cell office:value-type="float" office:value="3.614573">
                <text:p>3.614573</text:p>
              </table:table-cell>
              <table:table-cell office:value-type="float" office:value="3.31032896">
                <text:p>3.31032896</text:p>
              </table:table-cell>
              <table:table-cell office:value-type="float" office:value="3.612">
                <text:p>3.612</text:p>
              </table:table-cell>
            </table:table-row>
            <table:table-row>
              <table:table-cell office:value-type="float" office:value="0.134166666666667">
                <text:p>0</text:p>
              </table:table-cell>
              <table:table-cell office:value-type="float" office:value="3.61275458">
                <text:p>3.61275458</text:p>
              </table:table-cell>
              <table:table-cell office:value-type="float" office:value="3.31029153">
                <text:p>3.31029153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0.150833333333333">
                <text:p>0</text:p>
              </table:table-cell>
              <table:table-cell office:value-type="float" office:value="3.61116648">
                <text:p>3.61116648</text:p>
              </table:table-cell>
              <table:table-cell office:value-type="float" office:value="3.31035805">
                <text:p>3.31035805</text:p>
              </table:table-cell>
              <table:table-cell office:value-type="float" office:value="3.608">
                <text:p>3.608</text:p>
              </table:table-cell>
            </table:table-row>
            <table:table-row>
              <table:table-cell office:value-type="float" office:value="0.167777777777778">
                <text:p>0</text:p>
              </table:table-cell>
              <table:table-cell office:value-type="float" office:value="3.60955596">
                <text:p>3.60955596</text:p>
              </table:table-cell>
              <table:table-cell office:value-type="float" office:value="3.31036854">
                <text:p>3.31036854</text:p>
              </table:table-cell>
              <table:table-cell office:value-type="float" office:value="3.607">
                <text:p>3.607</text:p>
              </table:table-cell>
            </table:table-row>
            <table:table-row>
              <table:table-cell office:value-type="float" office:value="0.184444444444444">
                <text:p>0</text:p>
              </table:table-cell>
              <table:table-cell office:value-type="float" office:value="3.60804296">
                <text:p>3.60804296</text:p>
              </table:table-cell>
              <table:table-cell office:value-type="float" office:value="3.31042433">
                <text:p>3.31042433</text:p>
              </table:table-cell>
              <table:table-cell office:value-type="float" office:value="3.606">
                <text:p>3.606</text:p>
              </table:table-cell>
            </table:table-row>
            <table:table-row>
              <table:table-cell office:value-type="float" office:value="0.201111111111111">
                <text:p>0</text:p>
              </table:table-cell>
              <table:table-cell office:value-type="float" office:value="3.60658455">
                <text:p>3.60658455</text:p>
              </table:table-cell>
              <table:table-cell office:value-type="float" office:value="3.31029034">
                <text:p>3.31029034</text:p>
              </table:table-cell>
              <table:table-cell office:value-type="float" office:value="3.604">
                <text:p>3.604</text:p>
              </table:table-cell>
            </table:table-row>
            <table:table-row>
              <table:table-cell office:value-type="float" office:value="0.218055555555556">
                <text:p>0</text:p>
              </table:table-cell>
              <table:table-cell office:value-type="float" office:value="3.60518909">
                <text:p>3.60518909</text:p>
              </table:table-cell>
              <table:table-cell office:value-type="float" office:value="3.31035161">
                <text:p>3.31035161</text:p>
              </table:table-cell>
              <table:table-cell office:value-type="float" office:value="3.603">
                <text:p>3.603</text:p>
              </table:table-cell>
            </table:table-row>
            <table:table-row>
              <table:table-cell office:value-type="float" office:value="0.234722222222222">
                <text:p>0</text:p>
              </table:table-cell>
              <table:table-cell office:value-type="float" office:value="3.60375047">
                <text:p>3.60375047</text:p>
              </table:table-cell>
              <table:table-cell office:value-type="float" office:value="3.31032586">
                <text:p>3.31032586</text:p>
              </table:table-cell>
              <table:table-cell office:value-type="float" office:value="3.602">
                <text:p>3.602</text:p>
              </table:table-cell>
            </table:table-row>
            <table:table-row>
              <table:table-cell office:value-type="float" office:value="0.251666666666667">
                <text:p>0</text:p>
              </table:table-cell>
              <table:table-cell office:value-type="float" office:value="3.60254288">
                <text:p>3.60254288</text:p>
              </table:table-cell>
              <table:table-cell office:value-type="float" office:value="3.31046534">
                <text:p>3.3104653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0.268333333333333">
                <text:p>0</text:p>
              </table:table-cell>
              <table:table-cell office:value-type="float" office:value="3.60116172">
                <text:p>3.60116172</text:p>
              </table:table-cell>
              <table:table-cell office:value-type="float" office:value="3.31038117">
                <text:p>3.31038117</text:p>
              </table:table-cell>
              <table:table-cell office:value-type="float" office:value="3.598">
                <text:p>3.598</text:p>
              </table:table-cell>
            </table:table-row>
            <table:table-row>
              <table:table-cell office:value-type="float" office:value="0.285">
                <text:p>0</text:p>
              </table:table-cell>
              <table:table-cell office:value-type="float" office:value="3.59969091">
                <text:p>3.59969091</text:p>
              </table:table-cell>
              <table:table-cell office:value-type="float" office:value="3.31045127">
                <text:p>3.31045127</text:p>
              </table:table-cell>
              <table:table-cell office:value-type="float" office:value="3.596">
                <text:p>3.596</text:p>
              </table:table-cell>
            </table:table-row>
            <table:table-row>
              <table:table-cell office:value-type="float" office:value="0.301944444444444">
                <text:p>0</text:p>
              </table:table-cell>
              <table:table-cell office:value-type="float" office:value="3.59825826">
                <text:p>3.59825826</text:p>
              </table:table-cell>
              <table:table-cell office:value-type="float" office:value="3.31046319">
                <text:p>3.31046319</text:p>
              </table:table-cell>
              <table:table-cell office:value-type="float" office:value="3.594">
                <text:p>3.594</text:p>
              </table:table-cell>
            </table:table-row>
            <table:table-row>
              <table:table-cell office:value-type="float" office:value="0.318611111111111">
                <text:p>0</text:p>
              </table:table-cell>
              <table:table-cell office:value-type="float" office:value="3.58005047">
                <text:p>3.58005047</text:p>
              </table:table-cell>
              <table:table-cell office:value-type="float" office:value="3.31049275">
                <text:p>3.31049275</text:p>
              </table:table-cell>
              <table:table-cell office:value-type="float" office:value="3.592">
                <text:p>3.592</text:p>
              </table:table-cell>
            </table:table-row>
            <table:table-row>
              <table:table-cell office:value-type="float" office:value="0.335277777777778">
                <text:p>0</text:p>
              </table:table-cell>
              <table:table-cell office:value-type="float" office:value="3.59539175">
                <text:p>3.59539175</text:p>
              </table:table-cell>
              <table:table-cell office:value-type="float" office:value="3.31043553">
                <text:p>3.31043553</text:p>
              </table:table-cell>
              <table:table-cell office:value-type="float" office:value="3.592">
                <text:p>3.592</text:p>
              </table:table-cell>
            </table:table-row>
            <table:table-row>
              <table:table-cell office:value-type="float" office:value="0.352222222222222">
                <text:p>0</text:p>
              </table:table-cell>
              <table:table-cell office:value-type="float" office:value="3.59408927">
                <text:p>3.59408927</text:p>
              </table:table-cell>
              <table:table-cell office:value-type="float" office:value="3.3104291">
                <text:p>3.3104291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0.368888888888889">
                <text:p>0</text:p>
              </table:table-cell>
              <table:table-cell office:value-type="float" office:value="3.59262896">
                <text:p>3.59262896</text:p>
              </table:table-cell>
              <table:table-cell office:value-type="float" office:value="3.31039047">
                <text:p>3.31039047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0.385833333333333">
                <text:p>0</text:p>
              </table:table-cell>
              <table:table-cell office:value-type="float" office:value="3.59123325">
                <text:p>3.59123325</text:p>
              </table:table-cell>
              <table:table-cell office:value-type="float" office:value="3.31048274">
                <text:p>3.31048274</text:p>
              </table:table-cell>
              <table:table-cell office:value-type="float" office:value="3.587">
                <text:p>3.587</text:p>
              </table:table-cell>
            </table:table-row>
            <table:table-row>
              <table:table-cell office:value-type="float" office:value="0.4025">
                <text:p>0</text:p>
              </table:table-cell>
              <table:table-cell office:value-type="float" office:value="3.58990717">
                <text:p>3.58990717</text:p>
              </table:table-cell>
              <table:table-cell office:value-type="float" office:value="3.31058288">
                <text:p>3.31058288</text:p>
              </table:table-cell>
              <table:table-cell office:value-type="float" office:value="3.587">
                <text:p>3.587</text:p>
              </table:table-cell>
            </table:table-row>
            <table:table-row>
              <table:table-cell office:value-type="float" office:value="0.419166666666667">
                <text:p>0</text:p>
              </table:table-cell>
              <table:table-cell office:value-type="float" office:value="3.58858871">
                <text:p>3.58858871</text:p>
              </table:table-cell>
              <table:table-cell office:value-type="float" office:value="3.31056094">
                <text:p>3.31056094</text:p>
              </table:table-cell>
              <table:table-cell office:value-type="float" office:value="3.584">
                <text:p>3.584</text:p>
              </table:table-cell>
            </table:table-row>
            <table:table-row>
              <table:table-cell office:value-type="float" office:value="0.436111111111111">
                <text:p>0</text:p>
              </table:table-cell>
              <table:table-cell office:value-type="float" office:value="3.58712745">
                <text:p>3.58712745</text:p>
              </table:table-cell>
              <table:table-cell office:value-type="float" office:value="3.31049371">
                <text:p>3.31049371</text:p>
              </table:table-cell>
              <table:table-cell office:value-type="float" office:value="3.583">
                <text:p>3.583</text:p>
              </table:table-cell>
            </table:table-row>
            <table:table-row>
              <table:table-cell office:value-type="float" office:value="0.452777777777778">
                <text:p>0</text:p>
              </table:table-cell>
              <table:table-cell office:value-type="float" office:value="3.58580899">
                <text:p>3.58580899</text:p>
              </table:table-cell>
              <table:table-cell office:value-type="float" office:value="3.31039834">
                <text:p>3.31039834</text:p>
              </table:table-cell>
              <table:table-cell office:value-type="float" office:value="3.581">
                <text:p>3.581</text:p>
              </table:table-cell>
            </table:table-row>
            <table:table-row>
              <table:table-cell office:value-type="float" office:value="0.469722222222222">
                <text:p>0</text:p>
              </table:table-cell>
              <table:table-cell office:value-type="float" office:value="3.58446097">
                <text:p>3.58446097</text:p>
              </table:table-cell>
              <table:table-cell office:value-type="float" office:value="3.31039524">
                <text:p>3.31039524</text:p>
              </table:table-cell>
              <table:table-cell office:value-type="float" office:value="3.582">
                <text:p>3.582</text:p>
              </table:table-cell>
            </table:table-row>
            <table:table-row>
              <table:table-cell office:value-type="float" office:value="0.486388888888889">
                <text:p>0</text:p>
              </table:table-cell>
              <table:table-cell office:value-type="float" office:value="3.58316565">
                <text:p>3.58316565</text:p>
              </table:table-cell>
              <table:table-cell office:value-type="float" office:value="3.31044436">
                <text:p>3.31044436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float" office:value="0.503055555555556">
                <text:p>0</text:p>
              </table:table-cell>
              <table:table-cell office:value-type="float" office:value="3.58187509">
                <text:p>3.58187509</text:p>
              </table:table-cell>
              <table:table-cell office:value-type="float" office:value="3.31027722">
                <text:p>3.31027722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float" office:value="0.52">
                <text:p>0</text:p>
              </table:table-cell>
              <table:table-cell office:value-type="float" office:value="3.5806582">
                <text:p>3.5806582</text:p>
              </table:table-cell>
              <table:table-cell office:value-type="float" office:value="3.31032848">
                <text:p>3.31032848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float" office:value="0.536666666666667">
                <text:p>0</text:p>
              </table:table-cell>
              <table:table-cell office:value-type="float" office:value="3.57947922">
                <text:p>3.57947922</text:p>
              </table:table-cell>
              <table:table-cell office:value-type="float" office:value="3.31032372">
                <text:p>3.31032372</text:p>
              </table:table-cell>
              <table:table-cell office:value-type="float" office:value="3.577">
                <text:p>3.577</text:p>
              </table:table-cell>
            </table:table-row>
            <table:table-row>
              <table:table-cell office:value-type="float" office:value="0.553611111111111">
                <text:p>0</text:p>
              </table:table-cell>
              <table:table-cell office:value-type="float" office:value="3.57833076">
                <text:p>3.57833076</text:p>
              </table:table-cell>
              <table:table-cell office:value-type="float" office:value="3.31022286">
                <text:p>3.31022286</text:p>
              </table:table-cell>
              <table:table-cell office:value-type="float" office:value="3.576">
                <text:p>3.576</text:p>
              </table:table-cell>
            </table:table-row>
            <table:table-row>
              <table:table-cell office:value-type="float" office:value="0.570277777777778">
                <text:p>0</text:p>
              </table:table-cell>
              <table:table-cell office:value-type="float" office:value="3.57708192">
                <text:p>3.57708192</text:p>
              </table:table-cell>
              <table:table-cell office:value-type="float" office:value="3.31022525">
                <text:p>3.31022525</text:p>
              </table:table-cell>
              <table:table-cell office:value-type="float" office:value="3.575">
                <text:p>3.575</text:p>
              </table:table-cell>
            </table:table-row>
            <table:table-row>
              <table:table-cell office:value-type="float" office:value="0.586944444444444">
                <text:p>0</text:p>
              </table:table-cell>
              <table:table-cell office:value-type="float" office:value="3.57585931">
                <text:p>3.57585931</text:p>
              </table:table-cell>
              <table:table-cell office:value-type="float" office:value="3.31022382">
                <text:p>3.31022382</text:p>
              </table:table-cell>
              <table:table-cell office:value-type="float" office:value="3.576">
                <text:p>3.576</text:p>
              </table:table-cell>
            </table:table-row>
            <table:table-row>
              <table:table-cell office:value-type="float" office:value="0.603888888888889">
                <text:p>0</text:p>
              </table:table-cell>
              <table:table-cell office:value-type="float" office:value="3.57470179">
                <text:p>3.57470179</text:p>
              </table:table-cell>
              <table:table-cell office:value-type="float" office:value="3.31022191">
                <text:p>3.31022191</text:p>
              </table:table-cell>
              <table:table-cell office:value-type="float" office:value="3.572">
                <text:p>3.572</text:p>
              </table:table-cell>
            </table:table-row>
            <table:table-row>
              <table:table-cell office:value-type="float" office:value="0.620555555555556">
                <text:p>0</text:p>
              </table:table-cell>
              <table:table-cell office:value-type="float" office:value="3.57356358">
                <text:p>3.57356358</text:p>
              </table:table-cell>
              <table:table-cell office:value-type="float" office:value="3.31020999">
                <text:p>3.31020999</text:p>
              </table:table-cell>
              <table:table-cell office:value-type="float" office:value="3.571">
                <text:p>3.571</text:p>
              </table:table-cell>
            </table:table-row>
            <table:table-row>
              <table:table-cell office:value-type="float" office:value="0.6375">
                <text:p>0</text:p>
              </table:table-cell>
              <table:table-cell office:value-type="float" office:value="3.57231998">
                <text:p>3.57231998</text:p>
              </table:table-cell>
              <table:table-cell office:value-type="float" office:value="3.31025124">
                <text:p>3.31025124</text:p>
              </table:table-cell>
              <table:table-cell office:value-type="float" office:value="3.569">
                <text:p>3.569</text:p>
              </table:table-cell>
            </table:table-row>
            <table:table-row>
              <table:table-cell office:value-type="float" office:value="0.654166666666667">
                <text:p>0</text:p>
              </table:table-cell>
              <table:table-cell office:value-type="float" office:value="3.57117677">
                <text:p>3.57117677</text:p>
              </table:table-cell>
              <table:table-cell office:value-type="float" office:value="3.31022334">
                <text:p>3.31022334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float" office:value="0.670833333333333">
                <text:p>0</text:p>
              </table:table-cell>
              <table:table-cell office:value-type="float" office:value="3.57001305">
                <text:p>3.57001305</text:p>
              </table:table-cell>
              <table:table-cell office:value-type="float" office:value="3.31006145">
                <text:p>3.31006145</text:p>
              </table:table-cell>
              <table:table-cell office:value-type="float" office:value="3.568">
                <text:p>3.568</text:p>
              </table:table-cell>
            </table:table-row>
            <table:table-row>
              <table:table-cell office:value-type="float" office:value="0.687777777777778">
                <text:p>0</text:p>
              </table:table-cell>
              <table:table-cell office:value-type="float" office:value="3.56900811">
                <text:p>3.56900811</text:p>
              </table:table-cell>
              <table:table-cell office:value-type="float" office:value="3.31024814">
                <text:p>3.31024814</text:p>
              </table:table-cell>
              <table:table-cell office:value-type="float" office:value="3.567">
                <text:p>3.567</text:p>
              </table:table-cell>
            </table:table-row>
            <table:table-row>
              <table:table-cell office:value-type="float" office:value="0.704444444444444">
                <text:p>0</text:p>
              </table:table-cell>
              <table:table-cell office:value-type="float" office:value="3.56796074">
                <text:p>3.56796074</text:p>
              </table:table-cell>
              <table:table-cell office:value-type="float" office:value="3.31022406">
                <text:p>3.31022406</text:p>
              </table:table-cell>
              <table:table-cell office:value-type="float" office:value="3.565">
                <text:p>3.565</text:p>
              </table:table-cell>
            </table:table-row>
            <table:table-row>
              <table:table-cell office:value-type="float" office:value="0.721111111111111">
                <text:p>0</text:p>
              </table:table-cell>
              <table:table-cell office:value-type="float" office:value="3.56685305">
                <text:p>3.56685305</text:p>
              </table:table-cell>
              <table:table-cell office:value-type="float" office:value="3.31026268">
                <text:p>3.31026268</text:p>
              </table:table-cell>
              <table:table-cell office:value-type="float" office:value="3.564">
                <text:p>3.564</text:p>
              </table:table-cell>
            </table:table-row>
            <table:table-row>
              <table:table-cell office:value-type="float" office:value="0.738055555555556">
                <text:p>0</text:p>
              </table:table-cell>
              <table:table-cell office:value-type="float" office:value="3.56572127">
                <text:p>3.56572127</text:p>
              </table:table-cell>
              <table:table-cell office:value-type="float" office:value="3.31025195">
                <text:p>3.31025195</text:p>
              </table:table-cell>
              <table:table-cell office:value-type="float" office:value="3.563">
                <text:p>3.563</text:p>
              </table:table-cell>
            </table:table-row>
            <table:table-row>
              <table:table-cell office:value-type="float" office:value="0.754722222222222">
                <text:p>0</text:p>
              </table:table-cell>
              <table:table-cell office:value-type="float" office:value="3.56453466">
                <text:p>3.56453466</text:p>
              </table:table-cell>
              <table:table-cell office:value-type="float" office:value="3.31031799">
                <text:p>3.31031799</text:p>
              </table:table-cell>
              <table:table-cell office:value-type="float" office:value="3.561">
                <text:p>3.561</text:p>
              </table:table-cell>
            </table:table-row>
            <table:table-row>
              <table:table-cell office:value-type="float" office:value="0.771666666666667">
                <text:p>0</text:p>
              </table:table-cell>
              <table:table-cell office:value-type="float" office:value="3.56336236">
                <text:p>3.56336236</text:p>
              </table:table-cell>
              <table:table-cell office:value-type="float" office:value="3.310287">
                <text:p>3.310287</text:p>
              </table:table-cell>
              <table:table-cell office:value-type="float" office:value="3.561">
                <text:p>3.561</text:p>
              </table:table-cell>
            </table:table-row>
            <table:table-row>
              <table:table-cell office:value-type="float" office:value="0.788333333333333">
                <text:p>0</text:p>
              </table:table-cell>
              <table:table-cell office:value-type="float" office:value="3.56222606">
                <text:p>3.56222606</text:p>
              </table:table-cell>
              <table:table-cell office:value-type="float" office:value="3.31032157">
                <text:p>3.31032157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float" office:value="0.805">
                <text:p>0</text:p>
              </table:table-cell>
              <table:table-cell office:value-type="float" office:value="3.56115389">
                <text:p>3.56115389</text:p>
              </table:table-cell>
              <table:table-cell office:value-type="float" office:value="3.31034589">
                <text:p>3.31034589</text:p>
              </table:table-cell>
              <table:table-cell office:value-type="float" office:value="3.559">
                <text:p>3.559</text:p>
              </table:table-cell>
            </table:table-row>
            <table:table-row>
              <table:table-cell office:value-type="float" office:value="0.821944444444445">
                <text:p>0</text:p>
              </table:table-cell>
              <table:table-cell office:value-type="float" office:value="3.55998063">
                <text:p>3.55998063</text:p>
              </table:table-cell>
              <table:table-cell office:value-type="float" office:value="3.3103931">
                <text:p>3.3103931</text:p>
              </table:table-cell>
              <table:table-cell office:value-type="float" office:value="3.559">
                <text:p>3.559</text:p>
              </table:table-cell>
            </table:table-row>
            <table:table-row>
              <table:table-cell office:value-type="float" office:value="0.838611111111111">
                <text:p>0</text:p>
              </table:table-cell>
              <table:table-cell office:value-type="float" office:value="3.5588243">
                <text:p>3.5588243</text:p>
              </table:table-cell>
              <table:table-cell office:value-type="float" office:value="3.31031418">
                <text:p>3.31031418</text:p>
              </table:table-cell>
              <table:table-cell office:value-type="float" office:value="3.557">
                <text:p>3.557</text:p>
              </table:table-cell>
            </table:table-row>
            <table:table-row>
              <table:table-cell office:value-type="float" office:value="0.855277777777778">
                <text:p>0</text:p>
              </table:table-cell>
              <table:table-cell office:value-type="float" office:value="3.55790019">
                <text:p>3.55790019</text:p>
              </table:table-cell>
              <table:table-cell office:value-type="float" office:value="3.31032228">
                <text:p>3.31032228</text:p>
              </table:table-cell>
              <table:table-cell office:value-type="float" office:value="3.556">
                <text:p>3.556</text:p>
              </table:table-cell>
            </table:table-row>
            <table:table-row>
              <table:table-cell office:value-type="float" office:value="0.872222222222222">
                <text:p>0</text:p>
              </table:table-cell>
              <table:table-cell office:value-type="float" office:value="3.55686474">
                <text:p>3.55686474</text:p>
              </table:table-cell>
              <table:table-cell office:value-type="float" office:value="3.31019568">
                <text:p>3.31019568</text:p>
              </table:table-cell>
              <table:table-cell office:value-type="float" office:value="3.554">
                <text:p>3.554</text:p>
              </table:table-cell>
            </table:table-row>
            <table:table-row>
              <table:table-cell office:value-type="float" office:value="0.888888888888889">
                <text:p>0</text:p>
              </table:table-cell>
              <table:table-cell office:value-type="float" office:value="3.5557127">
                <text:p>3.5557127</text:p>
              </table:table-cell>
              <table:table-cell office:value-type="float" office:value="3.31031227">
                <text:p>3.31031227</text:p>
              </table:table-cell>
              <table:table-cell office:value-type="float" office:value="3.553">
                <text:p>3.553</text:p>
              </table:table-cell>
            </table:table-row>
            <table:table-row>
              <table:table-cell office:value-type="float" office:value="0.905833333333333">
                <text:p>0</text:p>
              </table:table-cell>
              <table:table-cell office:value-type="float" office:value="3.5545783">
                <text:p>3.5545783</text:p>
              </table:table-cell>
              <table:table-cell office:value-type="float" office:value="3.31020379">
                <text:p>3.31020379</text:p>
              </table:table-cell>
              <table:table-cell office:value-type="float" office:value="3.552">
                <text:p>3.552</text:p>
              </table:table-cell>
            </table:table-row>
            <table:table-row>
              <table:table-cell office:value-type="float" office:value="0.9225">
                <text:p>0</text:p>
              </table:table-cell>
              <table:table-cell office:value-type="float" office:value="3.55350256">
                <text:p>3.55350256</text:p>
              </table:table-cell>
              <table:table-cell office:value-type="float" office:value="3.31025529">
                <text:p>3.31025529</text:p>
              </table:table-cell>
              <table:table-cell office:value-type="float" office:value="3.552">
                <text:p>3.552</text:p>
              </table:table-cell>
            </table:table-row>
            <table:table-row>
              <table:table-cell office:value-type="float" office:value="0.939166666666667">
                <text:p>0</text:p>
              </table:table-cell>
              <table:table-cell office:value-type="float" office:value="3.55244827">
                <text:p>3.55244827</text:p>
              </table:table-cell>
              <table:table-cell office:value-type="float" office:value="3.31017923">
                <text:p>3.31017923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float" office:value="0.956111111111111">
                <text:p>0</text:p>
              </table:table-cell>
              <table:table-cell office:value-type="float" office:value="3.55149174">
                <text:p>3.55149174</text:p>
              </table:table-cell>
              <table:table-cell office:value-type="float" office:value="3.31007552">
                <text:p>3.31007552</text:p>
              </table:table-cell>
              <table:table-cell office:value-type="float" office:value="3.549">
                <text:p>3.549</text:p>
              </table:table-cell>
            </table:table-row>
            <table:table-row>
              <table:table-cell office:value-type="float" office:value="0.972777777777778">
                <text:p>0</text:p>
              </table:table-cell>
              <table:table-cell office:value-type="float" office:value="3.55048347">
                <text:p>3.55048347</text:p>
              </table:table-cell>
              <table:table-cell office:value-type="float" office:value="3.31003404">
                <text:p>3.31003404</text:p>
              </table:table-cell>
              <table:table-cell office:value-type="float" office:value="3.549">
                <text:p>3.549</text:p>
              </table:table-cell>
            </table:table-row>
            <table:table-row>
              <table:table-cell office:value-type="float" office:value="0.989444444444444">
                <text:p>0</text:p>
              </table:table-cell>
              <table:table-cell office:value-type="float" office:value="3.54943204">
                <text:p>3.54943204</text:p>
              </table:table-cell>
              <table:table-cell office:value-type="float" office:value="3.3098917">
                <text:p>3.3098917</text:p>
              </table:table-cell>
              <table:table-cell office:value-type="float" office:value="3.548">
                <text:p>3.548</text:p>
              </table:table-cell>
            </table:table-row>
            <table:table-row>
              <table:table-cell office:value-type="float" office:value="1.00638888888889">
                <text:p/>
              </table:table-cell>
              <table:table-cell office:value-type="float" office:value="3.54866815">
                <text:p>3.54866815</text:p>
              </table:table-cell>
              <table:table-cell office:value-type="float" office:value="3.31005597">
                <text:p>3.31005597</text:p>
              </table:table-cell>
              <table:table-cell office:value-type="float" office:value="3.546">
                <text:p>3.546</text:p>
              </table:table-cell>
            </table:table-row>
            <table:table-row>
              <table:table-cell office:value-type="float" office:value="1.02305555555556">
                <text:p/>
              </table:table-cell>
              <table:table-cell office:value-type="float" office:value="3.54774499">
                <text:p>3.54774499</text:p>
              </table:table-cell>
              <table:table-cell office:value-type="float" office:value="3.31020021">
                <text:p>3.31020021</text:p>
              </table:table-cell>
              <table:table-cell office:value-type="float" office:value="3.545">
                <text:p>3.545</text:p>
              </table:table-cell>
            </table:table-row>
            <table:table-row>
              <table:table-cell office:value-type="float" office:value="1.04">
                <text:p/>
              </table:table-cell>
              <table:table-cell office:value-type="float" office:value="3.54685283">
                <text:p>3.54685283</text:p>
              </table:table-cell>
              <table:table-cell office:value-type="float" office:value="3.31013894">
                <text:p>3.31013894</text:p>
              </table:table-cell>
              <table:table-cell office:value-type="float" office:value="3.544">
                <text:p>3.544</text:p>
              </table:table-cell>
            </table:table-row>
            <table:table-row>
              <table:table-cell office:value-type="float" office:value="1.05666666666667">
                <text:p/>
              </table:table-cell>
              <table:table-cell office:value-type="float" office:value="3.54594851">
                <text:p>3.54594851</text:p>
              </table:table-cell>
              <table:table-cell office:value-type="float" office:value="3.31000233">
                <text:p>3.31000233</text:p>
              </table:table-cell>
              <table:table-cell office:value-type="float" office:value="3.542">
                <text:p>3.542</text:p>
              </table:table-cell>
            </table:table-row>
            <table:table-row>
              <table:table-cell office:value-type="float" office:value="1.07333333333333">
                <text:p/>
              </table:table-cell>
              <table:table-cell office:value-type="float" office:value="3.53932714">
                <text:p>3.53932714</text:p>
              </table:table-cell>
              <table:table-cell office:value-type="float" office:value="3.30662036">
                <text:p>3.30662036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float" office:value="1.09027777777778">
                <text:p/>
              </table:table-cell>
              <table:table-cell office:value-type="float" office:value="3.5397718">
                <text:p>3.5397718</text:p>
              </table:table-cell>
              <table:table-cell office:value-type="float" office:value="3.30739546">
                <text:p>3.30739546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float" office:value="1.10694444444444">
                <text:p/>
              </table:table-cell>
              <table:table-cell office:value-type="float" office:value="3.53878641">
                <text:p>3.53878641</text:p>
              </table:table-cell>
              <table:table-cell office:value-type="float" office:value="3.30718589">
                <text:p>3.30718589</text:p>
              </table:table-cell>
              <table:table-cell office:value-type="float" office:value="3.538">
                <text:p>3.538</text:p>
              </table:table-cell>
            </table:table-row>
            <table:table-row>
              <table:table-cell office:value-type="float" office:value="1.12388888888889">
                <text:p/>
              </table:table-cell>
              <table:table-cell office:value-type="float" office:value="3.53776908">
                <text:p>3.53776908</text:p>
              </table:table-cell>
              <table:table-cell office:value-type="float" office:value="3.30699205">
                <text:p>3.30699205</text:p>
              </table:table-cell>
              <table:table-cell office:value-type="float" office:value="3.537">
                <text:p>3.537</text:p>
              </table:table-cell>
            </table:table-row>
            <table:table-row>
              <table:table-cell office:value-type="float" office:value="1.14055555555556">
                <text:p/>
              </table:table-cell>
              <table:table-cell office:value-type="float" office:value="3.53677392">
                <text:p>3.53677392</text:p>
              </table:table-cell>
              <table:table-cell office:value-type="float" office:value="3.30669928">
                <text:p>3.30669928</text:p>
              </table:table-cell>
              <table:table-cell office:value-type="float" office:value="3.537">
                <text:p>3.537</text:p>
              </table:table-cell>
            </table:table-row>
            <table:table-row>
              <table:table-cell office:value-type="float" office:value="1.15722222222222">
                <text:p/>
              </table:table-cell>
              <table:table-cell office:value-type="float" office:value="3.53589606">
                <text:p>3.53589606</text:p>
              </table:table-cell>
              <table:table-cell office:value-type="float" office:value="3.30647993">
                <text:p>3.30647993</text:p>
              </table:table-cell>
              <table:table-cell office:value-type="float" office:value="3.536">
                <text:p>3.536</text:p>
              </table:table-cell>
            </table:table-row>
            <table:table-row>
              <table:table-cell office:value-type="float" office:value="1.17416666666667">
                <text:p/>
              </table:table-cell>
              <table:table-cell office:value-type="float" office:value="3.53504777">
                <text:p>3.53504777</text:p>
              </table:table-cell>
              <table:table-cell office:value-type="float" office:value="3.30627608">
                <text:p>3.30627608</text:p>
              </table:table-cell>
              <table:table-cell office:value-type="float" office:value="3.534">
                <text:p>3.534</text:p>
              </table:table-cell>
            </table:table-row>
            <table:table-row>
              <table:table-cell office:value-type="float" office:value="1.19083333333333">
                <text:p/>
              </table:table-cell>
              <table:table-cell office:value-type="float" office:value="3.53424096">
                <text:p>3.53424096</text:p>
              </table:table-cell>
              <table:table-cell office:value-type="float" office:value="3.3060472">
                <text:p>3.3060472</text:p>
              </table:table-cell>
              <table:table-cell office:value-type="float" office:value="3.534">
                <text:p>3.534</text:p>
              </table:table-cell>
            </table:table-row>
            <table:table-row>
              <table:table-cell office:value-type="float" office:value="1.20777777777778">
                <text:p/>
              </table:table-cell>
              <table:table-cell office:value-type="float" office:value="3.53336453">
                <text:p>3.53336453</text:p>
              </table:table-cell>
              <table:table-cell office:value-type="float" office:value="3.30599737">
                <text:p>3.30599737</text:p>
              </table:table-cell>
              <table:table-cell office:value-type="float" office:value="3.533">
                <text:p>3.533</text:p>
              </table:table-cell>
            </table:table-row>
            <table:table-row>
              <table:table-cell office:value-type="float" office:value="1.22444444444444">
                <text:p/>
              </table:table-cell>
              <table:table-cell office:value-type="float" office:value="3.53245258">
                <text:p>3.53245258</text:p>
              </table:table-cell>
              <table:table-cell office:value-type="float" office:value="3.30578828">
                <text:p>3.30578828</text:p>
              </table:table-cell>
              <table:table-cell office:value-type="float" office:value="3.533">
                <text:p>3.533</text:p>
              </table:table-cell>
            </table:table-row>
            <table:table-row>
              <table:table-cell office:value-type="float" office:value="1.24111111111111">
                <text:p/>
              </table:table-cell>
              <table:table-cell office:value-type="float" office:value="3.5316124">
                <text:p>3.5316124</text:p>
              </table:table-cell>
              <table:table-cell office:value-type="float" office:value="3.30544519">
                <text:p>3.30544519</text:p>
              </table:table-cell>
              <table:table-cell office:value-type="float" office:value="3.532">
                <text:p>3.532</text:p>
              </table:table-cell>
            </table:table-row>
            <table:table-row>
              <table:table-cell office:value-type="float" office:value="1.25805555555556">
                <text:p/>
              </table:table-cell>
              <table:table-cell office:value-type="float" office:value="3.53064895">
                <text:p>3.53064895</text:p>
              </table:table-cell>
              <table:table-cell office:value-type="float" office:value="3.30538964">
                <text:p>3.3053896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float" office:value="1.27472222222222">
                <text:p/>
              </table:table-cell>
              <table:table-cell office:value-type="float" office:value="3.52981448">
                <text:p>3.52981448</text:p>
              </table:table-cell>
              <table:table-cell office:value-type="float" office:value="3.30513954">
                <text:p>3.3051395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float" office:value="1.29138888888889">
                <text:p/>
              </table:table-cell>
              <table:table-cell office:value-type="float" office:value="3.52887678">
                <text:p>3.52887678</text:p>
              </table:table-cell>
              <table:table-cell office:value-type="float" office:value="3.30495787">
                <text:p>3.30495787</text:p>
              </table:table-cell>
              <table:table-cell office:value-type="float" office:value="3.529">
                <text:p>3.529</text:p>
              </table:table-cell>
            </table:table-row>
            <table:table-row>
              <table:table-cell office:value-type="float" office:value="1.30833333333333">
                <text:p/>
              </table:table-cell>
              <table:table-cell office:value-type="float" office:value="3.52787352">
                <text:p>3.52787352</text:p>
              </table:table-cell>
              <table:table-cell office:value-type="float" office:value="3.30467939">
                <text:p>3.30467939</text:p>
              </table:table-cell>
              <table:table-cell office:value-type="float" office:value="3.527">
                <text:p>3.527</text:p>
              </table:table-cell>
            </table:table-row>
            <table:table-row>
              <table:table-cell office:value-type="float" office:value="1.325">
                <text:p/>
              </table:table-cell>
              <table:table-cell office:value-type="float" office:value="3.52707386">
                <text:p>3.52707386</text:p>
              </table:table-cell>
              <table:table-cell office:value-type="float" office:value="3.30448151">
                <text:p>3.30448151</text:p>
              </table:table-cell>
              <table:table-cell office:value-type="float" office:value="3.526">
                <text:p>3.526</text:p>
              </table:table-cell>
            </table:table-row>
            <table:table-row>
              <table:table-cell office:value-type="float" office:value="1.34194444444444">
                <text:p/>
              </table:table-cell>
              <table:table-cell office:value-type="float" office:value="3.52605104">
                <text:p>3.52605104</text:p>
              </table:table-cell>
              <table:table-cell office:value-type="float" office:value="3.3042345">
                <text:p>3.3042345</text:p>
              </table:table-cell>
              <table:table-cell office:value-type="float" office:value="3.526">
                <text:p>3.526</text:p>
              </table:table-cell>
            </table:table-row>
            <table:table-row>
              <table:table-cell office:value-type="float" office:value="1.35861111111111">
                <text:p/>
              </table:table-cell>
              <table:table-cell office:value-type="float" office:value="3.52503967">
                <text:p>3.52503967</text:p>
              </table:table-cell>
              <table:table-cell office:value-type="float" office:value="3.30399752">
                <text:p>3.30399752</text:p>
              </table:table-cell>
              <table:table-cell office:value-type="float" office:value="3.525">
                <text:p>3.525</text:p>
              </table:table-cell>
            </table:table-row>
            <table:table-row>
              <table:table-cell office:value-type="float" office:value="1.37527777777778">
                <text:p/>
              </table:table-cell>
              <table:table-cell office:value-type="float" office:value="3.5240078">
                <text:p>3.5240078</text:p>
              </table:table-cell>
              <table:table-cell office:value-type="float" office:value="3.30377102">
                <text:p>3.30377102</text:p>
              </table:table-cell>
              <table:table-cell office:value-type="float" office:value="3.523">
                <text:p>3.523</text:p>
              </table:table-cell>
            </table:table-row>
            <table:table-row>
              <table:table-cell office:value-type="float" office:value="1.39222222222222">
                <text:p/>
              </table:table-cell>
              <table:table-cell office:value-type="float" office:value="3.52307177">
                <text:p>3.52307177</text:p>
              </table:table-cell>
              <table:table-cell office:value-type="float" office:value="3.30350423">
                <text:p>3.30350423</text:p>
              </table:table-cell>
              <table:table-cell office:value-type="float" office:value="3.523">
                <text:p>3.523</text:p>
              </table:table-cell>
            </table:table-row>
            <table:table-row>
              <table:table-cell office:value-type="float" office:value="1.40888888888889">
                <text:p/>
              </table:table-cell>
              <table:table-cell office:value-type="float" office:value="3.52211761">
                <text:p>3.52211761</text:p>
              </table:table-cell>
              <table:table-cell office:value-type="float" office:value="3.30327773">
                <text:p>3.30327773</text:p>
              </table:table-cell>
              <table:table-cell office:value-type="float" office:value="3.522">
                <text:p>3.522</text:p>
              </table:table-cell>
            </table:table-row>
            <table:table-row>
              <table:table-cell office:value-type="float" office:value="1.42583333333333">
                <text:p/>
              </table:table-cell>
              <table:table-cell office:value-type="float" office:value="3.52113199">
                <text:p>3.52113199</text:p>
              </table:table-cell>
              <table:table-cell office:value-type="float" office:value="3.30321836">
                <text:p>3.30321836</text:p>
              </table:table-cell>
              <table:table-cell office:value-type="float" office:value="3.521">
                <text:p>3.521</text:p>
              </table:table-cell>
            </table:table-row>
            <table:table-row>
              <table:table-cell office:value-type="float" office:value="1.4425">
                <text:p/>
              </table:table-cell>
              <table:table-cell office:value-type="float" office:value="3.52014112">
                <text:p>3.52014112</text:p>
              </table:table-cell>
              <table:table-cell office:value-type="float" office:value="3.30305195">
                <text:p>3.30305195</text:p>
              </table:table-cell>
              <table:table-cell office:value-type="float" office:value="3.519">
                <text:p>3.519</text:p>
              </table:table-cell>
            </table:table-row>
            <table:table-row>
              <table:table-cell office:value-type="float" office:value="1.45916666666667">
                <text:p/>
              </table:table-cell>
              <table:table-cell office:value-type="float" office:value="3.51911497">
                <text:p>3.51911497</text:p>
              </table:table-cell>
              <table:table-cell office:value-type="float" office:value="3.30301762">
                <text:p>3.30301762</text:p>
              </table:table-cell>
              <table:table-cell office:value-type="float" office:value="3.518">
                <text:p>3.518</text:p>
              </table:table-cell>
            </table:table-row>
            <table:table-row>
              <table:table-cell office:value-type="float" office:value="1.47611111111111">
                <text:p/>
              </table:table-cell>
              <table:table-cell office:value-type="float" office:value="3.51803041">
                <text:p>3.51803041</text:p>
              </table:table-cell>
              <table:table-cell office:value-type="float" office:value="3.30262923">
                <text:p>3.30262923</text:p>
              </table:table-cell>
              <table:table-cell office:value-type="float" office:value="3.518">
                <text:p>3.518</text:p>
              </table:table-cell>
            </table:table-row>
            <table:table-row>
              <table:table-cell office:value-type="float" office:value="1.49277777777778">
                <text:p/>
              </table:table-cell>
              <table:table-cell office:value-type="float" office:value="3.51702476">
                <text:p>3.51702476</text:p>
              </table:table-cell>
              <table:table-cell office:value-type="float" office:value="3.3024497">
                <text:p>3.3024497</text:p>
              </table:table-cell>
              <table:table-cell office:value-type="float" office:value="3.517">
                <text:p>3.517</text:p>
              </table:table-cell>
            </table:table-row>
            <table:table-row>
              <table:table-cell office:value-type="float" office:value="1.50972222222222">
                <text:p/>
              </table:table-cell>
              <table:table-cell office:value-type="float" office:value="3.51599789">
                <text:p>3.51599789</text:p>
              </table:table-cell>
              <table:table-cell office:value-type="float" office:value="3.30232978">
                <text:p>3.30232978</text:p>
              </table:table-cell>
              <table:table-cell office:value-type="float" office:value="3.515">
                <text:p>3.515</text:p>
              </table:table-cell>
            </table:table-row>
            <table:table-row>
              <table:table-cell office:value-type="float" office:value="1.52638888888889">
                <text:p/>
              </table:table-cell>
              <table:table-cell office:value-type="float" office:value="3.51502395">
                <text:p>3.51502395</text:p>
              </table:table-cell>
              <table:table-cell office:value-type="float" office:value="3.30180621">
                <text:p>3.30180621</text:p>
              </table:table-cell>
              <table:table-cell office:value-type="float" office:value="3.516">
                <text:p>3.516</text:p>
              </table:table-cell>
            </table:table-row>
            <table:table-row>
              <table:table-cell office:value-type="float" office:value="1.54305555555556">
                <text:p/>
              </table:table-cell>
              <table:table-cell office:value-type="float" office:value="3.51389408">
                <text:p>3.51389408</text:p>
              </table:table-cell>
              <table:table-cell office:value-type="float" office:value="3.3015902">
                <text:p>3.3015902</text:p>
              </table:table-cell>
              <table:table-cell office:value-type="float" office:value="3.514">
                <text:p>3.514</text:p>
              </table:table-cell>
            </table:table-row>
            <table:table-row>
              <table:table-cell office:value-type="float" office:value="1.56">
                <text:p/>
              </table:table-cell>
              <table:table-cell office:value-type="float" office:value="3.51280642">
                <text:p>3.51280642</text:p>
              </table:table-cell>
              <table:table-cell office:value-type="float" office:value="3.30158925">
                <text:p>3.30158925</text:p>
              </table:table-cell>
              <table:table-cell office:value-type="float" office:value="3.513">
                <text:p>3.513</text:p>
              </table:table-cell>
            </table:table-row>
            <table:table-row>
              <table:table-cell office:value-type="float" office:value="1.57666666666667">
                <text:p/>
              </table:table-cell>
              <table:table-cell office:value-type="float" office:value="3.51159954">
                <text:p>3.51159954</text:p>
              </table:table-cell>
              <table:table-cell office:value-type="float" office:value="3.30143332">
                <text:p>3.30143332</text:p>
              </table:table-cell>
              <table:table-cell office:value-type="float" office:value="3.513">
                <text:p>3.513</text:p>
              </table:table-cell>
            </table:table-row>
            <table:table-row>
              <table:table-cell office:value-type="float" office:value="1.59333333333333">
                <text:p/>
              </table:table-cell>
              <table:table-cell office:value-type="float" office:value="3.51058245">
                <text:p>3.51058245</text:p>
              </table:table-cell>
              <table:table-cell office:value-type="float" office:value="3.30114675">
                <text:p>3.30114675</text:p>
              </table:table-cell>
              <table:table-cell office:value-type="float" office:value="3.511">
                <text:p>3.511</text:p>
              </table:table-cell>
            </table:table-row>
            <table:table-row>
              <table:table-cell office:value-type="float" office:value="1.61027777777778">
                <text:p/>
              </table:table-cell>
              <table:table-cell office:value-type="float" office:value="3.50952482">
                <text:p>3.50952482</text:p>
              </table:table-cell>
              <table:table-cell office:value-type="float" office:value="3.30094123">
                <text:p>3.3009412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1.62694444444444">
                <text:p/>
              </table:table-cell>
              <table:table-cell office:value-type="float" office:value="3.50842428">
                <text:p>3.50842428</text:p>
              </table:table-cell>
              <table:table-cell office:value-type="float" office:value="3.30064178">
                <text:p>3.30064178</text:p>
              </table:table-cell>
              <table:table-cell office:value-type="float" office:value="3.509">
                <text:p>3.509</text:p>
              </table:table-cell>
            </table:table-row>
            <table:table-row>
              <table:table-cell office:value-type="float" office:value="1.64388888888889">
                <text:p/>
              </table:table-cell>
              <table:table-cell office:value-type="float" office:value="3.5073607">
                <text:p>3.5073607</text:p>
              </table:table-cell>
              <table:table-cell office:value-type="float" office:value="3.30044317">
                <text:p>3.30044317</text:p>
              </table:table-cell>
              <table:table-cell office:value-type="float" office:value="3.507">
                <text:p>3.507</text:p>
              </table:table-cell>
            </table:table-row>
            <table:table-row>
              <table:table-cell office:value-type="float" office:value="1.66055555555556">
                <text:p/>
              </table:table-cell>
              <table:table-cell office:value-type="float" office:value="3.50634933">
                <text:p>3.50634933</text:p>
              </table:table-cell>
              <table:table-cell office:value-type="float" office:value="3.30011535">
                <text:p>3.30011535</text:p>
              </table:table-cell>
              <table:table-cell office:value-type="float" office:value="3.507">
                <text:p>3.507</text:p>
              </table:table-cell>
            </table:table-row>
            <table:table-row>
              <table:table-cell office:value-type="float" office:value="1.67722222222222">
                <text:p/>
              </table:table-cell>
              <table:table-cell office:value-type="float" office:value="3.50528097">
                <text:p>3.50528097</text:p>
              </table:table-cell>
              <table:table-cell office:value-type="float" office:value="3.29980755">
                <text:p>3.29980755</text:p>
              </table:table-cell>
              <table:table-cell office:value-type="float" office:value="3.506">
                <text:p>3.506</text:p>
              </table:table-cell>
            </table:table-row>
            <table:table-row>
              <table:table-cell office:value-type="float" office:value="1.69416666666667">
                <text:p/>
              </table:table-cell>
              <table:table-cell office:value-type="float" office:value="3.50419784">
                <text:p>3.50419784</text:p>
              </table:table-cell>
              <table:table-cell office:value-type="float" office:value="3.29943037">
                <text:p>3.29943037</text:p>
              </table:table-cell>
              <table:table-cell office:value-type="float" office:value="3.505">
                <text:p>3.505</text:p>
              </table:table-cell>
            </table:table-row>
            <table:table-row>
              <table:table-cell office:value-type="float" office:value="1.71083333333333">
                <text:p/>
              </table:table-cell>
              <table:table-cell office:value-type="float" office:value="3.50290012">
                <text:p>3.50290012</text:p>
              </table:table-cell>
              <table:table-cell office:value-type="float" office:value="3.29884744">
                <text:p>3.29884744</text:p>
              </table:table-cell>
              <table:table-cell office:value-type="float" office:value="3.503">
                <text:p>3.503</text:p>
              </table:table-cell>
            </table:table-row>
            <table:table-row>
              <table:table-cell office:value-type="float" office:value="1.7275">
                <text:p/>
              </table:table-cell>
              <table:table-cell office:value-type="float" office:value="3.50178504">
                <text:p>3.50178504</text:p>
              </table:table-cell>
              <table:table-cell office:value-type="float" office:value="3.29850435">
                <text:p>3.29850435</text:p>
              </table:table-cell>
              <table:table-cell office:value-type="float" office:value="3.502">
                <text:p>3.502</text:p>
              </table:table-cell>
            </table:table-row>
            <table:table-row>
              <table:table-cell office:value-type="float" office:value="1.74444444444444">
                <text:p/>
              </table:table-cell>
              <table:table-cell office:value-type="float" office:value="3.50073886">
                <text:p>3.50073886</text:p>
              </table:table-cell>
              <table:table-cell office:value-type="float" office:value="3.29843593">
                <text:p>3.29843593</text:p>
              </table:table-cell>
              <table:table-cell office:value-type="float" office:value="3.502">
                <text:p>3.502</text:p>
              </table:table-cell>
            </table:table-row>
            <table:table-row>
              <table:table-cell office:value-type="float" office:value="1.76111111111111">
                <text:p/>
              </table:table-cell>
              <table:table-cell office:value-type="float" office:value="3.49969244">
                <text:p>3.49969244</text:p>
              </table:table-cell>
              <table:table-cell office:value-type="float" office:value="3.29812956">
                <text:p>3.29812956</text:p>
              </table:table-cell>
              <table:table-cell office:value-type="float" office:value="3.501">
                <text:p>3.501</text:p>
              </table:table-cell>
            </table:table-row>
            <table:table-row>
              <table:table-cell office:value-type="float" office:value="1.77805555555556">
                <text:p/>
              </table:table-cell>
              <table:table-cell office:value-type="float" office:value="3.49859357">
                <text:p>3.49859357</text:p>
              </table:table-cell>
              <table:table-cell office:value-type="float" office:value="3.29763031">
                <text:p>3.29763031</text:p>
              </table:table-cell>
              <table:table-cell office:value-type="float" office:value="3.499">
                <text:p>3.499</text:p>
              </table:table-cell>
            </table:table-row>
            <table:table-row>
              <table:table-cell office:value-type="float" office:value="1.79472222222222">
                <text:p/>
              </table:table-cell>
              <table:table-cell office:value-type="float" office:value="3.49755287">
                <text:p>3.49755287</text:p>
              </table:table-cell>
              <table:table-cell office:value-type="float" office:value="3.29733658">
                <text:p>3.29733658</text:p>
              </table:table-cell>
              <table:table-cell office:value-type="float" office:value="3.501">
                <text:p>3.501</text:p>
              </table:table-cell>
            </table:table-row>
            <table:table-row>
              <table:table-cell office:value-type="float" office:value="1.81138888888889">
                <text:p/>
              </table:table-cell>
              <table:table-cell office:value-type="float" office:value="3.4963932">
                <text:p>3.4963932</text:p>
              </table:table-cell>
              <table:table-cell office:value-type="float" office:value="3.29707193">
                <text:p>3.29707193</text:p>
              </table:table-cell>
              <table:table-cell office:value-type="float" office:value="3.499">
                <text:p>3.499</text:p>
              </table:table-cell>
            </table:table-row>
            <table:table-row>
              <table:table-cell office:value-type="float" office:value="1.82833333333333">
                <text:p/>
              </table:table-cell>
              <table:table-cell office:value-type="float" office:value="3.49522805">
                <text:p>3.49522805</text:p>
              </table:table-cell>
              <table:table-cell office:value-type="float" office:value="3.29667139">
                <text:p>3.29667139</text:p>
              </table:table-cell>
              <table:table-cell office:value-type="float" office:value="3.499">
                <text:p>3.499</text:p>
              </table:table-cell>
            </table:table-row>
            <table:table-row>
              <table:table-cell office:value-type="float" office:value="1.845">
                <text:p/>
              </table:table-cell>
              <table:table-cell office:value-type="float" office:value="3.49416661">
                <text:p>3.49416661</text:p>
              </table:table-cell>
              <table:table-cell office:value-type="float" office:value="3.2962656">
                <text:p>3.2962656</text:p>
              </table:table-cell>
              <table:table-cell office:value-type="float" office:value="3.498">
                <text:p>3.498</text:p>
              </table:table-cell>
            </table:table-row>
            <table:table-row>
              <table:table-cell office:value-type="float" office:value="1.86194444444444">
                <text:p/>
              </table:table-cell>
              <table:table-cell office:value-type="float" office:value="3.49313688">
                <text:p>3.49313688</text:p>
              </table:table-cell>
              <table:table-cell office:value-type="float" office:value="3.29590893">
                <text:p>3.29590893</text:p>
              </table:table-cell>
              <table:table-cell office:value-type="float" office:value="3.496">
                <text:p>3.496</text:p>
              </table:table-cell>
            </table:table-row>
            <table:table-row>
              <table:table-cell office:value-type="float" office:value="1.87861111111111">
                <text:p/>
              </table:table-cell>
              <table:table-cell office:value-type="float" office:value="3.49209213">
                <text:p>3.49209213</text:p>
              </table:table-cell>
              <table:table-cell office:value-type="float" office:value="3.29568577">
                <text:p>3.29568577</text:p>
              </table:table-cell>
              <table:table-cell office:value-type="float" office:value="3.496">
                <text:p>3.496</text:p>
              </table:table-cell>
            </table:table-row>
            <table:table-row>
              <table:table-cell office:value-type="float" office:value="1.89527777777778">
                <text:p/>
              </table:table-cell>
              <table:table-cell office:value-type="float" office:value="3.49088001">
                <text:p>3.49088001</text:p>
              </table:table-cell>
              <table:table-cell office:value-type="float" office:value="3.2954669">
                <text:p>3.2954669</text:p>
              </table:table-cell>
              <table:table-cell office:value-type="float" office:value="3.495">
                <text:p>3.495</text:p>
              </table:table-cell>
            </table:table-row>
            <table:table-row>
              <table:table-cell office:value-type="float" office:value="1.91222222222222">
                <text:p/>
              </table:table-cell>
              <table:table-cell office:value-type="float" office:value="3.48975611">
                <text:p>3.48975611</text:p>
              </table:table-cell>
              <table:table-cell office:value-type="float" office:value="3.29508948">
                <text:p>3.29508948</text:p>
              </table:table-cell>
              <table:table-cell office:value-type="float" office:value="3.495">
                <text:p>3.495</text:p>
              </table:table-cell>
            </table:table-row>
            <table:table-row>
              <table:table-cell office:value-type="float" office:value="1.92888888888889">
                <text:p/>
              </table:table-cell>
              <table:table-cell office:value-type="float" office:value="3.48859668">
                <text:p>3.48859668</text:p>
              </table:table-cell>
              <table:table-cell office:value-type="float" office:value="3.29477549">
                <text:p>3.29477549</text:p>
              </table:table-cell>
              <table:table-cell office:value-type="float" office:value="3.494">
                <text:p>3.494</text:p>
              </table:table-cell>
            </table:table-row>
            <table:table-row>
              <table:table-cell office:value-type="float" office:value="1.94583333333333">
                <text:p/>
              </table:table-cell>
              <table:table-cell office:value-type="float" office:value="3.48757553">
                <text:p>3.48757553</text:p>
              </table:table-cell>
              <table:table-cell office:value-type="float" office:value="3.2945745">
                <text:p>3.2945745</text:p>
              </table:table-cell>
              <table:table-cell office:value-type="float" office:value="3.492">
                <text:p>3.492</text:p>
              </table:table-cell>
            </table:table-row>
            <table:table-row>
              <table:table-cell office:value-type="float" office:value="1.9625">
                <text:p/>
              </table:table-cell>
              <table:table-cell office:value-type="float" office:value="3.48653793">
                <text:p>3.48653793</text:p>
              </table:table-cell>
              <table:table-cell office:value-type="float" office:value="3.29425907">
                <text:p>3.29425907</text:p>
              </table:table-cell>
              <table:table-cell office:value-type="float" office:value="3.491">
                <text:p>3.491</text:p>
              </table:table-cell>
            </table:table-row>
            <table:table-row>
              <table:table-cell office:value-type="float" office:value="1.97916666666667">
                <text:p/>
              </table:table-cell>
              <table:table-cell office:value-type="float" office:value="3.48535609">
                <text:p>3.48535609</text:p>
              </table:table-cell>
              <table:table-cell office:value-type="float" office:value="3.29394627">
                <text:p>3.29394627</text:p>
              </table:table-cell>
              <table:table-cell office:value-type="float" office:value="3.491">
                <text:p>3.491</text:p>
              </table:table-cell>
            </table:table-row>
            <table:table-row>
              <table:table-cell office:value-type="float" office:value="1.99611111111111">
                <text:p/>
              </table:table-cell>
              <table:table-cell office:value-type="float" office:value="3.48429346">
                <text:p>3.48429346</text:p>
              </table:table-cell>
              <table:table-cell office:value-type="float" office:value="3.29372835">
                <text:p>3.29372835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float" office:value="2.01277777777778">
                <text:p/>
              </table:table-cell>
              <table:table-cell office:value-type="float" office:value="3.48318172">
                <text:p>3.48318172</text:p>
              </table:table-cell>
              <table:table-cell office:value-type="float" office:value="3.29348516">
                <text:p>3.29348516</text:p>
              </table:table-cell>
              <table:table-cell office:value-type="float" office:value="3.488">
                <text:p>3.488</text:p>
              </table:table-cell>
            </table:table-row>
            <table:table-row>
              <table:table-cell office:value-type="float" office:value="2.02972222222222">
                <text:p/>
              </table:table-cell>
              <table:table-cell office:value-type="float" office:value="3.48217416">
                <text:p>3.48217416</text:p>
              </table:table-cell>
              <table:table-cell office:value-type="float" office:value="3.29312825">
                <text:p>3.29312825</text:p>
              </table:table-cell>
              <table:table-cell office:value-type="float" office:value="3.488">
                <text:p>3.488</text:p>
              </table:table-cell>
            </table:table-row>
            <table:table-row>
              <table:table-cell office:value-type="float" office:value="2.04638888888889">
                <text:p/>
              </table:table-cell>
              <table:table-cell office:value-type="float" office:value="3.48108053">
                <text:p>3.48108053</text:p>
              </table:table-cell>
              <table:table-cell office:value-type="float" office:value="3.29290438">
                <text:p>3.29290438</text:p>
              </table:table-cell>
              <table:table-cell office:value-type="float" office:value="3.482">
                <text:p>3.482</text:p>
              </table:table-cell>
            </table:table-row>
            <table:table-row>
              <table:table-cell office:value-type="float" office:value="2.06305555555556">
                <text:p/>
              </table:table-cell>
              <table:table-cell office:value-type="float" office:value="3.47993398">
                <text:p>3.47993398</text:p>
              </table:table-cell>
              <table:table-cell office:value-type="float" office:value="3.29267764">
                <text:p>3.2926776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float" office:value="2.08">
                <text:p/>
              </table:table-cell>
              <table:table-cell office:value-type="float" office:value="3.47874808">
                <text:p>3.47874808</text:p>
              </table:table-cell>
              <table:table-cell office:value-type="float" office:value="3.29236269">
                <text:p>3.29236269</text:p>
              </table:table-cell>
              <table:table-cell office:value-type="float" office:value="3.479">
                <text:p>3.479</text:p>
              </table:table-cell>
            </table:table-row>
            <table:table-row>
              <table:table-cell office:value-type="float" office:value="2.09666666666667">
                <text:p/>
              </table:table-cell>
              <table:table-cell office:value-type="float" office:value="3.47758794">
                <text:p>3.47758794</text:p>
              </table:table-cell>
              <table:table-cell office:value-type="float" office:value="3.29200053">
                <text:p>3.29200053</text:p>
              </table:table-cell>
              <table:table-cell office:value-type="float" office:value="3.478">
                <text:p>3.478</text:p>
              </table:table-cell>
            </table:table-row>
            <table:table-row>
              <table:table-cell office:value-type="float" office:value="2.11333333333333">
                <text:p/>
              </table:table-cell>
              <table:table-cell office:value-type="float" office:value="3.47649479">
                <text:p>3.47649479</text:p>
              </table:table-cell>
              <table:table-cell office:value-type="float" office:value="3.29180026">
                <text:p>3.29180026</text:p>
              </table:table-cell>
              <table:table-cell office:value-type="float" office:value="3.479">
                <text:p>3.479</text:p>
              </table:table-cell>
            </table:table-row>
            <table:table-row>
              <table:table-cell office:value-type="float" office:value="2.13027777777778">
                <text:p/>
              </table:table-cell>
              <table:table-cell office:value-type="float" office:value="3.47543597">
                <text:p>3.47543597</text:p>
              </table:table-cell>
              <table:table-cell office:value-type="float" office:value="3.29163504">
                <text:p>3.29163504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float" office:value="2.14694444444444">
                <text:p/>
              </table:table-cell>
              <table:table-cell office:value-type="float" office:value="3.47430062">
                <text:p>3.47430062</text:p>
              </table:table-cell>
              <table:table-cell office:value-type="float" office:value="3.29136872">
                <text:p>3.29136872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float" office:value="2.16388888888889">
                <text:p/>
              </table:table-cell>
              <table:table-cell office:value-type="float" office:value="3.47311568">
                <text:p>3.47311568</text:p>
              </table:table-cell>
              <table:table-cell office:value-type="float" office:value="3.2912004">
                <text:p>3.2912004</text:p>
              </table:table-cell>
              <table:table-cell office:value-type="float" office:value="3.474">
                <text:p>3.474</text:p>
              </table:table-cell>
            </table:table-row>
            <table:table-row>
              <table:table-cell office:value-type="float" office:value="2.18055555555556">
                <text:p/>
              </table:table-cell>
              <table:table-cell office:value-type="float" office:value="3.47196746">
                <text:p>3.47196746</text:p>
              </table:table-cell>
              <table:table-cell office:value-type="float" office:value="3.29099894">
                <text:p>3.29099894</text:p>
              </table:table-cell>
              <table:table-cell office:value-type="float" office:value="3.472">
                <text:p>3.472</text:p>
              </table:table-cell>
            </table:table-row>
            <table:table-row>
              <table:table-cell office:value-type="float" office:value="2.19722222222222">
                <text:p/>
              </table:table-cell>
              <table:table-cell office:value-type="float" office:value="3.47080183">
                <text:p>3.47080183</text:p>
              </table:table-cell>
              <table:table-cell office:value-type="float" office:value="3.29079628">
                <text:p>3.29079628</text:p>
              </table:table-cell>
              <table:table-cell office:value-type="float" office:value="3.471">
                <text:p>3.471</text:p>
              </table:table-cell>
            </table:table-row>
            <table:table-row>
              <table:table-cell office:value-type="float" office:value="2.21416666666667">
                <text:p/>
              </table:table-cell>
              <table:table-cell office:value-type="float" office:value="3.46962166">
                <text:p>3.46962166</text:p>
              </table:table-cell>
              <table:table-cell office:value-type="float" office:value="3.29071021">
                <text:p>3.29071021</text:p>
              </table:table-cell>
              <table:table-cell office:value-type="float" office:value="3.469">
                <text:p>3.469</text:p>
              </table:table-cell>
            </table:table-row>
            <table:table-row>
              <table:table-cell office:value-type="float" office:value="2.23083333333333">
                <text:p/>
              </table:table-cell>
              <table:table-cell office:value-type="float" office:value="3.46847296">
                <text:p>3.46847296</text:p>
              </table:table-cell>
              <table:table-cell office:value-type="float" office:value="3.2903831">
                <text:p>3.2903831</text:p>
              </table:table-cell>
              <table:table-cell office:value-type="float" office:value="3.468">
                <text:p>3.468</text:p>
              </table:table-cell>
            </table:table-row>
            <table:table-row>
              <table:table-cell office:value-type="float" office:value="2.2475">
                <text:p/>
              </table:table-cell>
              <table:table-cell office:value-type="float" office:value="3.46716785">
                <text:p>3.46716785</text:p>
              </table:table-cell>
              <table:table-cell office:value-type="float" office:value="3.29011989">
                <text:p>3.29011989</text:p>
              </table:table-cell>
              <table:table-cell office:value-type="float" office:value="3.469">
                <text:p>3.469</text:p>
              </table:table-cell>
            </table:table-row>
            <table:table-row>
              <table:table-cell office:value-type="float" office:value="2.26444444444444">
                <text:p/>
              </table:table-cell>
              <table:table-cell office:value-type="float" office:value="3.46598029">
                <text:p>3.46598029</text:p>
              </table:table-cell>
              <table:table-cell office:value-type="float" office:value="3.28979707">
                <text:p>3.28979707</text:p>
              </table:table-cell>
              <table:table-cell office:value-type="float" office:value="3.465">
                <text:p>3.465</text:p>
              </table:table-cell>
            </table:table-row>
            <table:table-row>
              <table:table-cell office:value-type="float" office:value="2.28111111111111">
                <text:p/>
              </table:table-cell>
              <table:table-cell office:value-type="float" office:value="3.46488285">
                <text:p>3.46488285</text:p>
              </table:table-cell>
              <table:table-cell office:value-type="float" office:value="3.28961539">
                <text:p>3.28961539</text:p>
              </table:table-cell>
              <table:table-cell office:value-type="float" office:value="3.468">
                <text:p>3.468</text:p>
              </table:table-cell>
            </table:table-row>
            <table:table-row>
              <table:table-cell office:value-type="float" office:value="2.29805555555556">
                <text:p/>
              </table:table-cell>
              <table:table-cell office:value-type="float" office:value="3.46373105">
                <text:p>3.46373105</text:p>
              </table:table-cell>
              <table:table-cell office:value-type="float" office:value="3.28926635">
                <text:p>3.28926635</text:p>
              </table:table-cell>
              <table:table-cell office:value-type="float" office:value="3.464">
                <text:p>3.464</text:p>
              </table:table-cell>
            </table:table-row>
            <table:table-row>
              <table:table-cell office:value-type="float" office:value="2.31472222222222">
                <text:p/>
              </table:table-cell>
              <table:table-cell office:value-type="float" office:value="3.46257401">
                <text:p>3.46257401</text:p>
              </table:table-cell>
              <table:table-cell office:value-type="float" office:value="3.28897905">
                <text:p>3.28897905</text:p>
              </table:table-cell>
              <table:table-cell office:value-type="float" office:value="3.463">
                <text:p>3.463</text:p>
              </table:table-cell>
            </table:table-row>
            <table:table-row>
              <table:table-cell office:value-type="float" office:value="2.33138888888889">
                <text:p/>
              </table:table-cell>
              <table:table-cell office:value-type="float" office:value="3.46133804">
                <text:p>3.46133804</text:p>
              </table:table-cell>
              <table:table-cell office:value-type="float" office:value="3.28868651">
                <text:p>3.28868651</text:p>
              </table:table-cell>
              <table:table-cell office:value-type="float" office:value="3.461">
                <text:p>3.461</text:p>
              </table:table-cell>
            </table:table-row>
            <table:table-row>
              <table:table-cell office:value-type="float" office:value="2.34833333333333">
                <text:p/>
              </table:table-cell>
              <table:table-cell office:value-type="float" office:value="3.46012187">
                <text:p>3.46012187</text:p>
              </table:table-cell>
              <table:table-cell office:value-type="float" office:value="3.2881453">
                <text:p>3.2881453</text:p>
              </table:table-cell>
              <table:table-cell office:value-type="float" office:value="3.459">
                <text:p>3.459</text:p>
              </table:table-cell>
            </table:table-row>
            <table:table-row>
              <table:table-cell office:value-type="float" office:value="2.365">
                <text:p/>
              </table:table-cell>
              <table:table-cell office:value-type="float" office:value="3.45890522">
                <text:p>3.45890522</text:p>
              </table:table-cell>
              <table:table-cell office:value-type="float" office:value="3.28789973">
                <text:p>3.28789973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float" office:value="2.38194444444444">
                <text:p/>
              </table:table-cell>
              <table:table-cell office:value-type="float" office:value="3.45775723">
                <text:p>3.45775723</text:p>
              </table:table-cell>
              <table:table-cell office:value-type="float" office:value="3.28760767">
                <text:p>3.28760767</text:p>
              </table:table-cell>
              <table:table-cell office:value-type="float" office:value="3.459">
                <text:p>3.459</text:p>
              </table:table-cell>
            </table:table-row>
            <table:table-row>
              <table:table-cell office:value-type="float" office:value="2.39861111111111">
                <text:p/>
              </table:table-cell>
              <table:table-cell office:value-type="float" office:value="3.45663857">
                <text:p>3.45663857</text:p>
              </table:table-cell>
              <table:table-cell office:value-type="float" office:value="3.28717351">
                <text:p>3.28717351</text:p>
              </table:table-cell>
              <table:table-cell office:value-type="float" office:value="3.457">
                <text:p>3.457</text:p>
              </table:table-cell>
            </table:table-row>
            <table:table-row>
              <table:table-cell office:value-type="float" office:value="2.41527777777778">
                <text:p/>
              </table:table-cell>
              <table:table-cell office:value-type="float" office:value="3.45548511">
                <text:p>3.45548511</text:p>
              </table:table-cell>
              <table:table-cell office:value-type="float" office:value="3.28674269">
                <text:p>3.28674269</text:p>
              </table:table-cell>
              <table:table-cell office:value-type="float" office:value="3.456">
                <text:p>3.456</text:p>
              </table:table-cell>
            </table:table-row>
            <table:table-row>
              <table:table-cell office:value-type="float" office:value="2.43222222222222">
                <text:p/>
              </table:table-cell>
              <table:table-cell office:value-type="float" office:value="3.45436215">
                <text:p>3.45436215</text:p>
              </table:table-cell>
              <table:table-cell office:value-type="float" office:value="3.28639126">
                <text:p>3.28639126</text:p>
              </table:table-cell>
              <table:table-cell office:value-type="float" office:value="3.455">
                <text:p>3.455</text:p>
              </table:table-cell>
            </table:table-row>
            <table:table-row>
              <table:table-cell office:value-type="float" office:value="2.44888888888889">
                <text:p/>
              </table:table-cell>
              <table:table-cell office:value-type="float" office:value="3.45323014">
                <text:p>3.45323014</text:p>
              </table:table-cell>
              <table:table-cell office:value-type="float" office:value="3.28603387">
                <text:p>3.28603387</text:p>
              </table:table-cell>
              <table:table-cell office:value-type="float" office:value="3.455">
                <text:p>3.455</text:p>
              </table:table-cell>
            </table:table-row>
            <table:table-row>
              <table:table-cell office:value-type="float" office:value="2.46555555555556">
                <text:p/>
              </table:table-cell>
              <table:table-cell office:value-type="float" office:value="3.45204043">
                <text:p>3.45204043</text:p>
              </table:table-cell>
              <table:table-cell office:value-type="float" office:value="3.28559208">
                <text:p>3.28559208</text:p>
              </table:table-cell>
              <table:table-cell office:value-type="float" office:value="3.451">
                <text:p>3.451</text:p>
              </table:table-cell>
            </table:table-row>
            <table:table-row>
              <table:table-cell office:value-type="float" office:value="2.4825">
                <text:p/>
              </table:table-cell>
              <table:table-cell office:value-type="float" office:value="3.45091438">
                <text:p>3.45091438</text:p>
              </table:table-cell>
              <table:table-cell office:value-type="float" office:value="3.28534913">
                <text:p>3.28534913</text:p>
              </table:table-cell>
              <table:table-cell office:value-type="float" office:value="3.452">
                <text:p>3.452</text:p>
              </table:table-cell>
            </table:table-row>
            <table:table-row>
              <table:table-cell office:value-type="float" office:value="2.49916666666667">
                <text:p/>
              </table:table-cell>
              <table:table-cell office:value-type="float" office:value="3.44972038">
                <text:p>3.44972038</text:p>
              </table:table-cell>
              <table:table-cell office:value-type="float" office:value="3.28517818">
                <text:p>3.28517818</text:p>
              </table:table-cell>
              <table:table-cell office:value-type="float" office:value="3.451">
                <text:p>3.451</text:p>
              </table:table-cell>
            </table:table-row>
            <table:table-row>
              <table:table-cell office:value-type="float" office:value="2.51611111111111">
                <text:p/>
              </table:table-cell>
              <table:table-cell office:value-type="float" office:value="3.44864559">
                <text:p>3.44864559</text:p>
              </table:table-cell>
              <table:table-cell office:value-type="float" office:value="3.28485942">
                <text:p>3.28485942</text:p>
              </table:table-cell>
              <table:table-cell office:value-type="float" office:value="3.449">
                <text:p>3.449</text:p>
              </table:table-cell>
            </table:table-row>
            <table:table-row>
              <table:table-cell office:value-type="float" office:value="2.53277777777778">
                <text:p/>
              </table:table-cell>
              <table:table-cell office:value-type="float" office:value="3.44758153">
                <text:p>3.44758153</text:p>
              </table:table-cell>
              <table:table-cell office:value-type="float" office:value="3.28451085">
                <text:p>3.28451085</text:p>
              </table:table-cell>
              <table:table-cell office:value-type="float" office:value="3.448">
                <text:p>3.448</text:p>
              </table:table-cell>
            </table:table-row>
            <table:table-row>
              <table:table-cell office:value-type="float" office:value="2.54944444444444">
                <text:p/>
              </table:table-cell>
              <table:table-cell office:value-type="float" office:value="3.44656038">
                <text:p>3.44656038</text:p>
              </table:table-cell>
              <table:table-cell office:value-type="float" office:value="3.28436208">
                <text:p>3.28436208</text:p>
              </table:table-cell>
              <table:table-cell office:value-type="float" office:value="3.447">
                <text:p>3.447</text:p>
              </table:table-cell>
            </table:table-row>
            <table:table-row>
              <table:table-cell office:value-type="float" office:value="2.56638888888889">
                <text:p/>
              </table:table-cell>
              <table:table-cell office:value-type="float" office:value="3.44544196">
                <text:p>3.44544196</text:p>
              </table:table-cell>
              <table:table-cell office:value-type="float" office:value="3.28399301">
                <text:p>3.28399301</text:p>
              </table:table-cell>
              <table:table-cell office:value-type="float" office:value="3.455">
                <text:p>3.455</text:p>
              </table:table-cell>
            </table:table-row>
            <table:table-row>
              <table:table-cell office:value-type="float" office:value="2.58305555555556">
                <text:p/>
              </table:table-cell>
              <table:table-cell office:value-type="float" office:value="3.44446921">
                <text:p>3.44446921</text:p>
              </table:table-cell>
              <table:table-cell office:value-type="float" office:value="3.28366995">
                <text:p>3.28366995</text:p>
              </table:table-cell>
              <table:table-cell office:value-type="float" office:value="3.455">
                <text:p>3.455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3.44350648">
                <text:p>3.44350648</text:p>
              </table:table-cell>
              <table:table-cell office:value-type="float" office:value="3.28360295">
                <text:p>3.28360295</text:p>
              </table:table-cell>
              <table:table-cell office:value-type="float" office:value="3.453">
                <text:p>3.453</text:p>
              </table:table-cell>
            </table:table-row>
            <table:table-row>
              <table:table-cell office:value-type="float" office:value="2.61666666666667">
                <text:p/>
              </table:table-cell>
              <table:table-cell office:value-type="float" office:value="3.44249845">
                <text:p>3.44249845</text:p>
              </table:table-cell>
              <table:table-cell office:value-type="float" office:value="3.28329468">
                <text:p>3.28329468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float" office:value="2.63333333333333">
                <text:p/>
              </table:table-cell>
              <table:table-cell office:value-type="float" office:value="3.44143343">
                <text:p>3.44143343</text:p>
              </table:table-cell>
              <table:table-cell office:value-type="float" office:value="3.28300476">
                <text:p>3.28300476</text:p>
              </table:table-cell>
              <table:table-cell office:value-type="float" office:value="3.452">
                <text:p>3.452</text:p>
              </table:table-cell>
            </table:table-row>
            <table:table-row>
              <table:table-cell office:value-type="float" office:value="2.65027777777778">
                <text:p/>
              </table:table-cell>
              <table:table-cell office:value-type="float" office:value="3.44041872">
                <text:p>3.44041872</text:p>
              </table:table-cell>
              <table:table-cell office:value-type="float" office:value="3.28277254">
                <text:p>3.28277254</text:p>
              </table:table-cell>
              <table:table-cell office:value-type="float" office:value="3.451">
                <text:p>3.451</text:p>
              </table:table-cell>
            </table:table-row>
            <table:table-row>
              <table:table-cell office:value-type="float" office:value="2.66694444444444">
                <text:p/>
              </table:table-cell>
              <table:table-cell office:value-type="float" office:value="3.43946457">
                <text:p>3.43946457</text:p>
              </table:table-cell>
              <table:table-cell office:value-type="float" office:value="3.28260779">
                <text:p>3.28260779</text:p>
              </table:table-cell>
              <table:table-cell office:value-type="float" office:value="3.449">
                <text:p>3.449</text:p>
              </table:table-cell>
            </table:table-row>
            <table:table-row>
              <table:table-cell office:value-type="float" office:value="2.68388888888889">
                <text:p/>
              </table:table-cell>
              <table:table-cell office:value-type="float" office:value="3.43854165">
                <text:p>3.43854165</text:p>
              </table:table-cell>
              <table:table-cell office:value-type="float" office:value="3.28226447">
                <text:p>3.28226447</text:p>
              </table:table-cell>
              <table:table-cell office:value-type="float" office:value="3.447">
                <text:p>3.447</text:p>
              </table:table-cell>
            </table:table-row>
            <table:table-row>
              <table:table-cell office:value-type="float" office:value="2.70055555555556">
                <text:p/>
              </table:table-cell>
              <table:table-cell office:value-type="float" office:value="3.43752956">
                <text:p>3.43752956</text:p>
              </table:table-cell>
              <table:table-cell office:value-type="float" office:value="3.28219914">
                <text:p>3.28219914</text:p>
              </table:table-cell>
              <table:table-cell office:value-type="float" office:value="3.446">
                <text:p>3.446</text:p>
              </table:table-cell>
            </table:table-row>
            <table:table-row>
              <table:table-cell office:value-type="float" office:value="2.71722222222222">
                <text:p/>
              </table:table-cell>
              <table:table-cell office:value-type="float" office:value="3.4366045">
                <text:p>3.4366045</text:p>
              </table:table-cell>
              <table:table-cell office:value-type="float" office:value="3.28173161">
                <text:p>3.28173161</text:p>
              </table:table-cell>
              <table:table-cell office:value-type="float" office:value="3.447">
                <text:p>3.447</text:p>
              </table:table-cell>
            </table:table-row>
            <table:table-row>
              <table:table-cell office:value-type="float" office:value="2.73416666666667">
                <text:p/>
              </table:table-cell>
              <table:table-cell office:value-type="float" office:value="3.43575621">
                <text:p>3.43575621</text:p>
              </table:table-cell>
              <table:table-cell office:value-type="float" office:value="3.28146434">
                <text:p>3.28146434</text:p>
              </table:table-cell>
              <table:table-cell office:value-type="float" office:value="3.447">
                <text:p>3.447</text:p>
              </table:table-cell>
            </table:table-row>
            <table:table-row>
              <table:table-cell office:value-type="float" office:value="2.75083333333333">
                <text:p/>
              </table:table-cell>
              <table:table-cell office:value-type="float" office:value="3.43485761">
                <text:p>3.43485761</text:p>
              </table:table-cell>
              <table:table-cell office:value-type="float" office:value="3.28112674">
                <text:p>3.28112674</text:p>
              </table:table-cell>
              <table:table-cell office:value-type="float" office:value="3.445">
                <text:p>3.445</text:p>
              </table:table-cell>
            </table:table-row>
            <table:table-row>
              <table:table-cell office:value-type="float" office:value="2.7675">
                <text:p/>
              </table:table-cell>
              <table:table-cell office:value-type="float" office:value="3.43404007">
                <text:p>3.43404007</text:p>
              </table:table-cell>
              <table:table-cell office:value-type="float" office:value="3.28117561">
                <text:p>3.28117561</text:p>
              </table:table-cell>
              <table:table-cell office:value-type="float" office:value="3.444">
                <text:p>3.444</text:p>
              </table:table-cell>
            </table:table-row>
            <table:table-row>
              <table:table-cell office:value-type="float" office:value="2.78444444444444">
                <text:p/>
              </table:table-cell>
              <table:table-cell office:value-type="float" office:value="3.43308735">
                <text:p>3.43308735</text:p>
              </table:table-cell>
              <table:table-cell office:value-type="float" office:value="3.28097749">
                <text:p>3.28097749</text:p>
              </table:table-cell>
              <table:table-cell office:value-type="float" office:value="3.442">
                <text:p>3.442</text:p>
              </table:table-cell>
            </table:table-row>
            <table:table-row>
              <table:table-cell office:value-type="float" office:value="2.80111111111111">
                <text:p/>
              </table:table-cell>
              <table:table-cell office:value-type="float" office:value="3.43224716">
                <text:p>3.43224716</text:p>
              </table:table-cell>
              <table:table-cell office:value-type="float" office:value="3.28082275">
                <text:p>3.28082275</text:p>
              </table:table-cell>
              <table:table-cell office:value-type="float" office:value="3.442">
                <text:p>3.442</text:p>
              </table:table-cell>
            </table:table-row>
            <table:table-row>
              <table:table-cell office:value-type="float" office:value="2.81805555555556">
                <text:p/>
              </table:table-cell>
              <table:table-cell office:value-type="float" office:value="3.43158364">
                <text:p>3.43158364</text:p>
              </table:table-cell>
              <table:table-cell office:value-type="float" office:value="3.28103423">
                <text:p>3.28103423</text:p>
              </table:table-cell>
              <table:table-cell office:value-type="float" office:value="3.434">
                <text:p>3.434</text:p>
              </table:table-cell>
            </table:table-row>
            <table:table-row>
              <table:table-cell office:value-type="float" office:value="2.83472222222222">
                <text:p/>
              </table:table-cell>
              <table:table-cell office:value-type="float" office:value="3.43032169">
                <text:p>3.43032169</text:p>
              </table:table-cell>
              <table:table-cell office:value-type="float" office:value="3.28077555">
                <text:p>3.28077555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float" office:value="2.85138888888889">
                <text:p/>
              </table:table-cell>
              <table:table-cell office:value-type="float" office:value="3.42945385">
                <text:p>3.42945385</text:p>
              </table:table-cell>
              <table:table-cell office:value-type="float" office:value="3.28050041">
                <text:p>3.28050041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float" office:value="2.86833333333333">
                <text:p/>
              </table:table-cell>
              <table:table-cell office:value-type="float" office:value="3.42848039">
                <text:p>3.42848039</text:p>
              </table:table-cell>
              <table:table-cell office:value-type="float" office:value="3.28029346">
                <text:p>3.28029346</text:p>
              </table:table-cell>
              <table:table-cell office:value-type="float" office:value="3.431">
                <text:p>3.431</text:p>
              </table:table-cell>
            </table:table-row>
            <table:table-row>
              <table:table-cell office:value-type="float" office:value="2.885">
                <text:p/>
              </table:table-cell>
              <table:table-cell office:value-type="float" office:value="3.42769504">
                <text:p>3.42769504</text:p>
              </table:table-cell>
              <table:table-cell office:value-type="float" office:value="3.28026628">
                <text:p>3.28026628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float" office:value="2.90194444444444">
                <text:p/>
              </table:table-cell>
              <table:table-cell office:value-type="float" office:value="3.40694356">
                <text:p>3.40694356</text:p>
              </table:table-cell>
              <table:table-cell office:value-type="float" office:value="3.27888799">
                <text:p>3.27888799</text:p>
              </table:table-cell>
              <table:table-cell office:value-type="float" office:value="3.429">
                <text:p>3.429</text:p>
              </table:table-cell>
            </table:table-row>
            <table:table-row>
              <table:table-cell office:value-type="float" office:value="2.91861111111111">
                <text:p/>
              </table:table-cell>
              <table:table-cell office:value-type="float" office:value="3.42466903">
                <text:p>3.42466903</text:p>
              </table:table-cell>
              <table:table-cell office:value-type="float" office:value="3.27937341">
                <text:p>3.27937341</text:p>
              </table:table-cell>
              <table:table-cell office:value-type="float" office:value="3.427">
                <text:p>3.427</text:p>
              </table:table-cell>
            </table:table-row>
            <table:table-row>
              <table:table-cell office:value-type="float" office:value="2.93527777777778">
                <text:p/>
              </table:table-cell>
              <table:table-cell office:value-type="float" office:value="3.42432809">
                <text:p>3.42432809</text:p>
              </table:table-cell>
              <table:table-cell office:value-type="float" office:value="3.27931404">
                <text:p>3.27931404</text:p>
              </table:table-cell>
              <table:table-cell office:value-type="float" office:value="3.427">
                <text:p>3.427</text:p>
              </table:table-cell>
            </table:table-row>
            <table:table-row>
              <table:table-cell office:value-type="float" office:value="2.95222222222222">
                <text:p/>
              </table:table-cell>
              <table:table-cell office:value-type="float" office:value="3.42378807">
                <text:p>3.42378807</text:p>
              </table:table-cell>
              <table:table-cell office:value-type="float" office:value="3.27917218">
                <text:p>3.27917218</text:p>
              </table:table-cell>
              <table:table-cell office:value-type="float" office:value="3.426">
                <text:p>3.426</text:p>
              </table:table-cell>
            </table:table-row>
            <table:table-row>
              <table:table-cell office:value-type="float" office:value="2.96888888888889">
                <text:p/>
              </table:table-cell>
              <table:table-cell office:value-type="float" office:value="3.42289805">
                <text:p>3.42289805</text:p>
              </table:table-cell>
              <table:table-cell office:value-type="float" office:value="3.2789948">
                <text:p>3.2789948</text:p>
              </table:table-cell>
              <table:table-cell office:value-type="float" office:value="3.426">
                <text:p>3.426</text:p>
              </table:table-cell>
            </table:table-row>
            <table:table-row>
              <table:table-cell office:value-type="float" office:value="2.98555555555556">
                <text:p/>
              </table:table-cell>
              <table:table-cell office:value-type="float" office:value="3.42180324">
                <text:p>3.42180324</text:p>
              </table:table-cell>
              <table:table-cell office:value-type="float" office:value="3.27871871">
                <text:p>3.27871871</text:p>
              </table:table-cell>
              <table:table-cell office:value-type="float" office:value="3.425">
                <text:p>3.425</text:p>
              </table:table-cell>
            </table:table-row>
            <table:table-row>
              <table:table-cell office:value-type="float" office:value="3.0025">
                <text:p/>
              </table:table-cell>
              <table:table-cell office:value-type="float" office:value="3.42113352">
                <text:p>3.42113352</text:p>
              </table:table-cell>
              <table:table-cell office:value-type="float" office:value="3.27876639">
                <text:p>3.27876639</text:p>
              </table:table-cell>
              <table:table-cell office:value-type="float" office:value="3.423">
                <text:p>3.423</text:p>
              </table:table-cell>
            </table:table-row>
            <table:table-row>
              <table:table-cell office:value-type="float" office:value="3.01916666666667">
                <text:p/>
              </table:table-cell>
              <table:table-cell office:value-type="float" office:value="3.41997886">
                <text:p>3.41997886</text:p>
              </table:table-cell>
              <table:table-cell office:value-type="float" office:value="3.27838039">
                <text:p>3.27838039</text:p>
              </table:table-cell>
              <table:table-cell office:value-type="float" office:value="3.422">
                <text:p>3.422</text:p>
              </table:table-cell>
            </table:table-row>
            <table:table-row>
              <table:table-cell office:value-type="float" office:value="3.03611111111111">
                <text:p/>
              </table:table-cell>
              <table:table-cell office:value-type="float" office:value="3.4187746">
                <text:p>3.4187746</text:p>
              </table:table-cell>
              <table:table-cell office:value-type="float" office:value="3.27792239">
                <text:p>3.27792239</text:p>
              </table:table-cell>
              <table:table-cell office:value-type="float" office:value="3.422">
                <text:p>3.422</text:p>
              </table:table-cell>
            </table:table-row>
            <table:table-row>
              <table:table-cell office:value-type="float" office:value="3.05277777777778">
                <text:p/>
              </table:table-cell>
              <table:table-cell office:value-type="float" office:value="3.41771054">
                <text:p>3.41771054</text:p>
              </table:table-cell>
              <table:table-cell office:value-type="float" office:value="3.27759027">
                <text:p>3.27759027</text:p>
              </table:table-cell>
              <table:table-cell office:value-type="float" office:value="3.421">
                <text:p>3.421</text:p>
              </table:table-cell>
            </table:table-row>
            <table:table-row>
              <table:table-cell office:value-type="float" office:value="3.06944444444444">
                <text:p/>
              </table:table-cell>
              <table:table-cell office:value-type="float" office:value="3.41673756">
                <text:p>3.41673756</text:p>
              </table:table-cell>
              <table:table-cell office:value-type="float" office:value="3.2773509">
                <text:p>3.2773509</text:p>
              </table:table-cell>
              <table:table-cell office:value-type="float" office:value="3.415">
                <text:p>3.415</text:p>
              </table:table-cell>
            </table:table-row>
            <table:table-row>
              <table:table-cell office:value-type="float" office:value="3.08638888888889">
                <text:p/>
              </table:table-cell>
              <table:table-cell office:value-type="float" office:value="3.41555119">
                <text:p>3.41555119</text:p>
              </table:table-cell>
              <table:table-cell office:value-type="float" office:value="3.27681446">
                <text:p>3.27681446</text:p>
              </table:table-cell>
              <table:table-cell office:value-type="float" office:value="3.415">
                <text:p>3.415</text:p>
              </table:table-cell>
            </table:table-row>
            <table:table-row>
              <table:table-cell office:value-type="float" office:value="3.10305555555556">
                <text:p/>
              </table:table-cell>
              <table:table-cell office:value-type="float" office:value="3.41455126">
                <text:p>3.41455126</text:p>
              </table:table-cell>
              <table:table-cell office:value-type="float" office:value="3.27704644">
                <text:p>3.27704644</text:p>
              </table:table-cell>
              <table:table-cell office:value-type="float" office:value="3.416">
                <text:p>3.416</text:p>
              </table:table-cell>
            </table:table-row>
            <table:table-row>
              <table:table-cell office:value-type="float" office:value="3.12">
                <text:p/>
              </table:table-cell>
              <table:table-cell office:value-type="float" office:value="3.41332078">
                <text:p>3.41332078</text:p>
              </table:table-cell>
              <table:table-cell office:value-type="float" office:value="3.27666163">
                <text:p>3.27666163</text:p>
              </table:table-cell>
              <table:table-cell office:value-type="float" office:value="3.412">
                <text:p>3.412</text:p>
              </table:table-cell>
            </table:table-row>
            <table:table-row>
              <table:table-cell office:value-type="float" office:value="3.13666666666667">
                <text:p/>
              </table:table-cell>
              <table:table-cell office:value-type="float" office:value="3.41206646">
                <text:p>3.41206646</text:p>
              </table:table-cell>
              <table:table-cell office:value-type="float" office:value="3.27625942">
                <text:p>3.27625942</text:p>
              </table:table-cell>
              <table:table-cell office:value-type="float" office:value="3.411">
                <text:p>3.411</text:p>
              </table:table-cell>
            </table:table-row>
            <table:table-row>
              <table:table-cell office:value-type="float" office:value="3.15333333333333">
                <text:p/>
              </table:table-cell>
              <table:table-cell office:value-type="float" office:value="3.41108298">
                <text:p>3.41108298</text:p>
              </table:table-cell>
              <table:table-cell office:value-type="float" office:value="3.27614927">
                <text:p>3.27614927</text:p>
              </table:table-cell>
              <table:table-cell office:value-type="float" office:value="3.412">
                <text:p>3.412</text:p>
              </table:table-cell>
            </table:table-row>
            <table:table-row>
              <table:table-cell office:value-type="float" office:value="3.17027777777778">
                <text:p/>
              </table:table-cell>
              <table:table-cell office:value-type="float" office:value="3.41004992">
                <text:p>3.41004992</text:p>
              </table:table-cell>
              <table:table-cell office:value-type="float" office:value="3.27580571">
                <text:p>3.27580571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float" office:value="3.18694444444444">
                <text:p/>
              </table:table-cell>
              <table:table-cell office:value-type="float" office:value="3.40840244">
                <text:p>3.40840244</text:p>
              </table:table-cell>
              <table:table-cell office:value-type="float" office:value="3.27514243">
                <text:p>3.27514243</text:p>
              </table:table-cell>
              <table:table-cell office:value-type="float" office:value="3.409">
                <text:p>3.409</text:p>
              </table:table-cell>
            </table:table-row>
            <table:table-row>
              <table:table-cell office:value-type="float" office:value="3.20388888888889">
                <text:p/>
              </table:table-cell>
              <table:table-cell office:value-type="float" office:value="3.40710807">
                <text:p>3.40710807</text:p>
              </table:table-cell>
              <table:table-cell office:value-type="float" office:value="3.27478242">
                <text:p>3.27478242</text:p>
              </table:table-cell>
              <table:table-cell office:value-type="float" office:value="3.407">
                <text:p>3.407</text:p>
              </table:table-cell>
            </table:table-row>
            <table:table-row>
              <table:table-cell office:value-type="float" office:value="3.22055555555556">
                <text:p/>
              </table:table-cell>
              <table:table-cell office:value-type="float" office:value="3.40572739">
                <text:p>3.40572739</text:p>
              </table:table-cell>
              <table:table-cell office:value-type="float" office:value="3.27423954">
                <text:p>3.27423954</text:p>
              </table:table-cell>
              <table:table-cell office:value-type="float" office:value="3.404">
                <text:p>3.404</text:p>
              </table:table-cell>
            </table:table-row>
            <table:table-row>
              <table:table-cell office:value-type="float" office:value="3.23722222222222">
                <text:p/>
              </table:table-cell>
              <table:table-cell office:value-type="float" office:value="3.40439653">
                <text:p>3.40439653</text:p>
              </table:table-cell>
              <table:table-cell office:value-type="float" office:value="3.27385712">
                <text:p>3.27385712</text:p>
              </table:table-cell>
              <table:table-cell office:value-type="float" office:value="3.402">
                <text:p>3.402</text:p>
              </table:table-cell>
            </table:table-row>
            <table:table-row>
              <table:table-cell office:value-type="float" office:value="3.25416666666667">
                <text:p/>
              </table:table-cell>
              <table:table-cell office:value-type="float" office:value="3.40299582">
                <text:p>3.40299582</text:p>
              </table:table-cell>
              <table:table-cell office:value-type="float" office:value="3.27334642">
                <text:p>3.27334642</text:p>
              </table:table-cell>
              <table:table-cell office:value-type="float" office:value="3.402">
                <text:p>3.402</text:p>
              </table:table-cell>
            </table:table-row>
            <table:table-row>
              <table:table-cell office:value-type="float" office:value="3.27083333333333">
                <text:p/>
              </table:table-cell>
              <table:table-cell office:value-type="float" office:value="3.40147448">
                <text:p>3.40147448</text:p>
              </table:table-cell>
              <table:table-cell office:value-type="float" office:value="3.27286291">
                <text:p>3.2728629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3.2875">
                <text:p/>
              </table:table-cell>
              <table:table-cell office:value-type="float" office:value="3.40009141">
                <text:p>3.40009141</text:p>
              </table:table-cell>
              <table:table-cell office:value-type="float" office:value="3.27254105">
                <text:p>3.27254105</text:p>
              </table:table-cell>
              <table:table-cell office:value-type="float" office:value="3.398">
                <text:p>3.398</text:p>
              </table:table-cell>
            </table:table-row>
            <table:table-row>
              <table:table-cell office:value-type="float" office:value="3.30444444444444">
                <text:p/>
              </table:table-cell>
              <table:table-cell office:value-type="float" office:value="3.39826727">
                <text:p>3.39826727</text:p>
              </table:table-cell>
              <table:table-cell office:value-type="float" office:value="3.27216792">
                <text:p>3.27216792</text:p>
              </table:table-cell>
              <table:table-cell office:value-type="float" office:value="3.397">
                <text:p>3.397</text:p>
              </table:table-cell>
            </table:table-row>
            <table:table-row>
              <table:table-cell office:value-type="float" office:value="3.32111111111111">
                <text:p/>
              </table:table-cell>
              <table:table-cell office:value-type="float" office:value="3.39663839">
                <text:p>3.39663839</text:p>
              </table:table-cell>
              <table:table-cell office:value-type="float" office:value="3.2717483">
                <text:p>3.2717483</text:p>
              </table:table-cell>
              <table:table-cell office:value-type="float" office:value="3.409">
                <text:p>3.409</text:p>
              </table:table-cell>
            </table:table-row>
            <table:table-row>
              <table:table-cell office:value-type="float" office:value="3.33805555555556">
                <text:p/>
              </table:table-cell>
              <table:table-cell office:value-type="float" office:value="3.39495659">
                <text:p>3.39495659</text:p>
              </table:table-cell>
              <table:table-cell office:value-type="float" office:value="3.27114058">
                <text:p>3.27114058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float" office:value="3.35472222222222">
                <text:p/>
              </table:table-cell>
              <table:table-cell office:value-type="float" office:value="3.39321589">
                <text:p>3.39321589</text:p>
              </table:table-cell>
              <table:table-cell office:value-type="float" office:value="3.27064109">
                <text:p>3.27064109</text:p>
              </table:table-cell>
              <table:table-cell office:value-type="float" office:value="3.407">
                <text:p>3.407</text:p>
              </table:table-cell>
            </table:table-row>
            <table:table-row>
              <table:table-cell office:value-type="float" office:value="3.37138888888889">
                <text:p/>
              </table:table-cell>
              <table:table-cell office:value-type="float" office:value="3.39144087">
                <text:p>3.39144087</text:p>
              </table:table-cell>
              <table:table-cell office:value-type="float" office:value="3.27024102">
                <text:p>3.27024102</text:p>
              </table:table-cell>
              <table:table-cell office:value-type="float" office:value="3.406">
                <text:p>3.406</text:p>
              </table:table-cell>
            </table:table-row>
            <table:table-row>
              <table:table-cell office:value-type="float" office:value="3.38833333333333">
                <text:p/>
              </table:table-cell>
              <table:table-cell office:value-type="float" office:value="3.38947177">
                <text:p>3.38947177</text:p>
              </table:table-cell>
              <table:table-cell office:value-type="float" office:value="3.26976275">
                <text:p>3.26976275</text:p>
              </table:table-cell>
              <table:table-cell office:value-type="float" office:value="3.402">
                <text:p>3.402</text:p>
              </table:table-cell>
            </table:table-row>
            <table:table-row>
              <table:table-cell office:value-type="float" office:value="3.405">
                <text:p/>
              </table:table-cell>
              <table:table-cell office:value-type="float" office:value="3.38755965">
                <text:p>3.38755965</text:p>
              </table:table-cell>
              <table:table-cell office:value-type="float" office:value="3.26939154">
                <text:p>3.26939154</text:p>
              </table:table-cell>
              <table:table-cell office:value-type="float" office:value="3.401">
                <text:p>3.401</text:p>
              </table:table-cell>
            </table:table-row>
            <table:table-row>
              <table:table-cell office:value-type="float" office:value="3.42194444444444">
                <text:p/>
              </table:table-cell>
              <table:table-cell office:value-type="float" office:value="3.38551331">
                <text:p>3.38551331</text:p>
              </table:table-cell>
              <table:table-cell office:value-type="float" office:value="3.26884413">
                <text:p>3.2688441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3.43861111111111">
                <text:p/>
              </table:table-cell>
              <table:table-cell office:value-type="float" office:value="3.38333464">
                <text:p>3.38333464</text:p>
              </table:table-cell>
              <table:table-cell office:value-type="float" office:value="3.26818895">
                <text:p>3.26818895</text:p>
              </table:table-cell>
              <table:table-cell office:value-type="float" office:value="3.397">
                <text:p>3.397</text:p>
              </table:table-cell>
            </table:table-row>
            <table:table-row>
              <table:table-cell office:value-type="float" office:value="3.45527777777778">
                <text:p/>
              </table:table-cell>
              <table:table-cell office:value-type="float" office:value="3.38103032">
                <text:p>3.38103032</text:p>
              </table:table-cell>
              <table:table-cell office:value-type="float" office:value="3.26759934">
                <text:p>3.26759934</text:p>
              </table:table-cell>
              <table:table-cell office:value-type="float" office:value="3.394">
                <text:p>3.394</text:p>
              </table:table-cell>
            </table:table-row>
            <table:table-row>
              <table:table-cell office:value-type="float" office:value="3.47222222222222">
                <text:p/>
              </table:table-cell>
              <table:table-cell office:value-type="float" office:value="3.37860847">
                <text:p>3.37860847</text:p>
              </table:table-cell>
              <table:table-cell office:value-type="float" office:value="3.26704383">
                <text:p>3.26704383</text:p>
              </table:table-cell>
              <table:table-cell office:value-type="float" office:value="3.393">
                <text:p>3.393</text:p>
              </table:table-cell>
            </table:table-row>
            <table:table-row>
              <table:table-cell office:value-type="float" office:value="3.48888888888889">
                <text:p/>
              </table:table-cell>
              <table:table-cell office:value-type="float" office:value="3.37614489">
                <text:p>3.37614489</text:p>
              </table:table-cell>
              <table:table-cell office:value-type="float" office:value="3.26626229">
                <text:p>3.26626229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float" office:value="3.50583333333333">
                <text:p/>
              </table:table-cell>
              <table:table-cell office:value-type="float" office:value="3.37328744">
                <text:p>3.37328744</text:p>
              </table:table-cell>
              <table:table-cell office:value-type="float" office:value="3.26553059">
                <text:p>3.26553059</text:p>
              </table:table-cell>
              <table:table-cell office:value-type="float" office:value="3.388">
                <text:p>3.388</text:p>
              </table:table-cell>
            </table:table-row>
            <table:table-row>
              <table:table-cell office:value-type="float" office:value="3.5225">
                <text:p/>
              </table:table-cell>
              <table:table-cell office:value-type="float" office:value="3.37060499">
                <text:p>3.37060499</text:p>
              </table:table-cell>
              <table:table-cell office:value-type="float" office:value="3.26478171">
                <text:p>3.26478171</text:p>
              </table:table-cell>
              <table:table-cell office:value-type="float" office:value="3.386">
                <text:p>3.386</text:p>
              </table:table-cell>
            </table:table-row>
            <table:table-row>
              <table:table-cell office:value-type="float" office:value="3.53916666666667">
                <text:p/>
              </table:table-cell>
              <table:table-cell office:value-type="float" office:value="3.36764121">
                <text:p>3.36764121</text:p>
              </table:table-cell>
              <table:table-cell office:value-type="float" office:value="3.26400495">
                <text:p>3.26400495</text:p>
              </table:table-cell>
              <table:table-cell office:value-type="float" office:value="3.384">
                <text:p>3.384</text:p>
              </table:table-cell>
            </table:table-row>
            <table:table-row>
              <table:table-cell office:value-type="float" office:value="3.55611111111111">
                <text:p/>
              </table:table-cell>
              <table:table-cell office:value-type="float" office:value="3.36465311">
                <text:p>3.36465311</text:p>
              </table:table-cell>
              <table:table-cell office:value-type="float" office:value="3.26317835">
                <text:p>3.26317835</text:p>
              </table:table-cell>
              <table:table-cell office:value-type="float" office:value="3.381">
                <text:p>3.381</text:p>
              </table:table-cell>
            </table:table-row>
            <table:table-row>
              <table:table-cell office:value-type="float" office:value="3.57277777777778">
                <text:p/>
              </table:table-cell>
              <table:table-cell office:value-type="float" office:value="3.36135936">
                <text:p>3.36135936</text:p>
              </table:table-cell>
              <table:table-cell office:value-type="float" office:value="3.26240063">
                <text:p>3.26240063</text:p>
              </table:table-cell>
              <table:table-cell office:value-type="float" office:value="3.359">
                <text:p>3.359</text:p>
              </table:table-cell>
            </table:table-row>
            <table:table-row>
              <table:table-cell office:value-type="float" office:value="3.58944444444444">
                <text:p/>
              </table:table-cell>
              <table:table-cell office:value-type="float" office:value="3.35800266">
                <text:p>3.35800266</text:p>
              </table:table-cell>
              <table:table-cell office:value-type="float" office:value="3.26148462">
                <text:p>3.26148462</text:p>
              </table:table-cell>
              <table:table-cell office:value-type="float" office:value="3.355">
                <text:p>3.355</text:p>
              </table:table-cell>
            </table:table-row>
            <table:table-row>
              <table:table-cell office:value-type="float" office:value="3.60638888888889">
                <text:p/>
              </table:table-cell>
              <table:table-cell office:value-type="float" office:value="3.35439801">
                <text:p>3.35439801</text:p>
              </table:table-cell>
              <table:table-cell office:value-type="float" office:value="3.26020956">
                <text:p>3.26020956</text:p>
              </table:table-cell>
              <table:table-cell office:value-type="float" office:value="3.353">
                <text:p>3.353</text:p>
              </table:table-cell>
            </table:table-row>
            <table:table-row>
              <table:table-cell office:value-type="float" office:value="3.62305555555556">
                <text:p/>
              </table:table-cell>
              <table:table-cell office:value-type="float" office:value="3.3506422">
                <text:p>3.3506422</text:p>
              </table:table-cell>
              <table:table-cell office:value-type="float" office:value="3.25888586">
                <text:p>3.25888586</text:p>
              </table:table-cell>
              <table:table-cell office:value-type="float" office:value="3.349">
                <text:p>3.349</text:p>
              </table:table-cell>
            </table:table-row>
            <table:table-row>
              <table:table-cell office:value-type="float" office:value="3.64">
                <text:p/>
              </table:table-cell>
              <table:table-cell office:value-type="float" office:value="3.34674144">
                <text:p>3.34674144</text:p>
              </table:table-cell>
              <table:table-cell office:value-type="float" office:value="3.25744987">
                <text:p>3.25744987</text:p>
              </table:table-cell>
              <table:table-cell office:value-type="float" office:value="3.344">
                <text:p>3.344</text:p>
              </table:table-cell>
            </table:table-row>
            <table:table-row>
              <table:table-cell office:value-type="float" office:value="3.65666666666667">
                <text:p/>
              </table:table-cell>
              <table:table-cell office:value-type="float" office:value="3.34261823">
                <text:p>3.34261823</text:p>
              </table:table-cell>
              <table:table-cell office:value-type="float" office:value="3.25590801">
                <text:p>3.25590801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float" office:value="3.67333333333333">
                <text:p/>
              </table:table-cell>
              <table:table-cell office:value-type="float" office:value="3.33841205">
                <text:p>3.33841205</text:p>
              </table:table-cell>
              <table:table-cell office:value-type="float" office:value="3.25409842">
                <text:p>3.25409842</text:p>
              </table:table-cell>
              <table:table-cell office:value-type="float" office:value="3.336">
                <text:p>3.336</text:p>
              </table:table-cell>
            </table:table-row>
            <table:table-row>
              <table:table-cell office:value-type="float" office:value="3.69027777777778">
                <text:p/>
              </table:table-cell>
              <table:table-cell office:value-type="float" office:value="3.33388805">
                <text:p>3.33388805</text:p>
              </table:table-cell>
              <table:table-cell office:value-type="float" office:value="3.25062752">
                <text:p>3.25062752</text:p>
              </table:table-cell>
              <table:table-cell office:value-type="float" office:value="3.331">
                <text:p>3.331</text:p>
              </table:table-cell>
            </table:table-row>
            <table:table-row>
              <table:table-cell office:value-type="float" office:value="3.70694444444444">
                <text:p/>
              </table:table-cell>
              <table:table-cell office:value-type="float" office:value="3.32929826">
                <text:p>3.32929826</text:p>
              </table:table-cell>
              <table:table-cell office:value-type="float" office:value="3.24623942">
                <text:p>3.24623942</text:p>
              </table:table-cell>
              <table:table-cell office:value-type="float" office:value="3.327">
                <text:p>3.327</text:p>
              </table:table-cell>
            </table:table-row>
            <table:table-row>
              <table:table-cell office:value-type="float" office:value="3.72388888888889">
                <text:p/>
              </table:table-cell>
              <table:table-cell office:value-type="float" office:value="3.32467794">
                <text:p>3.32467794</text:p>
              </table:table-cell>
              <table:table-cell office:value-type="float" office:value="3.24113965">
                <text:p>3.24113965</text:p>
              </table:table-cell>
              <table:table-cell office:value-type="float" office:value="3.321">
                <text:p>3.321</text:p>
              </table:table-cell>
            </table:table-row>
            <table:table-row>
              <table:table-cell office:value-type="float" office:value="3.74055555555556">
                <text:p/>
              </table:table-cell>
              <table:table-cell office:value-type="float" office:value="3.31980801">
                <text:p>3.31980801</text:p>
              </table:table-cell>
              <table:table-cell office:value-type="float" office:value="3.23658276">
                <text:p>3.23658276</text:p>
              </table:table-cell>
              <table:table-cell office:value-type="float" office:value="3.316">
                <text:p>3.316</text:p>
              </table:table-cell>
            </table:table-row>
            <table:table-row>
              <table:table-cell office:value-type="float" office:value="3.75722222222222">
                <text:p/>
              </table:table-cell>
              <table:table-cell office:value-type="float" office:value="3.31483626">
                <text:p>3.31483626</text:p>
              </table:table-cell>
              <table:table-cell office:value-type="float" office:value="3.23180938">
                <text:p>3.23180938</text:p>
              </table:table-cell>
              <table:table-cell office:value-type="float" office:value="3.312">
                <text:p>3.312</text:p>
              </table:table-cell>
            </table:table-row>
            <table:table-row>
              <table:table-cell office:value-type="float" office:value="3.77416666666667">
                <text:p/>
              </table:table-cell>
              <table:table-cell office:value-type="float" office:value="3.30957103">
                <text:p>3.30957103</text:p>
              </table:table-cell>
              <table:table-cell office:value-type="float" office:value="3.22676349">
                <text:p>3.22676349</text:p>
              </table:table-cell>
              <table:table-cell office:value-type="float" office:value="3.305">
                <text:p>3.305</text:p>
              </table:table-cell>
            </table:table-row>
            <table:table-row>
              <table:table-cell office:value-type="float" office:value="3.79083333333333">
                <text:p/>
              </table:table-cell>
              <table:table-cell office:value-type="float" office:value="3.30432034">
                <text:p>3.30432034</text:p>
              </table:table-cell>
              <table:table-cell office:value-type="float" office:value="3.22164869">
                <text:p>3.22164869</text:p>
              </table:table-cell>
              <table:table-cell office:value-type="float" office:value="3.301">
                <text:p>3.301</text:p>
              </table:table-cell>
            </table:table-row>
            <table:table-row>
              <table:table-cell office:value-type="float" office:value="3.8075">
                <text:p/>
              </table:table-cell>
              <table:table-cell office:value-type="float" office:value="3.2987361">
                <text:p>3.2987361</text:p>
              </table:table-cell>
              <table:table-cell office:value-type="float" office:value="3.21618271">
                <text:p>3.21618271</text:p>
              </table:table-cell>
              <table:table-cell office:value-type="float" office:value="3.294">
                <text:p>3.294</text:p>
              </table:table-cell>
            </table:table-row>
            <table:table-row>
              <table:table-cell office:value-type="float" office:value="3.82444444444444">
                <text:p/>
              </table:table-cell>
              <table:table-cell office:value-type="float" office:value="3.293185">
                <text:p>3.293185</text:p>
              </table:table-cell>
              <table:table-cell office:value-type="float" office:value="3.21062469">
                <text:p>3.21062469</text:p>
              </table:table-cell>
              <table:table-cell office:value-type="float" office:value="3.293">
                <text:p>3.293</text:p>
              </table:table-cell>
            </table:table-row>
            <table:table-row>
              <table:table-cell office:value-type="float" office:value="3.84111111111111">
                <text:p/>
              </table:table-cell>
              <table:table-cell office:value-type="float" office:value="3.2874887">
                <text:p>3.2874887</text:p>
              </table:table-cell>
              <table:table-cell office:value-type="float" office:value="3.20500469">
                <text:p>3.20500469</text:p>
              </table:table-cell>
              <table:table-cell office:value-type="float" office:value="3.289">
                <text:p>3.289</text:p>
              </table:table-cell>
            </table:table-row>
            <table:table-row>
              <table:table-cell office:value-type="float" office:value="3.85805555555556">
                <text:p/>
              </table:table-cell>
              <table:table-cell office:value-type="float" office:value="3.28183055">
                <text:p>3.28183055</text:p>
              </table:table-cell>
              <table:table-cell office:value-type="float" office:value="3.19928479">
                <text:p>3.19928479</text:p>
              </table:table-cell>
              <table:table-cell office:value-type="float" office:value="3.282">
                <text:p>3.282</text:p>
              </table:table-cell>
            </table:table-row>
            <table:table-row>
              <table:table-cell office:value-type="float" office:value="3.87472222222222">
                <text:p/>
              </table:table-cell>
              <table:table-cell office:value-type="float" office:value="3.27588964">
                <text:p>3.27588964</text:p>
              </table:table-cell>
              <table:table-cell office:value-type="float" office:value="3.19331956">
                <text:p>3.19331956</text:p>
              </table:table-cell>
              <table:table-cell office:value-type="float" office:value="3.276">
                <text:p>3.276</text:p>
              </table:table-cell>
            </table:table-row>
            <table:table-row>
              <table:table-cell office:value-type="float" office:value="3.89138888888889">
                <text:p/>
              </table:table-cell>
              <table:table-cell office:value-type="float" office:value="3.26993227">
                <text:p>3.26993227</text:p>
              </table:table-cell>
              <table:table-cell office:value-type="float" office:value="3.18729424">
                <text:p>3.18729424</text:p>
              </table:table-cell>
              <table:table-cell office:value-type="float" office:value="3.269">
                <text:p>3.269</text:p>
              </table:table-cell>
            </table:table-row>
            <table:table-row>
              <table:table-cell office:value-type="float" office:value="3.90833333333333">
                <text:p/>
              </table:table-cell>
              <table:table-cell office:value-type="float" office:value="3.26371956">
                <text:p>3.26371956</text:p>
              </table:table-cell>
              <table:table-cell office:value-type="float" office:value="3.1809516">
                <text:p>3.1809516</text:p>
              </table:table-cell>
              <table:table-cell office:value-type="float" office:value="3.263">
                <text:p>3.263</text:p>
              </table:table-cell>
            </table:table-row>
            <table:table-row>
              <table:table-cell office:value-type="float" office:value="3.925">
                <text:p/>
              </table:table-cell>
              <table:table-cell office:value-type="float" office:value="3.25752378">
                <text:p>3.25752378</text:p>
              </table:table-cell>
              <table:table-cell office:value-type="float" office:value="3.17464209">
                <text:p>3.17464209</text:p>
              </table:table-cell>
              <table:table-cell office:value-type="float" office:value="3.257">
                <text:p>3.257</text:p>
              </table:table-cell>
            </table:table-row>
            <table:table-row>
              <table:table-cell office:value-type="float" office:value="3.94194444444444">
                <text:p/>
              </table:table-cell>
              <table:table-cell office:value-type="float" office:value="3.25112557">
                <text:p>3.25112557</text:p>
              </table:table-cell>
              <table:table-cell office:value-type="float" office:value="3.16775846">
                <text:p>3.16775846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3.95861111111111">
                <text:p/>
              </table:table-cell>
              <table:table-cell office:value-type="float" office:value="3.24449682">
                <text:p>3.24449682</text:p>
              </table:table-cell>
              <table:table-cell office:value-type="float" office:value="3.16173506">
                <text:p>3.16173506</text:p>
              </table:table-cell>
              <table:table-cell office:value-type="float" office:value="3.244">
                <text:p>3.244</text:p>
              </table:table-cell>
            </table:table-row>
            <table:table-row>
              <table:table-cell office:value-type="float" office:value="3.97527777777778">
                <text:p/>
              </table:table-cell>
              <table:table-cell office:value-type="float" office:value="3.23780203">
                <text:p>3.23780203</text:p>
              </table:table-cell>
              <table:table-cell office:value-type="float" office:value="3.15491033">
                <text:p>3.15491033</text:p>
              </table:table-cell>
              <table:table-cell office:value-type="float" office:value="3.237">
                <text:p>3.237</text:p>
              </table:table-cell>
            </table:table-row>
            <table:table-row>
              <table:table-cell office:value-type="float" office:value="3.99222222222222">
                <text:p/>
              </table:table-cell>
              <table:table-cell office:value-type="float" office:value="3.23100758">
                <text:p>3.23100758</text:p>
              </table:table-cell>
              <table:table-cell office:value-type="float" office:value="3.14797616">
                <text:p>3.14797616</text:p>
              </table:table-cell>
              <table:table-cell office:value-type="float" office:value="3.231">
                <text:p>3.231</text:p>
              </table:table-cell>
            </table:table-row>
            <table:table-row>
              <table:table-cell office:value-type="float" office:value="4.00888888888889">
                <text:p/>
              </table:table-cell>
              <table:table-cell office:value-type="float" office:value="3.22403979">
                <text:p>3.22403979</text:p>
              </table:table-cell>
              <table:table-cell office:value-type="float" office:value="3.14105034">
                <text:p>3.14105034</text:p>
              </table:table-cell>
              <table:table-cell office:value-type="float" office:value="3.223">
                <text:p>3.223</text:p>
              </table:table-cell>
            </table:table-row>
            <table:table-row>
              <table:table-cell office:value-type="float" office:value="4.02583333333333">
                <text:p/>
              </table:table-cell>
              <table:table-cell office:value-type="float" office:value="3.21689534">
                <text:p>3.21689534</text:p>
              </table:table-cell>
              <table:table-cell office:value-type="float" office:value="3.13369751">
                <text:p>3.13369751</text:p>
              </table:table-cell>
              <table:table-cell office:value-type="float" office:value="3.216">
                <text:p>3.216</text:p>
              </table:table-cell>
            </table:table-row>
            <table:table-row>
              <table:table-cell office:value-type="float" office:value="4.0425">
                <text:p/>
              </table:table-cell>
              <table:table-cell office:value-type="float" office:value="3.21042728">
                <text:p>3.21042728</text:p>
              </table:table-cell>
              <table:table-cell office:value-type="float" office:value="3.12716794">
                <text:p>3.12716794</text:p>
              </table:table-cell>
              <table:table-cell office:value-type="float" office:value="3.208">
                <text:p>3.208</text:p>
              </table:table-cell>
            </table:table-row>
            <table:table-row>
              <table:table-cell office:value-type="float" office:value="4.05916666666667">
                <text:p/>
              </table:table-cell>
              <table:table-cell office:value-type="float" office:value="3.2024076">
                <text:p>3.2024076</text:p>
              </table:table-cell>
              <table:table-cell office:value-type="float" office:value="3.11918664">
                <text:p>3.11918664</text:p>
              </table:table-cell>
              <table:table-cell office:value-type="float" office:value="3.202">
                <text:p>3.202</text:p>
              </table:table-cell>
            </table:table-row>
            <table:table-row>
              <table:table-cell office:value-type="float" office:value="4.07611111111111">
                <text:p/>
              </table:table-cell>
              <table:table-cell office:value-type="float" office:value="3.19458055">
                <text:p>3.19458055</text:p>
              </table:table-cell>
              <table:table-cell office:value-type="float" office:value="3.11136079">
                <text:p>3.11136079</text:p>
              </table:table-cell>
              <table:table-cell office:value-type="float" office:value="3.211">
                <text:p>3.211</text:p>
              </table:table-cell>
            </table:table-row>
            <table:table-row>
              <table:table-cell office:value-type="float" office:value="4.09277777777778">
                <text:p/>
              </table:table-cell>
              <table:table-cell office:value-type="float" office:value="3.1867373">
                <text:p>3.1867373</text:p>
              </table:table-cell>
              <table:table-cell office:value-type="float" office:value="3.10360718">
                <text:p>3.10360718</text:p>
              </table:table-cell>
              <table:table-cell office:value-type="float" office:value="3.203">
                <text:p>3.203</text:p>
              </table:table-cell>
            </table:table-row>
            <table:table-row>
              <table:table-cell office:value-type="float" office:value="4.10944444444445">
                <text:p/>
              </table:table-cell>
              <table:table-cell office:value-type="float" office:value="3.17891097">
                <text:p>3.17891097</text:p>
              </table:table-cell>
              <table:table-cell office:value-type="float" office:value="3.0957458">
                <text:p>3.0957458</text:p>
              </table:table-cell>
              <table:table-cell office:value-type="float" office:value="3.196">
                <text:p>3.196</text:p>
              </table:table-cell>
            </table:table-row>
            <table:table-row>
              <table:table-cell office:value-type="float" office:value="4.12638888888889">
                <text:p/>
              </table:table-cell>
              <table:table-cell office:value-type="float" office:value="3.17052436">
                <text:p>3.17052436</text:p>
              </table:table-cell>
              <table:table-cell office:value-type="float" office:value="3.08749247">
                <text:p>3.08749247</text:p>
              </table:table-cell>
              <table:table-cell office:value-type="float" office:value="3.187">
                <text:p>3.187</text:p>
              </table:table-cell>
            </table:table-row>
            <table:table-row>
              <table:table-cell office:value-type="float" office:value="4.14305555555556">
                <text:p/>
              </table:table-cell>
              <table:table-cell office:value-type="float" office:value="3.16180658">
                <text:p>3.16180658</text:p>
              </table:table-cell>
              <table:table-cell office:value-type="float" office:value="3.07865286">
                <text:p>3.07865286</text:p>
              </table:table-cell>
              <table:table-cell office:value-type="float" office:value="3.179">
                <text:p>3.179</text:p>
              </table:table-cell>
            </table:table-row>
            <table:table-row>
              <table:table-cell office:value-type="float" office:value="4.16">
                <text:p/>
              </table:table-cell>
              <table:table-cell office:value-type="float" office:value="3.15303254">
                <text:p>3.15303254</text:p>
              </table:table-cell>
              <table:table-cell office:value-type="float" office:value="3.07023525">
                <text:p>3.07023525</text:p>
              </table:table-cell>
              <table:table-cell office:value-type="float" office:value="3.169">
                <text:p>3.169</text:p>
              </table:table-cell>
            </table:table-row>
            <table:table-row>
              <table:table-cell office:value-type="float" office:value="4.17666666666667">
                <text:p/>
              </table:table-cell>
              <table:table-cell office:value-type="float" office:value="3.14415908">
                <text:p>3.14415908</text:p>
              </table:table-cell>
              <table:table-cell office:value-type="float" office:value="3.06123972">
                <text:p>3.06123972</text:p>
              </table:table-cell>
              <table:table-cell office:value-type="float" office:value="3.161">
                <text:p>3.161</text:p>
              </table:table-cell>
            </table:table-row>
            <table:table-row>
              <table:table-cell office:value-type="float" office:value="4.19333333333333">
                <text:p/>
              </table:table-cell>
              <table:table-cell office:value-type="float" office:value="3.13507867">
                <text:p>3.13507867</text:p>
              </table:table-cell>
              <table:table-cell office:value-type="float" office:value="3.05233526">
                <text:p>3.05233526</text:p>
              </table:table-cell>
              <table:table-cell office:value-type="float" office:value="3.151">
                <text:p>3.151</text:p>
              </table:table-cell>
            </table:table-row>
            <table:table-row>
              <table:table-cell office:value-type="float" office:value="4.21027777777778">
                <text:p/>
              </table:table-cell>
              <table:table-cell office:value-type="float" office:value="3.125875">
                <text:p>3.125875</text:p>
              </table:table-cell>
              <table:table-cell office:value-type="float" office:value="3.04306459">
                <text:p>3.04306459</text:p>
              </table:table-cell>
              <table:table-cell office:value-type="float" office:value="3.143">
                <text:p>3.143</text:p>
              </table:table-cell>
            </table:table-row>
            <table:table-row>
              <table:table-cell office:value-type="float" office:value="4.22694444444444">
                <text:p/>
              </table:table-cell>
              <table:table-cell office:value-type="float" office:value="3.11635399">
                <text:p>3.11635399</text:p>
              </table:table-cell>
              <table:table-cell office:value-type="float" office:value="3.03352547">
                <text:p>3.03352547</text:p>
              </table:table-cell>
              <table:table-cell office:value-type="float" office:value="3.141">
                <text:p>3.141</text:p>
              </table:table-cell>
            </table:table-row>
            <table:table-row>
              <table:table-cell office:value-type="float" office:value="4.24388888888889">
                <text:p/>
              </table:table-cell>
              <table:table-cell office:value-type="float" office:value="3.10651398">
                <text:p>3.10651398</text:p>
              </table:table-cell>
              <table:table-cell office:value-type="float" office:value="3.02381325">
                <text:p>3.02381325</text:p>
              </table:table-cell>
              <table:table-cell office:value-type="float" office:value="3.124">
                <text:p>3.124</text:p>
              </table:table-cell>
            </table:table-row>
            <table:table-row>
              <table:table-cell office:value-type="float" office:value="4.26055555555556">
                <text:p/>
              </table:table-cell>
              <table:table-cell office:value-type="float" office:value="3.09634924">
                <text:p>3.09634924</text:p>
              </table:table-cell>
              <table:table-cell office:value-type="float" office:value="3.01375055">
                <text:p>3.01375055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float" office:value="4.27722222222222">
                <text:p/>
              </table:table-cell>
              <table:table-cell office:value-type="float" office:value="3.08595777">
                <text:p>3.08595777</text:p>
              </table:table-cell>
              <table:table-cell office:value-type="float" office:value="3.00329876">
                <text:p>3.00329876</text:p>
              </table:table-cell>
              <table:table-cell office:value-type="float" office:value="3.105">
                <text:p>3.105</text:p>
              </table:table-cell>
            </table:table-row>
            <table:table-row>
              <table:table-cell office:value-type="float" office:value="4.29416666666667">
                <text:p/>
              </table:table-cell>
              <table:table-cell office:value-type="float" office:value="3.07539964">
                <text:p>3.07539964</text:p>
              </table:table-cell>
              <table:table-cell office:value-type="float" office:value="2.99281883">
                <text:p>2.99281883</text:p>
              </table:table-cell>
              <table:table-cell office:value-type="float" office:value="3.092">
                <text:p>3.092</text:p>
              </table:table-cell>
            </table:table-row>
            <table:table-row>
              <table:table-cell office:value-type="float" office:value="4.31083333333333">
                <text:p/>
              </table:table-cell>
              <table:table-cell office:value-type="float" office:value="3.06436944">
                <text:p>3.06436944</text:p>
              </table:table-cell>
              <table:table-cell office:value-type="float" office:value="2.98198605">
                <text:p>2.98198605</text:p>
              </table:table-cell>
              <table:table-cell office:value-type="float" office:value="3.081">
                <text:p>3.081</text:p>
              </table:table-cell>
            </table:table-row>
            <table:table-row>
              <table:table-cell office:value-type="float" office:value="4.32777777777778">
                <text:p/>
              </table:table-cell>
              <table:table-cell office:value-type="float" office:value="3.05312943">
                <text:p>3.05312943</text:p>
              </table:table-cell>
              <table:table-cell office:value-type="float" office:value="2.97075081">
                <text:p>2.97075081</text:p>
              </table:table-cell>
              <table:table-cell office:value-type="float" office:value="3.051">
                <text:p>3.051</text:p>
              </table:table-cell>
            </table:table-row>
            <table:table-row>
              <table:table-cell office:value-type="float" office:value="4.34444444444444">
                <text:p/>
              </table:table-cell>
              <table:table-cell office:value-type="float" office:value="3.04170012">
                <text:p>3.04170012</text:p>
              </table:table-cell>
              <table:table-cell office:value-type="float" office:value="2.9594543">
                <text:p>2.9594543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float" office:value="4.36111111111111">
                <text:p/>
              </table:table-cell>
              <table:table-cell office:value-type="float" office:value="3.02986002">
                <text:p>3.02986002</text:p>
              </table:table-cell>
              <table:table-cell office:value-type="float" office:value="2.94780636">
                <text:p>2.94780636</text:p>
              </table:table-cell>
              <table:table-cell office:value-type="float" office:value="3.027">
                <text:p>3.027</text:p>
              </table:table-cell>
            </table:table-row>
            <table:table-row>
              <table:table-cell office:value-type="float" office:value="4.37805555555556">
                <text:p/>
              </table:table-cell>
              <table:table-cell office:value-type="float" office:value="3.01760364">
                <text:p>3.01760364</text:p>
              </table:table-cell>
              <table:table-cell office:value-type="float" office:value="2.93536115">
                <text:p>2.93536115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4.39472222222222">
                <text:p/>
              </table:table-cell>
              <table:table-cell office:value-type="float" office:value="3.00290108">
                <text:p>3.00290108</text:p>
              </table:table-cell>
              <table:table-cell office:value-type="float" office:value="2.92081785">
                <text:p>2.92081785</text:p>
              </table:table-cell>
              <table:table-cell office:value-type="float" office:value="3.007">
                <text:p>3.007</text:p>
              </table:table-cell>
            </table:table-row>
            <table:table-row>
              <table:table-cell office:value-type="float" office:value="4.41166666666667">
                <text:p/>
              </table:table-cell>
              <table:table-cell office:value-type="float" office:value="2.98989272">
                <text:p>2.98989272</text:p>
              </table:table-cell>
              <table:table-cell office:value-type="float" office:value="2.90789127">
                <text:p>2.90789127</text:p>
              </table:table-cell>
              <table:table-cell office:value-type="float" office:value="2.994">
                <text:p>2.994</text:p>
              </table:table-cell>
            </table:table-row>
            <table:table-row>
              <table:table-cell office:value-type="float" office:value="4.42833333333333">
                <text:p/>
              </table:table-cell>
              <table:table-cell office:value-type="float" office:value="2.97678328">
                <text:p>2.97678328</text:p>
              </table:table-cell>
              <table:table-cell office:value-type="float" office:value="2.89504099">
                <text:p>2.89504099</text:p>
              </table:table-cell>
              <table:table-cell office:value-type="float" office:value="2.974">
                <text:p>2.974</text:p>
              </table:table-cell>
            </table:table-row>
            <table:table-row>
              <table:table-cell office:value-type="float" office:value="4.445">
                <text:p/>
              </table:table-cell>
              <table:table-cell office:value-type="float" office:value="2.96295834">
                <text:p>2.96295834</text:p>
              </table:table-cell>
              <table:table-cell office:value-type="float" office:value="2.8815093">
                <text:p>2.8815093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float" office:value="4.46194444444445">
                <text:p/>
              </table:table-cell>
              <table:table-cell office:value-type="float" office:value="2.9489994">
                <text:p>2.9489994</text:p>
              </table:table-cell>
              <table:table-cell office:value-type="float" office:value="2.86780429">
                <text:p>2.86780429</text:p>
              </table:table-cell>
              <table:table-cell office:value-type="float" office:value="2.951">
                <text:p>2.951</text:p>
              </table:table-cell>
            </table:table-row>
            <table:table-row>
              <table:table-cell office:value-type="float" office:value="4.47861111111111">
                <text:p/>
              </table:table-cell>
              <table:table-cell office:value-type="float" office:value="2.93368578">
                <text:p>2.93368578</text:p>
              </table:table-cell>
              <table:table-cell office:value-type="float" office:value="2.85266924">
                <text:p>2.85266924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float" office:value="4.49527777777778">
                <text:p/>
              </table:table-cell>
              <table:table-cell office:value-type="float" office:value="2.9175427">
                <text:p>2.9175427</text:p>
              </table:table-cell>
              <table:table-cell office:value-type="float" office:value="2.83706188">
                <text:p>2.83706188</text:p>
              </table:table-cell>
              <table:table-cell office:value-type="float" office:value="2.916">
                <text:p>2.916</text:p>
              </table:table-cell>
            </table:table-row>
            <table:table-row>
              <table:table-cell office:value-type="float" office:value="4.51222222222222">
                <text:p/>
              </table:table-cell>
              <table:table-cell office:value-type="float" office:value="2.90058136">
                <text:p>2.90058136</text:p>
              </table:table-cell>
              <table:table-cell office:value-type="float" office:value="2.82031274">
                <text:p>2.82031274</text:p>
              </table:table-cell>
              <table:table-cell office:value-type="float" office:value="2.902">
                <text:p>2.902</text:p>
              </table:table-cell>
            </table:table-row>
            <table:table-row>
              <table:table-cell office:value-type="float" office:value="4.52888888888889">
                <text:p/>
              </table:table-cell>
              <table:table-cell office:value-type="float" office:value="2.88273954">
                <text:p>2.88273954</text:p>
              </table:table-cell>
              <table:table-cell office:value-type="float" office:value="2.80201936">
                <text:p>2.80201936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float" office:value="4.54583333333333">
                <text:p/>
              </table:table-cell>
              <table:table-cell office:value-type="float" office:value="2.86377478">
                <text:p>2.86377478</text:p>
              </table:table-cell>
              <table:table-cell office:value-type="float" office:value="2.7833693">
                <text:p>2.7833693</text:p>
              </table:table-cell>
              <table:table-cell office:value-type="float" office:value="2.859">
                <text:p>2.859</text:p>
              </table:table-cell>
            </table:table-row>
            <table:table-row>
              <table:table-cell office:value-type="float" office:value="4.5625">
                <text:p/>
              </table:table-cell>
              <table:table-cell office:value-type="float" office:value="2.84375286">
                <text:p>2.84375286</text:p>
              </table:table-cell>
              <table:table-cell office:value-type="float" office:value="2.76359725">
                <text:p>2.76359725</text:p>
              </table:table-cell>
              <table:table-cell office:value-type="float" office:value="2.842">
                <text:p>2.842</text:p>
              </table:table-cell>
            </table:table-row>
            <table:table-row>
              <table:table-cell office:value-type="float" office:value="4.57916666666667">
                <text:p/>
              </table:table-cell>
              <table:table-cell office:value-type="float" office:value="2.82235432">
                <text:p>2.82235432</text:p>
              </table:table-cell>
              <table:table-cell office:value-type="float" office:value="2.7423799">
                <text:p>2.7423799</text:p>
              </table:table-cell>
              <table:table-cell office:value-type="float" office:value="2.822">
                <text:p>2.822</text:p>
              </table:table-cell>
            </table:table-row>
            <table:table-row>
              <table:table-cell office:value-type="float" office:value="4.59611111111111">
                <text:p/>
              </table:table-cell>
              <table:table-cell office:value-type="float" office:value="2.79946232">
                <text:p>2.79946232</text:p>
              </table:table-cell>
              <table:table-cell office:value-type="float" office:value="2.71974206">
                <text:p>2.71974206</text:p>
              </table:table-cell>
              <table:table-cell office:value-type="float" office:value="2.806">
                <text:p>2.806</text:p>
              </table:table-cell>
            </table:table-row>
            <table:table-row>
              <table:table-cell office:value-type="float" office:value="4.61277777777778">
                <text:p/>
              </table:table-cell>
              <table:table-cell office:value-type="float" office:value="2.77482033">
                <text:p>2.77482033</text:p>
              </table:table-cell>
              <table:table-cell office:value-type="float" office:value="2.69538569">
                <text:p>2.69538569</text:p>
              </table:table-cell>
              <table:table-cell office:value-type="float" office:value="2.776">
                <text:p>2.776</text:p>
              </table:table-cell>
            </table:table-row>
            <table:table-row>
              <table:table-cell office:value-type="float" office:value="4.62972222222222">
                <text:p/>
              </table:table-cell>
              <table:table-cell office:value-type="float" office:value="2.74784684">
                <text:p>2.74784684</text:p>
              </table:table-cell>
              <table:table-cell office:value-type="float" office:value="2.66858792">
                <text:p>2.66858792</text:p>
              </table:table-cell>
              <table:table-cell office:value-type="float" office:value="2.749">
                <text:p>2.749</text:p>
              </table:table-cell>
            </table:table-row>
            <table:table-row>
              <table:table-cell office:value-type="float" office:value="4.64638888888889">
                <text:p/>
              </table:table-cell>
              <table:table-cell office:value-type="float" office:value="2.71805406">
                <text:p>2.71805406</text:p>
              </table:table-cell>
              <table:table-cell office:value-type="float" office:value="2.63895464">
                <text:p>2.63895464</text:p>
              </table:table-cell>
              <table:table-cell office:value-type="float" office:value="2.717">
                <text:p>2.717</text:p>
              </table:table-cell>
            </table:table-row>
            <table:table-row>
              <table:table-cell office:value-type="float" office:value="4.66305555555556">
                <text:p/>
              </table:table-cell>
              <table:table-cell office:value-type="float" office:value="2.68517566">
                <text:p>2.68517566</text:p>
              </table:table-cell>
              <table:table-cell office:value-type="float" office:value="2.60629439">
                <text:p>2.60629439</text:p>
              </table:table-cell>
              <table:table-cell office:value-type="float" office:value="2.691">
                <text:p>2.691</text:p>
              </table:table-cell>
            </table:table-row>
            <table:table-row>
              <table:table-cell office:value-type="float" office:value="4.68">
                <text:p/>
              </table:table-cell>
              <table:table-cell office:value-type="float" office:value="2.64880204">
                <text:p>2.64880204</text:p>
              </table:table-cell>
              <table:table-cell office:value-type="float" office:value="2.5701189">
                <text:p>2.5701189</text:p>
              </table:table-cell>
              <table:table-cell office:value-type="float" office:value="2.653">
                <text:p>2.653</text:p>
              </table:table-cell>
            </table:table-row>
            <table:table-row>
              <table:table-cell office:value-type="float" office:value="4.69666666666667">
                <text:p/>
              </table:table-cell>
              <table:table-cell office:value-type="float" office:value="2.60859227">
                <text:p>2.60859227</text:p>
              </table:table-cell>
              <table:table-cell office:value-type="float" office:value="2.53013253">
                <text:p>2.53013253</text:p>
              </table:table-cell>
              <table:table-cell office:value-type="float" office:value="2.612">
                <text:p>2.612</text:p>
              </table:table-cell>
            </table:table-row>
            <table:table-row>
              <table:table-cell office:value-type="float" office:value="4.71333333333333">
                <text:p/>
              </table:table-cell>
              <table:table-cell office:value-type="float" office:value="2.5647223">
                <text:p>2.5647223</text:p>
              </table:table-cell>
              <table:table-cell office:value-type="float" office:value="2.48650599">
                <text:p>2.48650599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float" office:value="4.73027777777778">
                <text:p/>
              </table:table-cell>
              <table:table-cell office:value-type="float" office:value="2.51862979">
                <text:p>2.51862979</text:p>
              </table:table-cell>
              <table:table-cell office:value-type="float" office:value="2.44064093">
                <text:p>2.44064093</text:p>
              </table:table-cell>
              <table:table-cell office:value-type="float" office:value="2.523">
                <text:p>2.523</text:p>
              </table:table-cell>
            </table:table-row>
            <table:table-row>
              <table:table-cell office:value-type="float" office:value="4.74694444444445">
                <text:p/>
              </table:table-cell>
              <table:table-cell office:value-type="float" office:value="2.4731617">
                <text:p>2.4731617</text:p>
              </table:table-cell>
              <table:table-cell office:value-type="float" office:value="2.3955009">
                <text:p>2.3955009</text:p>
              </table:table-cell>
              <table:table-cell office:value-type="float" office:value="2.475">
                <text:p>2.475</text:p>
              </table:table-cell>
            </table:table-row>
            <table:table-row>
              <table:table-cell office:value-type="float" office:value="4.76388888888889">
                <text:p/>
              </table:table-cell>
              <table:table-cell office:value-type="float" office:value="2.4301548">
                <text:p>2.4301548</text:p>
              </table:table-cell>
              <table:table-cell office:value-type="float" office:value="2.35273194">
                <text:p>2.35273194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float" office:value="4.78055555555556">
                <text:p/>
              </table:table-cell>
              <table:table-cell office:value-type="float" office:value="0.000782838033">
                <text:p>0.000782838033</text:p>
              </table:table-cell>
              <table:table-cell office:value-type="float" office:value="0.000697625219">
                <text:p>0.000697625219</text:p>
              </table:table-cell>
              <table:table-cell office:value-type="float" office:value="2.398">
                <text:p>2.398</text:p>
              </table:table-cell>
            </table:table-row>
            <table:table-row>
              <table:table-cell office:value-type="float" office:value="4.79722222222222">
                <text:p/>
              </table:table-cell>
              <table:table-cell office:value-type="float" office:value="0.000715711503">
                <text:p>0.000715711503</text:p>
              </table:table-cell>
              <table:table-cell office:value-type="float" office:value="0.000642974162">
                <text:p>0.000642974162</text:p>
              </table:table-cell>
              <table:table-cell office:value-type="float" office:value="2.398">
                <text:p>2.398</text:p>
              </table:table-cell>
            </table:table-row>
            <table:table-row>
              <table:table-cell office:value-type="float" office:value="4.81416666666667">
                <text:p/>
              </table:table-cell>
              <table:table-cell office:value-type="float" office:value="0.00071292033">
                <text:p>0.00071292033</text:p>
              </table:table-cell>
              <table:table-cell office:value-type="float" office:value="0.000642171828">
                <text:p>0.000642171828</text:p>
              </table:table-cell>
              <table:table-cell office:value-type="float" office:value="2.398">
                <text:p>2.3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47cm" svg:height="14.58cm" xlink:href=".." xlink:type="simple" chart:class="chart:line" chart:style-name="ch1">
        <chart:legend chart:legend-position="end" svg:x="23.798cm" svg:y="6.742cm" style:legend-expansion="high" chart:style-name="ch2"/>
        <chart:plot-area chart:style-name="ch3" table:cell-range-address="Sheet1.A1:Sheet1.A289 Sheet1.E1:Sheet1.E289 Sheet1.G1:Sheet1.G289" chart:data-source-has-labels="both" svg:x="0.54cm" svg:y="0.291cm" svg:width="22.718cm" svg:height="13.998cm">
          <chartooo:coordinate-region svg:x="1.532cm" svg:y="0.491cm" svg:width="20.998cm" svg:height="11.752cm"/>
          <chart:axis chart:dimension="x" chart:name="primary-x" chart:style-name="ch4" chartooo:axis-type="auto">
            <chartooo:date-scale/>
            <chart:categories table:cell-range-address="Sheet1.A2:Sheet1.A289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E2:Sheet1.E289" chart:label-cell-address="Sheet1.E1:Sheet1.E1" chart:class="chart:line">
            <chart:data-point chart:repeated="288"/>
          </chart:series>
          <chart:series chart:attached-axis="secondary-y" chart:style-name="ch8" chart:values-cell-range-address="Sheet1.G2:Sheet1.G289" chart:label-cell-address="Sheet1.G1:Sheet1.G1" chart:class="chart:line">
            <chart:data-point chart:repeated="28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x_adc_vref</text:p>
                <draw:g>
                  <svg:desc>Sheet1.E1:Sheet1.E1</svg:desc>
                </draw:g>
              </table:table-cell>
              <table:table-cell office:value-type="string">
                <text:p> Vcc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289</svg:desc>
                </draw:g>
              </table:table-cell>
              <table:table-cell office:value-type="float" office:value="1484">
                <text:p>1484</text:p>
                <draw:g>
                  <svg:desc>Sheet1.E2:Sheet1.E289</svg:desc>
                </draw:g>
              </table:table-cell>
              <table:table-cell office:value-type="float" office:value="3.30906153">
                <text:p>3.30906153</text:p>
                <draw:g>
                  <svg:desc>Sheet1.G2:Sheet1.G289</svg:desc>
                </draw:g>
              </table:table-cell>
            </table:table-row>
            <table:table-row>
              <table:table-cell office:value-type="float" office:value="0.0166666666666667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14204">
                <text:p>3.31014204</text:p>
              </table:table-cell>
            </table:table-row>
            <table:table-row>
              <table:table-cell office:value-type="float" office:value="0.0336111111111111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23908">
                <text:p>3.31023908</text:p>
              </table:table-cell>
            </table:table-row>
            <table:table-row>
              <table:table-cell office:value-type="float" office:value="0.0502777777777778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6282">
                <text:p>3.31036282</text:p>
              </table:table-cell>
            </table:table-row>
            <table:table-row>
              <table:table-cell office:value-type="float" office:value="0.0669444444444444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43124">
                <text:p>3.31043124</text:p>
              </table:table-cell>
            </table:table-row>
            <table:table-row>
              <table:table-cell office:value-type="float" office:value="0.0838888888888889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1871">
                <text:p>3.31031871</text:p>
              </table:table-cell>
            </table:table-row>
            <table:table-row>
              <table:table-cell office:value-type="float" office:value="0.100555555555556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7068">
                <text:p>3.31037068</text:p>
              </table:table-cell>
            </table:table-row>
            <table:table-row>
              <table:table-cell office:value-type="float" office:value="0.117222222222222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2896">
                <text:p>3.31032896</text:p>
              </table:table-cell>
            </table:table-row>
            <table:table-row>
              <table:table-cell office:value-type="float" office:value="0.134166666666667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29153">
                <text:p>3.31029153</text:p>
              </table:table-cell>
            </table:table-row>
            <table:table-row>
              <table:table-cell office:value-type="float" office:value="0.150833333333333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5805">
                <text:p>3.31035805</text:p>
              </table:table-cell>
            </table:table-row>
            <table:table-row>
              <table:table-cell office:value-type="float" office:value="0.167777777777778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6854">
                <text:p>3.31036854</text:p>
              </table:table-cell>
            </table:table-row>
            <table:table-row>
              <table:table-cell office:value-type="float" office:value="0.184444444444444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42433">
                <text:p>3.31042433</text:p>
              </table:table-cell>
            </table:table-row>
            <table:table-row>
              <table:table-cell office:value-type="float" office:value="0.201111111111111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29034">
                <text:p>3.31029034</text:p>
              </table:table-cell>
            </table:table-row>
            <table:table-row>
              <table:table-cell office:value-type="float" office:value="0.218055555555556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5161">
                <text:p>3.31035161</text:p>
              </table:table-cell>
            </table:table-row>
            <table:table-row>
              <table:table-cell office:value-type="float" office:value="0.234722222222222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2586">
                <text:p>3.31032586</text:p>
              </table:table-cell>
            </table:table-row>
            <table:table-row>
              <table:table-cell office:value-type="float" office:value="0.251666666666667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46534">
                <text:p>3.31046534</text:p>
              </table:table-cell>
            </table:table-row>
            <table:table-row>
              <table:table-cell office:value-type="float" office:value="0.268333333333333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8117">
                <text:p>3.31038117</text:p>
              </table:table-cell>
            </table:table-row>
            <table:table-row>
              <table:table-cell office:value-type="float" office:value="0.285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45127">
                <text:p>3.31045127</text:p>
              </table:table-cell>
            </table:table-row>
            <table:table-row>
              <table:table-cell office:value-type="float" office:value="0.301944444444444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46319">
                <text:p>3.31046319</text:p>
              </table:table-cell>
            </table:table-row>
            <table:table-row>
              <table:table-cell office:value-type="float" office:value="0.318611111111111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49275">
                <text:p>3.31049275</text:p>
              </table:table-cell>
            </table:table-row>
            <table:table-row>
              <table:table-cell office:value-type="float" office:value="0.335277777777778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43553">
                <text:p>3.31043553</text:p>
              </table:table-cell>
            </table:table-row>
            <table:table-row>
              <table:table-cell office:value-type="float" office:value="0.352222222222222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4291">
                <text:p>3.3104291</text:p>
              </table:table-cell>
            </table:table-row>
            <table:table-row>
              <table:table-cell office:value-type="float" office:value="0.368888888888889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9047">
                <text:p>3.31039047</text:p>
              </table:table-cell>
            </table:table-row>
            <table:table-row>
              <table:table-cell office:value-type="float" office:value="0.385833333333333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48274">
                <text:p>3.31048274</text:p>
              </table:table-cell>
            </table:table-row>
            <table:table-row>
              <table:table-cell office:value-type="float" office:value="0.4025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58288">
                <text:p>3.31058288</text:p>
              </table:table-cell>
            </table:table-row>
            <table:table-row>
              <table:table-cell office:value-type="float" office:value="0.419166666666667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56094">
                <text:p>3.31056094</text:p>
              </table:table-cell>
            </table:table-row>
            <table:table-row>
              <table:table-cell office:value-type="float" office:value="0.436111111111111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49371">
                <text:p>3.31049371</text:p>
              </table:table-cell>
            </table:table-row>
            <table:table-row>
              <table:table-cell office:value-type="float" office:value="0.452777777777778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9834">
                <text:p>3.31039834</text:p>
              </table:table-cell>
            </table:table-row>
            <table:table-row>
              <table:table-cell office:value-type="float" office:value="0.469722222222222">
                <text:p>0</text:p>
              </table:table-cell>
              <table:table-cell office:value-type="float" office:value="1482">
                <text:p>1482</text:p>
              </table:table-cell>
              <table:table-cell office:value-type="float" office:value="3.31039524">
                <text:p>3.31039524</text:p>
              </table:table-cell>
            </table:table-row>
            <table:table-row>
              <table:table-cell office:value-type="float" office:value="0.486388888888889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44436">
                <text:p>3.31044436</text:p>
              </table:table-cell>
            </table:table-row>
            <table:table-row>
              <table:table-cell office:value-type="float" office:value="0.503055555555556">
                <text:p>0</text:p>
              </table:table-cell>
              <table:table-cell office:value-type="float" office:value="1482">
                <text:p>1482</text:p>
              </table:table-cell>
              <table:table-cell office:value-type="float" office:value="3.31027722">
                <text:p>3.31027722</text:p>
              </table:table-cell>
            </table:table-row>
            <table:table-row>
              <table:table-cell office:value-type="float" office:value="0.52">
                <text:p>0</text:p>
              </table:table-cell>
              <table:table-cell office:value-type="float" office:value="1482">
                <text:p>1482</text:p>
              </table:table-cell>
              <table:table-cell office:value-type="float" office:value="3.31032848">
                <text:p>3.31032848</text:p>
              </table:table-cell>
            </table:table-row>
            <table:table-row>
              <table:table-cell office:value-type="float" office:value="0.536666666666667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2372">
                <text:p>3.31032372</text:p>
              </table:table-cell>
            </table:table-row>
            <table:table-row>
              <table:table-cell office:value-type="float" office:value="0.553611111111111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22286">
                <text:p>3.31022286</text:p>
              </table:table-cell>
            </table:table-row>
            <table:table-row>
              <table:table-cell office:value-type="float" office:value="0.570277777777778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22525">
                <text:p>3.31022525</text:p>
              </table:table-cell>
            </table:table-row>
            <table:table-row>
              <table:table-cell office:value-type="float" office:value="0.586944444444444">
                <text:p>0</text:p>
              </table:table-cell>
              <table:table-cell office:value-type="float" office:value="1482">
                <text:p>1482</text:p>
              </table:table-cell>
              <table:table-cell office:value-type="float" office:value="3.31022382">
                <text:p>3.31022382</text:p>
              </table:table-cell>
            </table:table-row>
            <table:table-row>
              <table:table-cell office:value-type="float" office:value="0.603888888888889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22191">
                <text:p>3.31022191</text:p>
              </table:table-cell>
            </table:table-row>
            <table:table-row>
              <table:table-cell office:value-type="float" office:value="0.620555555555556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20999">
                <text:p>3.31020999</text:p>
              </table:table-cell>
            </table:table-row>
            <table:table-row>
              <table:table-cell office:value-type="float" office:value="0.6375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25124">
                <text:p>3.31025124</text:p>
              </table:table-cell>
            </table:table-row>
            <table:table-row>
              <table:table-cell office:value-type="float" office:value="0.654166666666667">
                <text:p>0</text:p>
              </table:table-cell>
              <table:table-cell office:value-type="float" office:value="1482">
                <text:p>1482</text:p>
              </table:table-cell>
              <table:table-cell office:value-type="float" office:value="3.31022334">
                <text:p>3.31022334</text:p>
              </table:table-cell>
            </table:table-row>
            <table:table-row>
              <table:table-cell office:value-type="float" office:value="0.670833333333333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06145">
                <text:p>3.31006145</text:p>
              </table:table-cell>
            </table:table-row>
            <table:table-row>
              <table:table-cell office:value-type="float" office:value="0.687777777777778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24814">
                <text:p>3.31024814</text:p>
              </table:table-cell>
            </table:table-row>
            <table:table-row>
              <table:table-cell office:value-type="float" office:value="0.704444444444444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22406">
                <text:p>3.31022406</text:p>
              </table:table-cell>
            </table:table-row>
            <table:table-row>
              <table:table-cell office:value-type="float" office:value="0.721111111111111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26268">
                <text:p>3.31026268</text:p>
              </table:table-cell>
            </table:table-row>
            <table:table-row>
              <table:table-cell office:value-type="float" office:value="0.738055555555556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25195">
                <text:p>3.31025195</text:p>
              </table:table-cell>
            </table:table-row>
            <table:table-row>
              <table:table-cell office:value-type="float" office:value="0.754722222222222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1799">
                <text:p>3.31031799</text:p>
              </table:table-cell>
            </table:table-row>
            <table:table-row>
              <table:table-cell office:value-type="float" office:value="0.771666666666667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287">
                <text:p>3.310287</text:p>
              </table:table-cell>
            </table:table-row>
            <table:table-row>
              <table:table-cell office:value-type="float" office:value="0.788333333333333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2157">
                <text:p>3.31032157</text:p>
              </table:table-cell>
            </table:table-row>
            <table:table-row>
              <table:table-cell office:value-type="float" office:value="0.805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4589">
                <text:p>3.31034589</text:p>
              </table:table-cell>
            </table:table-row>
            <table:table-row>
              <table:table-cell office:value-type="float" office:value="0.821944444444445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931">
                <text:p>3.3103931</text:p>
              </table:table-cell>
            </table:table-row>
            <table:table-row>
              <table:table-cell office:value-type="float" office:value="0.838611111111111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1418">
                <text:p>3.31031418</text:p>
              </table:table-cell>
            </table:table-row>
            <table:table-row>
              <table:table-cell office:value-type="float" office:value="0.855277777777778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2228">
                <text:p>3.31032228</text:p>
              </table:table-cell>
            </table:table-row>
            <table:table-row>
              <table:table-cell office:value-type="float" office:value="0.872222222222222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19568">
                <text:p>3.31019568</text:p>
              </table:table-cell>
            </table:table-row>
            <table:table-row>
              <table:table-cell office:value-type="float" office:value="0.888888888888889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1227">
                <text:p>3.31031227</text:p>
              </table:table-cell>
            </table:table-row>
            <table:table-row>
              <table:table-cell office:value-type="float" office:value="0.905833333333333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20379">
                <text:p>3.31020379</text:p>
              </table:table-cell>
            </table:table-row>
            <table:table-row>
              <table:table-cell office:value-type="float" office:value="0.9225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25529">
                <text:p>3.31025529</text:p>
              </table:table-cell>
            </table:table-row>
            <table:table-row>
              <table:table-cell office:value-type="float" office:value="0.939166666666667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17923">
                <text:p>3.31017923</text:p>
              </table:table-cell>
            </table:table-row>
            <table:table-row>
              <table:table-cell office:value-type="float" office:value="0.956111111111111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07552">
                <text:p>3.31007552</text:p>
              </table:table-cell>
            </table:table-row>
            <table:table-row>
              <table:table-cell office:value-type="float" office:value="0.972777777777778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03404">
                <text:p>3.31003404</text:p>
              </table:table-cell>
            </table:table-row>
            <table:table-row>
              <table:table-cell office:value-type="float" office:value="0.989444444444444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098917">
                <text:p>3.3098917</text:p>
              </table:table-cell>
            </table:table-row>
            <table:table-row>
              <table:table-cell office:value-type="float" office:value="1.00638888888889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1005597">
                <text:p>3.31005597</text:p>
              </table:table-cell>
            </table:table-row>
            <table:table-row>
              <table:table-cell office:value-type="float" office:value="1.02305555555556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1020021">
                <text:p>3.31020021</text:p>
              </table:table-cell>
            </table:table-row>
            <table:table-row>
              <table:table-cell office:value-type="float" office:value="1.04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1013894">
                <text:p>3.31013894</text:p>
              </table:table-cell>
            </table:table-row>
            <table:table-row>
              <table:table-cell office:value-type="float" office:value="1.05666666666667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1000233">
                <text:p>3.31000233</text:p>
              </table:table-cell>
            </table:table-row>
            <table:table-row>
              <table:table-cell office:value-type="float" office:value="1.07333333333333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662036">
                <text:p>3.30662036</text:p>
              </table:table-cell>
            </table:table-row>
            <table:table-row>
              <table:table-cell office:value-type="float" office:value="1.09027777777778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739546">
                <text:p>3.30739546</text:p>
              </table:table-cell>
            </table:table-row>
            <table:table-row>
              <table:table-cell office:value-type="float" office:value="1.10694444444444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718589">
                <text:p>3.30718589</text:p>
              </table:table-cell>
            </table:table-row>
            <table:table-row>
              <table:table-cell office:value-type="float" office:value="1.12388888888889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699205">
                <text:p>3.30699205</text:p>
              </table:table-cell>
            </table:table-row>
            <table:table-row>
              <table:table-cell office:value-type="float" office:value="1.14055555555556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669928">
                <text:p>3.30669928</text:p>
              </table:table-cell>
            </table:table-row>
            <table:table-row>
              <table:table-cell office:value-type="float" office:value="1.15722222222222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647993">
                <text:p>3.30647993</text:p>
              </table:table-cell>
            </table:table-row>
            <table:table-row>
              <table:table-cell office:value-type="float" office:value="1.17416666666667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627608">
                <text:p>3.30627608</text:p>
              </table:table-cell>
            </table:table-row>
            <table:table-row>
              <table:table-cell office:value-type="float" office:value="1.19083333333333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60472">
                <text:p>3.3060472</text:p>
              </table:table-cell>
            </table:table-row>
            <table:table-row>
              <table:table-cell office:value-type="float" office:value="1.20777777777778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599737">
                <text:p>3.30599737</text:p>
              </table:table-cell>
            </table:table-row>
            <table:table-row>
              <table:table-cell office:value-type="float" office:value="1.22444444444444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578828">
                <text:p>3.30578828</text:p>
              </table:table-cell>
            </table:table-row>
            <table:table-row>
              <table:table-cell office:value-type="float" office:value="1.24111111111111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544519">
                <text:p>3.30544519</text:p>
              </table:table-cell>
            </table:table-row>
            <table:table-row>
              <table:table-cell office:value-type="float" office:value="1.25805555555556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538964">
                <text:p>3.30538964</text:p>
              </table:table-cell>
            </table:table-row>
            <table:table-row>
              <table:table-cell office:value-type="float" office:value="1.27472222222222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513954">
                <text:p>3.30513954</text:p>
              </table:table-cell>
            </table:table-row>
            <table:table-row>
              <table:table-cell office:value-type="float" office:value="1.29138888888889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495787">
                <text:p>3.30495787</text:p>
              </table:table-cell>
            </table:table-row>
            <table:table-row>
              <table:table-cell office:value-type="float" office:value="1.30833333333333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467939">
                <text:p>3.30467939</text:p>
              </table:table-cell>
            </table:table-row>
            <table:table-row>
              <table:table-cell office:value-type="float" office:value="1.325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448151">
                <text:p>3.30448151</text:p>
              </table:table-cell>
            </table:table-row>
            <table:table-row>
              <table:table-cell office:value-type="float" office:value="1.34194444444444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42345">
                <text:p>3.3042345</text:p>
              </table:table-cell>
            </table:table-row>
            <table:table-row>
              <table:table-cell office:value-type="float" office:value="1.35861111111111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399752">
                <text:p>3.30399752</text:p>
              </table:table-cell>
            </table:table-row>
            <table:table-row>
              <table:table-cell office:value-type="float" office:value="1.37527777777778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377102">
                <text:p>3.30377102</text:p>
              </table:table-cell>
            </table:table-row>
            <table:table-row>
              <table:table-cell office:value-type="float" office:value="1.39222222222222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350423">
                <text:p>3.30350423</text:p>
              </table:table-cell>
            </table:table-row>
            <table:table-row>
              <table:table-cell office:value-type="float" office:value="1.40888888888889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327773">
                <text:p>3.30327773</text:p>
              </table:table-cell>
            </table:table-row>
            <table:table-row>
              <table:table-cell office:value-type="float" office:value="1.42583333333333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321836">
                <text:p>3.30321836</text:p>
              </table:table-cell>
            </table:table-row>
            <table:table-row>
              <table:table-cell office:value-type="float" office:value="1.4425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305195">
                <text:p>3.30305195</text:p>
              </table:table-cell>
            </table:table-row>
            <table:table-row>
              <table:table-cell office:value-type="float" office:value="1.45916666666667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301762">
                <text:p>3.30301762</text:p>
              </table:table-cell>
            </table:table-row>
            <table:table-row>
              <table:table-cell office:value-type="float" office:value="1.47611111111111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262923">
                <text:p>3.30262923</text:p>
              </table:table-cell>
            </table:table-row>
            <table:table-row>
              <table:table-cell office:value-type="float" office:value="1.49277777777778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24497">
                <text:p>3.3024497</text:p>
              </table:table-cell>
            </table:table-row>
            <table:table-row>
              <table:table-cell office:value-type="float" office:value="1.50972222222222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232978">
                <text:p>3.30232978</text:p>
              </table:table-cell>
            </table:table-row>
            <table:table-row>
              <table:table-cell office:value-type="float" office:value="1.52638888888889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30180621">
                <text:p>3.30180621</text:p>
              </table:table-cell>
            </table:table-row>
            <table:table-row>
              <table:table-cell office:value-type="float" office:value="1.54305555555556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15902">
                <text:p>3.3015902</text:p>
              </table:table-cell>
            </table:table-row>
            <table:table-row>
              <table:table-cell office:value-type="float" office:value="1.56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158925">
                <text:p>3.30158925</text:p>
              </table:table-cell>
            </table:table-row>
            <table:table-row>
              <table:table-cell office:value-type="float" office:value="1.57666666666667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143332">
                <text:p>3.30143332</text:p>
              </table:table-cell>
            </table:table-row>
            <table:table-row>
              <table:table-cell office:value-type="float" office:value="1.59333333333333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114675">
                <text:p>3.30114675</text:p>
              </table:table-cell>
            </table:table-row>
            <table:table-row>
              <table:table-cell office:value-type="float" office:value="1.61027777777778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094123">
                <text:p>3.30094123</text:p>
              </table:table-cell>
            </table:table-row>
            <table:table-row>
              <table:table-cell office:value-type="float" office:value="1.62694444444444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064178">
                <text:p>3.30064178</text:p>
              </table:table-cell>
            </table:table-row>
            <table:table-row>
              <table:table-cell office:value-type="float" office:value="1.64388888888889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044317">
                <text:p>3.30044317</text:p>
              </table:table-cell>
            </table:table-row>
            <table:table-row>
              <table:table-cell office:value-type="float" office:value="1.66055555555556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011535">
                <text:p>3.30011535</text:p>
              </table:table-cell>
            </table:table-row>
            <table:table-row>
              <table:table-cell office:value-type="float" office:value="1.67722222222222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980755">
                <text:p>3.29980755</text:p>
              </table:table-cell>
            </table:table-row>
            <table:table-row>
              <table:table-cell office:value-type="float" office:value="1.69416666666667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943037">
                <text:p>3.29943037</text:p>
              </table:table-cell>
            </table:table-row>
            <table:table-row>
              <table:table-cell office:value-type="float" office:value="1.71083333333333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884744">
                <text:p>3.29884744</text:p>
              </table:table-cell>
            </table:table-row>
            <table:table-row>
              <table:table-cell office:value-type="float" office:value="1.7275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850435">
                <text:p>3.29850435</text:p>
              </table:table-cell>
            </table:table-row>
            <table:table-row>
              <table:table-cell office:value-type="float" office:value="1.74444444444444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843593">
                <text:p>3.29843593</text:p>
              </table:table-cell>
            </table:table-row>
            <table:table-row>
              <table:table-cell office:value-type="float" office:value="1.76111111111111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812956">
                <text:p>3.29812956</text:p>
              </table:table-cell>
            </table:table-row>
            <table:table-row>
              <table:table-cell office:value-type="float" office:value="1.77805555555556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763031">
                <text:p>3.29763031</text:p>
              </table:table-cell>
            </table:table-row>
            <table:table-row>
              <table:table-cell office:value-type="float" office:value="1.79472222222222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733658">
                <text:p>3.29733658</text:p>
              </table:table-cell>
            </table:table-row>
            <table:table-row>
              <table:table-cell office:value-type="float" office:value="1.81138888888889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707193">
                <text:p>3.29707193</text:p>
              </table:table-cell>
            </table:table-row>
            <table:table-row>
              <table:table-cell office:value-type="float" office:value="1.82833333333333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667139">
                <text:p>3.29667139</text:p>
              </table:table-cell>
            </table:table-row>
            <table:table-row>
              <table:table-cell office:value-type="float" office:value="1.845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62656">
                <text:p>3.2962656</text:p>
              </table:table-cell>
            </table:table-row>
            <table:table-row>
              <table:table-cell office:value-type="float" office:value="1.86194444444444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590893">
                <text:p>3.29590893</text:p>
              </table:table-cell>
            </table:table-row>
            <table:table-row>
              <table:table-cell office:value-type="float" office:value="1.87861111111111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568577">
                <text:p>3.29568577</text:p>
              </table:table-cell>
            </table:table-row>
            <table:table-row>
              <table:table-cell office:value-type="float" office:value="1.89527777777778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54669">
                <text:p>3.2954669</text:p>
              </table:table-cell>
            </table:table-row>
            <table:table-row>
              <table:table-cell office:value-type="float" office:value="1.91222222222222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508948">
                <text:p>3.29508948</text:p>
              </table:table-cell>
            </table:table-row>
            <table:table-row>
              <table:table-cell office:value-type="float" office:value="1.92888888888889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477549">
                <text:p>3.29477549</text:p>
              </table:table-cell>
            </table:table-row>
            <table:table-row>
              <table:table-cell office:value-type="float" office:value="1.94583333333333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45745">
                <text:p>3.2945745</text:p>
              </table:table-cell>
            </table:table-row>
            <table:table-row>
              <table:table-cell office:value-type="float" office:value="1.9625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425907">
                <text:p>3.29425907</text:p>
              </table:table-cell>
            </table:table-row>
            <table:table-row>
              <table:table-cell office:value-type="float" office:value="1.97916666666667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394627">
                <text:p>3.29394627</text:p>
              </table:table-cell>
            </table:table-row>
            <table:table-row>
              <table:table-cell office:value-type="float" office:value="1.99611111111111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372835">
                <text:p>3.29372835</text:p>
              </table:table-cell>
            </table:table-row>
            <table:table-row>
              <table:table-cell office:value-type="float" office:value="2.01277777777778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348516">
                <text:p>3.29348516</text:p>
              </table:table-cell>
            </table:table-row>
            <table:table-row>
              <table:table-cell office:value-type="float" office:value="2.02972222222222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312825">
                <text:p>3.29312825</text:p>
              </table:table-cell>
            </table:table-row>
            <table:table-row>
              <table:table-cell office:value-type="float" office:value="2.04638888888889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290438">
                <text:p>3.29290438</text:p>
              </table:table-cell>
            </table:table-row>
            <table:table-row>
              <table:table-cell office:value-type="float" office:value="2.06305555555556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267764">
                <text:p>3.29267764</text:p>
              </table:table-cell>
            </table:table-row>
            <table:table-row>
              <table:table-cell office:value-type="float" office:value="2.08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236269">
                <text:p>3.29236269</text:p>
              </table:table-cell>
            </table:table-row>
            <table:table-row>
              <table:table-cell office:value-type="float" office:value="2.09666666666667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200053">
                <text:p>3.29200053</text:p>
              </table:table-cell>
            </table:table-row>
            <table:table-row>
              <table:table-cell office:value-type="float" office:value="2.11333333333333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29180026">
                <text:p>3.29180026</text:p>
              </table:table-cell>
            </table:table-row>
            <table:table-row>
              <table:table-cell office:value-type="float" office:value="2.13027777777778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163504">
                <text:p>3.29163504</text:p>
              </table:table-cell>
            </table:table-row>
            <table:table-row>
              <table:table-cell office:value-type="float" office:value="2.14694444444444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136872">
                <text:p>3.29136872</text:p>
              </table:table-cell>
            </table:table-row>
            <table:table-row>
              <table:table-cell office:value-type="float" office:value="2.16388888888889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12004">
                <text:p>3.2912004</text:p>
              </table:table-cell>
            </table:table-row>
            <table:table-row>
              <table:table-cell office:value-type="float" office:value="2.18055555555556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099894">
                <text:p>3.29099894</text:p>
              </table:table-cell>
            </table:table-row>
            <table:table-row>
              <table:table-cell office:value-type="float" office:value="2.19722222222222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079628">
                <text:p>3.29079628</text:p>
              </table:table-cell>
            </table:table-row>
            <table:table-row>
              <table:table-cell office:value-type="float" office:value="2.21416666666667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071021">
                <text:p>3.29071021</text:p>
              </table:table-cell>
            </table:table-row>
            <table:table-row>
              <table:table-cell office:value-type="float" office:value="2.23083333333333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03831">
                <text:p>3.2903831</text:p>
              </table:table-cell>
            </table:table-row>
            <table:table-row>
              <table:table-cell office:value-type="float" office:value="2.2475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29011989">
                <text:p>3.29011989</text:p>
              </table:table-cell>
            </table:table-row>
            <table:table-row>
              <table:table-cell office:value-type="float" office:value="2.26444444444444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979707">
                <text:p>3.28979707</text:p>
              </table:table-cell>
            </table:table-row>
            <table:table-row>
              <table:table-cell office:value-type="float" office:value="2.28111111111111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28961539">
                <text:p>3.28961539</text:p>
              </table:table-cell>
            </table:table-row>
            <table:table-row>
              <table:table-cell office:value-type="float" office:value="2.29805555555556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926635">
                <text:p>3.28926635</text:p>
              </table:table-cell>
            </table:table-row>
            <table:table-row>
              <table:table-cell office:value-type="float" office:value="2.31472222222222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897905">
                <text:p>3.28897905</text:p>
              </table:table-cell>
            </table:table-row>
            <table:table-row>
              <table:table-cell office:value-type="float" office:value="2.33138888888889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868651">
                <text:p>3.28868651</text:p>
              </table:table-cell>
            </table:table-row>
            <table:table-row>
              <table:table-cell office:value-type="float" office:value="2.34833333333333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881453">
                <text:p>3.2881453</text:p>
              </table:table-cell>
            </table:table-row>
            <table:table-row>
              <table:table-cell office:value-type="float" office:value="2.365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789973">
                <text:p>3.28789973</text:p>
              </table:table-cell>
            </table:table-row>
            <table:table-row>
              <table:table-cell office:value-type="float" office:value="2.38194444444444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760767">
                <text:p>3.28760767</text:p>
              </table:table-cell>
            </table:table-row>
            <table:table-row>
              <table:table-cell office:value-type="float" office:value="2.39861111111111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717351">
                <text:p>3.28717351</text:p>
              </table:table-cell>
            </table:table-row>
            <table:table-row>
              <table:table-cell office:value-type="float" office:value="2.41527777777778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674269">
                <text:p>3.28674269</text:p>
              </table:table-cell>
            </table:table-row>
            <table:table-row>
              <table:table-cell office:value-type="float" office:value="2.43222222222222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639126">
                <text:p>3.28639126</text:p>
              </table:table-cell>
            </table:table-row>
            <table:table-row>
              <table:table-cell office:value-type="float" office:value="2.44888888888889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603387">
                <text:p>3.28603387</text:p>
              </table:table-cell>
            </table:table-row>
            <table:table-row>
              <table:table-cell office:value-type="float" office:value="2.46555555555556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8559208">
                <text:p>3.28559208</text:p>
              </table:table-cell>
            </table:table-row>
            <table:table-row>
              <table:table-cell office:value-type="float" office:value="2.4825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534913">
                <text:p>3.28534913</text:p>
              </table:table-cell>
            </table:table-row>
            <table:table-row>
              <table:table-cell office:value-type="float" office:value="2.49916666666667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517818">
                <text:p>3.28517818</text:p>
              </table:table-cell>
            </table:table-row>
            <table:table-row>
              <table:table-cell office:value-type="float" office:value="2.51611111111111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485942">
                <text:p>3.28485942</text:p>
              </table:table-cell>
            </table:table-row>
            <table:table-row>
              <table:table-cell office:value-type="float" office:value="2.53277777777778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451085">
                <text:p>3.28451085</text:p>
              </table:table-cell>
            </table:table-row>
            <table:table-row>
              <table:table-cell office:value-type="float" office:value="2.54944444444444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436208">
                <text:p>3.28436208</text:p>
              </table:table-cell>
            </table:table-row>
            <table:table-row>
              <table:table-cell office:value-type="float" office:value="2.56638888888889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399301">
                <text:p>3.28399301</text:p>
              </table:table-cell>
            </table:table-row>
            <table:table-row>
              <table:table-cell office:value-type="float" office:value="2.58305555555556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366995">
                <text:p>3.28366995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360295">
                <text:p>3.28360295</text:p>
              </table:table-cell>
            </table:table-row>
            <table:table-row>
              <table:table-cell office:value-type="float" office:value="2.61666666666667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8329468">
                <text:p>3.28329468</text:p>
              </table:table-cell>
            </table:table-row>
            <table:table-row>
              <table:table-cell office:value-type="float" office:value="2.63333333333333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300476">
                <text:p>3.28300476</text:p>
              </table:table-cell>
            </table:table-row>
            <table:table-row>
              <table:table-cell office:value-type="float" office:value="2.65027777777778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277254">
                <text:p>3.28277254</text:p>
              </table:table-cell>
            </table:table-row>
            <table:table-row>
              <table:table-cell office:value-type="float" office:value="2.66694444444444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260779">
                <text:p>3.28260779</text:p>
              </table:table-cell>
            </table:table-row>
            <table:table-row>
              <table:table-cell office:value-type="float" office:value="2.68388888888889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8226447">
                <text:p>3.28226447</text:p>
              </table:table-cell>
            </table:table-row>
            <table:table-row>
              <table:table-cell office:value-type="float" office:value="2.70055555555556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8219914">
                <text:p>3.28219914</text:p>
              </table:table-cell>
            </table:table-row>
            <table:table-row>
              <table:table-cell office:value-type="float" office:value="2.71722222222222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173161">
                <text:p>3.28173161</text:p>
              </table:table-cell>
            </table:table-row>
            <table:table-row>
              <table:table-cell office:value-type="float" office:value="2.73416666666667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146434">
                <text:p>3.28146434</text:p>
              </table:table-cell>
            </table:table-row>
            <table:table-row>
              <table:table-cell office:value-type="float" office:value="2.75083333333333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112674">
                <text:p>3.28112674</text:p>
              </table:table-cell>
            </table:table-row>
            <table:table-row>
              <table:table-cell office:value-type="float" office:value="2.7675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117561">
                <text:p>3.28117561</text:p>
              </table:table-cell>
            </table:table-row>
            <table:table-row>
              <table:table-cell office:value-type="float" office:value="2.78444444444444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8097749">
                <text:p>3.28097749</text:p>
              </table:table-cell>
            </table:table-row>
            <table:table-row>
              <table:table-cell office:value-type="float" office:value="2.80111111111111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8082275">
                <text:p>3.28082275</text:p>
              </table:table-cell>
            </table:table-row>
            <table:table-row>
              <table:table-cell office:value-type="float" office:value="2.81805555555556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28103423">
                <text:p>3.28103423</text:p>
              </table:table-cell>
            </table:table-row>
            <table:table-row>
              <table:table-cell office:value-type="float" office:value="2.83472222222222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077555">
                <text:p>3.28077555</text:p>
              </table:table-cell>
            </table:table-row>
            <table:table-row>
              <table:table-cell office:value-type="float" office:value="2.85138888888889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050041">
                <text:p>3.28050041</text:p>
              </table:table-cell>
            </table:table-row>
            <table:table-row>
              <table:table-cell office:value-type="float" office:value="2.86833333333333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28029346">
                <text:p>3.28029346</text:p>
              </table:table-cell>
            </table:table-row>
            <table:table-row>
              <table:table-cell office:value-type="float" office:value="2.885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28026628">
                <text:p>3.28026628</text:p>
              </table:table-cell>
            </table:table-row>
            <table:table-row>
              <table:table-cell office:value-type="float" office:value="2.90194444444444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27888799">
                <text:p>3.27888799</text:p>
              </table:table-cell>
            </table:table-row>
            <table:table-row>
              <table:table-cell office:value-type="float" office:value="2.91861111111111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27937341">
                <text:p>3.27937341</text:p>
              </table:table-cell>
            </table:table-row>
            <table:table-row>
              <table:table-cell office:value-type="float" office:value="2.93527777777778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27931404">
                <text:p>3.27931404</text:p>
              </table:table-cell>
            </table:table-row>
            <table:table-row>
              <table:table-cell office:value-type="float" office:value="2.95222222222222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27917218">
                <text:p>3.27917218</text:p>
              </table:table-cell>
            </table:table-row>
            <table:table-row>
              <table:table-cell office:value-type="float" office:value="2.96888888888889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2789948">
                <text:p>3.2789948</text:p>
              </table:table-cell>
            </table:table-row>
            <table:table-row>
              <table:table-cell office:value-type="float" office:value="2.98555555555556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27871871">
                <text:p>3.27871871</text:p>
              </table:table-cell>
            </table:table-row>
            <table:table-row>
              <table:table-cell office:value-type="float" office:value="3.0025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27876639">
                <text:p>3.27876639</text:p>
              </table:table-cell>
            </table:table-row>
            <table:table-row>
              <table:table-cell office:value-type="float" office:value="3.01916666666667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27838039">
                <text:p>3.27838039</text:p>
              </table:table-cell>
            </table:table-row>
            <table:table-row>
              <table:table-cell office:value-type="float" office:value="3.03611111111111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27792239">
                <text:p>3.27792239</text:p>
              </table:table-cell>
            </table:table-row>
            <table:table-row>
              <table:table-cell office:value-type="float" office:value="3.05277777777778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27759027">
                <text:p>3.27759027</text:p>
              </table:table-cell>
            </table:table-row>
            <table:table-row>
              <table:table-cell office:value-type="float" office:value="3.06944444444444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773509">
                <text:p>3.2773509</text:p>
              </table:table-cell>
            </table:table-row>
            <table:table-row>
              <table:table-cell office:value-type="float" office:value="3.08638888888889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7681446">
                <text:p>3.27681446</text:p>
              </table:table-cell>
            </table:table-row>
            <table:table-row>
              <table:table-cell office:value-type="float" office:value="3.10305555555556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7704644">
                <text:p>3.27704644</text:p>
              </table:table-cell>
            </table:table-row>
            <table:table-row>
              <table:table-cell office:value-type="float" office:value="3.12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7666163">
                <text:p>3.27666163</text:p>
              </table:table-cell>
            </table:table-row>
            <table:table-row>
              <table:table-cell office:value-type="float" office:value="3.13666666666667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7625942">
                <text:p>3.27625942</text:p>
              </table:table-cell>
            </table:table-row>
            <table:table-row>
              <table:table-cell office:value-type="float" office:value="3.15333333333333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7614927">
                <text:p>3.27614927</text:p>
              </table:table-cell>
            </table:table-row>
            <table:table-row>
              <table:table-cell office:value-type="float" office:value="3.17027777777778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7580571">
                <text:p>3.27580571</text:p>
              </table:table-cell>
            </table:table-row>
            <table:table-row>
              <table:table-cell office:value-type="float" office:value="3.18694444444444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7514243">
                <text:p>3.27514243</text:p>
              </table:table-cell>
            </table:table-row>
            <table:table-row>
              <table:table-cell office:value-type="float" office:value="3.20388888888889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7478242">
                <text:p>3.27478242</text:p>
              </table:table-cell>
            </table:table-row>
            <table:table-row>
              <table:table-cell office:value-type="float" office:value="3.22055555555556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7423954">
                <text:p>3.27423954</text:p>
              </table:table-cell>
            </table:table-row>
            <table:table-row>
              <table:table-cell office:value-type="float" office:value="3.23722222222222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7385712">
                <text:p>3.27385712</text:p>
              </table:table-cell>
            </table:table-row>
            <table:table-row>
              <table:table-cell office:value-type="float" office:value="3.25416666666667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7334642">
                <text:p>3.27334642</text:p>
              </table:table-cell>
            </table:table-row>
            <table:table-row>
              <table:table-cell office:value-type="float" office:value="3.27083333333333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7286291">
                <text:p>3.27286291</text:p>
              </table:table-cell>
            </table:table-row>
            <table:table-row>
              <table:table-cell office:value-type="float" office:value="3.2875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7254105">
                <text:p>3.27254105</text:p>
              </table:table-cell>
            </table:table-row>
            <table:table-row>
              <table:table-cell office:value-type="float" office:value="3.30444444444444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7216792">
                <text:p>3.27216792</text:p>
              </table:table-cell>
            </table:table-row>
            <table:table-row>
              <table:table-cell office:value-type="float" office:value="3.32111111111111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717483">
                <text:p>3.2717483</text:p>
              </table:table-cell>
            </table:table-row>
            <table:table-row>
              <table:table-cell office:value-type="float" office:value="3.33805555555556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7114058">
                <text:p>3.27114058</text:p>
              </table:table-cell>
            </table:table-row>
            <table:table-row>
              <table:table-cell office:value-type="float" office:value="3.35472222222222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7064109">
                <text:p>3.27064109</text:p>
              </table:table-cell>
            </table:table-row>
            <table:table-row>
              <table:table-cell office:value-type="float" office:value="3.37138888888889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7024102">
                <text:p>3.27024102</text:p>
              </table:table-cell>
            </table:table-row>
            <table:table-row>
              <table:table-cell office:value-type="float" office:value="3.38833333333333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6976275">
                <text:p>3.26976275</text:p>
              </table:table-cell>
            </table:table-row>
            <table:table-row>
              <table:table-cell office:value-type="float" office:value="3.405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6939154">
                <text:p>3.26939154</text:p>
              </table:table-cell>
            </table:table-row>
            <table:table-row>
              <table:table-cell office:value-type="float" office:value="3.42194444444444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6884413">
                <text:p>3.26884413</text:p>
              </table:table-cell>
            </table:table-row>
            <table:table-row>
              <table:table-cell office:value-type="float" office:value="3.43861111111111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6818895">
                <text:p>3.26818895</text:p>
              </table:table-cell>
            </table:table-row>
            <table:table-row>
              <table:table-cell office:value-type="float" office:value="3.45527777777778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6759934">
                <text:p>3.26759934</text:p>
              </table:table-cell>
            </table:table-row>
            <table:table-row>
              <table:table-cell office:value-type="float" office:value="3.47222222222222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6704383">
                <text:p>3.26704383</text:p>
              </table:table-cell>
            </table:table-row>
            <table:table-row>
              <table:table-cell office:value-type="float" office:value="3.48888888888889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6626229">
                <text:p>3.26626229</text:p>
              </table:table-cell>
            </table:table-row>
            <table:table-row>
              <table:table-cell office:value-type="float" office:value="3.50583333333333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6553059">
                <text:p>3.26553059</text:p>
              </table:table-cell>
            </table:table-row>
            <table:table-row>
              <table:table-cell office:value-type="float" office:value="3.5225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6478171">
                <text:p>3.26478171</text:p>
              </table:table-cell>
            </table:table-row>
            <table:table-row>
              <table:table-cell office:value-type="float" office:value="3.53916666666667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6400495">
                <text:p>3.26400495</text:p>
              </table:table-cell>
            </table:table-row>
            <table:table-row>
              <table:table-cell office:value-type="float" office:value="3.55611111111111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6317835">
                <text:p>3.26317835</text:p>
              </table:table-cell>
            </table:table-row>
            <table:table-row>
              <table:table-cell office:value-type="float" office:value="3.57277777777778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6240063">
                <text:p>3.26240063</text:p>
              </table:table-cell>
            </table:table-row>
            <table:table-row>
              <table:table-cell office:value-type="float" office:value="3.58944444444444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6148462">
                <text:p>3.26148462</text:p>
              </table:table-cell>
            </table:table-row>
            <table:table-row>
              <table:table-cell office:value-type="float" office:value="3.60638888888889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6020956">
                <text:p>3.26020956</text:p>
              </table:table-cell>
            </table:table-row>
            <table:table-row>
              <table:table-cell office:value-type="float" office:value="3.62305555555556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5888586">
                <text:p>3.25888586</text:p>
              </table:table-cell>
            </table:table-row>
            <table:table-row>
              <table:table-cell office:value-type="float" office:value="3.64">
                <text:p/>
              </table:table-cell>
              <table:table-cell office:value-type="float" office:value="1485">
                <text:p>1485</text:p>
              </table:table-cell>
              <table:table-cell office:value-type="float" office:value="3.25744987">
                <text:p>3.25744987</text:p>
              </table:table-cell>
            </table:table-row>
            <table:table-row>
              <table:table-cell office:value-type="float" office:value="3.65666666666667">
                <text:p/>
              </table:table-cell>
              <table:table-cell office:value-type="float" office:value="1485">
                <text:p>1485</text:p>
              </table:table-cell>
              <table:table-cell office:value-type="float" office:value="3.25590801">
                <text:p>3.25590801</text:p>
              </table:table-cell>
            </table:table-row>
            <table:table-row>
              <table:table-cell office:value-type="float" office:value="3.67333333333333">
                <text:p/>
              </table:table-cell>
              <table:table-cell office:value-type="float" office:value="1485">
                <text:p>1485</text:p>
              </table:table-cell>
              <table:table-cell office:value-type="float" office:value="3.25409842">
                <text:p>3.25409842</text:p>
              </table:table-cell>
            </table:table-row>
            <table:table-row>
              <table:table-cell office:value-type="float" office:value="3.69027777777778">
                <text:p/>
              </table:table-cell>
              <table:table-cell office:value-type="float" office:value="1487">
                <text:p>1487</text:p>
              </table:table-cell>
              <table:table-cell office:value-type="float" office:value="3.25062752">
                <text:p>3.25062752</text:p>
              </table:table-cell>
            </table:table-row>
            <table:table-row>
              <table:table-cell office:value-type="float" office:value="3.70694444444444">
                <text:p/>
              </table:table-cell>
              <table:table-cell office:value-type="float" office:value="1489">
                <text:p>1489</text:p>
              </table:table-cell>
              <table:table-cell office:value-type="float" office:value="3.24623942">
                <text:p>3.24623942</text:p>
              </table:table-cell>
            </table:table-row>
            <table:table-row>
              <table:table-cell office:value-type="float" office:value="3.72388888888889">
                <text:p/>
              </table:table-cell>
              <table:table-cell office:value-type="float" office:value="1491">
                <text:p>1491</text:p>
              </table:table-cell>
              <table:table-cell office:value-type="float" office:value="3.24113965">
                <text:p>3.24113965</text:p>
              </table:table-cell>
            </table:table-row>
            <table:table-row>
              <table:table-cell office:value-type="float" office:value="3.74055555555556">
                <text:p/>
              </table:table-cell>
              <table:table-cell office:value-type="float" office:value="1493">
                <text:p>1493</text:p>
              </table:table-cell>
              <table:table-cell office:value-type="float" office:value="3.23658276">
                <text:p>3.23658276</text:p>
              </table:table-cell>
            </table:table-row>
            <table:table-row>
              <table:table-cell office:value-type="float" office:value="3.75722222222222">
                <text:p/>
              </table:table-cell>
              <table:table-cell office:value-type="float" office:value="1495">
                <text:p>1495</text:p>
              </table:table-cell>
              <table:table-cell office:value-type="float" office:value="3.23180938">
                <text:p>3.23180938</text:p>
              </table:table-cell>
            </table:table-row>
            <table:table-row>
              <table:table-cell office:value-type="float" office:value="3.77416666666667">
                <text:p/>
              </table:table-cell>
              <table:table-cell office:value-type="float" office:value="1498">
                <text:p>1498</text:p>
              </table:table-cell>
              <table:table-cell office:value-type="float" office:value="3.22676349">
                <text:p>3.22676349</text:p>
              </table:table-cell>
            </table:table-row>
            <table:table-row>
              <table:table-cell office:value-type="float" office:value="3.79083333333333">
                <text:p/>
              </table:table-cell>
              <table:table-cell office:value-type="float" office:value="1500">
                <text:p>1500</text:p>
              </table:table-cell>
              <table:table-cell office:value-type="float" office:value="3.22164869">
                <text:p>3.22164869</text:p>
              </table:table-cell>
            </table:table-row>
            <table:table-row>
              <table:table-cell office:value-type="float" office:value="3.8075">
                <text:p/>
              </table:table-cell>
              <table:table-cell office:value-type="float" office:value="1503">
                <text:p>1503</text:p>
              </table:table-cell>
              <table:table-cell office:value-type="float" office:value="3.21618271">
                <text:p>3.21618271</text:p>
              </table:table-cell>
            </table:table-row>
            <table:table-row>
              <table:table-cell office:value-type="float" office:value="3.82444444444444">
                <text:p/>
              </table:table-cell>
              <table:table-cell office:value-type="float" office:value="1504">
                <text:p>1504</text:p>
              </table:table-cell>
              <table:table-cell office:value-type="float" office:value="3.21062469">
                <text:p>3.21062469</text:p>
              </table:table-cell>
            </table:table-row>
            <table:table-row>
              <table:table-cell office:value-type="float" office:value="3.84111111111111">
                <text:p/>
              </table:table-cell>
              <table:table-cell office:value-type="float" office:value="1506">
                <text:p>1506</text:p>
              </table:table-cell>
              <table:table-cell office:value-type="float" office:value="3.20500469">
                <text:p>3.20500469</text:p>
              </table:table-cell>
            </table:table-row>
            <table:table-row>
              <table:table-cell office:value-type="float" office:value="3.85805555555556">
                <text:p/>
              </table:table-cell>
              <table:table-cell office:value-type="float" office:value="1509">
                <text:p>1509</text:p>
              </table:table-cell>
              <table:table-cell office:value-type="float" office:value="3.19928479">
                <text:p>3.19928479</text:p>
              </table:table-cell>
            </table:table-row>
            <table:table-row>
              <table:table-cell office:value-type="float" office:value="3.87472222222222">
                <text:p/>
              </table:table-cell>
              <table:table-cell office:value-type="float" office:value="1512">
                <text:p>1512</text:p>
              </table:table-cell>
              <table:table-cell office:value-type="float" office:value="3.19331956">
                <text:p>3.19331956</text:p>
              </table:table-cell>
            </table:table-row>
            <table:table-row>
              <table:table-cell office:value-type="float" office:value="3.89138888888889">
                <text:p/>
              </table:table-cell>
              <table:table-cell office:value-type="float" office:value="1515">
                <text:p>1515</text:p>
              </table:table-cell>
              <table:table-cell office:value-type="float" office:value="3.18729424">
                <text:p>3.18729424</text:p>
              </table:table-cell>
            </table:table-row>
            <table:table-row>
              <table:table-cell office:value-type="float" office:value="3.90833333333333">
                <text:p/>
              </table:table-cell>
              <table:table-cell office:value-type="float" office:value="1518">
                <text:p>1518</text:p>
              </table:table-cell>
              <table:table-cell office:value-type="float" office:value="3.1809516">
                <text:p>3.1809516</text:p>
              </table:table-cell>
            </table:table-row>
            <table:table-row>
              <table:table-cell office:value-type="float" office:value="3.925">
                <text:p/>
              </table:table-cell>
              <table:table-cell office:value-type="float" office:value="1521">
                <text:p>1521</text:p>
              </table:table-cell>
              <table:table-cell office:value-type="float" office:value="3.17464209">
                <text:p>3.17464209</text:p>
              </table:table-cell>
            </table:table-row>
            <table:table-row>
              <table:table-cell office:value-type="float" office:value="3.94194444444444">
                <text:p/>
              </table:table-cell>
              <table:table-cell office:value-type="float" office:value="1524">
                <text:p>1524</text:p>
              </table:table-cell>
              <table:table-cell office:value-type="float" office:value="3.16775846">
                <text:p>3.16775846</text:p>
              </table:table-cell>
            </table:table-row>
            <table:table-row>
              <table:table-cell office:value-type="float" office:value="3.95861111111111">
                <text:p/>
              </table:table-cell>
              <table:table-cell office:value-type="float" office:value="1527">
                <text:p>1527</text:p>
              </table:table-cell>
              <table:table-cell office:value-type="float" office:value="3.16173506">
                <text:p>3.16173506</text:p>
              </table:table-cell>
            </table:table-row>
            <table:table-row>
              <table:table-cell office:value-type="float" office:value="3.97527777777778">
                <text:p/>
              </table:table-cell>
              <table:table-cell office:value-type="float" office:value="1530">
                <text:p>1530</text:p>
              </table:table-cell>
              <table:table-cell office:value-type="float" office:value="3.15491033">
                <text:p>3.15491033</text:p>
              </table:table-cell>
            </table:table-row>
            <table:table-row>
              <table:table-cell office:value-type="float" office:value="3.99222222222222">
                <text:p/>
              </table:table-cell>
              <table:table-cell office:value-type="float" office:value="1533">
                <text:p>1533</text:p>
              </table:table-cell>
              <table:table-cell office:value-type="float" office:value="3.14797616">
                <text:p>3.14797616</text:p>
              </table:table-cell>
            </table:table-row>
            <table:table-row>
              <table:table-cell office:value-type="float" office:value="4.00888888888889">
                <text:p/>
              </table:table-cell>
              <table:table-cell office:value-type="float" office:value="1537">
                <text:p>1537</text:p>
              </table:table-cell>
              <table:table-cell office:value-type="float" office:value="3.14105034">
                <text:p>3.14105034</text:p>
              </table:table-cell>
            </table:table-row>
            <table:table-row>
              <table:table-cell office:value-type="float" office:value="4.02583333333333">
                <text:p/>
              </table:table-cell>
              <table:table-cell office:value-type="float" office:value="1540">
                <text:p>1540</text:p>
              </table:table-cell>
              <table:table-cell office:value-type="float" office:value="3.13369751">
                <text:p>3.13369751</text:p>
              </table:table-cell>
            </table:table-row>
            <table:table-row>
              <table:table-cell office:value-type="float" office:value="4.0425">
                <text:p/>
              </table:table-cell>
              <table:table-cell office:value-type="float" office:value="1544">
                <text:p>1544</text:p>
              </table:table-cell>
              <table:table-cell office:value-type="float" office:value="3.12716794">
                <text:p>3.12716794</text:p>
              </table:table-cell>
            </table:table-row>
            <table:table-row>
              <table:table-cell office:value-type="float" office:value="4.05916666666667">
                <text:p/>
              </table:table-cell>
              <table:table-cell office:value-type="float" office:value="1547">
                <text:p>1547</text:p>
              </table:table-cell>
              <table:table-cell office:value-type="float" office:value="3.11918664">
                <text:p>3.11918664</text:p>
              </table:table-cell>
            </table:table-row>
            <table:table-row>
              <table:table-cell office:value-type="float" office:value="4.07611111111111">
                <text:p/>
              </table:table-cell>
              <table:table-cell office:value-type="float" office:value="1552">
                <text:p>1552</text:p>
              </table:table-cell>
              <table:table-cell office:value-type="float" office:value="3.11136079">
                <text:p>3.11136079</text:p>
              </table:table-cell>
            </table:table-row>
            <table:table-row>
              <table:table-cell office:value-type="float" office:value="4.09277777777778">
                <text:p/>
              </table:table-cell>
              <table:table-cell office:value-type="float" office:value="1556">
                <text:p>1556</text:p>
              </table:table-cell>
              <table:table-cell office:value-type="float" office:value="3.10360718">
                <text:p>3.10360718</text:p>
              </table:table-cell>
            </table:table-row>
            <table:table-row>
              <table:table-cell office:value-type="float" office:value="4.10944444444445">
                <text:p/>
              </table:table-cell>
              <table:table-cell office:value-type="float" office:value="1560">
                <text:p>1560</text:p>
              </table:table-cell>
              <table:table-cell office:value-type="float" office:value="3.0957458">
                <text:p>3.0957458</text:p>
              </table:table-cell>
            </table:table-row>
            <table:table-row>
              <table:table-cell office:value-type="float" office:value="4.12638888888889">
                <text:p/>
              </table:table-cell>
              <table:table-cell office:value-type="float" office:value="1564">
                <text:p>1564</text:p>
              </table:table-cell>
              <table:table-cell office:value-type="float" office:value="3.08749247">
                <text:p>3.08749247</text:p>
              </table:table-cell>
            </table:table-row>
            <table:table-row>
              <table:table-cell office:value-type="float" office:value="4.14305555555556">
                <text:p/>
              </table:table-cell>
              <table:table-cell office:value-type="float" office:value="1568">
                <text:p>1568</text:p>
              </table:table-cell>
              <table:table-cell office:value-type="float" office:value="3.07865286">
                <text:p>3.07865286</text:p>
              </table:table-cell>
            </table:table-row>
            <table:table-row>
              <table:table-cell office:value-type="float" office:value="4.16">
                <text:p/>
              </table:table-cell>
              <table:table-cell office:value-type="float" office:value="1573">
                <text:p>1573</text:p>
              </table:table-cell>
              <table:table-cell office:value-type="float" office:value="3.07023525">
                <text:p>3.07023525</text:p>
              </table:table-cell>
            </table:table-row>
            <table:table-row>
              <table:table-cell office:value-type="float" office:value="4.17666666666667">
                <text:p/>
              </table:table-cell>
              <table:table-cell office:value-type="float" office:value="1577">
                <text:p>1577</text:p>
              </table:table-cell>
              <table:table-cell office:value-type="float" office:value="3.06123972">
                <text:p>3.06123972</text:p>
              </table:table-cell>
            </table:table-row>
            <table:table-row>
              <table:table-cell office:value-type="float" office:value="4.19333333333333">
                <text:p/>
              </table:table-cell>
              <table:table-cell office:value-type="float" office:value="1582">
                <text:p>1582</text:p>
              </table:table-cell>
              <table:table-cell office:value-type="float" office:value="3.05233526">
                <text:p>3.05233526</text:p>
              </table:table-cell>
            </table:table-row>
            <table:table-row>
              <table:table-cell office:value-type="float" office:value="4.21027777777778">
                <text:p/>
              </table:table-cell>
              <table:table-cell office:value-type="float" office:value="1586">
                <text:p>1586</text:p>
              </table:table-cell>
              <table:table-cell office:value-type="float" office:value="3.04306459">
                <text:p>3.04306459</text:p>
              </table:table-cell>
            </table:table-row>
            <table:table-row>
              <table:table-cell office:value-type="float" office:value="4.22694444444444">
                <text:p/>
              </table:table-cell>
              <table:table-cell office:value-type="float" office:value="1588">
                <text:p>1588</text:p>
              </table:table-cell>
              <table:table-cell office:value-type="float" office:value="3.03352547">
                <text:p>3.03352547</text:p>
              </table:table-cell>
            </table:table-row>
            <table:table-row>
              <table:table-cell office:value-type="float" office:value="4.24388888888889">
                <text:p/>
              </table:table-cell>
              <table:table-cell office:value-type="float" office:value="1596">
                <text:p>1596</text:p>
              </table:table-cell>
              <table:table-cell office:value-type="float" office:value="3.02381325">
                <text:p>3.02381325</text:p>
              </table:table-cell>
            </table:table-row>
            <table:table-row>
              <table:table-cell office:value-type="float" office:value="4.26055555555556">
                <text:p/>
              </table:table-cell>
              <table:table-cell office:value-type="float" office:value="1598">
                <text:p>1598</text:p>
              </table:table-cell>
              <table:table-cell office:value-type="float" office:value="3.01375055">
                <text:p>3.01375055</text:p>
              </table:table-cell>
            </table:table-row>
            <table:table-row>
              <table:table-cell office:value-type="float" office:value="4.27722222222222">
                <text:p/>
              </table:table-cell>
              <table:table-cell office:value-type="float" office:value="1606">
                <text:p>1606</text:p>
              </table:table-cell>
              <table:table-cell office:value-type="float" office:value="3.00329876">
                <text:p>3.00329876</text:p>
              </table:table-cell>
            </table:table-row>
            <table:table-row>
              <table:table-cell office:value-type="float" office:value="4.29416666666667">
                <text:p/>
              </table:table-cell>
              <table:table-cell office:value-type="float" office:value="1613">
                <text:p>1613</text:p>
              </table:table-cell>
              <table:table-cell office:value-type="float" office:value="2.99281883">
                <text:p>2.99281883</text:p>
              </table:table-cell>
            </table:table-row>
            <table:table-row>
              <table:table-cell office:value-type="float" office:value="4.31083333333333">
                <text:p/>
              </table:table-cell>
              <table:table-cell office:value-type="float" office:value="1618">
                <text:p>1618</text:p>
              </table:table-cell>
              <table:table-cell office:value-type="float" office:value="2.98198605">
                <text:p>2.98198605</text:p>
              </table:table-cell>
            </table:table-row>
            <table:table-row>
              <table:table-cell office:value-type="float" office:value="4.32777777777778">
                <text:p/>
              </table:table-cell>
              <table:table-cell office:value-type="float" office:value="1624">
                <text:p>1624</text:p>
              </table:table-cell>
              <table:table-cell office:value-type="float" office:value="2.97075081">
                <text:p>2.97075081</text:p>
              </table:table-cell>
            </table:table-row>
            <table:table-row>
              <table:table-cell office:value-type="float" office:value="4.34444444444444">
                <text:p/>
              </table:table-cell>
              <table:table-cell office:value-type="float" office:value="1630">
                <text:p>1630</text:p>
              </table:table-cell>
              <table:table-cell office:value-type="float" office:value="2.9594543">
                <text:p>2.9594543</text:p>
              </table:table-cell>
            </table:table-row>
            <table:table-row>
              <table:table-cell office:value-type="float" office:value="4.36111111111111">
                <text:p/>
              </table:table-cell>
              <table:table-cell office:value-type="float" office:value="1637">
                <text:p>1637</text:p>
              </table:table-cell>
              <table:table-cell office:value-type="float" office:value="2.94780636">
                <text:p>2.94780636</text:p>
              </table:table-cell>
            </table:table-row>
            <table:table-row>
              <table:table-cell office:value-type="float" office:value="4.37805555555556">
                <text:p/>
              </table:table-cell>
              <table:table-cell office:value-type="float" office:value="1641">
                <text:p>1641</text:p>
              </table:table-cell>
              <table:table-cell office:value-type="float" office:value="2.93536115">
                <text:p>2.93536115</text:p>
              </table:table-cell>
            </table:table-row>
            <table:table-row>
              <table:table-cell office:value-type="float" office:value="4.39472222222222">
                <text:p/>
              </table:table-cell>
              <table:table-cell office:value-type="float" office:value="1648">
                <text:p>1648</text:p>
              </table:table-cell>
              <table:table-cell office:value-type="float" office:value="2.92081785">
                <text:p>2.92081785</text:p>
              </table:table-cell>
            </table:table-row>
            <table:table-row>
              <table:table-cell office:value-type="float" office:value="4.41166666666667">
                <text:p/>
              </table:table-cell>
              <table:table-cell office:value-type="float" office:value="1655">
                <text:p>1655</text:p>
              </table:table-cell>
              <table:table-cell office:value-type="float" office:value="2.90789127">
                <text:p>2.90789127</text:p>
              </table:table-cell>
            </table:table-row>
            <table:table-row>
              <table:table-cell office:value-type="float" office:value="4.42833333333333">
                <text:p/>
              </table:table-cell>
              <table:table-cell office:value-type="float" office:value="1666">
                <text:p>1666</text:p>
              </table:table-cell>
              <table:table-cell office:value-type="float" office:value="2.89504099">
                <text:p>2.89504099</text:p>
              </table:table-cell>
            </table:table-row>
            <table:table-row>
              <table:table-cell office:value-type="float" office:value="4.445">
                <text:p/>
              </table:table-cell>
              <table:table-cell office:value-type="float" office:value="1674">
                <text:p>1674</text:p>
              </table:table-cell>
              <table:table-cell office:value-type="float" office:value="2.8815093">
                <text:p>2.8815093</text:p>
              </table:table-cell>
            </table:table-row>
            <table:table-row>
              <table:table-cell office:value-type="float" office:value="4.46194444444445">
                <text:p/>
              </table:table-cell>
              <table:table-cell office:value-type="float" office:value="1679">
                <text:p>1679</text:p>
              </table:table-cell>
              <table:table-cell office:value-type="float" office:value="2.86780429">
                <text:p>2.86780429</text:p>
              </table:table-cell>
            </table:table-row>
            <table:table-row>
              <table:table-cell office:value-type="float" office:value="4.47861111111111">
                <text:p/>
              </table:table-cell>
              <table:table-cell office:value-type="float" office:value="1692">
                <text:p>1692</text:p>
              </table:table-cell>
              <table:table-cell office:value-type="float" office:value="2.85266924">
                <text:p>2.85266924</text:p>
              </table:table-cell>
            </table:table-row>
            <table:table-row>
              <table:table-cell office:value-type="float" office:value="4.49527777777778">
                <text:p/>
              </table:table-cell>
              <table:table-cell office:value-type="float" office:value="1700">
                <text:p>1700</text:p>
              </table:table-cell>
              <table:table-cell office:value-type="float" office:value="2.83706188">
                <text:p>2.83706188</text:p>
              </table:table-cell>
            </table:table-row>
            <table:table-row>
              <table:table-cell office:value-type="float" office:value="4.51222222222222">
                <text:p/>
              </table:table-cell>
              <table:table-cell office:value-type="float" office:value="1708">
                <text:p>1708</text:p>
              </table:table-cell>
              <table:table-cell office:value-type="float" office:value="2.82031274">
                <text:p>2.82031274</text:p>
              </table:table-cell>
            </table:table-row>
            <table:table-row>
              <table:table-cell office:value-type="float" office:value="4.52888888888889">
                <text:p/>
              </table:table-cell>
              <table:table-cell office:value-type="float" office:value="1721">
                <text:p>1721</text:p>
              </table:table-cell>
              <table:table-cell office:value-type="float" office:value="2.80201936">
                <text:p>2.80201936</text:p>
              </table:table-cell>
            </table:table-row>
            <table:table-row>
              <table:table-cell office:value-type="float" office:value="4.54583333333333">
                <text:p/>
              </table:table-cell>
              <table:table-cell office:value-type="float" office:value="1734">
                <text:p>1734</text:p>
              </table:table-cell>
              <table:table-cell office:value-type="float" office:value="2.7833693">
                <text:p>2.7833693</text:p>
              </table:table-cell>
            </table:table-row>
            <table:table-row>
              <table:table-cell office:value-type="float" office:value="4.5625">
                <text:p/>
              </table:table-cell>
              <table:table-cell office:value-type="float" office:value="1745">
                <text:p>1745</text:p>
              </table:table-cell>
              <table:table-cell office:value-type="float" office:value="2.76359725">
                <text:p>2.76359725</text:p>
              </table:table-cell>
            </table:table-row>
            <table:table-row>
              <table:table-cell office:value-type="float" office:value="4.57916666666667">
                <text:p/>
              </table:table-cell>
              <table:table-cell office:value-type="float" office:value="1758">
                <text:p>1758</text:p>
              </table:table-cell>
              <table:table-cell office:value-type="float" office:value="2.7423799">
                <text:p>2.7423799</text:p>
              </table:table-cell>
            </table:table-row>
            <table:table-row>
              <table:table-cell office:value-type="float" office:value="4.59611111111111">
                <text:p/>
              </table:table-cell>
              <table:table-cell office:value-type="float" office:value="1768">
                <text:p>1768</text:p>
              </table:table-cell>
              <table:table-cell office:value-type="float" office:value="2.71974206">
                <text:p>2.71974206</text:p>
              </table:table-cell>
            </table:table-row>
            <table:table-row>
              <table:table-cell office:value-type="float" office:value="4.61277777777778">
                <text:p/>
              </table:table-cell>
              <table:table-cell office:value-type="float" office:value="1787">
                <text:p>1787</text:p>
              </table:table-cell>
              <table:table-cell office:value-type="float" office:value="2.69538569">
                <text:p>2.69538569</text:p>
              </table:table-cell>
            </table:table-row>
            <table:table-row>
              <table:table-cell office:value-type="float" office:value="4.62972222222222">
                <text:p/>
              </table:table-cell>
              <table:table-cell office:value-type="float" office:value="1805">
                <text:p>1805</text:p>
              </table:table-cell>
              <table:table-cell office:value-type="float" office:value="2.66858792">
                <text:p>2.66858792</text:p>
              </table:table-cell>
            </table:table-row>
            <table:table-row>
              <table:table-cell office:value-type="float" office:value="4.64638888888889">
                <text:p/>
              </table:table-cell>
              <table:table-cell office:value-type="float" office:value="1826">
                <text:p>1826</text:p>
              </table:table-cell>
              <table:table-cell office:value-type="float" office:value="2.63895464">
                <text:p>2.63895464</text:p>
              </table:table-cell>
            </table:table-row>
            <table:table-row>
              <table:table-cell office:value-type="float" office:value="4.66305555555556">
                <text:p/>
              </table:table-cell>
              <table:table-cell office:value-type="float" office:value="1844">
                <text:p>1844</text:p>
              </table:table-cell>
              <table:table-cell office:value-type="float" office:value="2.60629439">
                <text:p>2.60629439</text:p>
              </table:table-cell>
            </table:table-row>
            <table:table-row>
              <table:table-cell office:value-type="float" office:value="4.68">
                <text:p/>
              </table:table-cell>
              <table:table-cell office:value-type="float" office:value="1871">
                <text:p>1871</text:p>
              </table:table-cell>
              <table:table-cell office:value-type="float" office:value="2.5701189">
                <text:p>2.5701189</text:p>
              </table:table-cell>
            </table:table-row>
            <table:table-row>
              <table:table-cell office:value-type="float" office:value="4.69666666666667">
                <text:p/>
              </table:table-cell>
              <table:table-cell office:value-type="float" office:value="1901">
                <text:p>1901</text:p>
              </table:table-cell>
              <table:table-cell office:value-type="float" office:value="2.53013253">
                <text:p>2.53013253</text:p>
              </table:table-cell>
            </table:table-row>
            <table:table-row>
              <table:table-cell office:value-type="float" office:value="4.71333333333333">
                <text:p/>
              </table:table-cell>
              <table:table-cell office:value-type="float" office:value="1932">
                <text:p>1932</text:p>
              </table:table-cell>
              <table:table-cell office:value-type="float" office:value="2.48650599">
                <text:p>2.48650599</text:p>
              </table:table-cell>
            </table:table-row>
            <table:table-row>
              <table:table-cell office:value-type="float" office:value="4.73027777777778">
                <text:p/>
              </table:table-cell>
              <table:table-cell office:value-type="float" office:value="1968">
                <text:p>1968</text:p>
              </table:table-cell>
              <table:table-cell office:value-type="float" office:value="2.44064093">
                <text:p>2.44064093</text:p>
              </table:table-cell>
            </table:table-row>
            <table:table-row>
              <table:table-cell office:value-type="float" office:value="4.74694444444445">
                <text:p/>
              </table:table-cell>
              <table:table-cell office:value-type="float" office:value="2007">
                <text:p>2007</text:p>
              </table:table-cell>
              <table:table-cell office:value-type="float" office:value="2.3955009">
                <text:p>2.3955009</text:p>
              </table:table-cell>
            </table:table-row>
            <table:table-row>
              <table:table-cell office:value-type="float" office:value="4.76388888888889">
                <text:p/>
              </table:table-cell>
              <table:table-cell office:value-type="float" office:value="2045">
                <text:p>2045</text:p>
              </table:table-cell>
              <table:table-cell office:value-type="float" office:value="2.35273194">
                <text:p>2.35273194</text:p>
              </table:table-cell>
            </table:table-row>
            <table:table-row>
              <table:table-cell office:value-type="float" office:value="4.78055555555556">
                <text:p/>
              </table:table-cell>
              <table:table-cell office:value-type="float" office:value="2072">
                <text:p>2072</text:p>
              </table:table-cell>
              <table:table-cell office:value-type="float" office:value="0.000697625219">
                <text:p>0.000697625219</text:p>
              </table:table-cell>
            </table:table-row>
            <table:table-row>
              <table:table-cell office:value-type="float" office:value="4.79722222222222">
                <text:p/>
              </table:table-cell>
              <table:table-cell office:value-type="float" office:value="2072">
                <text:p>2072</text:p>
              </table:table-cell>
              <table:table-cell office:value-type="float" office:value="0.000642974162">
                <text:p>0.000642974162</text:p>
              </table:table-cell>
            </table:table-row>
            <table:table-row>
              <table:table-cell office:value-type="float" office:value="4.81416666666667">
                <text:p/>
              </table:table-cell>
              <table:table-cell office:value-type="float" office:value="2072">
                <text:p>2072</text:p>
              </table:table-cell>
              <table:table-cell office:value-type="float" office:value="0.000642171828">
                <text:p>0.0006421718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